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fo:border="thin solid #000000" style:vertical-align="automatic" fo:wrap-option="wrap" fo:background-color="#000066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2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Normal_32_2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6" style:family="table-cell" style:parent-style-name="Normal_32_2_32_2" style:data-style-name="N3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7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18.5737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4.9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TCH" table:style-name="ta1">
        <table:table-column table:style-name="co1" table:default-cell-style-name="ce7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2">
            <text:p>PROC</text:p>
            <text:p>#</text:p>
          </table:table-cell>
          <table:table-cell office:value-type="string" table:style-name="ce2">
            <text:p>Procedure Description</text:p>
          </table:table-cell>
          <table:table-cell office:value-type="string" table:style-name="ce2">
            <text:p>IP</text:p>
            <text:p>Price</text:p>
          </table:table-cell>
          <table:table-cell office:value-type="string" table:style-name="ce2">
            <text:p>OP</text:p>
            <text:p>Price</text:p>
          </table:table-cell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B HEP A IGM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AB HERPES SIMPLEX TYPE 2 Q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AB ID RBC ABS EACH PANEL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ABG ANALYSIS ISTAT</text:p>
          </table:table-cell>
          <table:table-cell office:value-type="float" office:value="209.5" table:style-name="ce6">
            <text:p>210</text:p>
          </table:table-cell>
          <table:table-cell office:value-type="float" office:value="209.5" table:style-name="ce6">
            <text:p>210</text:p>
          </table:table-cell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ACUTE HEPATITIS PANEL</text:p>
          </table:table-cell>
          <table:table-cell office:value-type="float" office:value="501" table:style-name="ce6">
            <text:p>501</text:p>
          </table:table-cell>
          <table:table-cell office:value-type="float" office:value="501" table:style-name="ce6">
            <text:p>501</text:p>
          </table:table-cell>
          <table:table-cell table:number-columns-repeated="1638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AEROSOL INITIAL CONT BRONCH</text:p>
          </table:table-cell>
          <table:table-cell office:value-type="float" office:value="252.5" table:style-name="ce6">
            <text:p>253</text:p>
          </table:table-cell>
          <table:table-cell office:value-type="float" office:value="252.5" table:style-name="ce6">
            <text:p>253</text:p>
          </table:table-cell>
          <table:table-cell table:number-columns-repeated="1638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AEROSOL SUB CONT BRONCH HR</text:p>
          </table:table-cell>
          <table:table-cell office:value-type="float" office:value="117.5" table:style-name="ce6">
            <text:p>118</text:p>
          </table:table-cell>
          <table:table-cell office:value-type="float" office:value="117.5" table:style-name="ce6">
            <text:p>118</text:p>
          </table:table-cell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5">
            <text:p>AEROSOL SUB SM VOL NEB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AFP-L3 FRACTION ISO &amp; TOTAL AFP</text:p>
          </table:table-cell>
          <table:table-cell office:value-type="float" office:value="387" table:style-name="ce6">
            <text:p>387</text:p>
          </table:table-cell>
          <table:table-cell office:value-type="float" office:value="387" table:style-name="ce6">
            <text:p>387</text:p>
          </table:table-cell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AGGLUTINATION GRP EA ANTISE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table:number-columns-repeated="1638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AIRWAY KING LTSD</text:p>
          </table:table-cell>
          <table:table-cell office:value-type="float" office:value="310.5" table:style-name="ce6">
            <text:p>311</text:p>
          </table:table-cell>
          <table:table-cell office:value-type="float" office:value="310.5" table:style-name="ce6">
            <text:p>311</text:p>
          </table:table-cell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5">
            <text:p>ALDOLASE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table:number-columns-repeated="1638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ALT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table:number-columns-repeated="16380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5">
            <text:p>AMMONIA</text:p>
          </table:table-cell>
          <table:table-cell office:value-type="float" office:value="148" table:style-name="ce6">
            <text:p>148</text:p>
          </table:table-cell>
          <table:table-cell office:value-type="float" office:value="148" table:style-name="ce6">
            <text:p>148</text:p>
          </table:table-cell>
          <table:table-cell table:number-columns-repeated="16380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AMYLASE</text:p>
          </table:table-cell>
          <table:table-cell office:value-type="float" office:value="199" table:style-name="ce6">
            <text:p>199</text:p>
          </table:table-cell>
          <table:table-cell office:value-type="float" office:value="199" table:style-name="ce6">
            <text:p>199</text:p>
          </table:table-cell>
          <table:table-cell table:number-columns-repeated="16380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ANA TITER</text:p>
          </table:table-cell>
          <table:table-cell office:value-type="float" office:value="111" table:style-name="ce6">
            <text:p>111</text:p>
          </table:table-cell>
          <table:table-cell office:value-type="float" office:value="111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ANTIBODY RICKETTSIA</text:p>
          </table:table-cell>
          <table:table-cell office:value-type="float" office:value="207" table:style-name="ce6">
            <text:p>207</text:p>
          </table:table-cell>
          <table:table-cell office:value-type="float" office:value="207" table:style-name="ce6">
            <text:p>207</text:p>
          </table:table-cell>
          <table:table-cell table:number-columns-repeated="16380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5">
            <text:p>ANTIBODY SCREEN RBC</text:p>
          </table:table-cell>
          <table:table-cell office:value-type="float" office:value="211" table:style-name="ce6">
            <text:p>211</text:p>
          </table:table-cell>
          <table:table-cell office:value-type="float" office:value="211" table:style-name="ce6">
            <text:p>211</text:p>
          </table:table-cell>
          <table:table-cell table:number-columns-repeated="16380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5">
            <text:p>ANTIGEN SCREENING 1</text:p>
          </table:table-cell>
          <table:table-cell office:value-type="float" office:value="454.5" table:style-name="ce6">
            <text:p>455</text:p>
          </table:table-cell>
          <table:table-cell office:value-type="float" office:value="454.5" table:style-name="ce6">
            <text:p>455</text:p>
          </table:table-cell>
          <table:table-cell table:number-columns-repeated="16380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5">
            <text:p>ANTINUCLEAR ANTIBODY</text:p>
          </table:table-cell>
          <table:table-cell office:value-type="float" office:value="353.5" table:style-name="ce6">
            <text:p>354</text:p>
          </table:table-cell>
          <table:table-cell office:value-type="float" office:value="353.5" table:style-name="ce6">
            <text:p>354</text:p>
          </table:table-cell>
          <table:table-cell table:number-columns-repeated="16380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5">
            <text:p>APOLIPOPROTEIN A-1 AND B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5">
            <text:p>ARTERIAL PUNCTURE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ASPERGILLUS ANTIGEN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5">
            <text:p>AST</text:p>
          </table:table-cell>
          <table:table-cell office:value-type="float" office:value="136.5" table:style-name="ce6">
            <text:p>137</text:p>
          </table:table-cell>
          <table:table-cell office:value-type="float" office:value="136.5" table:style-name="ce6">
            <text:p>137</text:p>
          </table:table-cell>
          <table:table-cell table:number-columns-repeated="16380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B TYPE NATRIURETIC PEPTIDE</text:p>
          </table:table-cell>
          <table:table-cell office:value-type="float" office:value="204.5" table:style-name="ce6">
            <text:p>205</text:p>
          </table:table-cell>
          <table:table-cell office:value-type="float" office:value="204.5" table:style-name="ce6">
            <text:p>205</text:p>
          </table:table-cell>
          <table:table-cell table:number-columns-repeated="16380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5">
            <text:p>BASIC METABOLIC PANEL</text:p>
          </table:table-cell>
          <table:table-cell office:value-type="float" office:value="160.5" table:style-name="ce6">
            <text:p>161</text:p>
          </table:table-cell>
          <table:table-cell office:value-type="float" office:value="160.5" table:style-name="ce6">
            <text:p>161</text:p>
          </table:table-cell>
          <table:table-cell table:number-columns-repeated="16380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BETA HCG QUALITATIVE SERUM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5">
            <text:p>BILIRUBIN TOTAL</text:p>
          </table:table-cell>
          <table:table-cell office:value-type="float" office:value="157.5" table:style-name="ce6">
            <text:p>158</text:p>
          </table:table-cell>
          <table:table-cell office:value-type="float" office:value="157.5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BLADDER SCAN</text:p>
          </table:table-cell>
          <table:table-cell office:value-type="float" office:value="349.5" table:style-name="ce6">
            <text:p>350</text:p>
          </table:table-cell>
          <table:table-cell office:value-type="float" office:value="349.5" table:style-name="ce6">
            <text:p>350</text:p>
          </table:table-cell>
          <table:table-cell table:number-columns-repeated="16380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5">
            <text:p>BLOOD OCCULT FECAL IMMUNOASSAY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BLOOD TYPING ABO</text:p>
          </table:table-cell>
          <table:table-cell office:value-type="float" office:value="247" table:style-name="ce6">
            <text:p>247</text:p>
          </table:table-cell>
          <table:table-cell office:value-type="float" office:value="247" table:style-name="ce6">
            <text:p>247</text:p>
          </table:table-cell>
          <table:table-cell table:number-columns-repeated="16380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5">
            <text:p>BLOOD TYPING RH D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BRACE ANKLE STIRRUP OTS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5">
            <text:p>C DIFFICILE TOXIN A AND B EIA</text:p>
          </table:table-cell>
          <table:table-cell office:value-type="float" office:value="240.5" table:style-name="ce6">
            <text:p>241</text:p>
          </table:table-cell>
          <table:table-cell office:value-type="float" office:value="240.5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C02 EXPIRED GAS DETERM DAILY</text:p>
          </table:table-cell>
          <table:table-cell office:value-type="float" office:value="452.5" table:style-name="ce6">
            <text:p>453</text:p>
          </table:table-cell>
          <table:table-cell office:value-type="float" office:value="452.5" table:style-name="ce6">
            <text:p>453</text:p>
          </table:table-cell>
          <table:table-cell table:number-columns-repeated="16380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5">
            <text:p>CALCIUM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5">
            <text:p>CALCIUM IONIZED</text:p>
          </table:table-cell>
          <table:table-cell office:value-type="float" office:value="183" table:style-name="ce6">
            <text:p>183</text:p>
          </table:table-cell>
          <table:table-cell office:value-type="float" office:value="183" table:style-name="ce6">
            <text:p>183</text:p>
          </table:table-cell>
          <table:table-cell table:number-columns-repeated="16380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5">
            <text:p>CALCULUS INFRARED SPECTROS Q38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table:number-columns-repeated="16380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CALPROTECTIN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5">
            <text:p>CALPROTECTIN FECAL</text:p>
          </table:table-cell>
          <table:table-cell office:value-type="float" office:value="144" table:style-name="ce6">
            <text:p>144</text:p>
          </table:table-cell>
          <table:table-cell office:value-type="float" office:value="144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5">
            <text:p>CANCER ANTIGEN 125</text:p>
          </table:table-cell>
          <table:table-cell office:value-type="float" office:value="216.5" table:style-name="ce6">
            <text:p>217</text:p>
          </table:table-cell>
          <table:table-cell office:value-type="float" office:value="216.5" table:style-name="ce6">
            <text:p>217</text:p>
          </table:table-cell>
          <table:table-cell table:number-columns-repeated="16380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5">
            <text:p>CARBAMAZEPINE TOTAL</text:p>
          </table:table-cell>
          <table:table-cell office:value-type="float" office:value="190.5" table:style-name="ce6">
            <text:p>191</text:p>
          </table:table-cell>
          <table:table-cell office:value-type="float" office:value="190.5" table:style-name="ce6">
            <text:p>191</text:p>
          </table:table-cell>
          <table:table-cell table:number-columns-repeated="16380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CATH NEXIVA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5">
            <text:p>CATH STRAIGHT</text:p>
          </table:table-cell>
          <table:table-cell office:value-type="float" office:value="106.5" table:style-name="ce6">
            <text:p>107</text:p>
          </table:table-cell>
          <table:table-cell office:value-type="float" office:value="106.5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CBC W/AUTO DIFF OTHER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5">
            <text:p>CBC WITHOUT DIFFERENTIAL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table:number-columns-repeated="1638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5">
            <text:p>CELL COUNT MISC FLUID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table:number-columns-repeated="16380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5">
            <text:p>CELL COUNT MISC FLUID W/DIF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CHLAMYDIA TRACH AMP PROBE T</text:p>
          </table:table-cell>
          <table:table-cell office:value-type="float" office:value="227" table:style-name="ce6">
            <text:p>227</text:p>
          </table:table-cell>
          <table:table-cell office:value-type="float" office:value="227" table:style-name="ce6">
            <text:p>227</text:p>
          </table:table-cell>
          <table:table-cell table:number-columns-repeated="16380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5">
            <text:p>CHLORIDE RANDOM URINE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5">
            <text:p>CKMB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5">
            <text:p>CLIA OCCULT BLOOD GAS FLUID</text:p>
          </table:table-cell>
          <table:table-cell office:value-type="float" office:value="71.5" table:style-name="ce6">
            <text:p>72</text:p>
          </table:table-cell>
          <table:table-cell office:value-type="float" office:value="71.5" table:style-name="ce6">
            <text:p>72</text:p>
          </table:table-cell>
          <table:table-cell table:number-columns-repeated="16380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5">
            <text:p>CLOSTRIDIUM DIFFICILE TOXINGENES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5">
            <text:p>COLLECT BLOOD PORT/ACCESS DVC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5">
            <text:p>COMPATIBILITY TEST-ELECTRONIC</text:p>
          </table:table-cell>
          <table:table-cell office:value-type="float" office:value="454.5" table:style-name="ce6">
            <text:p>455</text:p>
          </table:table-cell>
          <table:table-cell office:value-type="float" office:value="454.5" table:style-name="ce6">
            <text:p>455</text:p>
          </table:table-cell>
          <table:table-cell table:number-columns-repeated="16380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5">
            <text:p>COMPREHENSIVE METABOLIC PAN</text:p>
          </table:table-cell>
          <table:table-cell office:value-type="float" office:value="164.5" table:style-name="ce6">
            <text:p>165</text:p>
          </table:table-cell>
          <table:table-cell office:value-type="float" office:value="164.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5">
            <text:p>CONCENTRATION FOR INF AGENT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table:number-columns-repeated="16380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5">
            <text:p>CORTISOL TOTAL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5">
            <text:p>CPAP/BIPAP SUBSEQUENT DAILY</text:p>
          </table:table-cell>
          <table:table-cell office:value-type="float" office:value="307.5" table:style-name="ce6">
            <text:p>308</text:p>
          </table:table-cell>
          <table:table-cell office:value-type="float" office:value="307.5" table:style-name="ce6">
            <text:p>308</text:p>
          </table:table-cell>
          <table:table-cell table:number-columns-repeated="16380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5">
            <text:p>CPR</text:p>
          </table:table-cell>
          <table:table-cell office:value-type="float" office:value="983" table:style-name="ce6">
            <text:p>983</text:p>
          </table:table-cell>
          <table:table-cell office:value-type="float" office:value="983" table:style-name="ce6">
            <text:p>983</text:p>
          </table:table-cell>
          <table:table-cell table:number-columns-repeated="16380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5">
            <text:p>C-REACTIVE PROTEIN</text:p>
          </table:table-cell>
          <table:table-cell office:value-type="float" office:value="145" table:style-name="ce6">
            <text:p>145</text:p>
          </table:table-cell>
          <table:table-cell office:value-type="float" office:value="14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5">
            <text:p>CREATINE KINASE (CPK) TOTAL</text:p>
          </table:table-cell>
          <table:table-cell office:value-type="float" office:value="98" table:style-name="ce6">
            <text:p>98</text:p>
          </table:table-cell>
          <table:table-cell office:value-type="float" office:value="98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5">
            <text:p>CREATININE ISTAT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string" table:style-name="ce5">
            <text:p>CRITICAL CARE &gt;74 PER 30 MIN</text:p>
          </table:table-cell>
          <table:table-cell office:value-type="float" office:value="1203.5" table:style-name="ce6">
            <text:p>1,204</text:p>
          </table:table-cell>
          <table:table-cell office:value-type="float" office:value="1203.5" table:style-name="ce6">
            <text:p>1,204</text:p>
          </table:table-cell>
          <table:table-cell table:number-columns-repeated="16380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5">
            <text:p>CRITICAL CARE 30-74 ADDL SVC</text:p>
          </table:table-cell>
          <table:table-cell office:value-type="float" office:value="3259" table:style-name="ce6">
            <text:p>3,259</text:p>
          </table:table-cell>
          <table:table-cell office:value-type="float" office:value="3259" table:style-name="ce6">
            <text:p>3,259</text:p>
          </table:table-cell>
          <table:table-cell table:number-columns-repeated="16380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string" table:style-name="ce5">
            <text:p>CROSSMATCH</text:p>
          </table:table-cell>
          <table:table-cell office:value-type="float" office:value="454.5" table:style-name="ce6">
            <text:p>455</text:p>
          </table:table-cell>
          <table:table-cell office:value-type="float" office:value="454.5" table:style-name="ce6">
            <text:p>455</text:p>
          </table:table-cell>
          <table:table-cell table:number-columns-repeated="16380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5">
            <text:p>CRYSTAL ID LIGHT MICRO</text:p>
          </table:table-cell>
          <table:table-cell office:value-type="float" office:value="94" table:style-name="ce6">
            <text:p>94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string" table:style-name="ce5">
            <text:p>CT ABDOMEN AND PELVIS W AND W/O CONT</text:p>
          </table:table-cell>
          <table:table-cell office:value-type="float" office:value="5596.5" table:style-name="ce6">
            <text:p>5,597</text:p>
          </table:table-cell>
          <table:table-cell office:value-type="float" office:value="5596.5" table:style-name="ce6">
            <text:p>5,597</text:p>
          </table:table-cell>
          <table:table-cell table:number-columns-repeated="16380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5">
            <text:p>CT ABDOMEN AND PELVIS W CONT</text:p>
          </table:table-cell>
          <table:table-cell office:value-type="float" office:value="3796.5" table:style-name="ce6">
            <text:p>3,797</text:p>
          </table:table-cell>
          <table:table-cell office:value-type="float" office:value="3796.5" table:style-name="ce6">
            <text:p>3,797</text:p>
          </table:table-cell>
          <table:table-cell table:number-columns-repeated="16380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string" table:style-name="ce5">
            <text:p>CT ABDOMEN AND PELVIS W/O CONT</text:p>
          </table:table-cell>
          <table:table-cell office:value-type="float" office:value="3292.5" table:style-name="ce6">
            <text:p>3,293</text:p>
          </table:table-cell>
          <table:table-cell office:value-type="float" office:value="3292.5" table:style-name="ce6">
            <text:p>3,293</text:p>
          </table:table-cell>
          <table:table-cell table:number-columns-repeated="16380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5">
            <text:p>CT ABDOMEN W AND W/O CONTRAST</text:p>
          </table:table-cell>
          <table:table-cell office:value-type="float" office:value="3025.5" table:style-name="ce6">
            <text:p>3,026</text:p>
          </table:table-cell>
          <table:table-cell office:value-type="float" office:value="3025.5" table:style-name="ce6">
            <text:p>3,026</text:p>
          </table:table-cell>
          <table:table-cell table:number-columns-repeated="16380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string" table:style-name="ce5">
            <text:p>CT ABDOMEN W/CONTRAST</text:p>
          </table:table-cell>
          <table:table-cell office:value-type="float" office:value="2325" table:style-name="ce6">
            <text:p>2,325</text:p>
          </table:table-cell>
          <table:table-cell office:value-type="float" office:value="2325" table:style-name="ce6">
            <text:p>2,325</text:p>
          </table:table-cell>
          <table:table-cell table:number-columns-repeated="16380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5">
            <text:p>CT ABDOMEN W/O CONTRAST</text:p>
          </table:table-cell>
          <table:table-cell office:value-type="float" office:value="1674" table:style-name="ce6">
            <text:p>1,674</text:p>
          </table:table-cell>
          <table:table-cell office:value-type="float" office:value="1674" table:style-name="ce6">
            <text:p>1,674</text:p>
          </table:table-cell>
          <table:table-cell table:number-columns-repeated="16380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string" table:style-name="ce5">
            <text:p>CT CHEST W AND W/O CONTRAST</text:p>
          </table:table-cell>
          <table:table-cell office:value-type="float" office:value="3766" table:style-name="ce6">
            <text:p>3,766</text:p>
          </table:table-cell>
          <table:table-cell office:value-type="float" office:value="3766" table:style-name="ce6">
            <text:p>3,766</text:p>
          </table:table-cell>
          <table:table-cell table:number-columns-repeated="16380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5">
            <text:p>CT CHEST W/CONTRAST</text:p>
          </table:table-cell>
          <table:table-cell office:value-type="float" office:value="3192" table:style-name="ce6">
            <text:p>3,192</text:p>
          </table:table-cell>
          <table:table-cell office:value-type="float" office:value="3192" table:style-name="ce6">
            <text:p>3,192</text:p>
          </table:table-cell>
          <table:table-cell table:number-columns-repeated="16380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string" table:style-name="ce5">
            <text:p>CT CHEST W/O CONTRAST</text:p>
          </table:table-cell>
          <table:table-cell office:value-type="float" office:value="1966" table:style-name="ce6">
            <text:p>1,966</text:p>
          </table:table-cell>
          <table:table-cell office:value-type="float" office:value="1966" table:style-name="ce6">
            <text:p>1,966</text:p>
          </table:table-cell>
          <table:table-cell table:number-columns-repeated="16380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5">
            <text:p>CT C-SPINE W/O CONTRAST</text:p>
          </table:table-cell>
          <table:table-cell office:value-type="float" office:value="2699" table:style-name="ce6">
            <text:p>2,699</text:p>
          </table:table-cell>
          <table:table-cell office:value-type="float" office:value="2699" table:style-name="ce6">
            <text:p>2,699</text:p>
          </table:table-cell>
          <table:table-cell table:number-columns-repeated="16380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string" table:style-name="ce5">
            <text:p>CT HEAD/BRAIN W/O CONTRAST</text:p>
          </table:table-cell>
          <table:table-cell office:value-type="float" office:value="2240.5" table:style-name="ce6">
            <text:p>2,241</text:p>
          </table:table-cell>
          <table:table-cell office:value-type="float" office:value="2240.5" table:style-name="ce6">
            <text:p>2,241</text:p>
          </table:table-cell>
          <table:table-cell table:number-columns-repeated="16380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5">
            <text:p>CT HEADBRAIN W AND WO CONTRAST</text:p>
          </table:table-cell>
          <table:table-cell office:value-type="float" office:value="3267.5" table:style-name="ce6">
            <text:p>3,268</text:p>
          </table:table-cell>
          <table:table-cell office:value-type="float" office:value="3267.5" table:style-name="ce6">
            <text:p>3,268</text:p>
          </table:table-cell>
          <table:table-cell table:number-columns-repeated="16380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string" table:style-name="ce5">
            <text:p>CT LOW EXT W/CONTRAST LT</text:p>
          </table:table-cell>
          <table:table-cell office:value-type="float" office:value="3837.5" table:style-name="ce6">
            <text:p>3,838</text:p>
          </table:table-cell>
          <table:table-cell office:value-type="float" office:value="3837.5" table:style-name="ce6">
            <text:p>3,838</text:p>
          </table:table-cell>
          <table:table-cell table:number-columns-repeated="16380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5">
            <text:p>CT LOW EXT W/O CONTRAST LT</text:p>
          </table:table-cell>
          <table:table-cell office:value-type="float" office:value="2969.5" table:style-name="ce6">
            <text:p>2,970</text:p>
          </table:table-cell>
          <table:table-cell office:value-type="float" office:value="2969.5" table:style-name="ce6">
            <text:p>2,970</text:p>
          </table:table-cell>
          <table:table-cell table:number-columns-repeated="16380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string" table:style-name="ce5">
            <text:p>CT L-SPINE W AND W/O CONTRAST</text:p>
          </table:table-cell>
          <table:table-cell office:value-type="float" office:value="2950" table:style-name="ce6">
            <text:p>2,950</text:p>
          </table:table-cell>
          <table:table-cell office:value-type="float" office:value="2950" table:style-name="ce6">
            <text:p>2,950</text:p>
          </table:table-cell>
          <table:table-cell table:number-columns-repeated="16380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5">
            <text:p>CT L-SPINE W/O CONTRAST</text:p>
          </table:table-cell>
          <table:table-cell office:value-type="float" office:value="2523.5" table:style-name="ce6">
            <text:p>2,524</text:p>
          </table:table-cell>
          <table:table-cell office:value-type="float" office:value="2523.5" table:style-name="ce6">
            <text:p>2,524</text:p>
          </table:table-cell>
          <table:table-cell table:number-columns-repeated="16380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string" table:style-name="ce5">
            <text:p>CT MAXILLOFACIAL W/CONTRAST</text:p>
          </table:table-cell>
          <table:table-cell office:value-type="float" office:value="4031.5" table:style-name="ce6">
            <text:p>4,032</text:p>
          </table:table-cell>
          <table:table-cell office:value-type="float" office:value="4031.5" table:style-name="ce6">
            <text:p>4,032</text:p>
          </table:table-cell>
          <table:table-cell table:number-columns-repeated="16380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5">
            <text:p>CT MAXILLOFACIAL W/O CONTRA</text:p>
          </table:table-cell>
          <table:table-cell office:value-type="float" office:value="2005" table:style-name="ce6">
            <text:p>2,005</text:p>
          </table:table-cell>
          <table:table-cell office:value-type="float" office:value="2005" table:style-name="ce6">
            <text:p>2,005</text:p>
          </table:table-cell>
          <table:table-cell table:number-columns-repeated="16380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string" table:style-name="ce5">
            <text:p>CT NECK W AND W/O CONTRAST</text:p>
          </table:table-cell>
          <table:table-cell office:value-type="float" office:value="2412" table:style-name="ce6">
            <text:p>2,412</text:p>
          </table:table-cell>
          <table:table-cell office:value-type="float" office:value="2412" table:style-name="ce6">
            <text:p>2,412</text:p>
          </table:table-cell>
          <table:table-cell table:number-columns-repeated="16380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5">
            <text:p>CT NECK W/CONTRAST</text:p>
          </table:table-cell>
          <table:table-cell office:value-type="float" office:value="2269.5" table:style-name="ce6">
            <text:p>2,270</text:p>
          </table:table-cell>
          <table:table-cell office:value-type="float" office:value="2269.5" table:style-name="ce6">
            <text:p>2,270</text:p>
          </table:table-cell>
          <table:table-cell table:number-columns-repeated="16380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string" table:style-name="ce5">
            <text:p>CT NECK W/O CONTRAST</text:p>
          </table:table-cell>
          <table:table-cell office:value-type="float" office:value="1966" table:style-name="ce6">
            <text:p>1,966</text:p>
          </table:table-cell>
          <table:table-cell office:value-type="float" office:value="1966" table:style-name="ce6">
            <text:p>1,966</text:p>
          </table:table-cell>
          <table:table-cell table:number-columns-repeated="16380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5">
            <text:p>CT ORBIT/SELLA/FOSSA/EAR W/O CON</text:p>
          </table:table-cell>
          <table:table-cell office:value-type="float" office:value="1578.5" table:style-name="ce6">
            <text:p>1,579</text:p>
          </table:table-cell>
          <table:table-cell office:value-type="float" office:value="1578.5" table:style-name="ce6">
            <text:p>1,579</text:p>
          </table:table-cell>
          <table:table-cell table:number-columns-repeated="16380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string" table:style-name="ce5">
            <text:p>CT PELVIS W AND W/O CONTRAST</text:p>
          </table:table-cell>
          <table:table-cell office:value-type="float" office:value="3058.5" table:style-name="ce6">
            <text:p>3,059</text:p>
          </table:table-cell>
          <table:table-cell office:value-type="float" office:value="3058.5" table:style-name="ce6">
            <text:p>3,059</text:p>
          </table:table-cell>
          <table:table-cell table:number-columns-repeated="16380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5">
            <text:p>CT PELVIS W/CONTRAST</text:p>
          </table:table-cell>
          <table:table-cell office:value-type="float" office:value="2396.5" table:style-name="ce6">
            <text:p>2,397</text:p>
          </table:table-cell>
          <table:table-cell office:value-type="float" office:value="2396.5" table:style-name="ce6">
            <text:p>2,397</text:p>
          </table:table-cell>
          <table:table-cell table:number-columns-repeated="16380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string" table:style-name="ce5">
            <text:p>CT PELVIS W/O CONTRAST</text:p>
          </table:table-cell>
          <table:table-cell office:value-type="float" office:value="1740" table:style-name="ce6">
            <text:p>1,740</text:p>
          </table:table-cell>
          <table:table-cell office:value-type="float" office:value="1740" table:style-name="ce6">
            <text:p>1,740</text:p>
          </table:table-cell>
          <table:table-cell table:number-columns-repeated="16380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5">
            <text:p>CT T-SPINE W/O CONTRAST</text:p>
          </table:table-cell>
          <table:table-cell office:value-type="float" office:value="1973" table:style-name="ce6">
            <text:p>1,973</text:p>
          </table:table-cell>
          <table:table-cell office:value-type="float" office:value="1973" table:style-name="ce6">
            <text:p>1,973</text:p>
          </table:table-cell>
          <table:table-cell table:number-columns-repeated="16380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string" table:style-name="ce5">
            <text:p>CT UP EXT W/CONTRAST LT</text:p>
          </table:table-cell>
          <table:table-cell office:value-type="float" office:value="3227.5" table:style-name="ce6">
            <text:p>3,228</text:p>
          </table:table-cell>
          <table:table-cell office:value-type="float" office:value="3227.5" table:style-name="ce6">
            <text:p>3,228</text:p>
          </table:table-cell>
          <table:table-cell table:number-columns-repeated="16380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5">
            <text:p>CT UP EXT W/O CONTRAST LT</text:p>
          </table:table-cell>
          <table:table-cell office:value-type="float" office:value="2701" table:style-name="ce6">
            <text:p>2,701</text:p>
          </table:table-cell>
          <table:table-cell office:value-type="float" office:value="2701" table:style-name="ce6">
            <text:p>2,701</text:p>
          </table:table-cell>
          <table:table-cell table:number-columns-repeated="16380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string" table:style-name="ce5">
            <text:p>CTA ABDOMEN AND PELVIS W AND W/O CONTRAST</text:p>
          </table:table-cell>
          <table:table-cell office:value-type="float" office:value="4058.5" table:style-name="ce6">
            <text:p>4,059</text:p>
          </table:table-cell>
          <table:table-cell office:value-type="float" office:value="4058.5" table:style-name="ce6">
            <text:p>4,059</text:p>
          </table:table-cell>
          <table:table-cell table:number-columns-repeated="16380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5">
            <text:p>CTA ABDOMEN W AND W/O CONTRAST</text:p>
          </table:table-cell>
          <table:table-cell office:value-type="float" office:value="1867.5" table:style-name="ce6">
            <text:p>1,868</text:p>
          </table:table-cell>
          <table:table-cell office:value-type="float" office:value="1867.5" table:style-name="ce6">
            <text:p>1,868</text:p>
          </table:table-cell>
          <table:table-cell table:number-columns-repeated="16380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string" table:style-name="ce5">
            <text:p>CTA CHEST W AND W/O CONT</text:p>
          </table:table-cell>
          <table:table-cell office:value-type="float" office:value="2456" table:style-name="ce6">
            <text:p>2,456</text:p>
          </table:table-cell>
          <table:table-cell office:value-type="float" office:value="2456" table:style-name="ce6">
            <text:p>2,456</text:p>
          </table:table-cell>
          <table:table-cell table:number-columns-repeated="16380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5">
            <text:p>CTA HEAD W AND W/O CONT</text:p>
          </table:table-cell>
          <table:table-cell office:value-type="float" office:value="1639.5" table:style-name="ce6">
            <text:p>1,640</text:p>
          </table:table-cell>
          <table:table-cell office:value-type="float" office:value="1639.5" table:style-name="ce6">
            <text:p>1,640</text:p>
          </table:table-cell>
          <table:table-cell table:number-columns-repeated="16380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string" table:style-name="ce5">
            <text:p>CTA NECK W AND W/O CONT</text:p>
          </table:table-cell>
          <table:table-cell office:value-type="float" office:value="1956.5" table:style-name="ce6">
            <text:p>1,957</text:p>
          </table:table-cell>
          <table:table-cell office:value-type="float" office:value="1956.5" table:style-name="ce6">
            <text:p>1,957</text:p>
          </table:table-cell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5">
            <text:p>CULT BACTERIA BLOOD</text:p>
          </table:table-cell>
          <table:table-cell office:value-type="float" office:value="194" table:style-name="ce6">
            <text:p>194</text:p>
          </table:table-cell>
          <table:table-cell office:value-type="float" office:value="194" table:style-name="ce6">
            <text:p>194</text:p>
          </table:table-cell>
          <table:table-cell table:number-columns-repeated="16380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string" table:style-name="ce5">
            <text:p>CULT FUNGI</text:p>
          </table:table-cell>
          <table:table-cell office:value-type="float" office:value="211.5" table:style-name="ce6">
            <text:p>212</text:p>
          </table:table-cell>
          <table:table-cell office:value-type="float" office:value="211.5" table:style-name="ce6">
            <text:p>212</text:p>
          </table:table-cell>
          <table:table-cell table:number-columns-repeated="16380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5">
            <text:p>CULT FUNGI BLOOD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string" table:style-name="ce5">
            <text:p>CULT PATHOGENIC ORGAN SCR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5">
            <text:p>CULT STOOL ADDITIONAL PATHO</text:p>
          </table:table-cell>
          <table:table-cell office:value-type="float" office:value="55.5" table:style-name="ce6">
            <text:p>56</text:p>
          </table:table-cell>
          <table:table-cell office:value-type="float" office:value="55.5" table:style-name="ce6">
            <text:p>56</text:p>
          </table:table-cell>
          <table:table-cell table:number-columns-repeated="16380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string" table:style-name="ce5">
            <text:p>CULT STOOL SALMONELLA SHIGE</text:p>
          </table:table-cell>
          <table:table-cell office:value-type="float" office:value="231.5" table:style-name="ce6">
            <text:p>232</text:p>
          </table:table-cell>
          <table:table-cell office:value-type="float" office:value="231.5" table:style-name="ce6">
            <text:p>232</text:p>
          </table:table-cell>
          <table:table-cell table:number-columns-repeated="16380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5">
            <text:p>CULT TYPE ID BY NUCLEIC ACI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string" table:style-name="ce5">
            <text:p>CULTURE AFB</text:p>
          </table:table-cell>
          <table:table-cell office:value-type="float" office:value="191" table:style-name="ce6">
            <text:p>191</text:p>
          </table:table-cell>
          <table:table-cell office:value-type="float" office:value="191" table:style-name="ce6">
            <text:p>191</text:p>
          </table:table-cell>
          <table:table-cell table:number-columns-repeated="16380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5">
            <text:p>CULTURE ANAEROBIC</text:p>
          </table:table-cell>
          <table:table-cell office:value-type="float" office:value="208.5" table:style-name="ce6">
            <text:p>209</text:p>
          </table:table-cell>
          <table:table-cell office:value-type="float" office:value="208.5" table:style-name="ce6">
            <text:p>209</text:p>
          </table:table-cell>
          <table:table-cell table:number-columns-repeated="16380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string" table:style-name="ce5">
            <text:p>CULTURE BACTERIA AEROBIC</text:p>
          </table:table-cell>
          <table:table-cell office:value-type="float" office:value="190" table:style-name="ce6">
            <text:p>190</text:p>
          </table:table-cell>
          <table:table-cell office:value-type="float" office:value="190" table:style-name="ce6">
            <text:p>190</text:p>
          </table:table-cell>
          <table:table-cell table:number-columns-repeated="16380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5">
            <text:p>D DIMER QUAN ULTRA SEN</text:p>
          </table:table-cell>
          <table:table-cell office:value-type="float" office:value="158" table:style-name="ce6">
            <text:p>158</text:p>
          </table:table-cell>
          <table:table-cell office:value-type="float" office:value="158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string" table:style-name="ce5">
            <text:p>DECLOTTING/THROMBOLYTIC AGT</text:p>
          </table:table-cell>
          <table:table-cell office:value-type="float" office:value="282.5" table:style-name="ce6">
            <text:p>283</text:p>
          </table:table-cell>
          <table:table-cell office:value-type="float" office:value="282.5" table:style-name="ce6">
            <text:p>283</text:p>
          </table:table-cell>
          <table:table-cell table:number-columns-repeated="16380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5">
            <text:p>DEMO/EVAL SVN/IPPB/MDI</text:p>
          </table:table-cell>
          <table:table-cell office:value-type="float" office:value="307.5" table:style-name="ce6">
            <text:p>308</text:p>
          </table:table-cell>
          <table:table-cell office:value-type="float" office:value="307.5" table:style-name="ce6">
            <text:p>308</text:p>
          </table:table-cell>
          <table:table-cell table:number-columns-repeated="16380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string" table:style-name="ce5">
            <text:p>DEOXYRIBONUCLEIC ACID ANTIB</text:p>
          </table:table-cell>
          <table:table-cell office:value-type="float" office:value="209.5" table:style-name="ce6">
            <text:p>210</text:p>
          </table:table-cell>
          <table:table-cell office:value-type="float" office:value="209.5" table:style-name="ce6">
            <text:p>210</text:p>
          </table:table-cell>
          <table:table-cell table:number-columns-repeated="16380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5">
            <text:p>DERMABOND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string" table:style-name="ce5">
            <text:p>DIFFERENTIAL MANUAL</text:p>
          </table:table-cell>
          <table:table-cell office:value-type="float" office:value="30.5" table:style-name="ce6">
            <text:p>31</text:p>
          </table:table-cell>
          <table:table-cell office:value-type="float" office:value="30.5" table:style-name="ce6">
            <text:p>31</text:p>
          </table:table-cell>
          <table:table-cell table:number-columns-repeated="16380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5">
            <text:p>DIGOXIN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string" table:style-name="ce5">
            <text:p>DISK METHOD SENSITIVITY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table:number-columns-repeated="16380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5">
            <text:p>DRESSING HEMOSTAT SURGICEL 2X3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table:number-columns-repeated="16380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string" table:style-name="ce5">
            <text:p>DRUG SCREEN SINGLE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table:number-columns-repeated="16380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5">
            <text:p>DUPLEX EXTRACRANIAL/CAROTID BI</text:p>
          </table:table-cell>
          <table:table-cell office:value-type="float" office:value="1375" table:style-name="ce6">
            <text:p>1,375</text:p>
          </table:table-cell>
          <table:table-cell office:value-type="float" office:value="1375" table:style-name="ce6">
            <text:p>1,375</text:p>
          </table:table-cell>
          <table:table-cell table:number-columns-repeated="16380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string" table:style-name="ce5">
            <text:p>ECHO 2D COMPL SPEC AND COLOR DOP</text:p>
          </table:table-cell>
          <table:table-cell office:value-type="float" office:value="1772.5" table:style-name="ce6">
            <text:p>1,773</text:p>
          </table:table-cell>
          <table:table-cell office:value-type="float" office:value="1772.5" table:style-name="ce6">
            <text:p>1,773</text:p>
          </table:table-cell>
          <table:table-cell table:number-columns-repeated="16380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5">
            <text:p>ECHO 2D W/ OR W/O M-MODE LIMIT</text:p>
          </table:table-cell>
          <table:table-cell office:value-type="float" office:value="653.5" table:style-name="ce6">
            <text:p>654</text:p>
          </table:table-cell>
          <table:table-cell office:value-type="float" office:value="653.5" table:style-name="ce6">
            <text:p>654</text:p>
          </table:table-cell>
          <table:table-cell table:number-columns-repeated="16380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string" table:style-name="ce5">
            <text:p>EGFR GENE ANALYSIS</text:p>
          </table:table-cell>
          <table:table-cell office:value-type="float" office:value="1451" table:style-name="ce6">
            <text:p>1,451</text:p>
          </table:table-cell>
          <table:table-cell office:value-type="float" office:value="1451" table:style-name="ce6">
            <text:p>1,451</text:p>
          </table:table-cell>
          <table:table-cell table:number-columns-repeated="16380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5">
            <text:p>EKG ROUTINE TRACING ONLY</text:p>
          </table:table-cell>
          <table:table-cell office:value-type="float" office:value="175" table:style-name="ce6">
            <text:p>175</text:p>
          </table:table-cell>
          <table:table-cell office:value-type="float" office:value="17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string" table:style-name="ce5">
            <text:p>ENZYME DETECTION BETA LACTA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5">
            <text:p>EPSTEIN BARR EARLY AG IGG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string" table:style-name="ce5">
            <text:p>EPSTEIN BARR NUCLEAR AG IGG</text:p>
          </table:table-cell>
          <table:table-cell office:value-type="float" office:value="110" table:style-name="ce6">
            <text:p>110</text:p>
          </table:table-cell>
          <table:table-cell office:value-type="float" office:value="110" table:style-name="ce6">
            <text:p>110</text:p>
          </table:table-cell>
          <table:table-cell table:number-columns-repeated="16380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5">
            <text:p>EPSTEIN BARR VIRAL CAP AB IGG</text:p>
          </table:table-cell>
          <table:table-cell office:value-type="float" office:value="153.5" table:style-name="ce6">
            <text:p>154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string" table:style-name="ce5">
            <text:p>ER VISIT LEVEL 1</text:p>
          </table:table-cell>
          <table:table-cell office:value-type="float" office:value="394.5" table:style-name="ce6">
            <text:p>395</text:p>
          </table:table-cell>
          <table:table-cell office:value-type="float" office:value="394.5" table:style-name="ce6">
            <text:p>395</text:p>
          </table:table-cell>
          <table:table-cell table:number-columns-repeated="16380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5">
            <text:p>ER VISIT LEVEL 2</text:p>
          </table:table-cell>
          <table:table-cell office:value-type="float" office:value="623.5" table:style-name="ce6">
            <text:p>624</text:p>
          </table:table-cell>
          <table:table-cell office:value-type="float" office:value="623.5" table:style-name="ce6">
            <text:p>624</text:p>
          </table:table-cell>
          <table:table-cell table:number-columns-repeated="16380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string" table:style-name="ce5">
            <text:p>ER VISIT LEVEL 3</text:p>
          </table:table-cell>
          <table:table-cell office:value-type="float" office:value="963" table:style-name="ce6">
            <text:p>963</text:p>
          </table:table-cell>
          <table:table-cell office:value-type="float" office:value="963" table:style-name="ce6">
            <text:p>963</text:p>
          </table:table-cell>
          <table:table-cell table:number-columns-repeated="16380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5">
            <text:p>EVAL FLUENCY 31-60 MIN</text:p>
          </table:table-cell>
          <table:table-cell office:value-type="float" office:value="522.5" table:style-name="ce6">
            <text:p>523</text:p>
          </table:table-cell>
          <table:table-cell office:value-type="float" office:value="522.5" table:style-name="ce6">
            <text:p>523</text:p>
          </table:table-cell>
          <table:table-cell table:number-columns-repeated="16380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string" table:style-name="ce5">
            <text:p>EVAL SPEECH ONLY 0-30 MIN</text:p>
          </table:table-cell>
          <table:table-cell office:value-type="float" office:value="426" table:style-name="ce6">
            <text:p>426</text:p>
          </table:table-cell>
          <table:table-cell office:value-type="float" office:value="426" table:style-name="ce6">
            <text:p>426</text:p>
          </table:table-cell>
          <table:table-cell table:number-columns-repeated="16380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5">
            <text:p>EVAL SPEECH/LANG 31-60 MIN</text:p>
          </table:table-cell>
          <table:table-cell office:value-type="float" office:value="892" table:style-name="ce6">
            <text:p>892</text:p>
          </table:table-cell>
          <table:table-cell office:value-type="float" office:value="892" table:style-name="ce6">
            <text:p>892</text:p>
          </table:table-cell>
          <table:table-cell table:number-columns-repeated="16380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string" table:style-name="ce5">
            <text:p>EVAL VOICE 31-60 MIN</text:p>
          </table:table-cell>
          <table:table-cell office:value-type="float" office:value="411.5" table:style-name="ce6">
            <text:p>412</text:p>
          </table:table-cell>
          <table:table-cell office:value-type="float" office:value="411.5" table:style-name="ce6">
            <text:p>412</text:p>
          </table:table-cell>
          <table:table-cell table:number-columns-repeated="16380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5">
            <text:p>EXTRACTABLE NUCLEAR AG</text:p>
          </table:table-cell>
          <table:table-cell office:value-type="float" office:value="278" table:style-name="ce6">
            <text:p>278</text:p>
          </table:table-cell>
          <table:table-cell office:value-type="float" office:value="278" table:style-name="ce6">
            <text:p>278</text:p>
          </table:table-cell>
          <table:table-cell table:number-columns-repeated="16380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string" table:style-name="ce5">
            <text:p>FERRITIN</text:p>
          </table:table-cell>
          <table:table-cell office:value-type="float" office:value="165" table:style-name="ce6">
            <text:p>165</text:p>
          </table:table-cell>
          <table:table-cell office:value-type="float" office:value="16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5">
            <text:p>FIBRINOGEN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string" table:style-name="ce5">
            <text:p>FINGER/HEEL/EAR STICK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table:number-columns-repeated="16380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5">
            <text:p>FLUTTER VALVE INITIAL</text:p>
          </table:table-cell>
          <table:table-cell office:value-type="float" office:value="188" table:style-name="ce6">
            <text:p>188</text:p>
          </table:table-cell>
          <table:table-cell office:value-type="float" office:value="188" table:style-name="ce6">
            <text:p>188</text:p>
          </table:table-cell>
          <table:table-cell table:number-columns-repeated="16380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string" table:style-name="ce5">
            <text:p>FLUTTER VALVE RX SUBSEQUENT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5">
            <text:p>FOLATES SERUM</text:p>
          </table:table-cell>
          <table:table-cell office:value-type="float" office:value="177" table:style-name="ce6">
            <text:p>177</text:p>
          </table:table-cell>
          <table:table-cell office:value-type="float" office:value="177" table:style-name="ce6">
            <text:p>177</text:p>
          </table:table-cell>
          <table:table-cell table:number-columns-repeated="16380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string" table:style-name="ce5">
            <text:p>FRESH FROZEN PLASMA PROC</text:p>
          </table:table-cell>
          <table:table-cell office:value-type="float" office:value="116" table:style-name="ce6">
            <text:p>116</text:p>
          </table:table-cell>
          <table:table-cell office:value-type="float" office:value="116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5">
            <text:p>GENTAMICIN PEAK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table:number-columns-repeated="16380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string" table:style-name="ce5">
            <text:p>GGT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5">
            <text:p>GIARDIA SPECIFIC ANTIGEN EI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string" table:style-name="ce5">
            <text:p>GLUCOSE BLOOD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table:number-columns-repeated="16380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5">
            <text:p>GLUCOSE FLUID</text:p>
          </table:table-cell>
          <table:table-cell office:value-type="float" office:value="65" table:style-name="ce6">
            <text:p>65</text:p>
          </table:table-cell>
          <table:table-cell office:value-type="float" office:value="65" table:style-name="ce6">
            <text:p>65</text:p>
          </table:table-cell>
          <table:table-cell table:number-columns-repeated="16380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string" table:style-name="ce5">
            <text:p>GLUCOSE METER BLOOD</text:p>
          </table:table-cell>
          <table:table-cell office:value-type="float" office:value="30.5" table:style-name="ce6">
            <text:p>31</text:p>
          </table:table-cell>
          <table:table-cell office:value-type="float" office:value="30.5" table:style-name="ce6">
            <text:p>31</text:p>
          </table:table-cell>
          <table:table-cell table:number-columns-repeated="16380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string" table:style-name="ce5">
            <text:p>GONADOTROPIN CHORIONIC QUAN</text:p>
          </table:table-cell>
          <table:table-cell office:value-type="float" office:value="177.5" table:style-name="ce6">
            <text:p>178</text:p>
          </table:table-cell>
          <table:table-cell office:value-type="float" office:value="177.5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string" table:style-name="ce5">
            <text:p>H PYLORI ANTIGEN STOOL EIA</text:p>
          </table:table-cell>
          <table:table-cell office:value-type="float" office:value="243" table:style-name="ce6">
            <text:p>243</text:p>
          </table:table-cell>
          <table:table-cell office:value-type="float" office:value="243" table:style-name="ce6">
            <text:p>243</text:p>
          </table:table-cell>
          <table:table-cell table:number-columns-repeated="16380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string" table:style-name="ce5">
            <text:p>HAEMOPHILUS INFLUENZA 3520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table:number-columns-repeated="16380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string" table:style-name="ce5">
            <text:p>HAPTOGLOBIN</text:p>
          </table:table-cell>
          <table:table-cell office:value-type="float" office:value="118" table:style-name="ce6">
            <text:p>118</text:p>
          </table:table-cell>
          <table:table-cell office:value-type="float" office:value="118" table:style-name="ce6">
            <text:p>118</text:p>
          </table:table-cell>
          <table:table-cell table:number-columns-repeated="16380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string" table:style-name="ce5">
            <text:p>HEMATOCRIT (H/H)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string" table:style-name="ce5">
            <text:p>HEMOGLOBIN (H/H)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string" table:style-name="ce5">
            <text:p>HEMOGLOBIN A1C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string" table:style-name="ce5">
            <text:p>HEPATIC FUNCTION PANEL</text:p>
          </table:table-cell>
          <table:table-cell office:value-type="float" office:value="376" table:style-name="ce6">
            <text:p>376</text:p>
          </table:table-cell>
          <table:table-cell office:value-type="float" office:value="376" table:style-name="ce6">
            <text:p>376</text:p>
          </table:table-cell>
          <table:table-cell table:number-columns-repeated="16380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string" table:style-name="ce5">
            <text:p>HEPATITIS B CORE AB IGM</text:p>
          </table:table-cell>
          <table:table-cell office:value-type="float" office:value="289" table:style-name="ce6">
            <text:p>289</text:p>
          </table:table-cell>
          <table:table-cell office:value-type="float" office:value="289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string" table:style-name="ce5">
            <text:p>HEPATITIS B SURF AB</text:p>
          </table:table-cell>
          <table:table-cell office:value-type="float" office:value="150" table:style-name="ce6">
            <text:p>150</text:p>
          </table:table-cell>
          <table:table-cell office:value-type="float" office:value="150" table:style-name="ce6">
            <text:p>150</text:p>
          </table:table-cell>
          <table:table-cell table:number-columns-repeated="16380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string" table:style-name="ce5">
            <text:p>HEPATITIS B SURF AG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string" table:style-name="ce5">
            <text:p>HEPATITIS C AB</text:p>
          </table:table-cell>
          <table:table-cell office:value-type="float" office:value="742.5" table:style-name="ce6">
            <text:p>743</text:p>
          </table:table-cell>
          <table:table-cell office:value-type="float" office:value="742.5" table:style-name="ce6">
            <text:p>743</text:p>
          </table:table-cell>
          <table:table-cell table:number-columns-repeated="16380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string" table:style-name="ce5">
            <text:p>HEPATITIS C QUANTIFICATION</text:p>
          </table:table-cell>
          <table:table-cell office:value-type="float" office:value="703.5" table:style-name="ce6">
            <text:p>704</text:p>
          </table:table-cell>
          <table:table-cell office:value-type="float" office:value="703.5" table:style-name="ce6">
            <text:p>704</text:p>
          </table:table-cell>
          <table:table-cell table:number-columns-repeated="16380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string" table:style-name="ce5">
            <text:p>HERPES SIMPLEX AB TYPE 1</text:p>
          </table:table-cell>
          <table:table-cell office:value-type="float" office:value="123.5" table:style-name="ce6">
            <text:p>124</text:p>
          </table:table-cell>
          <table:table-cell office:value-type="float" office:value="123.5" table:style-name="ce6">
            <text:p>124</text:p>
          </table:table-cell>
          <table:table-cell table:number-columns-repeated="16380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string" table:style-name="ce5">
            <text:p>HERPES SIMPLEX VIRUS AMP PROBE</text:p>
          </table:table-cell>
          <table:table-cell office:value-type="float" office:value="314" table:style-name="ce6">
            <text:p>314</text:p>
          </table:table-cell>
          <table:table-cell office:value-type="float" office:value="314" table:style-name="ce6">
            <text:p>314</text:p>
          </table:table-cell>
          <table:table-cell table:number-columns-repeated="16380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string" table:style-name="ce5">
            <text:p>HIV 1 ANTIGENS W/HIV 1 &amp; 2 AB</text:p>
          </table:table-cell>
          <table:table-cell office:value-type="float" office:value="182.5" table:style-name="ce6">
            <text:p>183</text:p>
          </table:table-cell>
          <table:table-cell office:value-type="float" office:value="182.5" table:style-name="ce6">
            <text:p>183</text:p>
          </table:table-cell>
          <table:table-cell table:number-columns-repeated="16380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string" table:style-name="ce5">
            <text:p>HIV1 AG W HIV1 AND 2 AB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string" table:style-name="ce5">
            <text:p>HOLTER SCAN ANALYSIS UP TO 48 HRS</text:p>
          </table:table-cell>
          <table:table-cell office:value-type="float" office:value="754" table:style-name="ce6">
            <text:p>754</text:p>
          </table:table-cell>
          <table:table-cell office:value-type="float" office:value="754" table:style-name="ce6">
            <text:p>754</text:p>
          </table:table-cell>
          <table:table-cell table:number-columns-repeated="16380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string" table:style-name="ce5">
            <text:p>HOLTER SCAN/REC/HKUP/DISC 48 HR</text:p>
          </table:table-cell>
          <table:table-cell office:value-type="float" office:value="480.5" table:style-name="ce6">
            <text:p>481</text:p>
          </table:table-cell>
          <table:table-cell office:value-type="float" office:value="480.5" table:style-name="ce6">
            <text:p>481</text:p>
          </table:table-cell>
          <table:table-cell table:number-columns-repeated="16380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string" table:style-name="ce5">
            <text:p>IA ANALYTE QUAL SEMI QUAN</text:p>
          </table:table-cell>
          <table:table-cell office:value-type="float" office:value="153.5" table:style-name="ce6">
            <text:p>154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string" table:style-name="ce5">
            <text:p>IDENTIFICATION AEROBIC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table:number-columns-repeated="16380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string" table:style-name="ce5">
            <text:p>IDENTIFICATION ANAEROBIC</text:p>
          </table:table-cell>
          <table:table-cell office:value-type="float" office:value="122" table:style-name="ce6">
            <text:p>122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string" table:style-name="ce5">
            <text:p>IDENTIFICATION MOLD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table:number-columns-repeated="16380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string" table:style-name="ce5">
            <text:p>IDENTIFICATION YEAST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table:number-columns-repeated="16380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string" table:style-name="ce5">
            <text:p>IMMOBILIZER KNEE OTS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string" table:style-name="ce5">
            <text:p>IMPLANT PORT ACCESS 200</text:p>
          </table:table-cell>
          <table:table-cell office:value-type="float" office:value="614" table:style-name="ce6">
            <text:p>614</text:p>
          </table:table-cell>
          <table:table-cell office:value-type="float" office:value="614" table:style-name="ce6">
            <text:p>614</text:p>
          </table:table-cell>
          <table:table-cell table:number-columns-repeated="16380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string" table:style-name="ce5">
            <text:p>INFECT AGENT ANTIGEN DET</text:p>
          </table:table-cell>
          <table:table-cell office:value-type="float" office:value="77" table:style-name="ce6">
            <text:p>77</text:p>
          </table:table-cell>
          <table:table-cell office:value-type="float" office:value="77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string" table:style-name="ce5">
            <text:p>INFLUENZA ANTIGEN RAPID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string" table:style-name="ce5">
            <text:p>INFLUENZA DNA AMP PROBE</text:p>
          </table:table-cell>
          <table:table-cell office:value-type="float" office:value="418.5" table:style-name="ce6">
            <text:p>419</text:p>
          </table:table-cell>
          <table:table-cell office:value-type="float" office:value="418.5" table:style-name="ce6">
            <text:p>419</text:p>
          </table:table-cell>
          <table:table-cell table:number-columns-repeated="16380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string" table:style-name="ce5">
            <text:p>INJECT VACCINE/TOXOID EA ADDL</text:p>
          </table:table-cell>
          <table:table-cell office:value-type="float" office:value="57" table:style-name="ce6">
            <text:p>57</text:p>
          </table:table-cell>
          <table:table-cell office:value-type="float" office:value="57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string" table:style-name="ce5">
            <text:p>INJECT VACCINE/TOXOID FIRST</text:p>
          </table:table-cell>
          <table:table-cell office:value-type="float" office:value="113.5" table:style-name="ce6">
            <text:p>114</text:p>
          </table:table-cell>
          <table:table-cell office:value-type="float" office:value="113.5" table:style-name="ce6">
            <text:p>114</text:p>
          </table:table-cell>
          <table:table-cell table:number-columns-repeated="16380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string" table:style-name="ce5">
            <text:p>INJECTION IM/SUBQ/ANTIBIOTICS</text:p>
          </table:table-cell>
          <table:table-cell office:value-type="float" office:value="251" table:style-name="ce6">
            <text:p>251</text:p>
          </table:table-cell>
          <table:table-cell office:value-type="float" office:value="251" table:style-name="ce6">
            <text:p>251</text:p>
          </table:table-cell>
          <table:table-cell table:number-columns-repeated="16380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string" table:style-name="ce5">
            <text:p>INJECTION IV EA ADDL DRUG</text:p>
          </table:table-cell>
          <table:table-cell office:value-type="float" office:value="220" table:style-name="ce6">
            <text:p>220</text:p>
          </table:table-cell>
          <table:table-cell office:value-type="float" office:value="220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string" table:style-name="ce5">
            <text:p>INJECTION IV EA ADDL SAME DRUG</text:p>
          </table:table-cell>
          <table:table-cell office:value-type="float" office:value="214" table:style-name="ce6">
            <text:p>214</text:p>
          </table:table-cell>
          <table:table-cell office:value-type="float" office:value="214" table:style-name="ce6">
            <text:p>214</text:p>
          </table:table-cell>
          <table:table-cell table:number-columns-repeated="16380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string" table:style-name="ce5">
            <text:p>INJECTION IV PUSH INITIAL</text:p>
          </table:table-cell>
          <table:table-cell office:value-type="float" office:value="563" table:style-name="ce6">
            <text:p>563</text:p>
          </table:table-cell>
          <table:table-cell office:value-type="float" office:value="563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string" table:style-name="ce5">
            <text:p>INSERT BLADDER CATH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string" table:style-name="ce5">
            <text:p>INSERT CATH PLEURAL</text:p>
          </table:table-cell>
          <table:table-cell office:value-type="float" office:value="3841" table:style-name="ce6">
            <text:p>3,841</text:p>
          </table:table-cell>
          <table:table-cell office:value-type="float" office:value="3841" table:style-name="ce6">
            <text:p>3,841</text:p>
          </table:table-cell>
          <table:table-cell table:number-columns-repeated="16380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string" table:style-name="ce5">
            <text:p>INSERT TEMP BLADDER CATH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string" table:style-name="ce5">
            <text:p>INSITU HYBRID ANALYZE 25-99</text:p>
          </table:table-cell>
          <table:table-cell office:value-type="float" office:value="462.5" table:style-name="ce6">
            <text:p>463</text:p>
          </table:table-cell>
          <table:table-cell office:value-type="float" office:value="462.5" table:style-name="ce6">
            <text:p>463</text:p>
          </table:table-cell>
          <table:table-cell table:number-columns-repeated="16380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string" table:style-name="ce5">
            <text:p>INTRO NEEDLE/CATH VEIN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string" table:style-name="ce5">
            <text:p>INTUBATION ENDOTRACHEAL</text:p>
          </table:table-cell>
          <table:table-cell office:value-type="float" office:value="831.5" table:style-name="ce6">
            <text:p>832</text:p>
          </table:table-cell>
          <table:table-cell office:value-type="float" office:value="831.5" table:style-name="ce6">
            <text:p>832</text:p>
          </table:table-cell>
          <table:table-cell table:number-columns-repeated="16380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string" table:style-name="ce5">
            <text:p>IRON</text:p>
          </table:table-cell>
          <table:table-cell office:value-type="float" office:value="110" table:style-name="ce6">
            <text:p>110</text:p>
          </table:table-cell>
          <table:table-cell office:value-type="float" office:value="110" table:style-name="ce6">
            <text:p>110</text:p>
          </table:table-cell>
          <table:table-cell table:number-columns-repeated="16380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string" table:style-name="ce5">
            <text:p>IRON BINDING CAPACITY UNSAT</text:p>
          </table:table-cell>
          <table:table-cell office:value-type="float" office:value="202" table:style-name="ce6">
            <text:p>202</text:p>
          </table:table-cell>
          <table:table-cell office:value-type="float" office:value="202" table:style-name="ce6">
            <text:p>202</text:p>
          </table:table-cell>
          <table:table-cell table:number-columns-repeated="16380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string" table:style-name="ce5">
            <text:p>IRRIGATION VENOUS ACCESS DEV</text:p>
          </table:table-cell>
          <table:table-cell office:value-type="float" office:value="141.5" table:style-name="ce6">
            <text:p>142</text:p>
          </table:table-cell>
          <table:table-cell office:value-type="float" office:value="141.5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string" table:style-name="ce5">
            <text:p>IV HYD EA ADD HR</text:p>
          </table:table-cell>
          <table:table-cell office:value-type="float" office:value="138.5" table:style-name="ce6">
            <text:p>139</text:p>
          </table:table-cell>
          <table:table-cell office:value-type="float" office:value="138.5" table:style-name="ce6">
            <text:p>139</text:p>
          </table:table-cell>
          <table:table-cell table:number-columns-repeated="16380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string" table:style-name="ce5">
            <text:p>IV HYD INIT 31 MIN-60 MIN</text:p>
          </table:table-cell>
          <table:table-cell office:value-type="float" office:value="439" table:style-name="ce6">
            <text:p>439</text:p>
          </table:table-cell>
          <table:table-cell office:value-type="float" office:value="439" table:style-name="ce6">
            <text:p>439</text:p>
          </table:table-cell>
          <table:table-cell table:number-columns-repeated="16380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string" table:style-name="ce5">
            <text:p>IV TX CONCURRENT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string" table:style-name="ce5">
            <text:p>IV TX EA ADD HR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string" table:style-name="ce5">
            <text:p>IV TX INIT TO 1 HR</text:p>
          </table:table-cell>
          <table:table-cell office:value-type="float" office:value="524.5" table:style-name="ce6">
            <text:p>525</text:p>
          </table:table-cell>
          <table:table-cell office:value-type="float" office:value="524.5" table:style-name="ce6">
            <text:p>525</text:p>
          </table:table-cell>
          <table:table-cell table:number-columns-repeated="16380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string" table:style-name="ce5">
            <text:p>IV TX SEQ TO 1 HR</text:p>
          </table:table-cell>
          <table:table-cell office:value-type="float" office:value="192.5" table:style-name="ce6">
            <text:p>193</text:p>
          </table:table-cell>
          <table:table-cell office:value-type="float" office:value="192.5" table:style-name="ce6">
            <text:p>193</text:p>
          </table:table-cell>
          <table:table-cell table:number-columns-repeated="16380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string" table:style-name="ce5">
            <text:p>KETONE BODY(S) QUAL</text:p>
          </table:table-cell>
          <table:table-cell office:value-type="float" office:value="73.5" table:style-name="ce6">
            <text:p>74</text:p>
          </table:table-cell>
          <table:table-cell office:value-type="float" office:value="73.5" table:style-name="ce6">
            <text:p>74</text:p>
          </table:table-cell>
          <table:table-cell table:number-columns-repeated="16380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string" table:style-name="ce5">
            <text:p>KIT PICC LINE DRESSING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string" table:style-name="ce5">
            <text:p>KRAS</text:p>
          </table:table-cell>
          <table:table-cell office:value-type="float" office:value="868.5" table:style-name="ce6">
            <text:p>869</text:p>
          </table:table-cell>
          <table:table-cell office:value-type="float" office:value="868.5" table:style-name="ce6">
            <text:p>869</text:p>
          </table:table-cell>
          <table:table-cell table:number-columns-repeated="16380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string" table:style-name="ce5">
            <text:p>KRAS GENE ANALYSIS ADDL</text:p>
          </table:table-cell>
          <table:table-cell office:value-type="float" office:value="484" table:style-name="ce6">
            <text:p>484</text:p>
          </table:table-cell>
          <table:table-cell office:value-type="float" office:value="484" table:style-name="ce6">
            <text:p>484</text:p>
          </table:table-cell>
          <table:table-cell table:number-columns-repeated="16380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string" table:style-name="ce5">
            <text:p>LACTIC ACID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table:number-columns-repeated="16380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string" table:style-name="ce5">
            <text:p>LACTOFERRIN QUAN</text:p>
          </table:table-cell>
          <table:table-cell office:value-type="float" office:value="212" table:style-name="ce6">
            <text:p>212</text:p>
          </table:table-cell>
          <table:table-cell office:value-type="float" office:value="212" table:style-name="ce6">
            <text:p>212</text:p>
          </table:table-cell>
          <table:table-cell table:number-columns-repeated="16380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string" table:style-name="ce5">
            <text:p>LAMOTRIGINE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string" table:style-name="ce5">
            <text:p>LD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string" table:style-name="ce5">
            <text:p>LEGIONELLA AB TOTAL IMMUNOG</text:p>
          </table:table-cell>
          <table:table-cell office:value-type="float" office:value="237" table:style-name="ce6">
            <text:p>237</text:p>
          </table:table-cell>
          <table:table-cell office:value-type="float" office:value="237" table:style-name="ce6">
            <text:p>237</text:p>
          </table:table-cell>
          <table:table-cell table:number-columns-repeated="16380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string" table:style-name="ce5">
            <text:p>LENS MORGAN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string" table:style-name="ce5">
            <text:p>LEUKO POOR PC</text:p>
          </table:table-cell>
          <table:table-cell office:value-type="float" office:value="384" table:style-name="ce6">
            <text:p>384</text:p>
          </table:table-cell>
          <table:table-cell office:value-type="float" office:value="384" table:style-name="ce6">
            <text:p>384</text:p>
          </table:table-cell>
          <table:table-cell table:number-columns-repeated="16380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string" table:style-name="ce5">
            <text:p>LEUKO RED IRR DIR RBCS PROC</text:p>
          </table:table-cell>
          <table:table-cell office:value-type="float" office:value="419.5" table:style-name="ce6">
            <text:p>420</text:p>
          </table:table-cell>
          <table:table-cell office:value-type="float" office:value="419.5" table:style-name="ce6">
            <text:p>420</text:p>
          </table:table-cell>
          <table:table-cell table:number-columns-repeated="16380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5">
            <text:p>LEUKOCYTE COUNT FECAL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table:number-columns-repeated="16380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string" table:style-name="ce5">
            <text:p>LEUKORED PHER PLTS PROC</text:p>
          </table:table-cell>
          <table:table-cell office:value-type="float" office:value="799.5" table:style-name="ce6">
            <text:p>800</text:p>
          </table:table-cell>
          <table:table-cell office:value-type="float" office:value="799.5" table:style-name="ce6">
            <text:p>800</text:p>
          </table:table-cell>
          <table:table-cell table:number-columns-repeated="16380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string" table:style-name="ce5">
            <text:p>LEVEL 4 W/ADDITIONAL SERVICE</text:p>
          </table:table-cell>
          <table:table-cell office:value-type="float" office:value="1582.5" table:style-name="ce6">
            <text:p>1,583</text:p>
          </table:table-cell>
          <table:table-cell office:value-type="float" office:value="1582.5" table:style-name="ce6">
            <text:p>1,583</text:p>
          </table:table-cell>
          <table:table-cell table:number-columns-repeated="16380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string" table:style-name="ce5">
            <text:p>LEVEL 5 W/ADDITIONAL SERVICE</text:p>
          </table:table-cell>
          <table:table-cell office:value-type="float" office:value="2526" table:style-name="ce6">
            <text:p>2,526</text:p>
          </table:table-cell>
          <table:table-cell office:value-type="float" office:value="2526" table:style-name="ce6">
            <text:p>2,526</text:p>
          </table:table-cell>
          <table:table-cell table:number-columns-repeated="16380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string" table:style-name="ce5">
            <text:p>LEVITIRACEM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string" table:style-name="ce5">
            <text:p>LIPASE</text:p>
          </table:table-cell>
          <table:table-cell office:value-type="float" office:value="131" table:style-name="ce6">
            <text:p>131</text:p>
          </table:table-cell>
          <table:table-cell office:value-type="float" office:value="131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5">
            <text:p>LIPID PROFILE 1</text:p>
          </table:table-cell>
          <table:table-cell office:value-type="float" office:value="218.5" table:style-name="ce6">
            <text:p>219</text:p>
          </table:table-cell>
          <table:table-cell office:value-type="float" office:value="218.5" table:style-name="ce6">
            <text:p>219</text:p>
          </table:table-cell>
          <table:table-cell table:number-columns-repeated="16380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string" table:style-name="ce5">
            <text:p>LITHIUM</text:p>
          </table:table-cell>
          <table:table-cell office:value-type="float" office:value="103.5" table:style-name="ce6">
            <text:p>104</text:p>
          </table:table-cell>
          <table:table-cell office:value-type="float" office:value="103.5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5">
            <text:p>LYME DISEASE AB TOTAL IMMUN</text:p>
          </table:table-cell>
          <table:table-cell office:value-type="float" office:value="219" table:style-name="ce6">
            <text:p>219</text:p>
          </table:table-cell>
          <table:table-cell office:value-type="float" office:value="219" table:style-name="ce6">
            <text:p>219</text:p>
          </table:table-cell>
          <table:table-cell table:number-columns-repeated="16380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string" table:style-name="ce5">
            <text:p>MAGNESIUM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5">
            <text:p>MAM DIAGNOSTIC BILAT</text:p>
          </table:table-cell>
          <table:table-cell office:value-type="float" office:value="644" table:style-name="ce6">
            <text:p>644</text:p>
          </table:table-cell>
          <table:table-cell office:value-type="float" office:value="644" table:style-name="ce6">
            <text:p>644</text:p>
          </table:table-cell>
          <table:table-cell table:number-columns-repeated="16380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string" table:style-name="ce5">
            <text:p>MAM DIAGNOSTIC UNI LT</text:p>
          </table:table-cell>
          <table:table-cell office:value-type="float" office:value="306.5" table:style-name="ce6">
            <text:p>307</text:p>
          </table:table-cell>
          <table:table-cell office:value-type="float" office:value="306.5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5">
            <text:p>MAM SCREEN BILAT</text:p>
          </table:table-cell>
          <table:table-cell office:value-type="float" office:value="477" table:style-name="ce6">
            <text:p>477</text:p>
          </table:table-cell>
          <table:table-cell office:value-type="float" office:value="477" table:style-name="ce6">
            <text:p>477</text:p>
          </table:table-cell>
          <table:table-cell table:number-columns-repeated="16380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string" table:style-name="ce5">
            <text:p>MIC SENSITIVITY</text:p>
          </table:table-cell>
          <table:table-cell office:value-type="float" office:value="100.5" table:style-name="ce6">
            <text:p>101</text:p>
          </table:table-cell>
          <table:table-cell office:value-type="float" office:value="100.5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5">
            <text:p>MOD SED &gt; AGE 5 INT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string" table:style-name="ce5">
            <text:p>MOD SED EACH ADD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string" table:style-name="ce5">
            <text:p>MOLECULAR CYTOGENETICS FISH</text:p>
          </table:table-cell>
          <table:table-cell office:value-type="float" office:value="284.5" table:style-name="ce6">
            <text:p>285</text:p>
          </table:table-cell>
          <table:table-cell office:value-type="float" office:value="284.5" table:style-name="ce6">
            <text:p>285</text:p>
          </table:table-cell>
          <table:table-cell table:number-columns-repeated="16380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string" table:style-name="ce5">
            <text:p>MONO TEST</text:p>
          </table:table-cell>
          <table:table-cell office:value-type="float" office:value="193" table:style-name="ce6">
            <text:p>193</text:p>
          </table:table-cell>
          <table:table-cell office:value-type="float" office:value="193" table:style-name="ce6">
            <text:p>193</text:p>
          </table:table-cell>
          <table:table-cell table:number-columns-repeated="16380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string" table:style-name="ce5">
            <text:p>MRA HEAD W/O CONT</text:p>
          </table:table-cell>
          <table:table-cell office:value-type="float" office:value="2986.5" table:style-name="ce6">
            <text:p>2,987</text:p>
          </table:table-cell>
          <table:table-cell office:value-type="float" office:value="2986.5" table:style-name="ce6">
            <text:p>2,987</text:p>
          </table:table-cell>
          <table:table-cell table:number-columns-repeated="16380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string" table:style-name="ce5">
            <text:p>MRA NECK W/O CONT</text:p>
          </table:table-cell>
          <table:table-cell office:value-type="float" office:value="1832.5" table:style-name="ce6">
            <text:p>1,833</text:p>
          </table:table-cell>
          <table:table-cell office:value-type="float" office:value="1832.5" table:style-name="ce6">
            <text:p>1,833</text:p>
          </table:table-cell>
          <table:table-cell table:number-columns-repeated="16380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string" table:style-name="ce5">
            <text:p>MRI ABDOMEN W AND W/O CONTRAST</text:p>
          </table:table-cell>
          <table:table-cell office:value-type="float" office:value="5887" table:style-name="ce6">
            <text:p>5,887</text:p>
          </table:table-cell>
          <table:table-cell office:value-type="float" office:value="5887" table:style-name="ce6">
            <text:p>5,887</text:p>
          </table:table-cell>
          <table:table-cell table:number-columns-repeated="16380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string" table:style-name="ce5">
            <text:p>MRI BRAIN W AND W/O CONTRAST</text:p>
          </table:table-cell>
          <table:table-cell office:value-type="float" office:value="5967" table:style-name="ce6">
            <text:p>5,967</text:p>
          </table:table-cell>
          <table:table-cell office:value-type="float" office:value="5967" table:style-name="ce6">
            <text:p>5,967</text:p>
          </table:table-cell>
          <table:table-cell table:number-columns-repeated="16380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string" table:style-name="ce5">
            <text:p>MRI BRAIN W/O CONTRAST</text:p>
          </table:table-cell>
          <table:table-cell office:value-type="float" office:value="4898.5" table:style-name="ce6">
            <text:p>4,899</text:p>
          </table:table-cell>
          <table:table-cell office:value-type="float" office:value="4898.5" table:style-name="ce6">
            <text:p>4,899</text:p>
          </table:table-cell>
          <table:table-cell table:number-columns-repeated="16380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string" table:style-name="ce5">
            <text:p>MRI C-SPINE W AND W/O CONTRAST</text:p>
          </table:table-cell>
          <table:table-cell office:value-type="float" office:value="7369.5" table:style-name="ce6">
            <text:p>7,370</text:p>
          </table:table-cell>
          <table:table-cell office:value-type="float" office:value="7369.5" table:style-name="ce6">
            <text:p>7,370</text:p>
          </table:table-cell>
          <table:table-cell table:number-columns-repeated="16380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5">
            <text:p>MRI C-SPINE W/O CONTRAST</text:p>
          </table:table-cell>
          <table:table-cell office:value-type="float" office:value="4165" table:style-name="ce6">
            <text:p>4,165</text:p>
          </table:table-cell>
          <table:table-cell office:value-type="float" office:value="4165" table:style-name="ce6">
            <text:p>4,165</text:p>
          </table:table-cell>
          <table:table-cell table:number-columns-repeated="16380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string" table:style-name="ce5">
            <text:p>MRI LOW EXT JNT W/O CONT RT</text:p>
          </table:table-cell>
          <table:table-cell office:value-type="float" office:value="5067.5" table:style-name="ce6">
            <text:p>5,068</text:p>
          </table:table-cell>
          <table:table-cell office:value-type="float" office:value="5067.5" table:style-name="ce6">
            <text:p>5,068</text:p>
          </table:table-cell>
          <table:table-cell table:number-columns-repeated="16380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string" table:style-name="ce5">
            <text:p>MRI LOW EXT W/O CONTRAST RT</text:p>
          </table:table-cell>
          <table:table-cell office:value-type="float" office:value="4002" table:style-name="ce6">
            <text:p>4,002</text:p>
          </table:table-cell>
          <table:table-cell office:value-type="float" office:value="4002" table:style-name="ce6">
            <text:p>4,002</text:p>
          </table:table-cell>
          <table:table-cell table:number-columns-repeated="16380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string" table:style-name="ce5">
            <text:p>MRI L-SPINE W AND W/O CONTRAST</text:p>
          </table:table-cell>
          <table:table-cell office:value-type="float" office:value="7052.5" table:style-name="ce6">
            <text:p>7,053</text:p>
          </table:table-cell>
          <table:table-cell office:value-type="float" office:value="7052.5" table:style-name="ce6">
            <text:p>7,053</text:p>
          </table:table-cell>
          <table:table-cell table:number-columns-repeated="16380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string" table:style-name="ce5">
            <text:p>MRI L-SPINE W/O CONTRAST</text:p>
          </table:table-cell>
          <table:table-cell office:value-type="float" office:value="4947" table:style-name="ce6">
            <text:p>4,947</text:p>
          </table:table-cell>
          <table:table-cell office:value-type="float" office:value="4947" table:style-name="ce6">
            <text:p>4,947</text:p>
          </table:table-cell>
          <table:table-cell table:number-columns-repeated="16380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string" table:style-name="ce5">
            <text:p>MRI ORBITFACENECK W AND WO CON</text:p>
          </table:table-cell>
          <table:table-cell office:value-type="float" office:value="3444.5" table:style-name="ce6">
            <text:p>3,445</text:p>
          </table:table-cell>
          <table:table-cell office:value-type="float" office:value="3444.5" table:style-name="ce6">
            <text:p>3,445</text:p>
          </table:table-cell>
          <table:table-cell table:number-columns-repeated="16380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5">
            <text:p>MRI PELVIS W AND W/O CONTRAST</text:p>
          </table:table-cell>
          <table:table-cell office:value-type="float" office:value="5471" table:style-name="ce6">
            <text:p>5,471</text:p>
          </table:table-cell>
          <table:table-cell office:value-type="float" office:value="5471" table:style-name="ce6">
            <text:p>5,471</text:p>
          </table:table-cell>
          <table:table-cell table:number-columns-repeated="16380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string" table:style-name="ce5">
            <text:p>MRI PELVIS W/O CONTRAST</text:p>
          </table:table-cell>
          <table:table-cell office:value-type="float" office:value="2771" table:style-name="ce6">
            <text:p>2,771</text:p>
          </table:table-cell>
          <table:table-cell office:value-type="float" office:value="2771" table:style-name="ce6">
            <text:p>2,771</text:p>
          </table:table-cell>
          <table:table-cell table:number-columns-repeated="16380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5">
            <text:p>MRI T-SPINE W AND W/O CONTRAST</text:p>
          </table:table-cell>
          <table:table-cell office:value-type="float" office:value="5967" table:style-name="ce6">
            <text:p>5,967</text:p>
          </table:table-cell>
          <table:table-cell office:value-type="float" office:value="5967" table:style-name="ce6">
            <text:p>5,967</text:p>
          </table:table-cell>
          <table:table-cell table:number-columns-repeated="16380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string" table:style-name="ce5">
            <text:p>MRI T-SPINE W/O CONTRAST</text:p>
          </table:table-cell>
          <table:table-cell office:value-type="float" office:value="3919" table:style-name="ce6">
            <text:p>3,919</text:p>
          </table:table-cell>
          <table:table-cell office:value-type="float" office:value="3919" table:style-name="ce6">
            <text:p>3,919</text:p>
          </table:table-cell>
          <table:table-cell table:number-columns-repeated="16380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string" table:style-name="ce5">
            <text:p>MRI UP EXT JNT W/O CONTRAST LT</text:p>
          </table:table-cell>
          <table:table-cell office:value-type="float" office:value="3233.5" table:style-name="ce6">
            <text:p>3,234</text:p>
          </table:table-cell>
          <table:table-cell office:value-type="float" office:value="3233.5" table:style-name="ce6">
            <text:p>3,234</text:p>
          </table:table-cell>
          <table:table-cell table:number-columns-repeated="16380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string" table:style-name="ce5">
            <text:p>MRI UP EXT W AND WO CONT RT</text:p>
          </table:table-cell>
          <table:table-cell office:value-type="float" office:value="5611" table:style-name="ce6">
            <text:p>5,611</text:p>
          </table:table-cell>
          <table:table-cell office:value-type="float" office:value="5611" table:style-name="ce6">
            <text:p>5,611</text:p>
          </table:table-cell>
          <table:table-cell table:number-columns-repeated="16380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string" table:style-name="ce5">
            <text:p>MRI UP EXT W/O CONTRAST RT</text:p>
          </table:table-cell>
          <table:table-cell office:value-type="float" office:value="3360.5" table:style-name="ce6">
            <text:p>3,361</text:p>
          </table:table-cell>
          <table:table-cell office:value-type="float" office:value="3360.5" table:style-name="ce6">
            <text:p>3,361</text:p>
          </table:table-cell>
          <table:table-cell table:number-columns-repeated="16380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string" table:style-name="ce5">
            <text:p>MYCOPLASMA</text:p>
          </table:table-cell>
          <table:table-cell office:value-type="float" office:value="121" table:style-name="ce6">
            <text:p>121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5">
            <text:p>MYOGLOBIN SO</text:p>
          </table:table-cell>
          <table:table-cell office:value-type="float" office:value="241" table:style-name="ce6">
            <text:p>241</text:p>
          </table:table-cell>
          <table:table-cell office:value-type="float" office:value="241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string" table:style-name="ce5">
            <text:p>NEEDLE EZ I/O ALL SIZES</text:p>
          </table:table-cell>
          <table:table-cell office:value-type="float" office:value="675" table:style-name="ce6">
            <text:p>675</text:p>
          </table:table-cell>
          <table:table-cell office:value-type="float" office:value="675" table:style-name="ce6">
            <text:p>675</text:p>
          </table:table-cell>
          <table:table-cell table:number-columns-repeated="16380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string" table:style-name="ce5">
            <text:p>NEISSERIA GONNORRHOEAE AMP</text:p>
          </table:table-cell>
          <table:table-cell office:value-type="float" office:value="227" table:style-name="ce6">
            <text:p>227</text:p>
          </table:table-cell>
          <table:table-cell office:value-type="float" office:value="227" table:style-name="ce6">
            <text:p>227</text:p>
          </table:table-cell>
          <table:table-cell table:number-columns-repeated="16380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string" table:style-name="ce5">
            <text:p>NEPHELOMETRY EA ANALYTE NOS Q1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string" table:style-name="ce5">
            <text:p>NON TUNNELED PICC AGE 5+</text:p>
          </table:table-cell>
          <table:table-cell office:value-type="float" office:value="1255.5" table:style-name="ce6">
            <text:p>1,256</text:p>
          </table:table-cell>
          <table:table-cell office:value-type="float" office:value="1255.5" table:style-name="ce6">
            <text:p>1,256</text:p>
          </table:table-cell>
          <table:table-cell table:number-columns-repeated="16380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string" table:style-name="ce5">
            <text:p>OCCULT BLOOD STOOL SINGLE S</text:p>
          </table:table-cell>
          <table:table-cell office:value-type="float" office:value="134.5" table:style-name="ce6">
            <text:p>135</text:p>
          </table:table-cell>
          <table:table-cell office:value-type="float" office:value="134.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5">
            <text:p>OSMOLALITY URINE</text:p>
          </table:table-cell>
          <table:table-cell office:value-type="float" office:value="94.5" table:style-name="ce6">
            <text:p>95</text:p>
          </table:table-cell>
          <table:table-cell office:value-type="float" office:value="94.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string" table:style-name="ce5">
            <text:p>OT ADL 15 MIN</text:p>
          </table:table-cell>
          <table:table-cell office:value-type="float" office:value="162" table:style-name="ce6">
            <text:p>162</text:p>
          </table:table-cell>
          <table:table-cell office:value-type="float" office:value="162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5">
            <text:p>OT APPLY SPLINT FINGER DYNAMIC</text:p>
          </table:table-cell>
          <table:table-cell office:value-type="float" office:value="261.5" table:style-name="ce6">
            <text:p>262</text:p>
          </table:table-cell>
          <table:table-cell office:value-type="float" office:value="261.5" table:style-name="ce6">
            <text:p>262</text:p>
          </table:table-cell>
          <table:table-cell table:number-columns-repeated="16380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5">
            <text:p>OT E-STIM ATTENDED 15 MIN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5">
            <text:p>OT EVAL COMPLEX</text:p>
          </table:table-cell>
          <table:table-cell office:value-type="float" office:value="536" table:style-name="ce6">
            <text:p>536</text:p>
          </table:table-cell>
          <table:table-cell office:value-type="float" office:value="536" table:style-name="ce6">
            <text:p>536</text:p>
          </table:table-cell>
          <table:table-cell table:number-columns-repeated="16380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string" table:style-name="ce5">
            <text:p>OT EVAL LOW</text:p>
          </table:table-cell>
          <table:table-cell office:value-type="float" office:value="380" table:style-name="ce6">
            <text:p>380</text:p>
          </table:table-cell>
          <table:table-cell office:value-type="float" office:value="380" table:style-name="ce6">
            <text:p>380</text:p>
          </table:table-cell>
          <table:table-cell table:number-columns-repeated="16380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5">
            <text:p>OT EVAL MODERATE</text:p>
          </table:table-cell>
          <table:table-cell office:value-type="float" office:value="511" table:style-name="ce6">
            <text:p>511</text:p>
          </table:table-cell>
          <table:table-cell office:value-type="float" office:value="511" table:style-name="ce6">
            <text:p>511</text:p>
          </table:table-cell>
          <table:table-cell table:number-columns-repeated="16380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string" table:style-name="ce5">
            <text:p>OT ORTHO/PROSTH CHECK 15 MIN SUBSEQ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5">
            <text:p>OT ORTHOTIC FIT/TRAIN 15 MIN INITIAL</text:p>
          </table:table-cell>
          <table:table-cell office:value-type="float" office:value="175" table:style-name="ce6">
            <text:p>175</text:p>
          </table:table-cell>
          <table:table-cell office:value-type="float" office:value="17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5">
            <text:p>OT WHIRLPOOL THERAPY</text:p>
          </table:table-cell>
          <table:table-cell office:value-type="float" office:value="250" table:style-name="ce6">
            <text:p>250</text:p>
          </table:table-cell>
          <table:table-cell office:value-type="float" office:value="250" table:style-name="ce6">
            <text:p>250</text:p>
          </table:table-cell>
          <table:table-cell table:number-columns-repeated="16380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5">
            <text:p>OT WORK HARDENING 1ST 2 HRS</text:p>
          </table:table-cell>
          <table:table-cell office:value-type="float" office:value="541.5" table:style-name="ce6">
            <text:p>542</text:p>
          </table:table-cell>
          <table:table-cell office:value-type="float" office:value="541.5" table:style-name="ce6">
            <text:p>542</text:p>
          </table:table-cell>
          <table:table-cell table:number-columns-repeated="16380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string" table:style-name="ce5">
            <text:p>OT WORK HARDENING ADDL HR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5">
            <text:p>OVA AND PARASITE</text:p>
          </table:table-cell>
          <table:table-cell office:value-type="float" office:value="192.5" table:style-name="ce6">
            <text:p>193</text:p>
          </table:table-cell>
          <table:table-cell office:value-type="float" office:value="192.5" table:style-name="ce6">
            <text:p>193</text:p>
          </table:table-cell>
          <table:table-cell table:number-columns-repeated="16380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string" table:style-name="ce5">
            <text:p>OXCABAZEPINE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5">
            <text:p>OXIMETRY DAILY</text:p>
          </table:table-cell>
          <table:table-cell office:value-type="float" office:value="264.5" table:style-name="ce6">
            <text:p>265</text:p>
          </table:table-cell>
          <table:table-cell office:value-type="float" office:value="264.5" table:style-name="ce6">
            <text:p>265</text:p>
          </table:table-cell>
          <table:table-cell table:number-columns-repeated="16380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string" table:style-name="ce5">
            <text:p>OXIMETRY OVERNIGHT</text:p>
          </table:table-cell>
          <table:table-cell office:value-type="float" office:value="267" table:style-name="ce6">
            <text:p>267</text:p>
          </table:table-cell>
          <table:table-cell office:value-type="float" office:value="267" table:style-name="ce6">
            <text:p>267</text:p>
          </table:table-cell>
          <table:table-cell table:number-columns-repeated="16380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5">
            <text:p>OXIMETRY SINGLE DETERMINATION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string" table:style-name="ce5">
            <text:p>PARATHYROID HORMONE INTACT</text:p>
          </table:table-cell>
          <table:table-cell office:value-type="float" office:value="271" table:style-name="ce6">
            <text:p>271</text:p>
          </table:table-cell>
          <table:table-cell office:value-type="float" office:value="271" table:style-name="ce6">
            <text:p>271</text:p>
          </table:table-cell>
          <table:table-cell table:number-columns-repeated="16380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5">
            <text:p>PH FLUID</text:p>
          </table:table-cell>
          <table:table-cell office:value-type="float" office:value="19.5" table:style-name="ce6">
            <text:p>20</text:p>
          </table:table-cell>
          <table:table-cell office:value-type="float" office:value="19.5" table:style-name="ce6">
            <text:p>20</text:p>
          </table:table-cell>
          <table:table-cell table:number-columns-repeated="16380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string" table:style-name="ce5">
            <text:p>PHENOBARBITAL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table:number-columns-repeated="16380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5">
            <text:p>PHENYTOIN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string" table:style-name="ce5">
            <text:p>PHLEBOTOMY THERAPEUTIC</text:p>
          </table:table-cell>
          <table:table-cell office:value-type="float" office:value="188" table:style-name="ce6">
            <text:p>188</text:p>
          </table:table-cell>
          <table:table-cell office:value-type="float" office:value="188" table:style-name="ce6">
            <text:p>188</text:p>
          </table:table-cell>
          <table:table-cell table:number-columns-repeated="16380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5">
            <text:p>PHOSPHORUS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string" table:style-name="ce5">
            <text:p>POLYSOMNOGRAM 4+ PAR W/CPAP</text:p>
          </table:table-cell>
          <table:table-cell office:value-type="float" office:value="3153" table:style-name="ce6">
            <text:p>3,153</text:p>
          </table:table-cell>
          <table:table-cell office:value-type="float" office:value="3153" table:style-name="ce6">
            <text:p>3,153</text:p>
          </table:table-cell>
          <table:table-cell table:number-columns-repeated="16380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5">
            <text:p>POTASSIUM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string" table:style-name="ce5">
            <text:p>PROGESTERONE RECEPTOR ASSAY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5">
            <text:p>PROLACTIN</text:p>
          </table:table-cell>
          <table:table-cell office:value-type="float" office:value="237.5" table:style-name="ce6">
            <text:p>238</text:p>
          </table:table-cell>
          <table:table-cell office:value-type="float" office:value="237.5" table:style-name="ce6">
            <text:p>238</text:p>
          </table:table-cell>
          <table:table-cell table:number-columns-repeated="16380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string" table:style-name="ce5">
            <text:p>PROSTATE SPECIFIC AG TOTAL</text:p>
          </table:table-cell>
          <table:table-cell office:value-type="float" office:value="168.5" table:style-name="ce6">
            <text:p>169</text:p>
          </table:table-cell>
          <table:table-cell office:value-type="float" office:value="168.5" table:style-name="ce6">
            <text:p>169</text:p>
          </table:table-cell>
          <table:table-cell table:number-columns-repeated="16380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5">
            <text:p>PROTEIN C ACTIVITY</text:p>
          </table:table-cell>
          <table:table-cell office:value-type="float" office:value="319.5" table:style-name="ce6">
            <text:p>320</text:p>
          </table:table-cell>
          <table:table-cell office:value-type="float" office:value="319.5" table:style-name="ce6">
            <text:p>320</text:p>
          </table:table-cell>
          <table:table-cell table:number-columns-repeated="16380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string" table:style-name="ce5">
            <text:p>PROTEIN C ANTIGEN</text:p>
          </table:table-cell>
          <table:table-cell office:value-type="float" office:value="565.5" table:style-name="ce6">
            <text:p>566</text:p>
          </table:table-cell>
          <table:table-cell office:value-type="float" office:value="565.5" table:style-name="ce6">
            <text:p>566</text:p>
          </table:table-cell>
          <table:table-cell table:number-columns-repeated="16380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5">
            <text:p>PROTEIN S AG FREE</text:p>
          </table:table-cell>
          <table:table-cell office:value-type="float" office:value="304" table:style-name="ce6">
            <text:p>304</text:p>
          </table:table-cell>
          <table:table-cell office:value-type="float" office:value="304" table:style-name="ce6">
            <text:p>304</text:p>
          </table:table-cell>
          <table:table-cell table:number-columns-repeated="16380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string" table:style-name="ce5">
            <text:p>PROTEIN S AG TOTAL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table:number-columns-repeated="16380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5">
            <text:p>PROTEIN TOTAL OTHER SOURCE</text:p>
          </table:table-cell>
          <table:table-cell office:value-type="float" office:value="81" table:style-name="ce6">
            <text:p>81</text:p>
          </table:table-cell>
          <table:table-cell office:value-type="float" office:value="81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string" table:style-name="ce5">
            <text:p>PT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5">
            <text:p>PT AQUATIC THERAPY/EXER 15 MIN</text:p>
          </table:table-cell>
          <table:table-cell office:value-type="float" office:value="332.5" table:style-name="ce6">
            <text:p>333</text:p>
          </table:table-cell>
          <table:table-cell office:value-type="float" office:value="332.5" table:style-name="ce6">
            <text:p>333</text:p>
          </table:table-cell>
          <table:table-cell table:number-columns-repeated="16380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string" table:style-name="ce5">
            <text:p>PT E-STIM UNATTENDED</text:p>
          </table:table-cell>
          <table:table-cell office:value-type="float" office:value="204" table:style-name="ce6">
            <text:p>204</text:p>
          </table:table-cell>
          <table:table-cell office:value-type="float" office:value="204" table:style-name="ce6">
            <text:p>204</text:p>
          </table:table-cell>
          <table:table-cell table:number-columns-repeated="16380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5">
            <text:p>PT EVAL COMPLEX</text:p>
          </table:table-cell>
          <table:table-cell office:value-type="float" office:value="536" table:style-name="ce6">
            <text:p>536</text:p>
          </table:table-cell>
          <table:table-cell office:value-type="float" office:value="536" table:style-name="ce6">
            <text:p>536</text:p>
          </table:table-cell>
          <table:table-cell table:number-columns-repeated="16380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string" table:style-name="ce5">
            <text:p>PT EVAL LOW</text:p>
          </table:table-cell>
          <table:table-cell office:value-type="float" office:value="380" table:style-name="ce6">
            <text:p>380</text:p>
          </table:table-cell>
          <table:table-cell office:value-type="float" office:value="380" table:style-name="ce6">
            <text:p>380</text:p>
          </table:table-cell>
          <table:table-cell table:number-columns-repeated="16380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5">
            <text:p>PT EVAL MODERATE</text:p>
          </table:table-cell>
          <table:table-cell office:value-type="float" office:value="511" table:style-name="ce6">
            <text:p>511</text:p>
          </table:table-cell>
          <table:table-cell office:value-type="float" office:value="511" table:style-name="ce6">
            <text:p>511</text:p>
          </table:table-cell>
          <table:table-cell table:number-columns-repeated="16380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string" table:style-name="ce5">
            <text:p>PT EXERCISE THERAPEUTIC 15 MIN</text:p>
          </table:table-cell>
          <table:table-cell office:value-type="float" office:value="251" table:style-name="ce6">
            <text:p>251</text:p>
          </table:table-cell>
          <table:table-cell office:value-type="float" office:value="251" table:style-name="ce6">
            <text:p>251</text:p>
          </table:table-cell>
          <table:table-cell table:number-columns-repeated="16380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5">
            <text:p>PT GAIT TRAINING 15 MIN</text:p>
          </table:table-cell>
          <table:table-cell office:value-type="float" office:value="218" table:style-name="ce6">
            <text:p>218</text:p>
          </table:table-cell>
          <table:table-cell office:value-type="float" office:value="218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string" table:style-name="ce5">
            <text:p>PT IONTOPHORESIS 15 MIN</text:p>
          </table:table-cell>
          <table:table-cell office:value-type="float" office:value="169" table:style-name="ce6">
            <text:p>169</text:p>
          </table:table-cell>
          <table:table-cell office:value-type="float" office:value="169" table:style-name="ce6">
            <text:p>169</text:p>
          </table:table-cell>
          <table:table-cell table:number-columns-repeated="16380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5">
            <text:p>PT MANUAL TX JNT MOB/STM 15 MN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string" table:style-name="ce5">
            <text:p>PT MASSAGE 15 MIN</text:p>
          </table:table-cell>
          <table:table-cell office:value-type="float" office:value="201.5" table:style-name="ce6">
            <text:p>202</text:p>
          </table:table-cell>
          <table:table-cell office:value-type="float" office:value="201.5" table:style-name="ce6">
            <text:p>202</text:p>
          </table:table-cell>
          <table:table-cell table:number-columns-repeated="16380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5">
            <text:p>PT NEUROMUSCULAR RE-ED 15 MIN</text:p>
          </table:table-cell>
          <table:table-cell office:value-type="float" office:value="262" table:style-name="ce6">
            <text:p>262</text:p>
          </table:table-cell>
          <table:table-cell office:value-type="float" office:value="262" table:style-name="ce6">
            <text:p>262</text:p>
          </table:table-cell>
          <table:table-cell table:number-columns-repeated="16380"/>
        </table:table-row>
        <table:table-row table:style-name="ro2">
          <table:table-cell office:value-type="float" office:value="302" table:style-name="ce4">
            <text:p>302</text:p>
          </table:table-cell>
          <table:table-cell office:value-type="string" table:style-name="ce5">
            <text:p>PT RE-EVAL</text:p>
          </table:table-cell>
          <table:table-cell office:value-type="float" office:value="253.5" table:style-name="ce6">
            <text:p>254</text:p>
          </table:table-cell>
          <table:table-cell office:value-type="float" office:value="253.5" table:style-name="ce6">
            <text:p>254</text:p>
          </table:table-cell>
          <table:table-cell table:number-columns-repeated="16380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5">
            <text:p>PT THERAPEUTIC ACTIVITY 15 MIN</text:p>
          </table:table-cell>
          <table:table-cell office:value-type="float" office:value="173.5" table:style-name="ce6">
            <text:p>174</text:p>
          </table:table-cell>
          <table:table-cell office:value-type="float" office:value="173.5" table:style-name="ce6">
            <text:p>174</text:p>
          </table:table-cell>
          <table:table-cell table:number-columns-repeated="16380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string" table:style-name="ce5">
            <text:p>PT TRACTION MECHANICAL</text:p>
          </table:table-cell>
          <table:table-cell office:value-type="float" office:value="194.5" table:style-name="ce6">
            <text:p>195</text:p>
          </table:table-cell>
          <table:table-cell office:value-type="float" office:value="194.5" table:style-name="ce6">
            <text:p>195</text:p>
          </table:table-cell>
          <table:table-cell table:number-columns-repeated="16380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5">
            <text:p>PT ULTRASOUND 15 MIN</text:p>
          </table:table-cell>
          <table:table-cell office:value-type="float" office:value="110" table:style-name="ce6">
            <text:p>110</text:p>
          </table:table-cell>
          <table:table-cell office:value-type="float" office:value="110" table:style-name="ce6">
            <text:p>110</text:p>
          </table:table-cell>
          <table:table-cell table:number-columns-repeated="16380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string" table:style-name="ce5">
            <text:p>PTT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5">
            <text:p>R&amp;B - Intermediate ICU</text:p>
          </table:table-cell>
          <table:table-cell office:value-type="float" office:value="2288" table:style-name="ce6">
            <text:p>2,288</text:p>
          </table:table-cell>
          <table:table-cell office:value-type="float" office:value="2288" table:style-name="ce6">
            <text:p>2,288</text:p>
          </table:table-cell>
          <table:table-cell table:number-columns-repeated="16380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string" table:style-name="ce5">
            <text:p>R&amp;B - Med/Surg</text:p>
          </table:table-cell>
          <table:table-cell office:value-type="float" office:value="1134" table:style-name="ce6">
            <text:p>1,134</text:p>
          </table:table-cell>
          <table:table-cell office:value-type="float" office:value="1134" table:style-name="ce6">
            <text:p>1,134</text:p>
          </table:table-cell>
          <table:table-cell table:number-columns-repeated="16380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5">
            <text:p>R&amp;B - Swing Bed</text:p>
          </table:table-cell>
          <table:table-cell office:value-type="float" office:value="905" table:style-name="ce6">
            <text:p>905</text:p>
          </table:table-cell>
          <table:table-cell office:value-type="float" office:value="905" table:style-name="ce6">
            <text:p>905</text:p>
          </table:table-cell>
          <table:table-cell table:number-columns-repeated="16380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string" table:style-name="ce5">
            <text:p>RAPID PLASMA REAGIN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table:number-columns-repeated="16380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5">
            <text:p>REMOVE CERUMEN VIA IRRIGATION</text:p>
          </table:table-cell>
          <table:table-cell office:value-type="float" office:value="184" table:style-name="ce6">
            <text:p>184</text:p>
          </table:table-cell>
          <table:table-cell office:value-type="float" office:value="184" table:style-name="ce6">
            <text:p>184</text:p>
          </table:table-cell>
          <table:table-cell table:number-columns-repeated="16380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string" table:style-name="ce5">
            <text:p>RETICULOCYTE COUNT AUTOM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5">
            <text:p>RHEUMATOID FACTOR QUANT</text:p>
          </table:table-cell>
          <table:table-cell office:value-type="float" office:value="199" table:style-name="ce6">
            <text:p>199</text:p>
          </table:table-cell>
          <table:table-cell office:value-type="float" office:value="199" table:style-name="ce6">
            <text:p>199</text:p>
          </table:table-cell>
          <table:table-cell table:number-columns-repeated="16380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string" table:style-name="ce5">
            <text:p>ROTAVIRUS ANTIGEN EIA</text:p>
          </table:table-cell>
          <table:table-cell office:value-type="float" office:value="305" table:style-name="ce6">
            <text:p>305</text:p>
          </table:table-cell>
          <table:table-cell office:value-type="float" office:value="30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5">
            <text:p>RSV AG DIRECT OPTICAL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string" table:style-name="ce5">
            <text:p>RUSSELL VIPER VENOM UNDILUTED</text:p>
          </table:table-cell>
          <table:table-cell office:value-type="float" office:value="74" table:style-name="ce6">
            <text:p>74</text:p>
          </table:table-cell>
          <table:table-cell office:value-type="float" office:value="74" table:style-name="ce6">
            <text:p>74</text:p>
          </table:table-cell>
          <table:table-cell table:number-columns-repeated="16380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5">
            <text:p>SEDIMENTATION RATE WESTERGR</text:p>
          </table:table-cell>
          <table:table-cell office:value-type="float" office:value="93" table:style-name="ce6">
            <text:p>93</text:p>
          </table:table-cell>
          <table:table-cell office:value-type="float" office:value="93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string" table:style-name="ce5">
            <text:p>SET 11397 SECONDARY PB VENTED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table:number-columns-repeated="16380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5">
            <text:p>SET 4620 EXT SET 20 INCHES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table:number-columns-repeated="16380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string" table:style-name="ce5">
            <text:p>SET DIAL-A-FLO EXT CLAVE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table:number-columns-repeated="16380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5">
            <text:p>SET PCA PUMP ALARIS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string" table:style-name="ce5">
            <text:p>SET PRIMARY 1Y CLAVE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table:number-columns-repeated="16380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5">
            <text:p>SET PRIMARY 3Y CLAVE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table:number-columns-repeated="16380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string" table:style-name="ce5">
            <text:p>SET PRIMARY IV PLUMSET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table:number-columns-repeated="16380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5">
            <text:p>SET PRIMARY PLUM CLAVE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table:number-columns-repeated="16380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string" table:style-name="ce5">
            <text:p>SET PRIMARY W/CHECK VALVE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table:number-columns-repeated="16380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5">
            <text:p>SHOE CAST WALKER CANVAS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table:number-columns-repeated="16380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string" table:style-name="ce5">
            <text:p>SHOE FRACTURE ALL SIZES</text:p>
          </table:table-cell>
          <table:table-cell office:value-type="float" office:value="282.5" table:style-name="ce6">
            <text:p>283</text:p>
          </table:table-cell>
          <table:table-cell office:value-type="float" office:value="282.5" table:style-name="ce6">
            <text:p>283</text:p>
          </table:table-cell>
          <table:table-cell table:number-columns-repeated="16380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string" table:style-name="ce5">
            <text:p>SMEAR AFB/FLUORO STAIN</text:p>
          </table:table-cell>
          <table:table-cell office:value-type="float" office:value="100.5" table:style-name="ce6">
            <text:p>101</text:p>
          </table:table-cell>
          <table:table-cell office:value-type="float" office:value="100.5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string" table:style-name="ce5">
            <text:p>SMEAR PRIMARY SOURCE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string" table:style-name="ce5">
            <text:p>SMOKING CESSATION COUNSEL 3-10</text:p>
          </table:table-cell>
          <table:table-cell office:value-type="float" office:value="69.5" table:style-name="ce6">
            <text:p>70</text:p>
          </table:table-cell>
          <table:table-cell office:value-type="float" office:value="69.5" table:style-name="ce6">
            <text:p>70</text:p>
          </table:table-cell>
          <table:table-cell table:number-columns-repeated="16380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string" table:style-name="ce5">
            <text:p>SODIUM URINE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string" table:style-name="ce5">
            <text:p>SPECIFIC GRAVITY FLUID</text:p>
          </table:table-cell>
          <table:table-cell office:value-type="float" office:value="26.5" table:style-name="ce6">
            <text:p>27</text:p>
          </table:table-cell>
          <table:table-cell office:value-type="float" office:value="26.5" table:style-name="ce6">
            <text:p>27</text:p>
          </table:table-cell>
          <table:table-cell table:number-columns-repeated="16380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string" table:style-name="ce5">
            <text:p>SPECIMEN COLLECTION CATH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string" table:style-name="ce5">
            <text:p>SPIROME PFT PRE AND POST BRON</text:p>
          </table:table-cell>
          <table:table-cell office:value-type="float" office:value="452.5" table:style-name="ce6">
            <text:p>453</text:p>
          </table:table-cell>
          <table:table-cell office:value-type="float" office:value="452.5" table:style-name="ce6">
            <text:p>453</text:p>
          </table:table-cell>
          <table:table-cell table:number-columns-repeated="16380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string" table:style-name="ce5">
            <text:p>SPIROMETRY/PFT BASIC</text:p>
          </table:table-cell>
          <table:table-cell office:value-type="float" office:value="267" table:style-name="ce6">
            <text:p>267</text:p>
          </table:table-cell>
          <table:table-cell office:value-type="float" office:value="267" table:style-name="ce6">
            <text:p>267</text:p>
          </table:table-cell>
          <table:table-cell table:number-columns-repeated="16380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string" table:style-name="ce5">
            <text:p>SPLINT ANKLE STIRRUP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string" table:style-name="ce5">
            <text:p>SPLINT PLASTER ARM LONG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string" table:style-name="ce5">
            <text:p>SPLINT PLASTER LEG LONG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table:number-columns-repeated="16380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string" table:style-name="ce5">
            <text:p>SPLINT PLASTER LEG SHORT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string" table:style-name="ce5">
            <text:p>SPLINT SAM 4X36</text:p>
          </table:table-cell>
          <table:table-cell office:value-type="float" office:value="103.5" table:style-name="ce6">
            <text:p>104</text:p>
          </table:table-cell>
          <table:table-cell office:value-type="float" office:value="103.5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string" table:style-name="ce5">
            <text:p>SPLINT WRIST THUMB OTS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string" table:style-name="ce5">
            <text:p>SPUTUM COLLECTION</text:p>
          </table:table-cell>
          <table:table-cell office:value-type="float" office:value="450.5" table:style-name="ce6">
            <text:p>451</text:p>
          </table:table-cell>
          <table:table-cell office:value-type="float" office:value="450.5" table:style-name="ce6">
            <text:p>451</text:p>
          </table:table-cell>
          <table:table-cell table:number-columns-repeated="16380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string" table:style-name="ce5">
            <text:p>ST MOD BARIUM SWALLOW 0-30MIN</text:p>
          </table:table-cell>
          <table:table-cell office:value-type="float" office:value="415" table:style-name="ce6">
            <text:p>415</text:p>
          </table:table-cell>
          <table:table-cell office:value-type="float" office:value="415" table:style-name="ce6">
            <text:p>415</text:p>
          </table:table-cell>
          <table:table-cell table:number-columns-repeated="16380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string" table:style-name="ce5">
            <text:p>ST SWALLOW EVAL 0-30 MIN</text:p>
          </table:table-cell>
          <table:table-cell office:value-type="float" office:value="393.5" table:style-name="ce6">
            <text:p>394</text:p>
          </table:table-cell>
          <table:table-cell office:value-type="float" office:value="393.5" table:style-name="ce6">
            <text:p>394</text:p>
          </table:table-cell>
          <table:table-cell table:number-columns-repeated="16380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string" table:style-name="ce5">
            <text:p>ST SWALLOW TREATMENT 31-60 MIN</text:p>
          </table:table-cell>
          <table:table-cell office:value-type="float" office:value="395.5" table:style-name="ce6">
            <text:p>396</text:p>
          </table:table-cell>
          <table:table-cell office:value-type="float" office:value="395.5" table:style-name="ce6">
            <text:p>396</text:p>
          </table:table-cell>
          <table:table-cell table:number-columns-repeated="16380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string" table:style-name="ce5">
            <text:p>ST TREATMENT 31-60 MIN</text:p>
          </table:table-cell>
          <table:table-cell office:value-type="float" office:value="364.5" table:style-name="ce6">
            <text:p>365</text:p>
          </table:table-cell>
          <table:table-cell office:value-type="float" office:value="364.5" table:style-name="ce6">
            <text:p>365</text:p>
          </table:table-cell>
          <table:table-cell table:number-columns-repeated="16380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string" table:style-name="ce5">
            <text:p>STAPH AUREUS METHICILLIN RESIST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5">
            <text:p>STREP GRP A SCREEN IMMUNOAS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string" table:style-name="ce5">
            <text:p>SUPPORT ANKLE LACE UP OTS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string" table:style-name="ce5">
            <text:p>SUSEPTIBILITY STUDIES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string" table:style-name="ce5">
            <text:p>SUTURE PROLENE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string" table:style-name="ce5">
            <text:p>SYSTEM AIR TAP</text:p>
          </table:table-cell>
          <table:table-cell office:value-type="float" office:value="1075" table:style-name="ce6">
            <text:p>1,075</text:p>
          </table:table-cell>
          <table:table-cell office:value-type="float" office:value="1075" table:style-name="ce6">
            <text:p>1,075</text:p>
          </table:table-cell>
          <table:table-cell table:number-columns-repeated="16380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string" table:style-name="ce5">
            <text:p>T3 FREE</text:p>
          </table:table-cell>
          <table:table-cell office:value-type="float" office:value="374" table:style-name="ce6">
            <text:p>374</text:p>
          </table:table-cell>
          <table:table-cell office:value-type="float" office:value="374" table:style-name="ce6">
            <text:p>374</text:p>
          </table:table-cell>
          <table:table-cell table:number-columns-repeated="16380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string" table:style-name="ce5">
            <text:p>T3 UPTAKE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string" table:style-name="ce5">
            <text:p>TB TEST ALL MEDIATED IMMUN</text:p>
          </table:table-cell>
          <table:table-cell office:value-type="float" office:value="372.5" table:style-name="ce6">
            <text:p>373</text:p>
          </table:table-cell>
          <table:table-cell office:value-type="float" office:value="372.5" table:style-name="ce6">
            <text:p>373</text:p>
          </table:table-cell>
          <table:table-cell table:number-columns-repeated="16380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string" table:style-name="ce5">
            <text:p>THEOPHYLLINE</text:p>
          </table:table-cell>
          <table:table-cell office:value-type="float" office:value="258" table:style-name="ce6">
            <text:p>258</text:p>
          </table:table-cell>
          <table:table-cell office:value-type="float" office:value="258" table:style-name="ce6">
            <text:p>258</text:p>
          </table:table-cell>
          <table:table-cell table:number-columns-repeated="16380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string" table:style-name="ce5">
            <text:p>THIAMINE VITAMIN B1</text:p>
          </table:table-cell>
          <table:table-cell office:value-type="float" office:value="317.5" table:style-name="ce6">
            <text:p>318</text:p>
          </table:table-cell>
          <table:table-cell office:value-type="float" office:value="317.5" table:style-name="ce6">
            <text:p>318</text:p>
          </table:table-cell>
          <table:table-cell table:number-columns-repeated="16380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string" table:style-name="ce5">
            <text:p>THYROGLOBULIN QUANTITATIVE</text:p>
          </table:table-cell>
          <table:table-cell office:value-type="float" office:value="169.5" table:style-name="ce6">
            <text:p>170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string" table:style-name="ce5">
            <text:p>THYROID ANTIBODIES</text:p>
          </table:table-cell>
          <table:table-cell office:value-type="float" office:value="106.5" table:style-name="ce6">
            <text:p>107</text:p>
          </table:table-cell>
          <table:table-cell office:value-type="float" office:value="106.5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string" table:style-name="ce5">
            <text:p>THYROID STIMULATING HORMONE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table:number-columns-repeated="16380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string" table:style-name="ce5">
            <text:p>THYROXINE</text:p>
          </table:table-cell>
          <table:table-cell office:value-type="float" office:value="116" table:style-name="ce6">
            <text:p>116</text:p>
          </table:table-cell>
          <table:table-cell office:value-type="float" office:value="116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string" table:style-name="ce5">
            <text:p>THYROXINE FREE</text:p>
          </table:table-cell>
          <table:table-cell office:value-type="float" office:value="120.5" table:style-name="ce6">
            <text:p>121</text:p>
          </table:table-cell>
          <table:table-cell office:value-type="float" office:value="120.5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string" table:style-name="ce5">
            <text:p>TISSUE EXAM KOH OVA</text:p>
          </table:table-cell>
          <table:table-cell office:value-type="float" office:value="94.5" table:style-name="ce6">
            <text:p>95</text:p>
          </table:table-cell>
          <table:table-cell office:value-type="float" office:value="94.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string" table:style-name="ce5">
            <text:p>TOPIRAMATE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string" table:style-name="ce5">
            <text:p>TRANSFERRIN</text:p>
          </table:table-cell>
          <table:table-cell office:value-type="float" office:value="162" table:style-name="ce6">
            <text:p>162</text:p>
          </table:table-cell>
          <table:table-cell office:value-type="float" office:value="162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string" table:style-name="ce5">
            <text:p>TRANSFUSE BLOOD/COMPONENT 4 HR</text:p>
          </table:table-cell>
          <table:table-cell office:value-type="float" office:value="1409.5" table:style-name="ce6">
            <text:p>1,410</text:p>
          </table:table-cell>
          <table:table-cell office:value-type="float" office:value="1409.5" table:style-name="ce6">
            <text:p>1,410</text:p>
          </table:table-cell>
          <table:table-cell table:number-columns-repeated="16380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string" table:style-name="ce5">
            <text:p>TRAY CATH FOLEY SILV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string" table:style-name="ce5">
            <text:p>TRAY CENT LINE 3L 7FRX15CM</text:p>
          </table:table-cell>
          <table:table-cell office:value-type="float" office:value="671" table:style-name="ce6">
            <text:p>671</text:p>
          </table:table-cell>
          <table:table-cell office:value-type="float" office:value="671" table:style-name="ce6">
            <text:p>671</text:p>
          </table:table-cell>
          <table:table-cell table:number-columns-repeated="16380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string" table:style-name="ce5">
            <text:p>TRAY PICC 4FR SL</text:p>
          </table:table-cell>
          <table:table-cell office:value-type="float" office:value="846.5" table:style-name="ce6">
            <text:p>847</text:p>
          </table:table-cell>
          <table:table-cell office:value-type="float" office:value="846.5" table:style-name="ce6">
            <text:p>847</text:p>
          </table:table-cell>
          <table:table-cell table:number-columns-repeated="16380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string" table:style-name="ce5">
            <text:p>TRAY THORACENTESIS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string" table:style-name="ce5">
            <text:p>TROCAR CHEST TUBE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string" table:style-name="ce5">
            <text:p>TROPONIN I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string" table:style-name="ce5">
            <text:p>UA AUTO W/MICRO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string" table:style-name="ce5">
            <text:p>URIC ACID BLOOD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string" table:style-name="ce5">
            <text:p>URINALYSIS WITHOUT MICROSCO</text:p>
          </table:table-cell>
          <table:table-cell office:value-type="float" office:value="65" table:style-name="ce6">
            <text:p>65</text:p>
          </table:table-cell>
          <table:table-cell office:value-type="float" office:value="65" table:style-name="ce6">
            <text:p>65</text:p>
          </table:table-cell>
          <table:table-cell table:number-columns-repeated="16380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string" table:style-name="ce5">
            <text:p>URINE CULT BACT COLONY CNT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string" table:style-name="ce5">
            <text:p>URINE CULT W/PRESUMPT IDISOL</text:p>
          </table:table-cell>
          <table:table-cell office:value-type="float" office:value="173" table:style-name="ce6">
            <text:p>173</text:p>
          </table:table-cell>
          <table:table-cell office:value-type="float" office:value="173" table:style-name="ce6">
            <text:p>173</text:p>
          </table:table-cell>
          <table:table-cell table:number-columns-repeated="16380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string" table:style-name="ce5">
            <text:p>URINE PREGNANCY TEST</text:p>
          </table:table-cell>
          <table:table-cell office:value-type="float" office:value="114" table:style-name="ce6">
            <text:p>114</text:p>
          </table:table-cell>
          <table:table-cell office:value-type="float" office:value="114" table:style-name="ce6">
            <text:p>114</text:p>
          </table:table-cell>
          <table:table-cell table:number-columns-repeated="16380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string" table:style-name="ce5">
            <text:p>URINEMETER W/CATH FOLEY SILVER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string" table:style-name="ce5">
            <text:p>US ABD PARACENTESIS W GUIDE</text:p>
          </table:table-cell>
          <table:table-cell office:value-type="float" office:value="1204.5" table:style-name="ce6">
            <text:p>1,205</text:p>
          </table:table-cell>
          <table:table-cell office:value-type="float" office:value="1204.5" table:style-name="ce6">
            <text:p>1,205</text:p>
          </table:table-cell>
          <table:table-cell table:number-columns-repeated="16380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string" table:style-name="ce5">
            <text:p>US ABDOMEN</text:p>
          </table:table-cell>
          <table:table-cell office:value-type="float" office:value="2117" table:style-name="ce6">
            <text:p>2,117</text:p>
          </table:table-cell>
          <table:table-cell office:value-type="float" office:value="2117" table:style-name="ce6">
            <text:p>2,117</text:p>
          </table:table-cell>
          <table:table-cell table:number-columns-repeated="16380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string" table:style-name="ce5">
            <text:p>US ABDOMEN LIMITED</text:p>
          </table:table-cell>
          <table:table-cell office:value-type="float" office:value="1282" table:style-name="ce6">
            <text:p>1,282</text:p>
          </table:table-cell>
          <table:table-cell office:value-type="float" office:value="1282" table:style-name="ce6">
            <text:p>1,282</text:p>
          </table:table-cell>
          <table:table-cell table:number-columns-repeated="16380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string" table:style-name="ce5">
            <text:p>US AORTA DIAGNOSTIC</text:p>
          </table:table-cell>
          <table:table-cell office:value-type="float" office:value="771.5" table:style-name="ce6">
            <text:p>772</text:p>
          </table:table-cell>
          <table:table-cell office:value-type="float" office:value="771.5" table:style-name="ce6">
            <text:p>772</text:p>
          </table:table-cell>
          <table:table-cell table:number-columns-repeated="16380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string" table:style-name="ce5">
            <text:p>US AORTA SCREENING</text:p>
          </table:table-cell>
          <table:table-cell office:value-type="float" office:value="480" table:style-name="ce6">
            <text:p>480</text:p>
          </table:table-cell>
          <table:table-cell office:value-type="float" office:value="480" table:style-name="ce6">
            <text:p>480</text:p>
          </table:table-cell>
          <table:table-cell table:number-columns-repeated="16380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string" table:style-name="ce5">
            <text:p>US BREAST UNILAT COMPLETE LT</text:p>
          </table:table-cell>
          <table:table-cell office:value-type="float" office:value="884.5" table:style-name="ce6">
            <text:p>885</text:p>
          </table:table-cell>
          <table:table-cell office:value-type="float" office:value="884.5" table:style-name="ce6">
            <text:p>885</text:p>
          </table:table-cell>
          <table:table-cell table:number-columns-repeated="16380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string" table:style-name="ce5">
            <text:p>US BREAST UNILAT LIMITED LT</text:p>
          </table:table-cell>
          <table:table-cell office:value-type="float" office:value="662" table:style-name="ce6">
            <text:p>662</text:p>
          </table:table-cell>
          <table:table-cell office:value-type="float" office:value="662" table:style-name="ce6">
            <text:p>662</text:p>
          </table:table-cell>
          <table:table-cell table:number-columns-repeated="16380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string" table:style-name="ce5">
            <text:p>US CHEST LT</text:p>
          </table:table-cell>
          <table:table-cell office:value-type="float" office:value="436" table:style-name="ce6">
            <text:p>436</text:p>
          </table:table-cell>
          <table:table-cell office:value-type="float" office:value="436" table:style-name="ce6">
            <text:p>436</text:p>
          </table:table-cell>
          <table:table-cell table:number-columns-repeated="16380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string" table:style-name="ce5">
            <text:p>US DUPLEX VENOUS EXTREM BILAT</text:p>
          </table:table-cell>
          <table:table-cell office:value-type="float" office:value="1926.5" table:style-name="ce6">
            <text:p>1,927</text:p>
          </table:table-cell>
          <table:table-cell office:value-type="float" office:value="1926.5" table:style-name="ce6">
            <text:p>1,927</text:p>
          </table:table-cell>
          <table:table-cell table:number-columns-repeated="16380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string" table:style-name="ce5">
            <text:p>US DUPLEX VENOUS EXTREM UNI LT</text:p>
          </table:table-cell>
          <table:table-cell office:value-type="float" office:value="798" table:style-name="ce6">
            <text:p>798</text:p>
          </table:table-cell>
          <table:table-cell office:value-type="float" office:value="798" table:style-name="ce6">
            <text:p>798</text:p>
          </table:table-cell>
          <table:table-cell table:number-columns-repeated="16380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string" table:style-name="ce5">
            <text:p>US EXTREMITY NONVASC COMP RT</text:p>
          </table:table-cell>
          <table:table-cell office:value-type="float" office:value="679" table:style-name="ce6">
            <text:p>679</text:p>
          </table:table-cell>
          <table:table-cell office:value-type="float" office:value="679" table:style-name="ce6">
            <text:p>679</text:p>
          </table:table-cell>
          <table:table-cell table:number-columns-repeated="16380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string" table:style-name="ce5">
            <text:p>US EXTREMITY NONVASC LIMIT LT</text:p>
          </table:table-cell>
          <table:table-cell office:value-type="float" office:value="520.5" table:style-name="ce6">
            <text:p>521</text:p>
          </table:table-cell>
          <table:table-cell office:value-type="float" office:value="520.5" table:style-name="ce6">
            <text:p>521</text:p>
          </table:table-cell>
          <table:table-cell table:number-columns-repeated="16380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string" table:style-name="ce5">
            <text:p>US GUIDANCE NEEDLE PLACEMEN</text:p>
          </table:table-cell>
          <table:table-cell office:value-type="float" office:value="854" table:style-name="ce6">
            <text:p>854</text:p>
          </table:table-cell>
          <table:table-cell office:value-type="float" office:value="854" table:style-name="ce6">
            <text:p>854</text:p>
          </table:table-cell>
          <table:table-cell table:number-columns-repeated="16380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string" table:style-name="ce5">
            <text:p>US GUIDANCE VASCULAR ACCESS</text:p>
          </table:table-cell>
          <table:table-cell office:value-type="float" office:value="348" table:style-name="ce6">
            <text:p>348</text:p>
          </table:table-cell>
          <table:table-cell office:value-type="float" office:value="348" table:style-name="ce6">
            <text:p>348</text:p>
          </table:table-cell>
          <table:table-cell table:number-columns-repeated="16380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string" table:style-name="ce5">
            <text:p>US PELVIS NON OB</text:p>
          </table:table-cell>
          <table:table-cell office:value-type="float" office:value="1690" table:style-name="ce6">
            <text:p>1,690</text:p>
          </table:table-cell>
          <table:table-cell office:value-type="float" office:value="1690" table:style-name="ce6">
            <text:p>1,690</text:p>
          </table:table-cell>
          <table:table-cell table:number-columns-repeated="16380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string" table:style-name="ce5">
            <text:p>US PELVIS NON OB LIMITED</text:p>
          </table:table-cell>
          <table:table-cell office:value-type="float" office:value="411.5" table:style-name="ce6">
            <text:p>412</text:p>
          </table:table-cell>
          <table:table-cell office:value-type="float" office:value="411.5" table:style-name="ce6">
            <text:p>412</text:p>
          </table:table-cell>
          <table:table-cell table:number-columns-repeated="16380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string" table:style-name="ce5">
            <text:p>US PREGNANCY LIMITED</text:p>
          </table:table-cell>
          <table:table-cell office:value-type="float" office:value="796" table:style-name="ce6">
            <text:p>796</text:p>
          </table:table-cell>
          <table:table-cell office:value-type="float" office:value="796" table:style-name="ce6">
            <text:p>796</text:p>
          </table:table-cell>
          <table:table-cell table:number-columns-repeated="16380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string" table:style-name="ce5">
            <text:p>US PREGNANCY TRANSVAGINAL</text:p>
          </table:table-cell>
          <table:table-cell office:value-type="float" office:value="906" table:style-name="ce6">
            <text:p>906</text:p>
          </table:table-cell>
          <table:table-cell office:value-type="float" office:value="906" table:style-name="ce6">
            <text:p>906</text:p>
          </table:table-cell>
          <table:table-cell table:number-columns-repeated="16380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string" table:style-name="ce5">
            <text:p>US RENAL COMPLETE</text:p>
          </table:table-cell>
          <table:table-cell office:value-type="float" office:value="857" table:style-name="ce6">
            <text:p>857</text:p>
          </table:table-cell>
          <table:table-cell office:value-type="float" office:value="857" table:style-name="ce6">
            <text:p>857</text:p>
          </table:table-cell>
          <table:table-cell table:number-columns-repeated="16380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string" table:style-name="ce5">
            <text:p>US SCROTUM</text:p>
          </table:table-cell>
          <table:table-cell office:value-type="float" office:value="1644.5" table:style-name="ce6">
            <text:p>1,645</text:p>
          </table:table-cell>
          <table:table-cell office:value-type="float" office:value="1644.5" table:style-name="ce6">
            <text:p>1,645</text:p>
          </table:table-cell>
          <table:table-cell table:number-columns-repeated="16380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string" table:style-name="ce5">
            <text:p>US SOFT TISSUE HEAD/NECK</text:p>
          </table:table-cell>
          <table:table-cell office:value-type="float" office:value="1191.5" table:style-name="ce6">
            <text:p>1,192</text:p>
          </table:table-cell>
          <table:table-cell office:value-type="float" office:value="1191.5" table:style-name="ce6">
            <text:p>1,192</text:p>
          </table:table-cell>
          <table:table-cell table:number-columns-repeated="16380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string" table:style-name="ce5">
            <text:p>US THORACENTESIS W GUIDE RT</text:p>
          </table:table-cell>
          <table:table-cell office:value-type="float" office:value="1570" table:style-name="ce6">
            <text:p>1,570</text:p>
          </table:table-cell>
          <table:table-cell office:value-type="float" office:value="1570" table:style-name="ce6">
            <text:p>1,570</text:p>
          </table:table-cell>
          <table:table-cell table:number-columns-repeated="16380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string" table:style-name="ce5">
            <text:p>US TRANSVAGINAL</text:p>
          </table:table-cell>
          <table:table-cell office:value-type="float" office:value="1334" table:style-name="ce6">
            <text:p>1,334</text:p>
          </table:table-cell>
          <table:table-cell office:value-type="float" office:value="1334" table:style-name="ce6">
            <text:p>1,334</text:p>
          </table:table-cell>
          <table:table-cell table:number-columns-repeated="16380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string" table:style-name="ce5">
            <text:p>VALPROIC ACID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string" table:style-name="ce5">
            <text:p>VANCOMYCIN TROUGH</text:p>
          </table:table-cell>
          <table:table-cell office:value-type="float" office:value="214" table:style-name="ce6">
            <text:p>214</text:p>
          </table:table-cell>
          <table:table-cell office:value-type="float" office:value="214" table:style-name="ce6">
            <text:p>214</text:p>
          </table:table-cell>
          <table:table-cell table:number-columns-repeated="16380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string" table:style-name="ce5">
            <text:p>VENIPUNCTURE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string" table:style-name="ce5">
            <text:p>VENTILATOR INITIAL DAILY</text:p>
          </table:table-cell>
          <table:table-cell office:value-type="float" office:value="1551.5" table:style-name="ce6">
            <text:p>1,552</text:p>
          </table:table-cell>
          <table:table-cell office:value-type="float" office:value="1551.5" table:style-name="ce6">
            <text:p>1,552</text:p>
          </table:table-cell>
          <table:table-cell table:number-columns-repeated="16380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string" table:style-name="ce5">
            <text:p>VENTILATOR SUBSEQUENT DAILY</text:p>
          </table:table-cell>
          <table:table-cell office:value-type="float" office:value="938" table:style-name="ce6">
            <text:p>938</text:p>
          </table:table-cell>
          <table:table-cell office:value-type="float" office:value="938" table:style-name="ce6">
            <text:p>938</text:p>
          </table:table-cell>
          <table:table-cell table:number-columns-repeated="16380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string" table:style-name="ce5">
            <text:p>VIRUS ISOLATIOIN BY NONIMMUNO</text:p>
          </table:table-cell>
          <table:table-cell office:value-type="float" office:value="204" table:style-name="ce6">
            <text:p>204</text:p>
          </table:table-cell>
          <table:table-cell office:value-type="float" office:value="204" table:style-name="ce6">
            <text:p>204</text:p>
          </table:table-cell>
          <table:table-cell table:number-columns-repeated="16380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string" table:style-name="ce5">
            <text:p>VITAMIN B12</text:p>
          </table:table-cell>
          <table:table-cell office:value-type="float" office:value="220.5" table:style-name="ce6">
            <text:p>221</text:p>
          </table:table-cell>
          <table:table-cell office:value-type="float" office:value="220.5" table:style-name="ce6">
            <text:p>221</text:p>
          </table:table-cell>
          <table:table-cell table:number-columns-repeated="16380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string" table:style-name="ce5">
            <text:p>VITAMIN D3 25-OH HYDROXY</text:p>
          </table:table-cell>
          <table:table-cell office:value-type="float" office:value="481" table:style-name="ce6">
            <text:p>481</text:p>
          </table:table-cell>
          <table:table-cell office:value-type="float" office:value="481" table:style-name="ce6">
            <text:p>481</text:p>
          </table:table-cell>
          <table:table-cell table:number-columns-repeated="16380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string" table:style-name="ce5">
            <text:p>WBC COUNT AUTO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table:number-columns-repeated="16380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string" table:style-name="ce5">
            <text:p>WET PREP YEAS TRIC CLUE CEL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string" table:style-name="ce5">
            <text:p>XR ABDOMEN AP ONLY (KUB)</text:p>
          </table:table-cell>
          <table:table-cell office:value-type="float" office:value="740.5" table:style-name="ce6">
            <text:p>741</text:p>
          </table:table-cell>
          <table:table-cell office:value-type="float" office:value="740.5" table:style-name="ce6">
            <text:p>741</text:p>
          </table:table-cell>
          <table:table-cell table:number-columns-repeated="16380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string" table:style-name="ce5">
            <text:p>XR ABDOMEN AP/DECUB OR ERECT</text:p>
          </table:table-cell>
          <table:table-cell office:value-type="float" office:value="885.5" table:style-name="ce6">
            <text:p>886</text:p>
          </table:table-cell>
          <table:table-cell office:value-type="float" office:value="885.5" table:style-name="ce6">
            <text:p>886</text:p>
          </table:table-cell>
          <table:table-cell table:number-columns-repeated="16380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string" table:style-name="ce5">
            <text:p>XR ABDOMEN AP/DECUB/ERECT/C</text:p>
          </table:table-cell>
          <table:table-cell office:value-type="float" office:value="781" table:style-name="ce6">
            <text:p>781</text:p>
          </table:table-cell>
          <table:table-cell office:value-type="float" office:value="781" table:style-name="ce6">
            <text:p>781</text:p>
          </table:table-cell>
          <table:table-cell table:number-columns-repeated="16380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string" table:style-name="ce5">
            <text:p>XR ANKLE 2 VIEWS RT</text:p>
          </table:table-cell>
          <table:table-cell office:value-type="float" office:value="440" table:style-name="ce6">
            <text:p>440</text:p>
          </table:table-cell>
          <table:table-cell office:value-type="float" office:value="440" table:style-name="ce6">
            <text:p>440</text:p>
          </table:table-cell>
          <table:table-cell table:number-columns-repeated="16380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string" table:style-name="ce5">
            <text:p>XR ANKLE COMPLETE 3+ VIEWS RT</text:p>
          </table:table-cell>
          <table:table-cell office:value-type="float" office:value="510.5" table:style-name="ce6">
            <text:p>511</text:p>
          </table:table-cell>
          <table:table-cell office:value-type="float" office:value="510.5" table:style-name="ce6">
            <text:p>511</text:p>
          </table:table-cell>
          <table:table-cell table:number-columns-repeated="16380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string" table:style-name="ce5">
            <text:p>XR BONE AGE STUDIES</text:p>
          </table:table-cell>
          <table:table-cell office:value-type="float" office:value="429" table:style-name="ce6">
            <text:p>429</text:p>
          </table:table-cell>
          <table:table-cell office:value-type="float" office:value="429" table:style-name="ce6">
            <text:p>429</text:p>
          </table:table-cell>
          <table:table-cell table:number-columns-repeated="16380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string" table:style-name="ce5">
            <text:p>XR BONE DENSITY STUDY AXIAL</text:p>
          </table:table-cell>
          <table:table-cell office:value-type="float" office:value="741" table:style-name="ce6">
            <text:p>741</text:p>
          </table:table-cell>
          <table:table-cell office:value-type="float" office:value="741" table:style-name="ce6">
            <text:p>741</text:p>
          </table:table-cell>
          <table:table-cell table:number-columns-repeated="16380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string" table:style-name="ce5">
            <text:p>XR BONE SURVEY COMPLETE</text:p>
          </table:table-cell>
          <table:table-cell office:value-type="float" office:value="859" table:style-name="ce6">
            <text:p>859</text:p>
          </table:table-cell>
          <table:table-cell office:value-type="float" office:value="859" table:style-name="ce6">
            <text:p>859</text:p>
          </table:table-cell>
          <table:table-cell table:number-columns-repeated="16380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string" table:style-name="ce5">
            <text:p>XR CALCANEUS 2+ VIEWS RT</text:p>
          </table:table-cell>
          <table:table-cell office:value-type="float" office:value="435.5" table:style-name="ce6">
            <text:p>436</text:p>
          </table:table-cell>
          <table:table-cell office:value-type="float" office:value="435.5" table:style-name="ce6">
            <text:p>436</text:p>
          </table:table-cell>
          <table:table-cell table:number-columns-repeated="16380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string" table:style-name="ce5">
            <text:p>XR CHEST 1 VIEW</text:p>
          </table:table-cell>
          <table:table-cell office:value-type="float" office:value="201" table:style-name="ce6">
            <text:p>201</text:p>
          </table:table-cell>
          <table:table-cell office:value-type="float" office:value="201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string" table:style-name="ce5">
            <text:p>XR CHEST 2 VIEWS</text:p>
          </table:table-cell>
          <table:table-cell office:value-type="float" office:value="368" table:style-name="ce6">
            <text:p>368</text:p>
          </table:table-cell>
          <table:table-cell office:value-type="float" office:value="368" table:style-name="ce6">
            <text:p>368</text:p>
          </table:table-cell>
          <table:table-cell table:number-columns-repeated="16380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string" table:style-name="ce5">
            <text:p>XR CLAVICLE COMPLETE RT</text:p>
          </table:table-cell>
          <table:table-cell office:value-type="float" office:value="653.5" table:style-name="ce6">
            <text:p>654</text:p>
          </table:table-cell>
          <table:table-cell office:value-type="float" office:value="653.5" table:style-name="ce6">
            <text:p>654</text:p>
          </table:table-cell>
          <table:table-cell table:number-columns-repeated="16380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string" table:style-name="ce5">
            <text:p>XR C-SPINE 2 OR 3 VIEWS</text:p>
          </table:table-cell>
          <table:table-cell office:value-type="float" office:value="800" table:style-name="ce6">
            <text:p>800</text:p>
          </table:table-cell>
          <table:table-cell office:value-type="float" office:value="800" table:style-name="ce6">
            <text:p>800</text:p>
          </table:table-cell>
          <table:table-cell table:number-columns-repeated="16380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string" table:style-name="ce5">
            <text:p>XR C-SPINE 4 OR 5 VIEWS</text:p>
          </table:table-cell>
          <table:table-cell office:value-type="float" office:value="985.5" table:style-name="ce6">
            <text:p>986</text:p>
          </table:table-cell>
          <table:table-cell office:value-type="float" office:value="985.5" table:style-name="ce6">
            <text:p>986</text:p>
          </table:table-cell>
          <table:table-cell table:number-columns-repeated="16380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string" table:style-name="ce5">
            <text:p>XR ELBOW 2 VIEWS LT</text:p>
          </table:table-cell>
          <table:table-cell office:value-type="float" office:value="435.5" table:style-name="ce6">
            <text:p>436</text:p>
          </table:table-cell>
          <table:table-cell office:value-type="float" office:value="435.5" table:style-name="ce6">
            <text:p>436</text:p>
          </table:table-cell>
          <table:table-cell table:number-columns-repeated="16380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string" table:style-name="ce5">
            <text:p>XR ELBOW COMPLETE 3+ VIEWS RT</text:p>
          </table:table-cell>
          <table:table-cell office:value-type="float" office:value="510.5" table:style-name="ce6">
            <text:p>511</text:p>
          </table:table-cell>
          <table:table-cell office:value-type="float" office:value="510.5" table:style-name="ce6">
            <text:p>511</text:p>
          </table:table-cell>
          <table:table-cell table:number-columns-repeated="16380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string" table:style-name="ce5">
            <text:p>XR ESOPHAGUS</text:p>
          </table:table-cell>
          <table:table-cell office:value-type="float" office:value="998.5" table:style-name="ce6">
            <text:p>999</text:p>
          </table:table-cell>
          <table:table-cell office:value-type="float" office:value="998.5" table:style-name="ce6">
            <text:p>999</text:p>
          </table:table-cell>
          <table:table-cell table:number-columns-repeated="16380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string" table:style-name="ce5">
            <text:p>XR FACIAL BONES &lt; 3 VIEWS</text:p>
          </table:table-cell>
          <table:table-cell office:value-type="float" office:value="462" table:style-name="ce6">
            <text:p>462</text:p>
          </table:table-cell>
          <table:table-cell office:value-type="float" office:value="462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string" table:style-name="ce5">
            <text:p>XR FACIAL BONES COMPLETE 3+</text:p>
          </table:table-cell>
          <table:table-cell office:value-type="float" office:value="737" table:style-name="ce6">
            <text:p>737</text:p>
          </table:table-cell>
          <table:table-cell office:value-type="float" office:value="737" table:style-name="ce6">
            <text:p>737</text:p>
          </table:table-cell>
          <table:table-cell table:number-columns-repeated="16380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string" table:style-name="ce5">
            <text:p>XR FEMUR 1 VW RT</text:p>
          </table:table-cell>
          <table:table-cell office:value-type="float" office:value="357" table:style-name="ce6">
            <text:p>357</text:p>
          </table:table-cell>
          <table:table-cell office:value-type="float" office:value="357" table:style-name="ce6">
            <text:p>357</text:p>
          </table:table-cell>
          <table:table-cell table:number-columns-repeated="16380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string" table:style-name="ce5">
            <text:p>XR FEMUR 2 VW LT</text:p>
          </table:table-cell>
          <table:table-cell office:value-type="float" office:value="373" table:style-name="ce6">
            <text:p>373</text:p>
          </table:table-cell>
          <table:table-cell office:value-type="float" office:value="373" table:style-name="ce6">
            <text:p>373</text:p>
          </table:table-cell>
          <table:table-cell table:number-columns-repeated="16380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string" table:style-name="ce5">
            <text:p>XR FINGER LEFT HAND 2ND DIGIT</text:p>
          </table:table-cell>
          <table:table-cell office:value-type="float" office:value="680" table:style-name="ce6">
            <text:p>680</text:p>
          </table:table-cell>
          <table:table-cell office:value-type="float" office:value="680" table:style-name="ce6">
            <text:p>680</text:p>
          </table:table-cell>
          <table:table-cell table:number-columns-repeated="16380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string" table:style-name="ce5">
            <text:p>XR FLUORO GUID CVA PLC/REM</text:p>
          </table:table-cell>
          <table:table-cell office:value-type="float" office:value="322.5" table:style-name="ce6">
            <text:p>323</text:p>
          </table:table-cell>
          <table:table-cell office:value-type="float" office:value="322.5" table:style-name="ce6">
            <text:p>323</text:p>
          </table:table-cell>
          <table:table-cell table:number-columns-repeated="16380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string" table:style-name="ce5">
            <text:p>XR FOOT 2 VIEWS LT</text:p>
          </table:table-cell>
          <table:table-cell office:value-type="float" office:value="568.5" table:style-name="ce6">
            <text:p>569</text:p>
          </table:table-cell>
          <table:table-cell office:value-type="float" office:value="568.5" table:style-name="ce6">
            <text:p>569</text:p>
          </table:table-cell>
          <table:table-cell table:number-columns-repeated="16380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string" table:style-name="ce5">
            <text:p>XR FOOT COMPLETE 3+ VIEWS RT</text:p>
          </table:table-cell>
          <table:table-cell office:value-type="float" office:value="648.5" table:style-name="ce6">
            <text:p>649</text:p>
          </table:table-cell>
          <table:table-cell office:value-type="float" office:value="648.5" table:style-name="ce6">
            <text:p>649</text:p>
          </table:table-cell>
          <table:table-cell table:number-columns-repeated="16380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string" table:style-name="ce5">
            <text:p>XR FOREARM 2 VIEWS RT</text:p>
          </table:table-cell>
          <table:table-cell office:value-type="float" office:value="425.5" table:style-name="ce6">
            <text:p>426</text:p>
          </table:table-cell>
          <table:table-cell office:value-type="float" office:value="425.5" table:style-name="ce6">
            <text:p>426</text:p>
          </table:table-cell>
          <table:table-cell table:number-columns-repeated="16380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string" table:style-name="ce5">
            <text:p>XR HAND COMPLETE 3+ VIEWS RT</text:p>
          </table:table-cell>
          <table:table-cell office:value-type="float" office:value="900" table:style-name="ce6">
            <text:p>900</text:p>
          </table:table-cell>
          <table:table-cell office:value-type="float" office:value="900" table:style-name="ce6">
            <text:p>900</text:p>
          </table:table-cell>
          <table:table-cell table:number-columns-repeated="16380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string" table:style-name="ce5">
            <text:p>XR HAND LIMITED 2 VIEWS LT</text:p>
          </table:table-cell>
          <table:table-cell office:value-type="float" office:value="429" table:style-name="ce6">
            <text:p>429</text:p>
          </table:table-cell>
          <table:table-cell office:value-type="float" office:value="429" table:style-name="ce6">
            <text:p>429</text:p>
          </table:table-cell>
          <table:table-cell table:number-columns-repeated="16380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string" table:style-name="ce5">
            <text:p>XR HIP BILAT [&amp; PELVIS IF PERFORMED] 2 VW</text:p>
          </table:table-cell>
          <table:table-cell office:value-type="float" office:value="483" table:style-name="ce6">
            <text:p>483</text:p>
          </table:table-cell>
          <table:table-cell office:value-type="float" office:value="483" table:style-name="ce6">
            <text:p>483</text:p>
          </table:table-cell>
          <table:table-cell table:number-columns-repeated="16380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string" table:style-name="ce5">
            <text:p>XR HIP BILAT [&amp; PELVIS IF PERFORMED] 3 OR 4 VW</text:p>
          </table:table-cell>
          <table:table-cell office:value-type="float" office:value="681" table:style-name="ce6">
            <text:p>681</text:p>
          </table:table-cell>
          <table:table-cell office:value-type="float" office:value="681" table:style-name="ce6">
            <text:p>681</text:p>
          </table:table-cell>
          <table:table-cell table:number-columns-repeated="16380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string" table:style-name="ce5">
            <text:p>XR HIP BILAT [&amp; PELVIS IF PERFORMED] 5+ VW</text:p>
          </table:table-cell>
          <table:table-cell office:value-type="float" office:value="817" table:style-name="ce6">
            <text:p>817</text:p>
          </table:table-cell>
          <table:table-cell office:value-type="float" office:value="817" table:style-name="ce6">
            <text:p>817</text:p>
          </table:table-cell>
          <table:table-cell table:number-columns-repeated="16380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string" table:style-name="ce5">
            <text:p>XR HIP UNI [&amp; PELVIS IF PERFORMED] 2 OR 3 VW LT</text:p>
          </table:table-cell>
          <table:table-cell office:value-type="float" office:value="325" table:style-name="ce6">
            <text:p>325</text:p>
          </table:table-cell>
          <table:table-cell office:value-type="float" office:value="325" table:style-name="ce6">
            <text:p>325</text:p>
          </table:table-cell>
          <table:table-cell table:number-columns-repeated="16380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string" table:style-name="ce5">
            <text:p>XR HIP UNI [&amp; PELVIS IF PERFORMED] 4+ VW RT</text:p>
          </table:table-cell>
          <table:table-cell office:value-type="float" office:value="664" table:style-name="ce6">
            <text:p>664</text:p>
          </table:table-cell>
          <table:table-cell office:value-type="float" office:value="664" table:style-name="ce6">
            <text:p>664</text:p>
          </table:table-cell>
          <table:table-cell table:number-columns-repeated="16380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string" table:style-name="ce5">
            <text:p>XR HUMERUS 2+ VIEWS LT</text:p>
          </table:table-cell>
          <table:table-cell office:value-type="float" office:value="594" table:style-name="ce6">
            <text:p>594</text:p>
          </table:table-cell>
          <table:table-cell office:value-type="float" office:value="594" table:style-name="ce6">
            <text:p>594</text:p>
          </table:table-cell>
          <table:table-cell table:number-columns-repeated="16380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string" table:style-name="ce5">
            <text:p>XR KNEE &lt;3 VIEWS RT</text:p>
          </table:table-cell>
          <table:table-cell office:value-type="float" office:value="722" table:style-name="ce6">
            <text:p>722</text:p>
          </table:table-cell>
          <table:table-cell office:value-type="float" office:value="722" table:style-name="ce6">
            <text:p>722</text:p>
          </table:table-cell>
          <table:table-cell table:number-columns-repeated="16380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string" table:style-name="ce5">
            <text:p>XR KNEE COMPLETE 4+ VIEWS RT</text:p>
          </table:table-cell>
          <table:table-cell office:value-type="float" office:value="902.5" table:style-name="ce6">
            <text:p>903</text:p>
          </table:table-cell>
          <table:table-cell office:value-type="float" office:value="902.5" table:style-name="ce6">
            <text:p>903</text:p>
          </table:table-cell>
          <table:table-cell table:number-columns-repeated="16380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string" table:style-name="ce5">
            <text:p>XR L-SPINE 2 OR 3 VIEWS</text:p>
          </table:table-cell>
          <table:table-cell office:value-type="float" office:value="733.5" table:style-name="ce6">
            <text:p>734</text:p>
          </table:table-cell>
          <table:table-cell office:value-type="float" office:value="733.5" table:style-name="ce6">
            <text:p>734</text:p>
          </table:table-cell>
          <table:table-cell table:number-columns-repeated="16380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string" table:style-name="ce5">
            <text:p>XR L-SPINE 4 OR 5 <text:s/>VIEWS</text:p>
          </table:table-cell>
          <table:table-cell office:value-type="float" office:value="1018" table:style-name="ce6">
            <text:p>1,018</text:p>
          </table:table-cell>
          <table:table-cell office:value-type="float" office:value="1018" table:style-name="ce6">
            <text:p>1,018</text:p>
          </table:table-cell>
          <table:table-cell table:number-columns-repeated="16380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string" table:style-name="ce5">
            <text:p>XR MANDIBLE &lt; 4 VIEWS</text:p>
          </table:table-cell>
          <table:table-cell office:value-type="float" office:value="393" table:style-name="ce6">
            <text:p>393</text:p>
          </table:table-cell>
          <table:table-cell office:value-type="float" office:value="393" table:style-name="ce6">
            <text:p>393</text:p>
          </table:table-cell>
          <table:table-cell table:number-columns-repeated="16380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string" table:style-name="ce5">
            <text:p>XR MANDIBLE COMPLETE 4+ VIE</text:p>
          </table:table-cell>
          <table:table-cell office:value-type="float" office:value="558" table:style-name="ce6">
            <text:p>558</text:p>
          </table:table-cell>
          <table:table-cell office:value-type="float" office:value="558" table:style-name="ce6">
            <text:p>558</text:p>
          </table:table-cell>
          <table:table-cell table:number-columns-repeated="16380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string" table:style-name="ce5">
            <text:p>XR MASTOIDS COMP 3+ VIEWS</text:p>
          </table:table-cell>
          <table:table-cell office:value-type="float" office:value="429" table:style-name="ce6">
            <text:p>429</text:p>
          </table:table-cell>
          <table:table-cell office:value-type="float" office:value="429" table:style-name="ce6">
            <text:p>429</text:p>
          </table:table-cell>
          <table:table-cell table:number-columns-repeated="16380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string" table:style-name="ce5">
            <text:p>XR NASAL BONES COMPLETE 3+</text:p>
          </table:table-cell>
          <table:table-cell office:value-type="float" office:value="486" table:style-name="ce6">
            <text:p>486</text:p>
          </table:table-cell>
          <table:table-cell office:value-type="float" office:value="486" table:style-name="ce6">
            <text:p>486</text:p>
          </table:table-cell>
          <table:table-cell table:number-columns-repeated="16380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string" table:style-name="ce5">
            <text:p>XR NECK SOFT TISSUE</text:p>
          </table:table-cell>
          <table:table-cell office:value-type="float" office:value="616.5" table:style-name="ce6">
            <text:p>617</text:p>
          </table:table-cell>
          <table:table-cell office:value-type="float" office:value="616.5" table:style-name="ce6">
            <text:p>617</text:p>
          </table:table-cell>
          <table:table-cell table:number-columns-repeated="16380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string" table:style-name="ce5">
            <text:p>XR PELVIS 1 OR 2 VIEWS</text:p>
          </table:table-cell>
          <table:table-cell office:value-type="float" office:value="650.5" table:style-name="ce6">
            <text:p>651</text:p>
          </table:table-cell>
          <table:table-cell office:value-type="float" office:value="650.5" table:style-name="ce6">
            <text:p>651</text:p>
          </table:table-cell>
          <table:table-cell table:number-columns-repeated="16380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string" table:style-name="ce5">
            <text:p>XR RIBS BILAT 3+ VIEWS</text:p>
          </table:table-cell>
          <table:table-cell office:value-type="float" office:value="519" table:style-name="ce6">
            <text:p>519</text:p>
          </table:table-cell>
          <table:table-cell office:value-type="float" office:value="519" table:style-name="ce6">
            <text:p>519</text:p>
          </table:table-cell>
          <table:table-cell table:number-columns-repeated="16380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string" table:style-name="ce5">
            <text:p>XR RIBS BILAT W/CHEST 4+ VI</text:p>
          </table:table-cell>
          <table:table-cell office:value-type="float" office:value="1090" table:style-name="ce6">
            <text:p>1,090</text:p>
          </table:table-cell>
          <table:table-cell office:value-type="float" office:value="1090" table:style-name="ce6">
            <text:p>1,090</text:p>
          </table:table-cell>
          <table:table-cell table:number-columns-repeated="16380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string" table:style-name="ce5">
            <text:p>XR RIBS UNILAT 2 VIEWS LT</text:p>
          </table:table-cell>
          <table:table-cell office:value-type="float" office:value="491" table:style-name="ce6">
            <text:p>491</text:p>
          </table:table-cell>
          <table:table-cell office:value-type="float" office:value="491" table:style-name="ce6">
            <text:p>491</text:p>
          </table:table-cell>
          <table:table-cell table:number-columns-repeated="16380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string" table:style-name="ce5">
            <text:p>XR RIBS UNILAT W/CHEST 3+ V RT</text:p>
          </table:table-cell>
          <table:table-cell office:value-type="float" office:value="806" table:style-name="ce6">
            <text:p>806</text:p>
          </table:table-cell>
          <table:table-cell office:value-type="float" office:value="806" table:style-name="ce6">
            <text:p>806</text:p>
          </table:table-cell>
          <table:table-cell table:number-columns-repeated="16380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string" table:style-name="ce5">
            <text:p>XR SACRUM/COCCYX 2+ VIEWS</text:p>
          </table:table-cell>
          <table:table-cell office:value-type="float" office:value="440" table:style-name="ce6">
            <text:p>440</text:p>
          </table:table-cell>
          <table:table-cell office:value-type="float" office:value="440" table:style-name="ce6">
            <text:p>440</text:p>
          </table:table-cell>
          <table:table-cell table:number-columns-repeated="16380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string" table:style-name="ce5">
            <text:p>XR SCAPULA COMPLETE RT</text:p>
          </table:table-cell>
          <table:table-cell office:value-type="float" office:value="713" table:style-name="ce6">
            <text:p>713</text:p>
          </table:table-cell>
          <table:table-cell office:value-type="float" office:value="713" table:style-name="ce6">
            <text:p>713</text:p>
          </table:table-cell>
          <table:table-cell table:number-columns-repeated="16380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string" table:style-name="ce5">
            <text:p>XR SHOULDER 1 VIEW LT</text:p>
          </table:table-cell>
          <table:table-cell office:value-type="float" office:value="486" table:style-name="ce6">
            <text:p>486</text:p>
          </table:table-cell>
          <table:table-cell office:value-type="float" office:value="486" table:style-name="ce6">
            <text:p>486</text:p>
          </table:table-cell>
          <table:table-cell table:number-columns-repeated="16380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string" table:style-name="ce5">
            <text:p>XR SHOULDER COMPL 2+ VIEWS RT</text:p>
          </table:table-cell>
          <table:table-cell office:value-type="float" office:value="632" table:style-name="ce6">
            <text:p>632</text:p>
          </table:table-cell>
          <table:table-cell office:value-type="float" office:value="632" table:style-name="ce6">
            <text:p>632</text:p>
          </table:table-cell>
          <table:table-cell table:number-columns-repeated="16380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string" table:style-name="ce5">
            <text:p>XR SI JOINTS &lt; 3 VIEWS</text:p>
          </table:table-cell>
          <table:table-cell office:value-type="float" office:value="429" table:style-name="ce6">
            <text:p>429</text:p>
          </table:table-cell>
          <table:table-cell office:value-type="float" office:value="429" table:style-name="ce6">
            <text:p>429</text:p>
          </table:table-cell>
          <table:table-cell table:number-columns-repeated="16380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string" table:style-name="ce5">
            <text:p>XR SINUSES COMPLETE 3+ VIEW</text:p>
          </table:table-cell>
          <table:table-cell office:value-type="float" office:value="798.5" table:style-name="ce6">
            <text:p>799</text:p>
          </table:table-cell>
          <table:table-cell office:value-type="float" office:value="798.5" table:style-name="ce6">
            <text:p>799</text:p>
          </table:table-cell>
          <table:table-cell table:number-columns-repeated="16380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string" table:style-name="ce5">
            <text:p>XR SKULL &lt; 4 VIEWS</text:p>
          </table:table-cell>
          <table:table-cell office:value-type="float" office:value="692.5" table:style-name="ce6">
            <text:p>693</text:p>
          </table:table-cell>
          <table:table-cell office:value-type="float" office:value="692.5" table:style-name="ce6">
            <text:p>693</text:p>
          </table:table-cell>
          <table:table-cell table:number-columns-repeated="16380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string" table:style-name="ce5">
            <text:p>XR SKULL COMPLETE 4+ VIEWS</text:p>
          </table:table-cell>
          <table:table-cell office:value-type="float" office:value="712.5" table:style-name="ce6">
            <text:p>713</text:p>
          </table:table-cell>
          <table:table-cell office:value-type="float" office:value="712.5" table:style-name="ce6">
            <text:p>713</text:p>
          </table:table-cell>
          <table:table-cell table:number-columns-repeated="16380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string" table:style-name="ce5">
            <text:p>XR SM BOWEL</text:p>
          </table:table-cell>
          <table:table-cell office:value-type="float" office:value="629.5" table:style-name="ce6">
            <text:p>630</text:p>
          </table:table-cell>
          <table:table-cell office:value-type="float" office:value="629.5" table:style-name="ce6">
            <text:p>630</text:p>
          </table:table-cell>
          <table:table-cell table:number-columns-repeated="16380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string" table:style-name="ce5">
            <text:p>XR SPINE ENTIRE T-L 1 VW</text:p>
          </table:table-cell>
          <table:table-cell office:value-type="float" office:value="499" table:style-name="ce6">
            <text:p>499</text:p>
          </table:table-cell>
          <table:table-cell office:value-type="float" office:value="499" table:style-name="ce6">
            <text:p>499</text:p>
          </table:table-cell>
          <table:table-cell table:number-columns-repeated="16380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string" table:style-name="ce5">
            <text:p>XR SPINE ENTIRE T-L 2 OR 3 VW</text:p>
          </table:table-cell>
          <table:table-cell office:value-type="float" office:value="801.5" table:style-name="ce6">
            <text:p>802</text:p>
          </table:table-cell>
          <table:table-cell office:value-type="float" office:value="801.5" table:style-name="ce6">
            <text:p>802</text:p>
          </table:table-cell>
          <table:table-cell table:number-columns-repeated="16380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string" table:style-name="ce5">
            <text:p>XR SPINE ENTIRE T-L 4 OR 5 VW</text:p>
          </table:table-cell>
          <table:table-cell office:value-type="float" office:value="1306" table:style-name="ce6">
            <text:p>1,306</text:p>
          </table:table-cell>
          <table:table-cell office:value-type="float" office:value="1306" table:style-name="ce6">
            <text:p>1,306</text:p>
          </table:table-cell>
          <table:table-cell table:number-columns-repeated="16380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string" table:style-name="ce5">
            <text:p>XR STERNUM 2+ VIEWS</text:p>
          </table:table-cell>
          <table:table-cell office:value-type="float" office:value="642.5" table:style-name="ce6">
            <text:p>643</text:p>
          </table:table-cell>
          <table:table-cell office:value-type="float" office:value="642.5" table:style-name="ce6">
            <text:p>643</text:p>
          </table:table-cell>
          <table:table-cell table:number-columns-repeated="16380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string" table:style-name="ce5">
            <text:p>XR SWALLOWING FUNCTION</text:p>
          </table:table-cell>
          <table:table-cell office:value-type="float" office:value="449" table:style-name="ce6">
            <text:p>449</text:p>
          </table:table-cell>
          <table:table-cell office:value-type="float" office:value="449" table:style-name="ce6">
            <text:p>449</text:p>
          </table:table-cell>
          <table:table-cell table:number-columns-repeated="16380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string" table:style-name="ce5">
            <text:p>XR TIBIA/FIBULA 2 VIEWS RT</text:p>
          </table:table-cell>
          <table:table-cell office:value-type="float" office:value="568.5" table:style-name="ce6">
            <text:p>569</text:p>
          </table:table-cell>
          <table:table-cell office:value-type="float" office:value="568.5" table:style-name="ce6">
            <text:p>569</text:p>
          </table:table-cell>
          <table:table-cell table:number-columns-repeated="16380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string" table:style-name="ce5">
            <text:p>XR T-L SPINE JUNCTION 2 VIEWS</text:p>
          </table:table-cell>
          <table:table-cell office:value-type="float" office:value="679" table:style-name="ce6">
            <text:p>679</text:p>
          </table:table-cell>
          <table:table-cell office:value-type="float" office:value="679" table:style-name="ce6">
            <text:p>679</text:p>
          </table:table-cell>
          <table:table-cell table:number-columns-repeated="16380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string" table:style-name="ce5">
            <text:p>XR TOE RIGHT FOOT GREAT</text:p>
          </table:table-cell>
          <table:table-cell office:value-type="float" office:value="427.5" table:style-name="ce6">
            <text:p>428</text:p>
          </table:table-cell>
          <table:table-cell office:value-type="float" office:value="427.5" table:style-name="ce6">
            <text:p>428</text:p>
          </table:table-cell>
          <table:table-cell table:number-columns-repeated="16380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string" table:style-name="ce5">
            <text:p>XR T-SPINE 2 VIEWS</text:p>
          </table:table-cell>
          <table:table-cell office:value-type="float" office:value="690" table:style-name="ce6">
            <text:p>690</text:p>
          </table:table-cell>
          <table:table-cell office:value-type="float" office:value="690" table:style-name="ce6">
            <text:p>690</text:p>
          </table:table-cell>
          <table:table-cell table:number-columns-repeated="16380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string" table:style-name="ce5">
            <text:p>XR T-SPINE 3 VIEWS</text:p>
          </table:table-cell>
          <table:table-cell office:value-type="float" office:value="722.5" table:style-name="ce6">
            <text:p>723</text:p>
          </table:table-cell>
          <table:table-cell office:value-type="float" office:value="722.5" table:style-name="ce6">
            <text:p>723</text:p>
          </table:table-cell>
          <table:table-cell table:number-columns-repeated="16380" table:style-name="ce3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string" table:style-name="ce5">
            <text:p>XR UGI W/AIR CONTRAST W/KUB</text:p>
          </table:table-cell>
          <table:table-cell office:value-type="float" office:value="1671" table:style-name="ce6">
            <text:p>1,671</text:p>
          </table:table-cell>
          <table:table-cell office:value-type="float" office:value="1671" table:style-name="ce6">
            <text:p>1,671</text:p>
          </table:table-cell>
          <table:table-cell table:number-columns-repeated="16380" table:style-name="ce3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string" table:style-name="ce5">
            <text:p>XR UGI W/KUB</text:p>
          </table:table-cell>
          <table:table-cell office:value-type="float" office:value="1324" table:style-name="ce6">
            <text:p>1,324</text:p>
          </table:table-cell>
          <table:table-cell office:value-type="float" office:value="1324" table:style-name="ce6">
            <text:p>1,324</text:p>
          </table:table-cell>
          <table:table-cell table:number-columns-repeated="16380" table:style-name="ce3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string" table:style-name="ce5">
            <text:p>XR UGI W/SM BOWEL</text:p>
          </table:table-cell>
          <table:table-cell office:value-type="float" office:value="1826" table:style-name="ce6">
            <text:p>1,826</text:p>
          </table:table-cell>
          <table:table-cell office:value-type="float" office:value="1826" table:style-name="ce6">
            <text:p>1,826</text:p>
          </table:table-cell>
          <table:table-cell table:number-columns-repeated="16380" table:style-name="ce3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string" table:style-name="ce5">
            <text:p>XR WRIST 2 VIEWS RT</text:p>
          </table:table-cell>
          <table:table-cell office:value-type="float" office:value="387.5" table:style-name="ce6">
            <text:p>388</text:p>
          </table:table-cell>
          <table:table-cell office:value-type="float" office:value="387.5" table:style-name="ce6">
            <text:p>388</text:p>
          </table:table-cell>
          <table:table-cell table:number-columns-repeated="16380" table:style-name="ce3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string" table:style-name="ce5">
            <text:p>XR WRIST COMPLETE 3+ VIEWS LT</text:p>
          </table:table-cell>
          <table:table-cell office:value-type="float" office:value="951" table:style-name="ce6">
            <text:p>951</text:p>
          </table:table-cell>
          <table:table-cell office:value-type="float" office:value="951" table:style-name="ce6">
            <text:p>951</text:p>
          </table:table-cell>
          <table:table-cell table:number-columns-repeated="16380" table:style-name="ce3"/>
        </table:table-row>
        <table:table-row table:style-name="ro3">
          <table:table-cell office:value-type="float" office:value="486" table:style-name="ce4">
            <text:p>486</text:p>
          </table:table-cell>
          <table:table-cell office:value-type="string" table:style-name="ce5">
            <text:p>ONDANSETRON HCL 4 MG/5 ML ORAL SOLU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87" table:style-name="ce4">
            <text:p>487</text:p>
          </table:table-cell>
          <table:table-cell office:value-type="string" table:style-name="ce5">
            <text:p>ACETAMINOPHE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88" table:style-name="ce4">
            <text:p>488</text:p>
          </table:table-cell>
          <table:table-cell office:value-type="string" table:style-name="ce5">
            <text:p>ACETAMINOPHEN 5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89" table:style-name="ce4">
            <text:p>489</text:p>
          </table:table-cell>
          <table:table-cell office:value-type="string" table:style-name="ce5">
            <text:p>ACETAMINOPHEN 12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0" table:style-name="ce4">
            <text:p>490</text:p>
          </table:table-cell>
          <table:table-cell office:value-type="string" table:style-name="ce5">
            <text:p>LAMOTRIG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1" table:style-name="ce4">
            <text:p>491</text:p>
          </table:table-cell>
          <table:table-cell office:value-type="string" table:style-name="ce5">
            <text:p>ACETAMINOPHEN 65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2" table:style-name="ce4">
            <text:p>492</text:p>
          </table:table-cell>
          <table:table-cell office:value-type="string" table:style-name="ce5">
            <text:p>ACETAZOLAMIDE 25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3" table:style-name="ce4">
            <text:p>493</text:p>
          </table:table-cell>
          <table:table-cell office:value-type="string" table:style-name="ce5">
            <text:p>ACETAZOLAMIDE 500 MG SOLUTION FOR INJECTION</text:p>
          </table:table-cell>
          <table:table-cell office:value-type="float" office:value="265.5" table:style-name="ce6">
            <text:p>266</text:p>
          </table:table-cell>
          <table:table-cell office:value-type="float" office:value="265.5" table:style-name="ce6">
            <text:p>2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4" table:style-name="ce4">
            <text:p>494</text:p>
          </table:table-cell>
          <table:table-cell office:value-type="string" table:style-name="ce5">
            <text:p>ACETYLCYSTEINE 200 MG/ML (20 %) SOLUT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5" table:style-name="ce4">
            <text:p>495</text:p>
          </table:table-cell>
          <table:table-cell office:value-type="string" table:style-name="ce5">
            <text:p>ALBUTEROL SULFATE 2.5 MG/3 ML (0.083 %)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6" table:style-name="ce4">
            <text:p>496</text:p>
          </table:table-cell>
          <table:table-cell office:value-type="string" table:style-name="ce5">
            <text:p>ROCURONIUM 10 MG/ML INTRAVENOUS SOLUTION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7" table:style-name="ce4">
            <text:p>497</text:p>
          </table:table-cell>
          <table:table-cell office:value-type="string" table:style-name="ce5">
            <text:p>ALLOPURINOL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8" table:style-name="ce4">
            <text:p>498</text:p>
          </table:table-cell>
          <table:table-cell office:value-type="string" table:style-name="ce5">
            <text:p>PANTOPRAZOLE 4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99" table:style-name="ce4">
            <text:p>499</text:p>
          </table:table-cell>
          <table:table-cell office:value-type="string" table:style-name="ce5">
            <text:p>MEGESTROL 10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0" table:style-name="ce4">
            <text:p>500</text:p>
          </table:table-cell>
          <table:table-cell office:value-type="string" table:style-name="ce5">
            <text:p>ALPRAZOL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1" table:style-name="ce4">
            <text:p>501</text:p>
          </table:table-cell>
          <table:table-cell office:value-type="string" table:style-name="ce5">
            <text:p>LISINOPRI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2" table:style-name="ce4">
            <text:p>502</text:p>
          </table:table-cell>
          <table:table-cell office:value-type="string" table:style-name="ce5">
            <text:p>MAGNESIUM HYDROXIDE 400 MG/5 ML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3" table:style-name="ce4">
            <text:p>503</text:p>
          </table:table-cell>
          <table:table-cell office:value-type="string" table:style-name="ce5">
            <text:p>PROCHLORPERAZINE EDISYLATE 10 MG/2 ML (5 MG/ML) INJECTION SOLUTION</text:p>
          </table:table-cell>
          <table:table-cell office:value-type="float" office:value="173.5" table:style-name="ce6">
            <text:p>174</text:p>
          </table:table-cell>
          <table:table-cell office:value-type="float" office:value="173.5" table:style-name="ce6">
            <text:p>1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4" table:style-name="ce4">
            <text:p>504</text:p>
          </table:table-cell>
          <table:table-cell office:value-type="string" table:style-name="ce5">
            <text:p>AMILO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5" table:style-name="ce4">
            <text:p>505</text:p>
          </table:table-cell>
          <table:table-cell office:value-type="string" table:style-name="ce5">
            <text:p>AMITRIPTYL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6" table:style-name="ce4">
            <text:p>506</text:p>
          </table:table-cell>
          <table:table-cell office:value-type="string" table:style-name="ce5">
            <text:p>AMITRIPTYL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7" table:style-name="ce4">
            <text:p>507</text:p>
          </table:table-cell>
          <table:table-cell office:value-type="string" table:style-name="ce5">
            <text:p>AMOXI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8" table:style-name="ce4">
            <text:p>508</text:p>
          </table:table-cell>
          <table:table-cell office:value-type="string" table:style-name="ce5">
            <text:p>AMOXICILL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09" table:style-name="ce4">
            <text:p>509</text:p>
          </table:table-cell>
          <table:table-cell office:value-type="string" table:style-name="ce5">
            <text:p>AMOXICILLIN 250 MG/5 ML ORAL SUSPENS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0" table:style-name="ce4">
            <text:p>510</text:p>
          </table:table-cell>
          <table:table-cell office:value-type="string" table:style-name="ce5">
            <text:p>WATER FOR INJECTION, STERILE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1" table:style-name="ce4">
            <text:p>511</text:p>
          </table:table-cell>
          <table:table-cell office:value-type="string" table:style-name="ce5">
            <text:p>AMPICILLIN 1 GRAM SOLUTION FOR INJEC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2" table:style-name="ce4">
            <text:p>512</text:p>
          </table:table-cell>
          <table:table-cell office:value-type="string" table:style-name="ce5">
            <text:p>AMPICILLIN 2 GRAM SOLUTION FOR INJECTION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3" table:style-name="ce4">
            <text:p>513</text:p>
          </table:table-cell>
          <table:table-cell office:value-type="string" table:style-name="ce5">
            <text:p>AMPICILLIN 500 MG SOLUTION FOR INJEC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4" table:style-name="ce4">
            <text:p>514</text:p>
          </table:table-cell>
          <table:table-cell office:value-type="string" table:style-name="ce5">
            <text:p>MISOPROSTOL 2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5" table:style-name="ce4">
            <text:p>515</text:p>
          </table:table-cell>
          <table:table-cell office:value-type="string" table:style-name="ce5">
            <text:p>ASCORBIC ACID (VITAMIN C)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6" table:style-name="ce4">
            <text:p>516</text:p>
          </table:table-cell>
          <table:table-cell office:value-type="string" table:style-name="ce5">
            <text:p>ASPIRIN 81 MG CHEWABLE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7" table:style-name="ce4">
            <text:p>517</text:p>
          </table:table-cell>
          <table:table-cell office:value-type="string" table:style-name="ce5">
            <text:p>ASPIRI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8" table:style-name="ce4">
            <text:p>518</text:p>
          </table:table-cell>
          <table:table-cell office:value-type="string" table:style-name="ce5">
            <text:p>ASPIRIN 30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19" table:style-name="ce4">
            <text:p>519</text:p>
          </table:table-cell>
          <table:table-cell office:value-type="string" table:style-name="ce5">
            <text:p>RABIES IMMUNE GLOBULIN (PF) 150 UNIT/ML INTRAMUSCULAR SOLUTION</text:p>
          </table:table-cell>
          <table:table-cell office:value-type="float" office:value="1812" table:style-name="ce6">
            <text:p>1,812</text:p>
          </table:table-cell>
          <table:table-cell office:value-type="float" office:value="1812" table:style-name="ce6">
            <text:p>1,8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0" table:style-name="ce4">
            <text:p>520</text:p>
          </table:table-cell>
          <table:table-cell office:value-type="string" table:style-name="ce5">
            <text:p>ATENOLO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1" table:style-name="ce4">
            <text:p>521</text:p>
          </table:table-cell>
          <table:table-cell office:value-type="string" table:style-name="ce5">
            <text:p>ATENOL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2" table:style-name="ce4">
            <text:p>522</text:p>
          </table:table-cell>
          <table:table-cell office:value-type="string" table:style-name="ce5">
            <text:p>ATROPINE 0.1 MG/ML INJECTION SYRINGE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3" table:style-name="ce4">
            <text:p>523</text:p>
          </table:table-cell>
          <table:table-cell office:value-type="string" table:style-name="ce5">
            <text:p>ATROPINE 0.4 MG/ML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4" table:style-name="ce4">
            <text:p>524</text:p>
          </table:table-cell>
          <table:table-cell office:value-type="string" table:style-name="ce5">
            <text:p>FENOFIBRATE NANOCRYSTALLIZED 48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5" table:style-name="ce4">
            <text:p>525</text:p>
          </table:table-cell>
          <table:table-cell office:value-type="string" table:style-name="ce5">
            <text:p>ATROPINE 1 % EYE DROPS</text:p>
          </table:table-cell>
          <table:table-cell office:value-type="float" office:value="301.5" table:style-name="ce6">
            <text:p>302</text:p>
          </table:table-cell>
          <table:table-cell office:value-type="float" office:value="301.5" table:style-name="ce6">
            <text:p>3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6" table:style-name="ce4">
            <text:p>526</text:p>
          </table:table-cell>
          <table:table-cell office:value-type="string" table:style-name="ce5">
            <text:p>VITAMIN B COMPLEX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7" table:style-name="ce4">
            <text:p>527</text:p>
          </table:table-cell>
          <table:table-cell office:value-type="string" table:style-name="ce5">
            <text:p>TAMSULOSIN 0.4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8" table:style-name="ce4">
            <text:p>528</text:p>
          </table:table-cell>
          <table:table-cell office:value-type="string" table:style-name="ce5">
            <text:p>LINEZOLID 600 MG TABLET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29" table:style-name="ce4">
            <text:p>529</text:p>
          </table:table-cell>
          <table:table-cell office:value-type="string" table:style-name="ce5">
            <text:p>BACITRACIN 500 UNIT/GRAM TOPICAL OINTMEN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0" table:style-name="ce4">
            <text:p>530</text:p>
          </table:table-cell>
          <table:table-cell office:value-type="string" table:style-name="ce5">
            <text:p>CLINDAMYCIN 600 MG IN D5W LOADABLE MIXTURE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1" table:style-name="ce4">
            <text:p>531</text:p>
          </table:table-cell>
          <table:table-cell office:value-type="string" table:style-name="ce5">
            <text:p>LEVETIRACETA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2" table:style-name="ce4">
            <text:p>532</text:p>
          </table:table-cell>
          <table:table-cell office:value-type="string" table:style-name="ce5">
            <text:p>FENOFIBRATE NANOCRYSTALLIZED 145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3" table:style-name="ce4">
            <text:p>533</text:p>
          </table:table-cell>
          <table:table-cell office:value-type="string" table:style-name="ce5">
            <text:p>BACITRACIN-POLYMYXIN B 500 UNIT-10,000 UNIT/GRAM EYE OINTMENT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4" table:style-name="ce4">
            <text:p>534</text:p>
          </table:table-cell>
          <table:table-cell office:value-type="string" table:style-name="ce5">
            <text:p>BACLO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5" table:style-name="ce4">
            <text:p>535</text:p>
          </table:table-cell>
          <table:table-cell office:value-type="string" table:style-name="ce5">
            <text:p>LEVETIRACETAM 500 MG/5 ML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6" table:style-name="ce4">
            <text:p>536</text:p>
          </table:table-cell>
          <table:table-cell office:value-type="string" table:style-name="ce5">
            <text:p>BENZONAT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7" table:style-name="ce4">
            <text:p>537</text:p>
          </table:table-cell>
          <table:table-cell office:value-type="string" table:style-name="ce5">
            <text:p>BENZTROPI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8" table:style-name="ce4">
            <text:p>538</text:p>
          </table:table-cell>
          <table:table-cell office:value-type="string" table:style-name="ce5">
            <text:p>ZINC SULFATE 220 MG (50 MG)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39" table:style-name="ce4">
            <text:p>539</text:p>
          </table:table-cell>
          <table:table-cell office:value-type="string" table:style-name="ce5">
            <text:p>CONJUGATED ESTROGENS 0.3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0" table:style-name="ce4">
            <text:p>540</text:p>
          </table:table-cell>
          <table:table-cell office:value-type="string" table:style-name="ce5">
            <text:p>BETHANECHOL CHLOR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1" table:style-name="ce4">
            <text:p>541</text:p>
          </table:table-cell>
          <table:table-cell office:value-type="string" table:style-name="ce5">
            <text:p>BISACODYL 1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2" table:style-name="ce4">
            <text:p>542</text:p>
          </table:table-cell>
          <table:table-cell office:value-type="string" table:style-name="ce5">
            <text:p>ROPINIR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3" table:style-name="ce4">
            <text:p>543</text:p>
          </table:table-cell>
          <table:table-cell office:value-type="string" table:style-name="ce5">
            <text:p>NAFCILLIN 1 G/100 ML IN NS LOADABLE MIXTURE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4" table:style-name="ce4">
            <text:p>544</text:p>
          </table:table-cell>
          <table:table-cell office:value-type="string" table:style-name="ce5">
            <text:p>CYCLIC TPN,WRITE TAPERING ORDERS IN COMMENT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5" table:style-name="ce4">
            <text:p>545</text:p>
          </table:table-cell>
          <table:table-cell office:value-type="string" table:style-name="ce5">
            <text:p>CALCITONIN (SALMON) 200 UNIT/ACTUATION NASAL SPRAY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6" table:style-name="ce4">
            <text:p>546</text:p>
          </table:table-cell>
          <table:table-cell office:value-type="string" table:style-name="ce5">
            <text:p>CALCIUM GLUCONATE 100 MG/ML (10 %) INTRAVENOUS SOLUTION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7" table:style-name="ce4">
            <text:p>547</text:p>
          </table:table-cell>
          <table:table-cell office:value-type="string" table:style-name="ce5">
            <text:p>CARBAMAZEPINE 10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8" table:style-name="ce4">
            <text:p>548</text:p>
          </table:table-cell>
          <table:table-cell office:value-type="string" table:style-name="ce5">
            <text:p>CARBAMAZEP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49" table:style-name="ce4">
            <text:p>549</text:p>
          </table:table-cell>
          <table:table-cell office:value-type="string" table:style-name="ce5">
            <text:p>CARBAMIDE PEROXIDE 6.5 % EAR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0" table:style-name="ce4">
            <text:p>550</text:p>
          </table:table-cell>
          <table:table-cell office:value-type="string" table:style-name="ce5">
            <text:p>CARISOPRODOL 3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1" table:style-name="ce4">
            <text:p>551</text:p>
          </table:table-cell>
          <table:table-cell office:value-type="string" table:style-name="ce5">
            <text:p>CEFAZOLIN 1 GRAM SOLUTION FOR INJEC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2" table:style-name="ce4">
            <text:p>552</text:p>
          </table:table-cell>
          <table:table-cell office:value-type="string" table:style-name="ce5">
            <text:p>MICAFUNGIN 50 MG INTRAVENOUS SOLUTION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3" table:style-name="ce4">
            <text:p>553</text:p>
          </table:table-cell>
          <table:table-cell office:value-type="string" table:style-name="ce5">
            <text:p>CEFEPIME 1 G/50 ML NS (LOADABLE MIXTURE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4" table:style-name="ce4">
            <text:p>554</text:p>
          </table:table-cell>
          <table:table-cell office:value-type="string" table:style-name="ce5">
            <text:p>CHLORDIAZEPOXID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5" table:style-name="ce4">
            <text:p>555</text:p>
          </table:table-cell>
          <table:table-cell office:value-type="string" table:style-name="ce5">
            <text:p>CHLORDIAZEPOXID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6" table:style-name="ce4">
            <text:p>556</text:p>
          </table:table-cell>
          <table:table-cell office:value-type="string" table:style-name="ce5">
            <text:p>NATEGLINID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7" table:style-name="ce4">
            <text:p>557</text:p>
          </table:table-cell>
          <table:table-cell office:value-type="string" table:style-name="ce5">
            <text:p>GADOBENATE DIMEGLUMINE 529 MG/ML(0.1 MMOL/0.2 ML) INTRAVENOUS SOLUTION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8" table:style-name="ce4">
            <text:p>558</text:p>
          </table:table-cell>
          <table:table-cell office:value-type="string" table:style-name="ce5">
            <text:p>METHYLPREDNISOLONE 1000 MG/100 ML NS LOADABLE MIXTURE</text:p>
          </table:table-cell>
          <table:table-cell office:value-type="float" office:value="255.5" table:style-name="ce6">
            <text:p>256</text:p>
          </table:table-cell>
          <table:table-cell office:value-type="float" office:value="255.5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59" table:style-name="ce4">
            <text:p>559</text:p>
          </table:table-cell>
          <table:table-cell office:value-type="string" table:style-name="ce5">
            <text:p>PIPERACILLIN-TAZOBACTAM 3.375 GRAM INTRAVENOUS SOLU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0" table:style-name="ce4">
            <text:p>560</text:p>
          </table:table-cell>
          <table:table-cell office:value-type="string" table:style-name="ce5">
            <text:p>CHLORPROMAZINE 1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1" table:style-name="ce4">
            <text:p>561</text:p>
          </table:table-cell>
          <table:table-cell office:value-type="string" table:style-name="ce5">
            <text:p>PIPERACILLIN/TAZOBACTAM 2.25 GM IVPB D5W LOADABLE MIXTURE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2" table:style-name="ce4">
            <text:p>562</text:p>
          </table:table-cell>
          <table:table-cell office:value-type="string" table:style-name="ce5">
            <text:p>RANOLAZINE ER 500 MG TABLET,EXTENDED RELEASE,12 HR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3" table:style-name="ce4">
            <text:p>563</text:p>
          </table:table-cell>
          <table:table-cell office:value-type="string" table:style-name="ce5">
            <text:p>SITAGLIPTIN 50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4" table:style-name="ce4">
            <text:p>564</text:p>
          </table:table-cell>
          <table:table-cell office:value-type="string" table:style-name="ce5">
            <text:p>CARBAMAZEPINE ER 200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5" table:style-name="ce4">
            <text:p>565</text:p>
          </table:table-cell>
          <table:table-cell office:value-type="string" table:style-name="ce5">
            <text:p>PSYLLIUM HUSK (ASPARTAME) 3.4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6" table:style-name="ce4">
            <text:p>566</text:p>
          </table:table-cell>
          <table:table-cell office:value-type="string" table:style-name="ce5">
            <text:p>CLINDAMYCIN HCL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7" table:style-name="ce4">
            <text:p>567</text:p>
          </table:table-cell>
          <table:table-cell office:value-type="string" table:style-name="ce5">
            <text:p>CLINDAMYCIN 150 MG/ML INJECTION SOLUTION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8" table:style-name="ce4">
            <text:p>568</text:p>
          </table:table-cell>
          <table:table-cell office:value-type="string" table:style-name="ce5">
            <text:p>CLONIDINE HCL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69" table:style-name="ce4">
            <text:p>569</text:p>
          </table:table-cell>
          <table:table-cell office:value-type="string" table:style-name="ce5">
            <text:p>COLESEVELAM 6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0" table:style-name="ce4">
            <text:p>570</text:p>
          </table:table-cell>
          <table:table-cell office:value-type="string" table:style-name="ce5">
            <text:p>CLOTRIMAZOLE 1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1" table:style-name="ce4">
            <text:p>571</text:p>
          </table:table-cell>
          <table:table-cell office:value-type="string" table:style-name="ce5">
            <text:p>LORATAD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2" table:style-name="ce4">
            <text:p>572</text:p>
          </table:table-cell>
          <table:table-cell office:value-type="string" table:style-name="ce5">
            <text:p>METHYLERGONOVINE 0.2 MG/ML (1 ML) INJECTION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3" table:style-name="ce4">
            <text:p>573</text:p>
          </table:table-cell>
          <table:table-cell office:value-type="string" table:style-name="ce5">
            <text:p>COLCHICINE 0.6 MG TABLET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4" table:style-name="ce4">
            <text:p>574</text:p>
          </table:table-cell>
          <table:table-cell office:value-type="string" table:style-name="ce5">
            <text:p>ONDANSETRON HCL (PF) 4 MG/2 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5" table:style-name="ce4">
            <text:p>575</text:p>
          </table:table-cell>
          <table:table-cell office:value-type="string" table:style-name="ce5">
            <text:p>WHITE PETROLATUM-MINERAL OIL 83 %-15 % EYE OINTMENT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6" table:style-name="ce4">
            <text:p>576</text:p>
          </table:table-cell>
          <table:table-cell office:value-type="string" table:style-name="ce5">
            <text:p>CYANOCOBALAMIN (VIT B-12) 1,000 MC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7" table:style-name="ce4">
            <text:p>577</text:p>
          </table:table-cell>
          <table:table-cell office:value-type="string" table:style-name="ce5">
            <text:p>CYCLOBENZAPR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8" table:style-name="ce4">
            <text:p>578</text:p>
          </table:table-cell>
          <table:table-cell office:value-type="string" table:style-name="ce5">
            <text:p>CYCLOPENTOLATE 1 % EYE DROPS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79" table:style-name="ce4">
            <text:p>579</text:p>
          </table:table-cell>
          <table:table-cell office:value-type="string" table:style-name="ce5">
            <text:p>BETAMETHASONE ACETATE AND SODIUM PHOS 6 MG/ML SUSPENSION FOR INJECTION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0" table:style-name="ce4">
            <text:p>580</text:p>
          </table:table-cell>
          <table:table-cell office:value-type="string" table:style-name="ce5">
            <text:p>TRIAMCINOLONE ACETONIDE 40 MG/ML SUSPENSION FOR INJECTION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1" table:style-name="ce4">
            <text:p>581</text:p>
          </table:table-cell>
          <table:table-cell office:value-type="string" table:style-name="ce5">
            <text:p>ALBUTEROL SULFATE HFA 90 MCG/ACTUATION AEROSOL INHALER</text:p>
          </table:table-cell>
          <table:table-cell office:value-type="float" office:value="134" table:style-name="ce6">
            <text:p>134</text:p>
          </table:table-cell>
          <table:table-cell office:value-type="float" office:value="134" table:style-name="ce6">
            <text:p>1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2" table:style-name="ce4">
            <text:p>582</text:p>
          </table:table-cell>
          <table:table-cell office:value-type="string" table:style-name="ce5">
            <text:p>AMLODI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3" table:style-name="ce4">
            <text:p>583</text:p>
          </table:table-cell>
          <table:table-cell office:value-type="string" table:style-name="ce5">
            <text:p>AZTREONAM 2 GRAM SOLUTION FOR INJECTION</text:p>
          </table:table-cell>
          <table:table-cell office:value-type="float" office:value="542" table:style-name="ce6">
            <text:p>542</text:p>
          </table:table-cell>
          <table:table-cell office:value-type="float" office:value="542" table:style-name="ce6">
            <text:p>5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4" table:style-name="ce4">
            <text:p>584</text:p>
          </table:table-cell>
          <table:table-cell office:value-type="string" table:style-name="ce5">
            <text:p>DEXAMETHASO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5" table:style-name="ce4">
            <text:p>585</text:p>
          </table:table-cell>
          <table:table-cell office:value-type="string" table:style-name="ce5">
            <text:p>DEXAMETHASONE 4 MG/ML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6" table:style-name="ce4">
            <text:p>586</text:p>
          </table:table-cell>
          <table:table-cell office:value-type="string" table:style-name="ce5">
            <text:p>MORPHINE 30 MG PER 30 ML PCA (COMFORT CARE OPIOID NAIVE)<text:s/>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7" table:style-name="ce4">
            <text:p>587</text:p>
          </table:table-cell>
          <table:table-cell office:value-type="string" table:style-name="ce5">
            <text:p>PIPERACILLIN-TAZOBACTAM 4.5 GRAM INTRAVENOUS SOLUTION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8" table:style-name="ce4">
            <text:p>588</text:p>
          </table:table-cell>
          <table:table-cell office:value-type="string" table:style-name="ce5">
            <text:p>DEXTROSE 25 % IN WATER (D25W) INTRAVENOUS SYRING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89" table:style-name="ce4">
            <text:p>589</text:p>
          </table:table-cell>
          <table:table-cell office:value-type="string" table:style-name="ce5">
            <text:p>DEXTROSE 5 % IN WATER (D5W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0" table:style-name="ce4">
            <text:p>590</text:p>
          </table:table-cell>
          <table:table-cell office:value-type="string" table:style-name="ce5">
            <text:p>DEXTROSE 50 % IN WATER (D50W) INTRAVENOUS SYRINGE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1" table:style-name="ce4">
            <text:p>591</text:p>
          </table:table-cell>
          <table:table-cell office:value-type="string" table:style-name="ce5">
            <text:p>FLUTICASONE 2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2" table:style-name="ce4">
            <text:p>592</text:p>
          </table:table-cell>
          <table:table-cell office:value-type="string" table:style-name="ce5">
            <text:p>DIAZEPAM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3" table:style-name="ce4">
            <text:p>593</text:p>
          </table:table-cell>
          <table:table-cell office:value-type="string" table:style-name="ce5">
            <text:p>DIAZEPA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4" table:style-name="ce4">
            <text:p>594</text:p>
          </table:table-cell>
          <table:table-cell office:value-type="string" table:style-name="ce5">
            <text:p>DICLOXA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5" table:style-name="ce4">
            <text:p>595</text:p>
          </table:table-cell>
          <table:table-cell office:value-type="string" table:style-name="ce5">
            <text:p>DICYCLOMINE 10 MG/ML INTRAMUSCULAR SOLUTION</text:p>
          </table:table-cell>
          <table:table-cell office:value-type="float" office:value="372" table:style-name="ce6">
            <text:p>372</text:p>
          </table:table-cell>
          <table:table-cell office:value-type="float" office:value="372" table:style-name="ce6">
            <text:p>3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6" table:style-name="ce4">
            <text:p>596</text:p>
          </table:table-cell>
          <table:table-cell office:value-type="string" table:style-name="ce5">
            <text:p>DICYCLOM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7" table:style-name="ce4">
            <text:p>597</text:p>
          </table:table-cell>
          <table:table-cell office:value-type="string" table:style-name="ce5">
            <text:p>CISATRACURIUM CONCENTRATE 10 MG/ML (ICU USE ONLY) INTRAVENOUS SOLUTION</text:p>
          </table:table-cell>
          <table:table-cell office:value-type="float" office:value="1166" table:style-name="ce6">
            <text:p>1,166</text:p>
          </table:table-cell>
          <table:table-cell office:value-type="float" office:value="1166" table:style-name="ce6">
            <text:p>1,1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8" table:style-name="ce4">
            <text:p>598</text:p>
          </table:table-cell>
          <table:table-cell office:value-type="string" table:style-name="ce5">
            <text:p>DIGOXIN 250 MCG/ML INJECTION SOLUTION</text:p>
          </table:table-cell>
          <table:table-cell office:value-type="float" office:value="244.5" table:style-name="ce6">
            <text:p>245</text:p>
          </table:table-cell>
          <table:table-cell office:value-type="float" office:value="244.5" table:style-name="ce6">
            <text:p>2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599" table:style-name="ce4">
            <text:p>599</text:p>
          </table:table-cell>
          <table:table-cell office:value-type="string" table:style-name="ce5">
            <text:p>DIGOXIN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0" table:style-name="ce4">
            <text:p>600</text:p>
          </table:table-cell>
          <table:table-cell office:value-type="string" table:style-name="ce5">
            <text:p>DIGOXIN 2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1" table:style-name="ce4">
            <text:p>601</text:p>
          </table:table-cell>
          <table:table-cell office:value-type="string" table:style-name="ce5">
            <text:p>DILTIAZEM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2" table:style-name="ce4">
            <text:p>602</text:p>
          </table:table-cell>
          <table:table-cell office:value-type="string" table:style-name="ce5">
            <text:p>OMEPRAZOLE 20 MG CAPSULE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3" table:style-name="ce4">
            <text:p>603</text:p>
          </table:table-cell>
          <table:table-cell office:value-type="string" table:style-name="ce5">
            <text:p>CEFEPIME 2 G/50 ML NS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4" table:style-name="ce4">
            <text:p>604</text:p>
          </table:table-cell>
          <table:table-cell office:value-type="string" table:style-name="ce5">
            <text:p>DIPHENHYDRAMINE 5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5" table:style-name="ce4">
            <text:p>605</text:p>
          </table:table-cell>
          <table:table-cell office:value-type="string" table:style-name="ce5">
            <text:p>MESALAMINE 400 MG CAPSULE (WITH DELAYED RELEASE TABLETS INSIDE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6" table:style-name="ce4">
            <text:p>606</text:p>
          </table:table-cell>
          <table:table-cell office:value-type="string" table:style-name="ce5">
            <text:p>DIPHENHYDRAMINE 12.5 MG/5 ML ORAL ELIXIR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7" table:style-name="ce4">
            <text:p>607</text:p>
          </table:table-cell>
          <table:table-cell office:value-type="string" table:style-name="ce5">
            <text:p>DIPHENHYD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8" table:style-name="ce4">
            <text:p>608</text:p>
          </table:table-cell>
          <table:table-cell office:value-type="string" table:style-name="ce5">
            <text:p>CLINDAMYCIN 600 MG/50 ML IN 5 % DEXTROSE INTRAVENOUS PIGGYBACK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09" table:style-name="ce4">
            <text:p>609</text:p>
          </table:table-cell>
          <table:table-cell office:value-type="string" table:style-name="ce5">
            <text:p>DIPHENOXYLATE-ATROPINE 2.5 MG-0.0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0" table:style-name="ce4">
            <text:p>610</text:p>
          </table:table-cell>
          <table:table-cell office:value-type="string" table:style-name="ce5">
            <text:p>DIPYRIDAMOL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1" table:style-name="ce4">
            <text:p>611</text:p>
          </table:table-cell>
          <table:table-cell office:value-type="string" table:style-name="ce5">
            <text:p>AZITHROMYCIN 500MG IN 250ML NS LOADABLE MIXTUR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2" table:style-name="ce4">
            <text:p>612</text:p>
          </table:table-cell>
          <table:table-cell office:value-type="string" table:style-name="ce5">
            <text:p>DISOPYRAMIDE PHOSPHAT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3" table:style-name="ce4">
            <text:p>613</text:p>
          </table:table-cell>
          <table:table-cell office:value-type="string" table:style-name="ce5">
            <text:p>OSELTAMIVIR 75 MG CAPSULE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4" table:style-name="ce4">
            <text:p>614</text:p>
          </table:table-cell>
          <table:table-cell office:value-type="string" table:style-name="ce5">
            <text:p>DOCUSATE SODIUM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5" table:style-name="ce4">
            <text:p>615</text:p>
          </table:table-cell>
          <table:table-cell office:value-type="string" table:style-name="ce5">
            <text:p>DOCUSATE SODIUM 50 MG/5 ML ORAL LIQUID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6" table:style-name="ce4">
            <text:p>616</text:p>
          </table:table-cell>
          <table:table-cell office:value-type="string" table:style-name="ce5">
            <text:p>DOPAMINE 400 MG/5 ML (80 MG/ML) INTRAVENOUS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7" table:style-name="ce4">
            <text:p>617</text:p>
          </table:table-cell>
          <table:table-cell office:value-type="string" table:style-name="ce5">
            <text:p>DOXEPIN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8" table:style-name="ce4">
            <text:p>618</text:p>
          </table:table-cell>
          <table:table-cell office:value-type="string" table:style-name="ce5">
            <text:p>DOXEPIN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19" table:style-name="ce4">
            <text:p>619</text:p>
          </table:table-cell>
          <table:table-cell office:value-type="string" table:style-name="ce5">
            <text:p>DOXYCYCLINE HYCLATE 100 MG INTRAVENOUS POWDER FOR SOLUTION</text:p>
          </table:table-cell>
          <table:table-cell office:value-type="float" office:value="197" table:style-name="ce6">
            <text:p>197</text:p>
          </table:table-cell>
          <table:table-cell office:value-type="float" office:value="197" table:style-name="ce6">
            <text:p>1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0" table:style-name="ce4">
            <text:p>620</text:p>
          </table:table-cell>
          <table:table-cell office:value-type="string" table:style-name="ce5">
            <text:p>DOXYCYCLINE HYCL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1" table:style-name="ce4">
            <text:p>621</text:p>
          </table:table-cell>
          <table:table-cell office:value-type="string" table:style-name="ce5">
            <text:p>NICOTINE (POLACRILEX) 2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2" table:style-name="ce4">
            <text:p>622</text:p>
          </table:table-cell>
          <table:table-cell office:value-type="string" table:style-name="ce5">
            <text:p>EPHEDRINE SULFATE 50 MG/ML INJECTION SOLUTION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3" table:style-name="ce4">
            <text:p>623</text:p>
          </table:table-cell>
          <table:table-cell office:value-type="string" table:style-name="ce5">
            <text:p>EPINEPHRINE 0.1 MG/ML INJECTION SYRINGE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4" table:style-name="ce4">
            <text:p>624</text:p>
          </table:table-cell>
          <table:table-cell office:value-type="string" table:style-name="ce5">
            <text:p>EPINEPHRINE 1 MG/ML INJECTION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5" table:style-name="ce4">
            <text:p>625</text:p>
          </table:table-cell>
          <table:table-cell office:value-type="string" table:style-name="ce5">
            <text:p>ERYTHROMYCIN 5 MG/GRAM (0.5 %) EYE OINTMENT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6" table:style-name="ce4">
            <text:p>626</text:p>
          </table:table-cell>
          <table:table-cell office:value-type="string" table:style-name="ce5">
            <text:p>DILTIAZEM 125 MG/125 ML NS (LOADABLE MIXTURE)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7" table:style-name="ce4">
            <text:p>627</text:p>
          </table:table-cell>
          <table:table-cell office:value-type="string" table:style-name="ce5">
            <text:p>MVI,ADULT NO.4 WITH VIT K 3300 UNIT-150 MCG/10 ML INTRAVENOUS SOLUTION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8" table:style-name="ce4">
            <text:p>628</text:p>
          </table:table-cell>
          <table:table-cell office:value-type="string" table:style-name="ce5">
            <text:p>CROTALIDAE POLYVAL IMMUNE FAB SOLUTION FOR INJECTION</text:p>
          </table:table-cell>
          <table:table-cell office:value-type="float" office:value="12090" table:style-name="ce6">
            <text:p>12,090</text:p>
          </table:table-cell>
          <table:table-cell office:value-type="float" office:value="12090" table:style-name="ce6">
            <text:p>12,0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29" table:style-name="ce4">
            <text:p>629</text:p>
          </table:table-cell>
          <table:table-cell office:value-type="string" table:style-name="ce5">
            <text:p>IPRATROPIUM 20 MCG-ALBUTEROL 100 MCG/ACTUATION MIST FOR INHALATION</text:p>
          </table:table-cell>
          <table:table-cell office:value-type="float" office:value="506.5" table:style-name="ce6">
            <text:p>507</text:p>
          </table:table-cell>
          <table:table-cell office:value-type="float" office:value="506.5" table:style-name="ce6">
            <text:p>5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0" table:style-name="ce4">
            <text:p>630</text:p>
          </table:table-cell>
          <table:table-cell office:value-type="string" table:style-name="ce5">
            <text:p>FERROUS SULFATE 325 MG (65 MG IRON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1" table:style-name="ce4">
            <text:p>631</text:p>
          </table:table-cell>
          <table:table-cell office:value-type="string" table:style-name="ce5">
            <text:p>FLUOCINONIDE 0.05 % TOPICAL CREAM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2" table:style-name="ce4">
            <text:p>632</text:p>
          </table:table-cell>
          <table:table-cell office:value-type="string" table:style-name="ce5">
            <text:p>SWFI DILUENT FOR ALTEPLAS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3" table:style-name="ce4">
            <text:p>633</text:p>
          </table:table-cell>
          <table:table-cell office:value-type="string" table:style-name="ce5">
            <text:p>POLYMYXIN B SULFATE 10,000 UNIT-TRIMETHOPRIM 1 MG/ML EYE DROPS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4" table:style-name="ce4">
            <text:p>634</text:p>
          </table:table-cell>
          <table:table-cell office:value-type="string" table:style-name="ce5">
            <text:p>FOLIC ACID 5 MG/ML INJECTION SOLUTION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5" table:style-name="ce4">
            <text:p>635</text:p>
          </table:table-cell>
          <table:table-cell office:value-type="string" table:style-name="ce5">
            <text:p>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6" table:style-name="ce4">
            <text:p>636</text:p>
          </table:table-cell>
          <table:table-cell office:value-type="string" table:style-name="ce5">
            <text:p>FUROSEMIDE 10 MG/ML INJECTION SOLU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7" table:style-name="ce4">
            <text:p>637</text:p>
          </table:table-cell>
          <table:table-cell office:value-type="string" table:style-name="ce5">
            <text:p>FUROSEMIDE 40 MG/5 ML (8 MG/ML) OR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8" table:style-name="ce4">
            <text:p>638</text:p>
          </table:table-cell>
          <table:table-cell office:value-type="string" table:style-name="ce5">
            <text:p>FURO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39" table:style-name="ce4">
            <text:p>639</text:p>
          </table:table-cell>
          <table:table-cell office:value-type="string" table:style-name="ce5">
            <text:p>FUROSEMIDE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0" table:style-name="ce4">
            <text:p>640</text:p>
          </table:table-cell>
          <table:table-cell office:value-type="string" table:style-name="ce5">
            <text:p>GEMFIBROZIL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1" table:style-name="ce4">
            <text:p>641</text:p>
          </table:table-cell>
          <table:table-cell office:value-type="string" table:style-name="ce5">
            <text:p>GENTAMICIN 40 MG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2" table:style-name="ce4">
            <text:p>642</text:p>
          </table:table-cell>
          <table:table-cell office:value-type="string" table:style-name="ce5">
            <text:p>GENTAMICIN 0.3 % (3 MG/GRAM) EYE OINTMENT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3" table:style-name="ce4">
            <text:p>643</text:p>
          </table:table-cell>
          <table:table-cell office:value-type="string" table:style-name="ce5">
            <text:p>GENTAMICIN 0.3 % EYE DROPS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4" table:style-name="ce4">
            <text:p>644</text:p>
          </table:table-cell>
          <table:table-cell office:value-type="string" table:style-name="ce5">
            <text:p>GLYBU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5" table:style-name="ce4">
            <text:p>645</text:p>
          </table:table-cell>
          <table:table-cell office:value-type="string" table:style-name="ce5">
            <text:p>GLYCERIN (CHILD) RECTAL SUPPOSITORY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6" table:style-name="ce4">
            <text:p>646</text:p>
          </table:table-cell>
          <table:table-cell office:value-type="string" table:style-name="ce5">
            <text:p>NITROFURANTOIN MACROCRYSTAL 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7" table:style-name="ce4">
            <text:p>647</text:p>
          </table:table-cell>
          <table:table-cell office:value-type="string" table:style-name="ce5">
            <text:p>GLYCOPYRROLATE 0.2 MG/ML INJECTION SOLUTION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8" table:style-name="ce4">
            <text:p>648</text:p>
          </table:table-cell>
          <table:table-cell office:value-type="string" table:style-name="ce5">
            <text:p>GUAIFENESIN 100 MG/5 ML ORAL LIQUI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49" table:style-name="ce4">
            <text:p>649</text:p>
          </table:table-cell>
          <table:table-cell office:value-type="string" table:style-name="ce5">
            <text:p>OXCARBAZEPINE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0" table:style-name="ce4">
            <text:p>650</text:p>
          </table:table-cell>
          <table:table-cell office:value-type="string" table:style-name="ce5">
            <text:p>HALOPERIDOL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1" table:style-name="ce4">
            <text:p>651</text:p>
          </table:table-cell>
          <table:table-cell office:value-type="string" table:style-name="ce5">
            <text:p>HALOPERIDO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2" table:style-name="ce4">
            <text:p>652</text:p>
          </table:table-cell>
          <table:table-cell office:value-type="string" table:style-name="ce5">
            <text:p>HALOPERIDOL LACTATE 5 MG/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3" table:style-name="ce4">
            <text:p>653</text:p>
          </table:table-cell>
          <table:table-cell office:value-type="string" table:style-name="ce5">
            <text:p>HYDRALAZINE 20 MG/ML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4" table:style-name="ce4">
            <text:p>654</text:p>
          </table:table-cell>
          <table:table-cell office:value-type="string" table:style-name="ce5">
            <text:p>HYDRALA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5" table:style-name="ce4">
            <text:p>655</text:p>
          </table:table-cell>
          <table:table-cell office:value-type="string" table:style-name="ce5">
            <text:p>HYDRAL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6" table:style-name="ce4">
            <text:p>656</text:p>
          </table:table-cell>
          <table:table-cell office:value-type="string" table:style-name="ce5">
            <text:p>RAMIPRIL 2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7" table:style-name="ce4">
            <text:p>657</text:p>
          </table:table-cell>
          <table:table-cell office:value-type="string" table:style-name="ce5">
            <text:p>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8" table:style-name="ce4">
            <text:p>658</text:p>
          </table:table-cell>
          <table:table-cell office:value-type="string" table:style-name="ce5">
            <text:p>INSULIN REGULAR IV TREATMENT KI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59" table:style-name="ce4">
            <text:p>659</text:p>
          </table:table-cell>
          <table:table-cell office:value-type="string" table:style-name="ce5">
            <text:p>SILVER NITRATE APPLICATORS 75 %-25 % TOPICAL STICK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0" table:style-name="ce4">
            <text:p>660</text:p>
          </table:table-cell>
          <table:table-cell office:value-type="string" table:style-name="ce5">
            <text:p>HYDROCORTISONE 1 % TOPICAL CREAM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1" table:style-name="ce4">
            <text:p>661</text:p>
          </table:table-cell>
          <table:table-cell office:value-type="string" table:style-name="ce5">
            <text:p>DEXTROSE 5 % AND LACTATED RINGERS INTRAVENOUS SOLUTION</text:p>
          </table:table-cell>
          <table:table-cell office:value-type="float" office:value="19.5" table:style-name="ce6">
            <text:p>20</text:p>
          </table:table-cell>
          <table:table-cell office:value-type="float" office:value="19.5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2" table:style-name="ce4">
            <text:p>662</text:p>
          </table:table-cell>
          <table:table-cell office:value-type="string" table:style-name="ce5">
            <text:p>LIDOCAINE 4 % TOPICAL PATCH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3" table:style-name="ce4">
            <text:p>663</text:p>
          </table:table-cell>
          <table:table-cell office:value-type="string" table:style-name="ce5">
            <text:p>HYDROCODONE 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4" table:style-name="ce4">
            <text:p>664</text:p>
          </table:table-cell>
          <table:table-cell office:value-type="string" table:style-name="ce5">
            <text:p>HYDROCORTISONE ACETATE 25 MG RECTAL SUPPOSITORY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5" table:style-name="ce4">
            <text:p>665</text:p>
          </table:table-cell>
          <table:table-cell office:value-type="string" table:style-name="ce5">
            <text:p>HYDROMORPHONE 2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6" table:style-name="ce4">
            <text:p>666</text:p>
          </table:table-cell>
          <table:table-cell office:value-type="string" table:style-name="ce5">
            <text:p>HYDROXYZINE HCL 50 MG/ML INTRAMUSCULAR SOLUTION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7" table:style-name="ce4">
            <text:p>667</text:p>
          </table:table-cell>
          <table:table-cell office:value-type="string" table:style-name="ce5">
            <text:p>HYDROXYZINE HC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8" table:style-name="ce4">
            <text:p>668</text:p>
          </table:table-cell>
          <table:table-cell office:value-type="string" table:style-name="ce5">
            <text:p>HYDROXYZINE HC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69" table:style-name="ce4">
            <text:p>669</text:p>
          </table:table-cell>
          <table:table-cell office:value-type="string" table:style-name="ce5">
            <text:p>HYDROXYZINE PAMOAT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0" table:style-name="ce4">
            <text:p>670</text:p>
          </table:table-cell>
          <table:table-cell office:value-type="string" table:style-name="ce5">
            <text:p>OLANZA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1" table:style-name="ce4">
            <text:p>671</text:p>
          </table:table-cell>
          <table:table-cell office:value-type="string" table:style-name="ce5">
            <text:p>IBUPROFEN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2" table:style-name="ce4">
            <text:p>672</text:p>
          </table:table-cell>
          <table:table-cell office:value-type="string" table:style-name="ce5">
            <text:p>IBUPROFEN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3" table:style-name="ce4">
            <text:p>673</text:p>
          </table:table-cell>
          <table:table-cell office:value-type="string" table:style-name="ce5">
            <text:p>PHENYTOIN SODIUM EXTENDED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4" table:style-name="ce4">
            <text:p>674</text:p>
          </table:table-cell>
          <table:table-cell office:value-type="string" table:style-name="ce5">
            <text:p>PEG 3350-ELECTROLYTES 236 GRAM-22.74 GRAM-6.74 GRAM-5.86 GRAM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5" table:style-name="ce4">
            <text:p>675</text:p>
          </table:table-cell>
          <table:table-cell office:value-type="string" table:style-name="ce5">
            <text:p>CEFTRIAXONE 2 GRAM SOLUTION FOR INJECTION</text:p>
          </table:table-cell>
          <table:table-cell office:value-type="float" office:value="80" table:style-name="ce6">
            <text:p>80</text:p>
          </table:table-cell>
          <table:table-cell office:value-type="float" office:value="80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6" table:style-name="ce4">
            <text:p>676</text:p>
          </table:table-cell>
          <table:table-cell office:value-type="string" table:style-name="ce5">
            <text:p>INDAPAMID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7" table:style-name="ce4">
            <text:p>677</text:p>
          </table:table-cell>
          <table:table-cell office:value-type="string" table:style-name="ce5">
            <text:p>INDOMETHACIN 25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8" table:style-name="ce4">
            <text:p>678</text:p>
          </table:table-cell>
          <table:table-cell office:value-type="string" table:style-name="ce5">
            <text:p>CEFTRIAXONE (ROCEPHIN) 1 G IN 50 ML NS LOADABLE MIXTURE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79" table:style-name="ce4">
            <text:p>679</text:p>
          </table:table-cell>
          <table:table-cell office:value-type="string" table:style-name="ce5">
            <text:p>ISONIAZID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0" table:style-name="ce4">
            <text:p>680</text:p>
          </table:table-cell>
          <table:table-cell office:value-type="string" table:style-name="ce5">
            <text:p>ISOPROTERENOL 0.2 MG/ML INJECTION SOLUTION</text:p>
          </table:table-cell>
          <table:table-cell office:value-type="float" office:value="10741" table:style-name="ce6">
            <text:p>10,741</text:p>
          </table:table-cell>
          <table:table-cell office:value-type="float" office:value="10741" table:style-name="ce6">
            <text:p>10,7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1" table:style-name="ce4">
            <text:p>681</text:p>
          </table:table-cell>
          <table:table-cell office:value-type="string" table:style-name="ce5">
            <text:p>ISOSORBIDE DINITR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2" table:style-name="ce4">
            <text:p>682</text:p>
          </table:table-cell>
          <table:table-cell office:value-type="string" table:style-name="ce5">
            <text:p>PIPERACILLIN/TAZOBACTAM 3.375 GM IVPB D5W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3" table:style-name="ce4">
            <text:p>683</text:p>
          </table:table-cell>
          <table:table-cell office:value-type="string" table:style-name="ce5">
            <text:p>KETAMINE 50 MG/ML INJECTION SOLUT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4" table:style-name="ce4">
            <text:p>684</text:p>
          </table:table-cell>
          <table:table-cell office:value-type="string" table:style-name="ce5">
            <text:p>TETANUS AND DIPHTHERIA TOX (PF) 5 LF UNIT-2 LF UNIT/0.5 ML IM SUSP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5" table:style-name="ce4">
            <text:p>685</text:p>
          </table:table-cell>
          <table:table-cell office:value-type="string" table:style-name="ce5">
            <text:p>MAGNESIUM SULFATE 2 GRAM/50 ML (4 %) IN WATER INTRAVENOUS PIGGYBACK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6" table:style-name="ce4">
            <text:p>686</text:p>
          </table:table-cell>
          <table:table-cell office:value-type="string" table:style-name="ce5">
            <text:p>LACTATED RINGERS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7" table:style-name="ce4">
            <text:p>687</text:p>
          </table:table-cell>
          <table:table-cell office:value-type="string" table:style-name="ce5">
            <text:p>LACTATED RINGERS IRRIGATION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8" table:style-name="ce4">
            <text:p>688</text:p>
          </table:table-cell>
          <table:table-cell office:value-type="string" table:style-name="ce5">
            <text:p>LEVOTHYROXINE 100 MCG INTRAVENOUS SOLUTION</text:p>
          </table:table-cell>
          <table:table-cell office:value-type="float" office:value="830.5" table:style-name="ce6">
            <text:p>831</text:p>
          </table:table-cell>
          <table:table-cell office:value-type="float" office:value="830.5" table:style-name="ce6">
            <text:p>8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89" table:style-name="ce4">
            <text:p>689</text:p>
          </table:table-cell>
          <table:table-cell office:value-type="string" table:style-name="ce5">
            <text:p>FLUORESCEIN 1 MG EYE STRIPS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0" table:style-name="ce4">
            <text:p>690</text:p>
          </table:table-cell>
          <table:table-cell office:value-type="string" table:style-name="ce5">
            <text:p>LEVOTHYROX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1" table:style-name="ce4">
            <text:p>691</text:p>
          </table:table-cell>
          <table:table-cell office:value-type="string" table:style-name="ce5">
            <text:p>CEFAZOLIN 1 G/50 ML D5W (LOADABLE MIXTURE)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2" table:style-name="ce4">
            <text:p>692</text:p>
          </table:table-cell>
          <table:table-cell office:value-type="string" table:style-name="ce5">
            <text:p>NAFCILLIN 2 G/100 ML IN D5W LOADABLE MIXTURE</text:p>
          </table:table-cell>
          <table:table-cell office:value-type="float" office:value="187" table:style-name="ce6">
            <text:p>187</text:p>
          </table:table-cell>
          <table:table-cell office:value-type="float" office:value="187" table:style-name="ce6">
            <text:p>1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3" table:style-name="ce4">
            <text:p>693</text:p>
          </table:table-cell>
          <table:table-cell office:value-type="string" table:style-name="ce5">
            <text:p>LEVOTHYROXINE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4" table:style-name="ce4">
            <text:p>694</text:p>
          </table:table-cell>
          <table:table-cell office:value-type="string" table:style-name="ce5">
            <text:p>VANCOMYCIN 1 G IN 250 ML D5W LOADABLE MIXTURE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5" table:style-name="ce4">
            <text:p>695</text:p>
          </table:table-cell>
          <table:table-cell office:value-type="string" table:style-name="ce5">
            <text:p>BARIUM SULFATE 2.1 % (W/V), 2.0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6" table:style-name="ce4">
            <text:p>696</text:p>
          </table:table-cell>
          <table:table-cell office:value-type="string" table:style-name="ce5">
            <text:p>LIDOCAINE 2 % MUCOSAL JELLY IN APPLICATOR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7" table:style-name="ce4">
            <text:p>697</text:p>
          </table:table-cell>
          <table:table-cell office:value-type="string" table:style-name="ce5">
            <text:p>LIDOCAINE 4 % (40 MG/ML) MUCOSAL SOLUTION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8" table:style-name="ce4">
            <text:p>698</text:p>
          </table:table-cell>
          <table:table-cell office:value-type="string" table:style-name="ce5">
            <text:p>LOSARTAN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699" table:style-name="ce4">
            <text:p>699</text:p>
          </table:table-cell>
          <table:table-cell office:value-type="string" table:style-name="ce5">
            <text:p>DIGOXIN IMMUNE FAB 40 MG INTRAVENOUS SOLUTION</text:p>
          </table:table-cell>
          <table:table-cell office:value-type="float" office:value="12003" table:style-name="ce6">
            <text:p>12,003</text:p>
          </table:table-cell>
          <table:table-cell office:value-type="float" office:value="12003" table:style-name="ce6">
            <text:p>12,0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0" table:style-name="ce4">
            <text:p>700</text:p>
          </table:table-cell>
          <table:table-cell office:value-type="string" table:style-name="ce5">
            <text:p>CLOPIDOGREL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1" table:style-name="ce4">
            <text:p>701</text:p>
          </table:table-cell>
          <table:table-cell office:value-type="string" table:style-name="ce5">
            <text:p>LIDOCAINE (PF) 40 MG/ML (4 %) INJECTION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2" table:style-name="ce4">
            <text:p>702</text:p>
          </table:table-cell>
          <table:table-cell office:value-type="string" table:style-name="ce5">
            <text:p>LITHIUM CARBONAT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3" table:style-name="ce4">
            <text:p>703</text:p>
          </table:table-cell>
          <table:table-cell office:value-type="string" table:style-name="ce5">
            <text:p>TETANUS IMMUNE GLOBULIN (PF) 250 UNIT INTRAMUSCULAR SYRINGE</text:p>
          </table:table-cell>
          <table:table-cell office:value-type="float" office:value="2839.5" table:style-name="ce6">
            <text:p>2,840</text:p>
          </table:table-cell>
          <table:table-cell office:value-type="float" office:value="2839.5" table:style-name="ce6">
            <text:p>2,8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4" table:style-name="ce4">
            <text:p>704</text:p>
          </table:table-cell>
          <table:table-cell office:value-type="string" table:style-name="ce5">
            <text:p>BENZOIN-ALOE VERA-STORAX-TOLU BALSAM 10 %-2 %-8 %-4 % TOPICAL TINCTUR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5" table:style-name="ce4">
            <text:p>705</text:p>
          </table:table-cell>
          <table:table-cell office:value-type="string" table:style-name="ce5">
            <text:p>LOPERAMIDE 2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6" table:style-name="ce4">
            <text:p>706</text:p>
          </table:table-cell>
          <table:table-cell office:value-type="string" table:style-name="ce5">
            <text:p>LOPERAMIDE 1 MG/5 ML ORAL LIQUID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7" table:style-name="ce4">
            <text:p>707</text:p>
          </table:table-cell>
          <table:table-cell office:value-type="string" table:style-name="ce5">
            <text:p>LORAZEP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8" table:style-name="ce4">
            <text:p>708</text:p>
          </table:table-cell>
          <table:table-cell office:value-type="string" table:style-name="ce5">
            <text:p>LORAZEPAM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09" table:style-name="ce4">
            <text:p>709</text:p>
          </table:table-cell>
          <table:table-cell office:value-type="string" table:style-name="ce5">
            <text:p>CEFTRIAXONE (ROCEPHIN) 2 G IN 50 ML NS LOADABLE MIXTURE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0" table:style-name="ce4">
            <text:p>710</text:p>
          </table:table-cell>
          <table:table-cell office:value-type="string" table:style-name="ce5">
            <text:p>LORATADINE 5 MG-PSEUDOEPHEDRINE ER 120 MG TABLET,EXTENDED RELEASE,12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1" table:style-name="ce4">
            <text:p>711</text:p>
          </table:table-cell>
          <table:table-cell office:value-type="string" table:style-name="ce5">
            <text:p>MAGNESIUM CITRATE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2" table:style-name="ce4">
            <text:p>712</text:p>
          </table:table-cell>
          <table:table-cell office:value-type="string" table:style-name="ce5">
            <text:p>MAGNESIUM SULFATE 4 MEQ/ML (50 %) INJECTION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3" table:style-name="ce4">
            <text:p>713</text:p>
          </table:table-cell>
          <table:table-cell office:value-type="string" table:style-name="ce5">
            <text:p>MANNITOL 20 % INTRAVENOUS SOLUTION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4" table:style-name="ce4">
            <text:p>714</text:p>
          </table:table-cell>
          <table:table-cell office:value-type="string" table:style-name="ce5">
            <text:p>MANNITOL 25 % INTRAVENOUS SOLUTION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5" table:style-name="ce4">
            <text:p>715</text:p>
          </table:table-cell>
          <table:table-cell office:value-type="string" table:style-name="ce5">
            <text:p>MEDROXYPROGESTERO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6" table:style-name="ce4">
            <text:p>716</text:p>
          </table:table-cell>
          <table:table-cell office:value-type="string" table:style-name="ce5">
            <text:p>MEGESTROL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7" table:style-name="ce4">
            <text:p>717</text:p>
          </table:table-cell>
          <table:table-cell office:value-type="string" table:style-name="ce5">
            <text:p>PAROXET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8" table:style-name="ce4">
            <text:p>718</text:p>
          </table:table-cell>
          <table:table-cell office:value-type="string" table:style-name="ce5">
            <text:p>METHAD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19" table:style-name="ce4">
            <text:p>719</text:p>
          </table:table-cell>
          <table:table-cell office:value-type="string" table:style-name="ce5">
            <text:p>METHA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0" table:style-name="ce4">
            <text:p>720</text:p>
          </table:table-cell>
          <table:table-cell office:value-type="string" table:style-name="ce5">
            <text:p>METHAZOLAMIDE 50 MG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1" table:style-name="ce4">
            <text:p>721</text:p>
          </table:table-cell>
          <table:table-cell office:value-type="string" table:style-name="ce5">
            <text:p>METHOCARBAMOL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2" table:style-name="ce4">
            <text:p>722</text:p>
          </table:table-cell>
          <table:table-cell office:value-type="string" table:style-name="ce5">
            <text:p>METHOTREXATE SODIUM 2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3" table:style-name="ce4">
            <text:p>723</text:p>
          </table:table-cell>
          <table:table-cell office:value-type="string" table:style-name="ce5">
            <text:p>METHYL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4" table:style-name="ce4">
            <text:p>724</text:p>
          </table:table-cell>
          <table:table-cell office:value-type="string" table:style-name="ce5">
            <text:p>METHYLENE BLUE (ANTIDOTE) 1 % (10 MG/ML) INTRAVENOUS SOLUTION</text:p>
          </table:table-cell>
          <table:table-cell office:value-type="float" office:value="205" table:style-name="ce6">
            <text:p>205</text:p>
          </table:table-cell>
          <table:table-cell office:value-type="float" office:value="20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5" table:style-name="ce4">
            <text:p>725</text:p>
          </table:table-cell>
          <table:table-cell office:value-type="string" table:style-name="ce5">
            <text:p>METHYLPREDNISOLONE 4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6" table:style-name="ce4">
            <text:p>726</text:p>
          </table:table-cell>
          <table:table-cell office:value-type="string" table:style-name="ce5">
            <text:p>METHYLPREDNISOLONE ACETATE 80 MG/ML SUSPENSION FOR INJECTION</text:p>
          </table:table-cell>
          <table:table-cell office:value-type="float" office:value="137" table:style-name="ce6">
            <text:p>137</text:p>
          </table:table-cell>
          <table:table-cell office:value-type="float" office:value="137" table:style-name="ce6">
            <text:p>1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7" table:style-name="ce4">
            <text:p>727</text:p>
          </table:table-cell>
          <table:table-cell office:value-type="string" table:style-name="ce5">
            <text:p>METOCLOPRAMIDE 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8" table:style-name="ce4">
            <text:p>728</text:p>
          </table:table-cell>
          <table:table-cell office:value-type="string" table:style-name="ce5">
            <text:p>METOCLOPRAMIDE 5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29" table:style-name="ce4">
            <text:p>729</text:p>
          </table:table-cell>
          <table:table-cell office:value-type="string" table:style-name="ce5">
            <text:p>METOCLOPRAMID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0" table:style-name="ce4">
            <text:p>730</text:p>
          </table:table-cell>
          <table:table-cell office:value-type="string" table:style-name="ce5">
            <text:p>LEVOFLOXACIN 7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1" table:style-name="ce4">
            <text:p>731</text:p>
          </table:table-cell>
          <table:table-cell office:value-type="string" table:style-name="ce5">
            <text:p>METOPROLOL TARTRATE 5 MG/5 ML INTRAVENOUS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2" table:style-name="ce4">
            <text:p>732</text:p>
          </table:table-cell>
          <table:table-cell office:value-type="string" table:style-name="ce5">
            <text:p>METOPROLOL TARTRAT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3" table:style-name="ce4">
            <text:p>733</text:p>
          </table:table-cell>
          <table:table-cell office:value-type="string" table:style-name="ce5">
            <text:p>METRONIDAZOL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4" table:style-name="ce4">
            <text:p>734</text:p>
          </table:table-cell>
          <table:table-cell office:value-type="string" table:style-name="ce5">
            <text:p>METRONIDAZOLE 500 MG/100 ML-SODIUM CHLORIDE(ISO) INTRAVENOUS PIGGYBACK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5" table:style-name="ce4">
            <text:p>735</text:p>
          </table:table-cell>
          <table:table-cell office:value-type="string" table:style-name="ce5">
            <text:p>MICONAZOLE NITRATE 2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6" table:style-name="ce4">
            <text:p>736</text:p>
          </table:table-cell>
          <table:table-cell office:value-type="string" table:style-name="ce5">
            <text:p>MICONAZOLE NITRATE 2 % VAGINAL CREAM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7" table:style-name="ce4">
            <text:p>737</text:p>
          </table:table-cell>
          <table:table-cell office:value-type="string" table:style-name="ce5">
            <text:p>MINERAL OIL ORAL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8" table:style-name="ce4">
            <text:p>738</text:p>
          </table:table-cell>
          <table:table-cell office:value-type="string" table:style-name="ce5">
            <text:p>MINERAL OIL ENEMA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39" table:style-name="ce4">
            <text:p>739</text:p>
          </table:table-cell>
          <table:table-cell office:value-type="string" table:style-name="ce5">
            <text:p>CEFTRIAXONE (ROCEPHIN) 500 MG IN 50 ML NS LOADABLE MIXTURE</text:p>
          </table:table-cell>
          <table:table-cell office:value-type="float" office:value="68.5" table:style-name="ce6">
            <text:p>69</text:p>
          </table:table-cell>
          <table:table-cell office:value-type="float" office:value="68.5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0" table:style-name="ce4">
            <text:p>740</text:p>
          </table:table-cell>
          <table:table-cell office:value-type="string" table:style-name="ce5">
            <text:p>TERBINAFINE HC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1" table:style-name="ce4">
            <text:p>741</text:p>
          </table:table-cell>
          <table:table-cell office:value-type="string" table:style-name="ce5">
            <text:p>MINOXIDIL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2" table:style-name="ce4">
            <text:p>742</text:p>
          </table:table-cell>
          <table:table-cell office:value-type="string" table:style-name="ce5">
            <text:p>MORPHINE 2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3" table:style-name="ce4">
            <text:p>743</text:p>
          </table:table-cell>
          <table:table-cell office:value-type="string" table:style-name="ce5">
            <text:p>MORPHINE 10 MG/5 ML ORAL SOLU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4" table:style-name="ce4">
            <text:p>744</text:p>
          </table:table-cell>
          <table:table-cell office:value-type="string" table:style-name="ce5">
            <text:p>MORPHINE 15 MG IMMEDIATE RELEASE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5" table:style-name="ce4">
            <text:p>745</text:p>
          </table:table-cell>
          <table:table-cell office:value-type="string" table:style-name="ce5">
            <text:p>CEFTRIAXONE(ROCEPHIN) 2G IN 50 ML D5W LOADABLE MIXTURE</text:p>
          </table:table-cell>
          <table:table-cell office:value-type="float" office:value="165" table:style-name="ce6">
            <text:p>165</text:p>
          </table:table-cell>
          <table:table-cell office:value-type="float" office:value="165" table:style-name="ce6">
            <text:p>1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6" table:style-name="ce4">
            <text:p>746</text:p>
          </table:table-cell>
          <table:table-cell office:value-type="string" table:style-name="ce5">
            <text:p>NADOL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7" table:style-name="ce4">
            <text:p>747</text:p>
          </table:table-cell>
          <table:table-cell office:value-type="string" table:style-name="ce5">
            <text:p>NAFCILLIN 1 GRAM SOLUTION FOR INJECTION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8" table:style-name="ce4">
            <text:p>748</text:p>
          </table:table-cell>
          <table:table-cell office:value-type="string" table:style-name="ce5">
            <text:p>NALBUPHINE 10 MG/ML INJECTION SOLUTION</text:p>
          </table:table-cell>
          <table:table-cell office:value-type="float" office:value="44.5" table:style-name="ce6">
            <text:p>45</text:p>
          </table:table-cell>
          <table:table-cell office:value-type="float" office:value="44.5" table:style-name="ce6">
            <text:p>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49" table:style-name="ce4">
            <text:p>749</text:p>
          </table:table-cell>
          <table:table-cell office:value-type="string" table:style-name="ce5">
            <text:p>NALOXONE 0.4 MG/ML INJECTION SOLUTION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0" table:style-name="ce4">
            <text:p>750</text:p>
          </table:table-cell>
          <table:table-cell office:value-type="string" table:style-name="ce5">
            <text:p>SALMETEROL 50 MCG/DOSE BLISTER POWDER FOR INHALATION</text:p>
          </table:table-cell>
          <table:table-cell office:value-type="float" office:value="352" table:style-name="ce6">
            <text:p>352</text:p>
          </table:table-cell>
          <table:table-cell office:value-type="float" office:value="352" table:style-name="ce6">
            <text:p>3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1" table:style-name="ce4">
            <text:p>751</text:p>
          </table:table-cell>
          <table:table-cell office:value-type="string" table:style-name="ce5">
            <text:p>NAPROXEN 2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2" table:style-name="ce4">
            <text:p>752</text:p>
          </table:table-cell>
          <table:table-cell office:value-type="string" table:style-name="ce5">
            <text:p>NEOMY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3" table:style-name="ce4">
            <text:p>753</text:p>
          </table:table-cell>
          <table:table-cell office:value-type="string" table:style-name="ce5">
            <text:p>NEOSTIGMINE METHYLSULFATE 1 MG/ML INTRAVENOUS SOLUTIO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4" table:style-name="ce4">
            <text:p>754</text:p>
          </table:table-cell>
          <table:table-cell office:value-type="string" table:style-name="ce5">
            <text:p>NIACIN ER 500 MG TABLET,EXTENDED RELEASE 24 HR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5" table:style-name="ce4">
            <text:p>755</text:p>
          </table:table-cell>
          <table:table-cell office:value-type="string" table:style-name="ce5">
            <text:p>NIFEDIP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6" table:style-name="ce4">
            <text:p>756</text:p>
          </table:table-cell>
          <table:table-cell office:value-type="string" table:style-name="ce5">
            <text:p>CIPROFLOXACIN 200 MG/100 ML IN 5 % DEXTROSE INTRAVENOUS PIGGYBACK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7" table:style-name="ce4">
            <text:p>757</text:p>
          </table:table-cell>
          <table:table-cell office:value-type="string" table:style-name="ce5">
            <text:p>NITROGLYCERIN 50 MG/10 ML (5 MG/ML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8" table:style-name="ce4">
            <text:p>758</text:p>
          </table:table-cell>
          <table:table-cell office:value-type="string" table:style-name="ce5">
            <text:p>NITROGLYCERIN ER 2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59" table:style-name="ce4">
            <text:p>759</text:p>
          </table:table-cell>
          <table:table-cell office:value-type="string" table:style-name="ce5">
            <text:p>NITROGLYCERIN ER 6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0" table:style-name="ce4">
            <text:p>760</text:p>
          </table:table-cell>
          <table:table-cell office:value-type="string" table:style-name="ce5">
            <text:p>NITROGLYCERIN 0.4 MG SUBLINGUAL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1" table:style-name="ce4">
            <text:p>761</text:p>
          </table:table-cell>
          <table:table-cell office:value-type="string" table:style-name="ce5">
            <text:p>NORTRIPTYL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2" table:style-name="ce4">
            <text:p>762</text:p>
          </table:table-cell>
          <table:table-cell office:value-type="string" table:style-name="ce5">
            <text:p>NORTRIPTYLIN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3" table:style-name="ce4">
            <text:p>763</text:p>
          </table:table-cell>
          <table:table-cell office:value-type="string" table:style-name="ce5">
            <text:p>NYSTATIN 100,000 UNIT/GRAM TOPICAL CREAM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4" table:style-name="ce4">
            <text:p>764</text:p>
          </table:table-cell>
          <table:table-cell office:value-type="string" table:style-name="ce5">
            <text:p>CEFTRIAXONE (ROCEPHIN) 1 G IN 50 ML D5W LOADABLE MIXTURE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5" table:style-name="ce4">
            <text:p>765</text:p>
          </table:table-cell>
          <table:table-cell office:value-type="string" table:style-name="ce5">
            <text:p>NYSTATIN 100,000 UNIT/ML ORAL SUSPENS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6" table:style-name="ce4">
            <text:p>766</text:p>
          </table:table-cell>
          <table:table-cell office:value-type="string" table:style-name="ce5">
            <text:p>PRALIDOXIME 1 GRAM SOLUTION FOR INJECTION</text:p>
          </table:table-cell>
          <table:table-cell office:value-type="float" office:value="810" table:style-name="ce6">
            <text:p>810</text:p>
          </table:table-cell>
          <table:table-cell office:value-type="float" office:value="810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7" table:style-name="ce4">
            <text:p>767</text:p>
          </table:table-cell>
          <table:table-cell office:value-type="string" table:style-name="ce5">
            <text:p>NYSTATIN-TRIAMCINOLONE 100,000 UNIT/G-0.1 % TOPICAL CREAM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8" table:style-name="ce4">
            <text:p>768</text:p>
          </table:table-cell>
          <table:table-cell office:value-type="string" table:style-name="ce5">
            <text:p>CEFTRIAXONE 500 MG SOLUTION FOR INJEC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69" table:style-name="ce4">
            <text:p>769</text:p>
          </table:table-cell>
          <table:table-cell office:value-type="string" table:style-name="ce5">
            <text:p>ORPHENADRINE CITRATE 30 MG/ML INJECTION SOLUTION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0" table:style-name="ce4">
            <text:p>770</text:p>
          </table:table-cell>
          <table:table-cell office:value-type="string" table:style-name="ce5">
            <text:p>OXYBUTYNIN CHLO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1" table:style-name="ce4">
            <text:p>771</text:p>
          </table:table-cell>
          <table:table-cell office:value-type="string" table:style-name="ce5">
            <text:p>OXYCODONE-ACETAMINOPHEN 5 MG-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2" table:style-name="ce4">
            <text:p>772</text:p>
          </table:table-cell>
          <table:table-cell office:value-type="string" table:style-name="ce5">
            <text:p>OXYMETAZOLINE 0.05 % NASAL SPRA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3" table:style-name="ce4">
            <text:p>773</text:p>
          </table:table-cell>
          <table:table-cell office:value-type="string" table:style-name="ce5">
            <text:p>OXYTOCIN 10 UNIT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4" table:style-name="ce4">
            <text:p>774</text:p>
          </table:table-cell>
          <table:table-cell office:value-type="string" table:style-name="ce5">
            <text:p>AMPICILLIN-SULBACTAM 3 GRAM SOLUTION FOR INJECTION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5" table:style-name="ce4">
            <text:p>775</text:p>
          </table:table-cell>
          <table:table-cell office:value-type="string" table:style-name="ce5">
            <text:p>PENICILLIN G POTASSIUM 5 MILLION UNIT SOLUTION FOR INJECTION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6" table:style-name="ce4">
            <text:p>776</text:p>
          </table:table-cell>
          <table:table-cell office:value-type="string" table:style-name="ce5">
            <text:p>PENICILLIN V POTASSIUM 250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7" table:style-name="ce4">
            <text:p>777</text:p>
          </table:table-cell>
          <table:table-cell office:value-type="string" table:style-name="ce5">
            <text:p>PENICILLIN V POTASSIU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8" table:style-name="ce4">
            <text:p>778</text:p>
          </table:table-cell>
          <table:table-cell office:value-type="string" table:style-name="ce5">
            <text:p>PERPHENAZINE 2 MG TABLET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79" table:style-name="ce4">
            <text:p>779</text:p>
          </table:table-cell>
          <table:table-cell office:value-type="string" table:style-name="ce5">
            <text:p>PHENAZOPYRID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0" table:style-name="ce4">
            <text:p>780</text:p>
          </table:table-cell>
          <table:table-cell office:value-type="string" table:style-name="ce5">
            <text:p>HYDROMORPHONE 1 MG/ML INJECTION SYRINGE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1" table:style-name="ce4">
            <text:p>781</text:p>
          </table:table-cell>
          <table:table-cell office:value-type="string" table:style-name="ce5">
            <text:p>PATIENT HAS A HOME MED(S) FOR USE IN THE HOSPIT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2" table:style-name="ce4">
            <text:p>782</text:p>
          </table:table-cell>
          <table:table-cell office:value-type="string" table:style-name="ce5">
            <text:p>PHENOBARBITAL 32.4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3" table:style-name="ce4">
            <text:p>783</text:p>
          </table:table-cell>
          <table:table-cell office:value-type="string" table:style-name="ce5">
            <text:p>HOLD METFORMIN (GLUCOPHAGE) MESSAGE - PATIENT HAS RECEIVED CONTRAS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4" table:style-name="ce4">
            <text:p>784</text:p>
          </table:table-cell>
          <table:table-cell office:value-type="string" table:style-name="ce5">
            <text:p>PHENOBARBITAL SODIUM 65 MG/ML INJECTION SOLUTION</text:p>
          </table:table-cell>
          <table:table-cell office:value-type="float" office:value="141.5" table:style-name="ce6">
            <text:p>142</text:p>
          </table:table-cell>
          <table:table-cell office:value-type="float" office:value="141.5" table:style-name="ce6">
            <text:p>1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5" table:style-name="ce4">
            <text:p>785</text:p>
          </table:table-cell>
          <table:table-cell office:value-type="string" table:style-name="ce5">
            <text:p>PHENYLEPHRINE 10 MG/ML INJECTION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6" table:style-name="ce4">
            <text:p>786</text:p>
          </table:table-cell>
          <table:table-cell office:value-type="string" table:style-name="ce5">
            <text:p>SOD BICARB-CITRIC AC-SIMETH 2.21 GRAM-1.53 GRAM/4 GRAM GRANULES EFFERV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7" table:style-name="ce4">
            <text:p>787</text:p>
          </table:table-cell>
          <table:table-cell office:value-type="string" table:style-name="ce5">
            <text:p>PHENYTOIN SODIUM 50 MG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8" table:style-name="ce4">
            <text:p>788</text:p>
          </table:table-cell>
          <table:table-cell office:value-type="string" table:style-name="ce5">
            <text:p>NITROGLYCERIN 25 MG/250 ML (100 MCG/ML) IN 5 % DEXTROSE <text:s/>INTRAVENOUS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89" table:style-name="ce4">
            <text:p>789</text:p>
          </table:table-cell>
          <table:table-cell office:value-type="string" table:style-name="ce5">
            <text:p>INSULIN PROTOCOL: DECISION TRE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0" table:style-name="ce4">
            <text:p>790</text:p>
          </table:table-cell>
          <table:table-cell office:value-type="string" table:style-name="ce5">
            <text:p>POTASSIUM CHLORIDE 10 MEQ/100ML IN STERILE WATER INTRAVENOUS PIGGYBACK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1" table:style-name="ce4">
            <text:p>791</text:p>
          </table:table-cell>
          <table:table-cell office:value-type="string" table:style-name="ce5">
            <text:p>POTASSIUM CHLORIDE 20 MEQ/15 ML ORAL LIQUID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2" table:style-name="ce4">
            <text:p>792</text:p>
          </table:table-cell>
          <table:table-cell office:value-type="string" table:style-name="ce5">
            <text:p>VALPROIC ACID (AS SODIUM SALT) 250 MG/5 ML (5 ML)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3" table:style-name="ce4">
            <text:p>793</text:p>
          </table:table-cell>
          <table:table-cell office:value-type="string" table:style-name="ce5">
            <text:p>POTASSIUM PHOSPHATES-MBASIC AND DIBASIC 3 MMOL/ML INTRAVENOUS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4" table:style-name="ce4">
            <text:p>794</text:p>
          </table:table-cell>
          <table:table-cell office:value-type="string" table:style-name="ce5">
            <text:p>MUPIROCIN 2 % TOPICAL CREAM</text:p>
          </table:table-cell>
          <table:table-cell office:value-type="float" office:value="502" table:style-name="ce6">
            <text:p>502</text:p>
          </table:table-cell>
          <table:table-cell office:value-type="float" office:value="502" table:style-name="ce6">
            <text:p>5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5" table:style-name="ce4">
            <text:p>795</text:p>
          </table:table-cell>
          <table:table-cell office:value-type="string" table:style-name="ce5">
            <text:p>PRAZOSIN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6" table:style-name="ce4">
            <text:p>796</text:p>
          </table:table-cell>
          <table:table-cell office:value-type="string" table:style-name="ce5">
            <text:p>GLUCAGON (HUMAN RECOMBINANT) 1 MG/ML SOLUTION FOR INJECTION</text:p>
          </table:table-cell>
          <table:table-cell office:value-type="float" office:value="992" table:style-name="ce6">
            <text:p>992</text:p>
          </table:table-cell>
          <table:table-cell office:value-type="float" office:value="992" table:style-name="ce6">
            <text:p>9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7" table:style-name="ce4">
            <text:p>797</text:p>
          </table:table-cell>
          <table:table-cell office:value-type="string" table:style-name="ce5">
            <text:p>PRAZOSIN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8" table:style-name="ce4">
            <text:p>798</text:p>
          </table:table-cell>
          <table:table-cell office:value-type="string" table:style-name="ce5">
            <text:p>PREDNISOLONE ACETATE 1 % EYE DROPS,SUSPENSION</text:p>
          </table:table-cell>
          <table:table-cell office:value-type="float" office:value="398" table:style-name="ce6">
            <text:p>398</text:p>
          </table:table-cell>
          <table:table-cell office:value-type="float" office:value="398" table:style-name="ce6">
            <text:p>3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799" table:style-name="ce4">
            <text:p>799</text:p>
          </table:table-cell>
          <table:table-cell office:value-type="string" table:style-name="ce5">
            <text:p>OXYBUTYNIN CHLORIDE ER 5 MG TABLET,EXTENDED RELEASE 24 HR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0" table:style-name="ce4">
            <text:p>800</text:p>
          </table:table-cell>
          <table:table-cell office:value-type="string" table:style-name="ce5">
            <text:p>PRAMIPEX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1" table:style-name="ce4">
            <text:p>801</text:p>
          </table:table-cell>
          <table:table-cell office:value-type="string" table:style-name="ce5">
            <text:p>PREDNISONE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2" table:style-name="ce4">
            <text:p>802</text:p>
          </table:table-cell>
          <table:table-cell office:value-type="string" table:style-name="ce5">
            <text:p>PREDNISONE 2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3" table:style-name="ce4">
            <text:p>803</text:p>
          </table:table-cell>
          <table:table-cell office:value-type="string" table:style-name="ce5">
            <text:p>PREDNIS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4" table:style-name="ce4">
            <text:p>804</text:p>
          </table:table-cell>
          <table:table-cell office:value-type="string" table:style-name="ce5">
            <text:p>ALUMINUM-MAG HYDROXIDE-SIMETHICONE 200 MG-200 MG-20 MG/5 ML ORAL SUS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5" table:style-name="ce4">
            <text:p>805</text:p>
          </table:table-cell>
          <table:table-cell office:value-type="string" table:style-name="ce5">
            <text:p>HYDROCODONE 10 MG-ACETAMINOPHEN 32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6" table:style-name="ce4">
            <text:p>806</text:p>
          </table:table-cell>
          <table:table-cell office:value-type="string" table:style-name="ce5">
            <text:p>LACTULOSE 20 GRAM/30 ML ORAL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7" table:style-name="ce4">
            <text:p>807</text:p>
          </table:table-cell>
          <table:table-cell office:value-type="string" table:style-name="ce5">
            <text:p>PROCHLORPERAZINE MALE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8" table:style-name="ce4">
            <text:p>808</text:p>
          </table:table-cell>
          <table:table-cell office:value-type="string" table:style-name="ce5">
            <text:p>PROMETHAZINE 2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09" table:style-name="ce4">
            <text:p>809</text:p>
          </table:table-cell>
          <table:table-cell office:value-type="string" table:style-name="ce5">
            <text:p>PROMETHAZINE 6.25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0" table:style-name="ce4">
            <text:p>810</text:p>
          </table:table-cell>
          <table:table-cell office:value-type="string" table:style-name="ce5">
            <text:p>PROMETH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1" table:style-name="ce4">
            <text:p>811</text:p>
          </table:table-cell>
          <table:table-cell office:value-type="string" table:style-name="ce5">
            <text:p>LIDOCAINE 2 % MUCOS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2" table:style-name="ce4">
            <text:p>812</text:p>
          </table:table-cell>
          <table:table-cell office:value-type="string" table:style-name="ce5">
            <text:p>ACARBOS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3" table:style-name="ce4">
            <text:p>813</text:p>
          </table:table-cell>
          <table:table-cell office:value-type="string" table:style-name="ce5">
            <text:p>MAGIC MOUTHWASH W/ NYSTATIN 120 ML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4" table:style-name="ce4">
            <text:p>814</text:p>
          </table:table-cell>
          <table:table-cell office:value-type="string" table:style-name="ce5">
            <text:p>EPINEPHRINE HCL (PF) 1 MG/ML (1 ML) INJECTION SOLUTION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5" table:style-name="ce4">
            <text:p>815</text:p>
          </table:table-cell>
          <table:table-cell office:value-type="string" table:style-name="ce5">
            <text:p>PROPRANOL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6" table:style-name="ce4">
            <text:p>816</text:p>
          </table:table-cell>
          <table:table-cell office:value-type="string" table:style-name="ce5">
            <text:p>ENTACAPONE 200 MG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7" table:style-name="ce4">
            <text:p>817</text:p>
          </table:table-cell>
          <table:table-cell office:value-type="string" table:style-name="ce5">
            <text:p>PROPYLTHIOURACI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8" table:style-name="ce4">
            <text:p>818</text:p>
          </table:table-cell>
          <table:table-cell office:value-type="string" table:style-name="ce5">
            <text:p>PROTAMINE 10 MG/ML INTRAVENOUS SOLU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19" table:style-name="ce4">
            <text:p>819</text:p>
          </table:table-cell>
          <table:table-cell office:value-type="string" table:style-name="ce5">
            <text:p>THROMBIN (BOVINE) 5,000 UNIT TOPICAL SOLUTION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0" table:style-name="ce4">
            <text:p>820</text:p>
          </table:table-cell>
          <table:table-cell office:value-type="string" table:style-name="ce5">
            <text:p>PYRAZINAMIDE 500 MG TABLE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1" table:style-name="ce4">
            <text:p>821</text:p>
          </table:table-cell>
          <table:table-cell office:value-type="string" table:style-name="ce5">
            <text:p>TUBE FEEDING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2" table:style-name="ce4">
            <text:p>822</text:p>
          </table:table-cell>
          <table:table-cell office:value-type="string" table:style-name="ce5">
            <text:p>PYRIDOXINE (VITAMIN B6)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3" table:style-name="ce4">
            <text:p>823</text:p>
          </table:table-cell>
          <table:table-cell office:value-type="string" table:style-name="ce5">
            <text:p>FAMOTIDINE (PF) 20 MG/2 ML INTRAVENOUS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4" table:style-name="ce4">
            <text:p>824</text:p>
          </table:table-cell>
          <table:table-cell office:value-type="string" table:style-name="ce5">
            <text:p>BUDESONIDE 0.5 MG/2 ML SUSPENSION FOR NEBULIZATION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5" table:style-name="ce4">
            <text:p>825</text:p>
          </table:table-cell>
          <table:table-cell office:value-type="string" table:style-name="ce5">
            <text:p>RALOXIFENE 60 MG TABLET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6" table:style-name="ce4">
            <text:p>826</text:p>
          </table:table-cell>
          <table:table-cell office:value-type="string" table:style-name="ce5">
            <text:p>MAGNESIUM SULFATE 1 GRAM/100 ML IN DEXTROSE 5 % INTRAVENOUS PIGGYBACK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7" table:style-name="ce4">
            <text:p>827</text:p>
          </table:table-cell>
          <table:table-cell office:value-type="string" table:style-name="ce5">
            <text:p>SILVER SULFADIAZINE 1 % TOPICAL CREAM</text:p>
          </table:table-cell>
          <table:table-cell office:value-type="float" office:value="408" table:style-name="ce6">
            <text:p>408</text:p>
          </table:table-cell>
          <table:table-cell office:value-type="float" office:value="408" table:style-name="ce6">
            <text:p>4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8" table:style-name="ce4">
            <text:p>828</text:p>
          </table:table-cell>
          <table:table-cell office:value-type="string" table:style-name="ce5">
            <text:p>SIMETHICONE 8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29" table:style-name="ce4">
            <text:p>829</text:p>
          </table:table-cell>
          <table:table-cell office:value-type="string" table:style-name="ce5">
            <text:p>SIMETHICONE 40 MG/0.6 ML ORAL DROPS,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0" table:style-name="ce4">
            <text:p>830</text:p>
          </table:table-cell>
          <table:table-cell office:value-type="string" table:style-name="ce5">
            <text:p>SODIUM CHLORID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1" table:style-name="ce4">
            <text:p>831</text:p>
          </table:table-cell>
          <table:table-cell office:value-type="string" table:style-name="ce5">
            <text:p>PANTOPRAZOLE 40 MG INTRAVENOUS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2" table:style-name="ce4">
            <text:p>832</text:p>
          </table:table-cell>
          <table:table-cell office:value-type="string" table:style-name="ce5">
            <text:p>CLOPIDOGREL 300 MG TABLET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3" table:style-name="ce4">
            <text:p>833</text:p>
          </table:table-cell>
          <table:table-cell office:value-type="string" table:style-name="ce5">
            <text:p>IPRATROPIUM BROMIDE 17 MCG/ACTUATION HFA AEROSOL INHALER</text:p>
          </table:table-cell>
          <table:table-cell office:value-type="float" office:value="585.5" table:style-name="ce6">
            <text:p>586</text:p>
          </table:table-cell>
          <table:table-cell office:value-type="float" office:value="585.5" table:style-name="ce6">
            <text:p>5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4" table:style-name="ce4">
            <text:p>834</text:p>
          </table:table-cell>
          <table:table-cell office:value-type="string" table:style-name="ce5">
            <text:p>NITROGLYCERIN 2 % TRANSDERM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5" table:style-name="ce4">
            <text:p>835</text:p>
          </table:table-cell>
          <table:table-cell office:value-type="string" table:style-name="ce5">
            <text:p>SODIUM CHLORIDE 0.45 %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6" table:style-name="ce4">
            <text:p>836</text:p>
          </table:table-cell>
          <table:table-cell office:value-type="string" table:style-name="ce5">
            <text:p>SODIUM CHLORIDE 0.9 %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7" table:style-name="ce4">
            <text:p>837</text:p>
          </table:table-cell>
          <table:table-cell office:value-type="string" table:style-name="ce5">
            <text:p>BENZOIN COMPOUND 100 % TOPICAL SWAB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8" table:style-name="ce4">
            <text:p>838</text:p>
          </table:table-cell>
          <table:table-cell office:value-type="string" table:style-name="ce5">
            <text:p>NAFCILLIN 2 G/100ML IN NS LOADABLE MIXTURE</text:p>
          </table:table-cell>
          <table:table-cell office:value-type="float" office:value="204.5" table:style-name="ce6">
            <text:p>205</text:p>
          </table:table-cell>
          <table:table-cell office:value-type="float" office:value="204.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39" table:style-name="ce4">
            <text:p>839</text:p>
          </table:table-cell>
          <table:table-cell office:value-type="string" table:style-name="ce5">
            <text:p>SODIUM CHLORIDE 0.9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0" table:style-name="ce4">
            <text:p>840</text:p>
          </table:table-cell>
          <table:table-cell office:value-type="string" table:style-name="ce5">
            <text:p>ZIPRASIDONE 20 MG/ML (FINAL CONCENTRATION) INTRAMUSCULAR SOLUTION</text:p>
          </table:table-cell>
          <table:table-cell office:value-type="float" office:value="421" table:style-name="ce6">
            <text:p>421</text:p>
          </table:table-cell>
          <table:table-cell office:value-type="float" office:value="421" table:style-name="ce6">
            <text:p>4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1" table:style-name="ce4">
            <text:p>841</text:p>
          </table:table-cell>
          <table:table-cell office:value-type="string" table:style-name="ce5">
            <text:p>SODIUM PHOSPHATE 3 MMOL/ML INTRAVENOUS SOLUTION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2" table:style-name="ce4">
            <text:p>842</text:p>
          </table:table-cell>
          <table:table-cell office:value-type="string" table:style-name="ce5">
            <text:p>ERYTHROMYCIN 250 MG TABLET,DELAYED RELEASE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3" table:style-name="ce4">
            <text:p>843</text:p>
          </table:table-cell>
          <table:table-cell office:value-type="string" table:style-name="ce5">
            <text:p>FOSPHENYTOIN 500 MG PE/10 ML INJECTION SOLUTION</text:p>
          </table:table-cell>
          <table:table-cell office:value-type="float" office:value="294.5" table:style-name="ce6">
            <text:p>295</text:p>
          </table:table-cell>
          <table:table-cell office:value-type="float" office:value="294.5" table:style-name="ce6">
            <text:p>2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4" table:style-name="ce4">
            <text:p>844</text:p>
          </table:table-cell>
          <table:table-cell office:value-type="string" table:style-name="ce5">
            <text:p>SORBITOL 70 %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5" table:style-name="ce4">
            <text:p>845</text:p>
          </table:table-cell>
          <table:table-cell office:value-type="string" table:style-name="ce5">
            <text:p>AMLODI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6" table:style-name="ce4">
            <text:p>846</text:p>
          </table:table-cell>
          <table:table-cell office:value-type="string" table:style-name="ce5">
            <text:p>SPIRONOLACT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7" table:style-name="ce4">
            <text:p>847</text:p>
          </table:table-cell>
          <table:table-cell office:value-type="string" table:style-name="ce5">
            <text:p>WATER FOR IRRIGATION, STERILE SOLUTION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8" table:style-name="ce4">
            <text:p>848</text:p>
          </table:table-cell>
          <table:table-cell office:value-type="string" table:style-name="ce5">
            <text:p>MONTELUKAST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49" table:style-name="ce4">
            <text:p>849</text:p>
          </table:table-cell>
          <table:table-cell office:value-type="string" table:style-name="ce5">
            <text:p>SUCCINYLCHOLINE CHLORIDE 20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0" table:style-name="ce4">
            <text:p>850</text:p>
          </table:table-cell>
          <table:table-cell office:value-type="string" table:style-name="ce5">
            <text:p>SULFAMETHOXAZOLE 800 MG-TRIMETHOPRIM 1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1" table:style-name="ce4">
            <text:p>851</text:p>
          </table:table-cell>
          <table:table-cell office:value-type="string" table:style-name="ce5">
            <text:p>SULFAMETHOXAZOLE 400 MG-TRIMETHOPRIM 80 MG/5 ML INTRAVENOUS SOLUTION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2" table:style-name="ce4">
            <text:p>852</text:p>
          </table:table-cell>
          <table:table-cell office:value-type="string" table:style-name="ce5">
            <text:p>CLINDAMYCIN 300 MG/50 ML IN 5 % DEXTROSE INTRAVENOUS PIGGYBACK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3" table:style-name="ce4">
            <text:p>853</text:p>
          </table:table-cell>
          <table:table-cell office:value-type="string" table:style-name="ce5">
            <text:p>ACTIVATED CHARCOAL 25 GRAM ORAL SUSPENS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4" table:style-name="ce4">
            <text:p>854</text:p>
          </table:table-cell>
          <table:table-cell office:value-type="string" table:style-name="ce5">
            <text:p>FLUTICASONE 1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5" table:style-name="ce4">
            <text:p>855</text:p>
          </table:table-cell>
          <table:table-cell office:value-type="string" table:style-name="ce5">
            <text:p>DOBUTAMINE 250 MG/250 ML (1 MG/ML) IN 5 % DEXTROSE INTRAVENOUS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6" table:style-name="ce4">
            <text:p>856</text:p>
          </table:table-cell>
          <table:table-cell office:value-type="string" table:style-name="ce5">
            <text:p>ZINC OXIDE-COD LIVER OIL 40 % TOPICAL PASTE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7" table:style-name="ce4">
            <text:p>857</text:p>
          </table:table-cell>
          <table:table-cell office:value-type="string" table:style-name="ce5">
            <text:p>UMECLIDINIUM 62.5 MCG/ACTUATION BLISTER POWDER FOR INHALA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8" table:style-name="ce4">
            <text:p>858</text:p>
          </table:table-cell>
          <table:table-cell office:value-type="string" table:style-name="ce5">
            <text:p>CLONIDINE 0.3 MG/24 HR WEEKLY TRANSDERMAL PATCH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59" table:style-name="ce4">
            <text:p>859</text:p>
          </table:table-cell>
          <table:table-cell office:value-type="string" table:style-name="ce5">
            <text:p>TAMOXI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0" table:style-name="ce4">
            <text:p>860</text:p>
          </table:table-cell>
          <table:table-cell office:value-type="string" table:style-name="ce5">
            <text:p>TEMAZEPAM 1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1" table:style-name="ce4">
            <text:p>861</text:p>
          </table:table-cell>
          <table:table-cell office:value-type="string" table:style-name="ce5">
            <text:p>HYDROCODONE 7.5 MG-ACETAMINOPHEN 325 MG/15 ML ORAL SOLU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2" table:style-name="ce4">
            <text:p>862</text:p>
          </table:table-cell>
          <table:table-cell office:value-type="string" table:style-name="ce5">
            <text:p>TETRACAINE HCL (PF) 0.5 % EYE DROPS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3" table:style-name="ce4">
            <text:p>863</text:p>
          </table:table-cell>
          <table:table-cell office:value-type="string" table:style-name="ce5">
            <text:p>REGULAR INSULIN 100UNITS IN 100ML NS LOADABLE MIXTURE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4" table:style-name="ce4">
            <text:p>864</text:p>
          </table:table-cell>
          <table:table-cell office:value-type="string" table:style-name="ce5">
            <text:p>MULTIVITAMIN WITH FOLIC ACID 4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5" table:style-name="ce4">
            <text:p>865</text:p>
          </table:table-cell>
          <table:table-cell office:value-type="string" table:style-name="ce5">
            <text:p>ZOLPIDE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6" table:style-name="ce4">
            <text:p>866</text:p>
          </table:table-cell>
          <table:table-cell office:value-type="string" table:style-name="ce5">
            <text:p>THIAMINE MONONITRATE (VITAMIN B1)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7" table:style-name="ce4">
            <text:p>867</text:p>
          </table:table-cell>
          <table:table-cell office:value-type="string" table:style-name="ce5">
            <text:p>COCAINE 4 % TOPICAL SOLUTION</text:p>
          </table:table-cell>
          <table:table-cell office:value-type="float" office:value="1590" table:style-name="ce6">
            <text:p>1,590</text:p>
          </table:table-cell>
          <table:table-cell office:value-type="float" office:value="1590" table:style-name="ce6">
            <text:p>1,5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8" table:style-name="ce4">
            <text:p>868</text:p>
          </table:table-cell>
          <table:table-cell office:value-type="string" table:style-name="ce5">
            <text:p>METOPROLOL SUCCINATE ER 2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69" table:style-name="ce4">
            <text:p>869</text:p>
          </table:table-cell>
          <table:table-cell office:value-type="string" table:style-name="ce5">
            <text:p>ERGOCALCIFEROL (VITAMIN D2) 50,0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0" table:style-name="ce4">
            <text:p>870</text:p>
          </table:table-cell>
          <table:table-cell office:value-type="string" table:style-name="ce5">
            <text:p>POTASSIUM, SODIUM PHOSPHATES 280 MG-160 MG-250 MG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1" table:style-name="ce4">
            <text:p>871</text:p>
          </table:table-cell>
          <table:table-cell office:value-type="string" table:style-name="ce5">
            <text:p>GELATIN ABSORBABLE 12 MM-7 MM TOPICAL SPONGE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2" table:style-name="ce4">
            <text:p>872</text:p>
          </table:table-cell>
          <table:table-cell office:value-type="string" table:style-name="ce5">
            <text:p>CEFTRIAXONE 1 GRAM SOLUTION FOR INJEC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3" table:style-name="ce4">
            <text:p>873</text:p>
          </table:table-cell>
          <table:table-cell office:value-type="string" table:style-name="ce5">
            <text:p>TOBRAMYCIN 40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4" table:style-name="ce4">
            <text:p>874</text:p>
          </table:table-cell>
          <table:table-cell office:value-type="string" table:style-name="ce5">
            <text:p>TOBRAMYCIN 0.3 % EYE DROPS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5" table:style-name="ce4">
            <text:p>875</text:p>
          </table:table-cell>
          <table:table-cell office:value-type="string" table:style-name="ce5">
            <text:p>INSULIN PROTOCOL: HYPOGLYCEMIA<text:s/>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6" table:style-name="ce4">
            <text:p>876</text:p>
          </table:table-cell>
          <table:table-cell office:value-type="string" table:style-name="ce5">
            <text:p>INSULIN PROTOCOL : CORRECTIVE COVER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7" table:style-name="ce4">
            <text:p>877</text:p>
          </table:table-cell>
          <table:table-cell office:value-type="string" table:style-name="ce5">
            <text:p>TRAZO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8" table:style-name="ce4">
            <text:p>878</text:p>
          </table:table-cell>
          <table:table-cell office:value-type="string" table:style-name="ce5">
            <text:p>AZTREONAM 1 GRAM SOLUTION FOR INJECTION</text:p>
          </table:table-cell>
          <table:table-cell office:value-type="float" office:value="332.5" table:style-name="ce6">
            <text:p>333</text:p>
          </table:table-cell>
          <table:table-cell office:value-type="float" office:value="332.5" table:style-name="ce6">
            <text:p>3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79" table:style-name="ce4">
            <text:p>879</text:p>
          </table:table-cell>
          <table:table-cell office:value-type="string" table:style-name="ce5">
            <text:p>TRIAMCINOLONE ACETONIDE 0.1 % TOPICAL CREAM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0" table:style-name="ce4">
            <text:p>880</text:p>
          </table:table-cell>
          <table:table-cell office:value-type="string" table:style-name="ce5">
            <text:p>NOREPINEPHRINE BITARTRATE 4 MG/250 ML (16 MCG/ML) IN DEXTROSE 5 % IV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1" table:style-name="ce4">
            <text:p>881</text:p>
          </table:table-cell>
          <table:table-cell office:value-type="string" table:style-name="ce5">
            <text:p>FERROUS SULFATE 220 MG (44 MG IRON)/5 ML ORAL ELIXIR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2" table:style-name="ce4">
            <text:p>882</text:p>
          </table:table-cell>
          <table:table-cell office:value-type="string" table:style-name="ce5">
            <text:p>CAFFE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3" table:style-name="ce4">
            <text:p>883</text:p>
          </table:table-cell>
          <table:table-cell office:value-type="string" table:style-name="ce5">
            <text:p>ALTEPLASE (ACTIVASE)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4" table:style-name="ce4">
            <text:p>884</text:p>
          </table:table-cell>
          <table:table-cell office:value-type="string" table:style-name="ce5">
            <text:p>PHENYTOIN 100 MG/4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5" table:style-name="ce4">
            <text:p>885</text:p>
          </table:table-cell>
          <table:table-cell office:value-type="string" table:style-name="ce5">
            <text:p>VALPROIC ACID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6" table:style-name="ce4">
            <text:p>886</text:p>
          </table:table-cell>
          <table:table-cell office:value-type="string" table:style-name="ce5">
            <text:p>VANCOMYCIN 1,000 MG INTRAVENOUS INJECTION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7" table:style-name="ce4">
            <text:p>887</text:p>
          </table:table-cell>
          <table:table-cell office:value-type="string" table:style-name="ce5">
            <text:p>LEV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8" table:style-name="ce4">
            <text:p>888</text:p>
          </table:table-cell>
          <table:table-cell office:value-type="string" table:style-name="ce5">
            <text:p>VASOPRESSIN 20 UNIT/ML INTRAVENOUS SOLUTION</text:p>
          </table:table-cell>
          <table:table-cell office:value-type="float" office:value="916.5" table:style-name="ce6">
            <text:p>917</text:p>
          </table:table-cell>
          <table:table-cell office:value-type="float" office:value="916.5" table:style-name="ce6">
            <text:p>9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89" table:style-name="ce4">
            <text:p>889</text:p>
          </table:table-cell>
          <table:table-cell office:value-type="string" table:style-name="ce5">
            <text:p>VERAPAMIL 2.5 MG/ML INTRAVENOUS SOLUTION</text:p>
          </table:table-cell>
          <table:table-cell office:value-type="float" office:value="310" table:style-name="ce6">
            <text:p>310</text:p>
          </table:table-cell>
          <table:table-cell office:value-type="float" office:value="310" table:style-name="ce6">
            <text:p>3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0" table:style-name="ce4">
            <text:p>890</text:p>
          </table:table-cell>
          <table:table-cell office:value-type="string" table:style-name="ce5">
            <text:p>IDARUCIZUMAB 2.5 GRAM/50 ML INTRAVENOUS SOLUTION</text:p>
          </table:table-cell>
          <table:table-cell office:value-type="float" office:value="8706.5" table:style-name="ce6">
            <text:p>8,707</text:p>
          </table:table-cell>
          <table:table-cell office:value-type="float" office:value="8706.5" table:style-name="ce6">
            <text:p>8,7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1" table:style-name="ce4">
            <text:p>891</text:p>
          </table:table-cell>
          <table:table-cell office:value-type="string" table:style-name="ce5">
            <text:p>ZOLPIDEM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2" table:style-name="ce4">
            <text:p>892</text:p>
          </table:table-cell>
          <table:table-cell office:value-type="string" table:style-name="ce5">
            <text:p>VERAPAMI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3" table:style-name="ce4">
            <text:p>893</text:p>
          </table:table-cell>
          <table:table-cell office:value-type="string" table:style-name="ce5">
            <text:p>VITAMIN E (DL, ACETATE) 4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4" table:style-name="ce4">
            <text:p>894</text:p>
          </table:table-cell>
          <table:table-cell office:value-type="string" table:style-name="ce5">
            <text:p>SCOPOLAMINE 1 MG OVER 3 DAYS TRANSDERMAL PATCH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5" table:style-name="ce4">
            <text:p>895</text:p>
          </table:table-cell>
          <table:table-cell office:value-type="string" table:style-name="ce5">
            <text:p>WARFAR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6" table:style-name="ce4">
            <text:p>896</text:p>
          </table:table-cell>
          <table:table-cell office:value-type="string" table:style-name="ce5">
            <text:p>WARFARIN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7" table:style-name="ce4">
            <text:p>897</text:p>
          </table:table-cell>
          <table:table-cell office:value-type="string" table:style-name="ce5">
            <text:p>WARFARIN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8" table:style-name="ce4">
            <text:p>898</text:p>
          </table:table-cell>
          <table:table-cell office:value-type="string" table:style-name="ce5">
            <text:p>WARFARIN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899" table:style-name="ce4">
            <text:p>899</text:p>
          </table:table-cell>
          <table:table-cell office:value-type="string" table:style-name="ce5">
            <text:p>ACETAMINOPHEN 650 MG/20.3 ML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0" table:style-name="ce4">
            <text:p>900</text:p>
          </table:table-cell>
          <table:table-cell office:value-type="string" table:style-name="ce5">
            <text:p>HEPATITIS B VIRUS VACCINE RECOMB (PF) 5 MCG/0.5 ML INTRAMUSCULAR SUSP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1" table:style-name="ce4">
            <text:p>901</text:p>
          </table:table-cell>
          <table:table-cell office:value-type="string" table:style-name="ce5">
            <text:p>ACEBUTOLOL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2" table:style-name="ce4">
            <text:p>902</text:p>
          </table:table-cell>
          <table:table-cell office:value-type="string" table:style-name="ce5">
            <text:p>BUTALBITAL-ACETAMINOPHEN-CAFFEINE 50 MG-325 MG-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3" table:style-name="ce4">
            <text:p>903</text:p>
          </table:table-cell>
          <table:table-cell office:value-type="string" table:style-name="ce5">
            <text:p>RHO(D) IMMUNE GLOBULIN 1,500 UNIT (300 MCG)/2 ML INJECTION SYRINGE</text:p>
          </table:table-cell>
          <table:table-cell office:value-type="float" office:value="755" table:style-name="ce6">
            <text:p>755</text:p>
          </table:table-cell>
          <table:table-cell office:value-type="float" office:value="755" table:style-name="ce6">
            <text:p>7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4" table:style-name="ce4">
            <text:p>904</text:p>
          </table:table-cell>
          <table:table-cell office:value-type="string" table:style-name="ce5">
            <text:p>ACYCLOVIR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5" table:style-name="ce4">
            <text:p>905</text:p>
          </table:table-cell>
          <table:table-cell office:value-type="string" table:style-name="ce5">
            <text:p>PIOGLITAZONE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6" table:style-name="ce4">
            <text:p>906</text:p>
          </table:table-cell>
          <table:table-cell office:value-type="string" table:style-name="ce5">
            <text:p>ACYCLOVIR 8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7" table:style-name="ce4">
            <text:p>907</text:p>
          </table:table-cell>
          <table:table-cell office:value-type="string" table:style-name="ce5">
            <text:p>ADENOSINE 3 MG/ML INTRAVENOUS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8" table:style-name="ce4">
            <text:p>908</text:p>
          </table:table-cell>
          <table:table-cell office:value-type="string" table:style-name="ce5">
            <text:p>ALBUMIN, HUMAN 25 % INTRAVENOUS SOLUTION</text:p>
          </table:table-cell>
          <table:table-cell office:value-type="float" office:value="360.5" table:style-name="ce6">
            <text:p>361</text:p>
          </table:table-cell>
          <table:table-cell office:value-type="float" office:value="360.5" table:style-name="ce6">
            <text:p>3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09" table:style-name="ce4">
            <text:p>909</text:p>
          </table:table-cell>
          <table:table-cell office:value-type="string" table:style-name="ce5">
            <text:p>ALBUMIN, HUMAN 5 % INTRAVENOUS SOLUTION</text:p>
          </table:table-cell>
          <table:table-cell office:value-type="float" office:value="410.5" table:style-name="ce6">
            <text:p>411</text:p>
          </table:table-cell>
          <table:table-cell office:value-type="float" office:value="410.5" table:style-name="ce6">
            <text:p>4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0" table:style-name="ce4">
            <text:p>910</text:p>
          </table:table-cell>
          <table:table-cell office:value-type="string" table:style-name="ce5">
            <text:p>LIDOCAINE (PF) 5 MG/ML (0.5 %) INJECTION SOLUTION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1" table:style-name="ce4">
            <text:p>911</text:p>
          </table:table-cell>
          <table:table-cell office:value-type="string" table:style-name="ce5">
            <text:p>AMIODARONE 50 MG/ML INTRAVENOUS SOLUTION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2" table:style-name="ce4">
            <text:p>912</text:p>
          </table:table-cell>
          <table:table-cell office:value-type="string" table:style-name="ce5">
            <text:p>AMIODARO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3" table:style-name="ce4">
            <text:p>913</text:p>
          </table:table-cell>
          <table:table-cell office:value-type="string" table:style-name="ce5">
            <text:p>CELECOXIB 100 MG CAPSULE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4" table:style-name="ce4">
            <text:p>914</text:p>
          </table:table-cell>
          <table:table-cell office:value-type="string" table:style-name="ce5">
            <text:p>PIPERACILLIN-TAZOBACTAM 2.25 GRAM INTRAVENOUS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5" table:style-name="ce4">
            <text:p>915</text:p>
          </table:table-cell>
          <table:table-cell office:value-type="string" table:style-name="ce5">
            <text:p>NURSING MAR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6" table:style-name="ce4">
            <text:p>916</text:p>
          </table:table-cell>
          <table:table-cell office:value-type="string" table:style-name="ce5">
            <text:p>ONDANSETRON 4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7" table:style-name="ce4">
            <text:p>917</text:p>
          </table:table-cell>
          <table:table-cell office:value-type="string" table:style-name="ce5">
            <text:p>SUMATRIPTAN 6 MG/0.5 ML SUBCUTANEOUS SOLUTION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8" table:style-name="ce4">
            <text:p>918</text:p>
          </table:table-cell>
          <table:table-cell office:value-type="string" table:style-name="ce5">
            <text:p>TOPIRAMAT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19" table:style-name="ce4">
            <text:p>919</text:p>
          </table:table-cell>
          <table:table-cell office:value-type="string" table:style-name="ce5">
            <text:p>BUMETANIDE 0.25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0" table:style-name="ce4">
            <text:p>920</text:p>
          </table:table-cell>
          <table:table-cell office:value-type="string" table:style-name="ce5">
            <text:p>BUMETANID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1" table:style-name="ce4">
            <text:p>921</text:p>
          </table:table-cell>
          <table:table-cell office:value-type="string" table:style-name="ce5">
            <text:p>CONJUGATED ESTROGENS 0.625 MG/GRAM VAGINAL CREAM</text:p>
          </table:table-cell>
          <table:table-cell office:value-type="float" office:value="645.5" table:style-name="ce6">
            <text:p>646</text:p>
          </table:table-cell>
          <table:table-cell office:value-type="float" office:value="645.5" table:style-name="ce6">
            <text:p>6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2" table:style-name="ce4">
            <text:p>922</text:p>
          </table:table-cell>
          <table:table-cell office:value-type="string" table:style-name="ce5">
            <text:p>DIVALPROEX 125 MG CAPSULE,DELAYED RELEASE SPRINK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3" table:style-name="ce4">
            <text:p>923</text:p>
          </table:table-cell>
          <table:table-cell office:value-type="string" table:style-name="ce5">
            <text:p>PENICILLIN G 5 MILLION UNITS/D5W 100 ML (LOADABLE MIXTURE)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4" table:style-name="ce4">
            <text:p>924</text:p>
          </table:table-cell>
          <table:table-cell office:value-type="string" table:style-name="ce5">
            <text:p>BUSPIR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5" table:style-name="ce4">
            <text:p>925</text:p>
          </table:table-cell>
          <table:table-cell office:value-type="string" table:style-name="ce5">
            <text:p>OLANZA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6" table:style-name="ce4">
            <text:p>926</text:p>
          </table:table-cell>
          <table:table-cell office:value-type="string" table:style-name="ce5">
            <text:p>RISPERIDO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7" table:style-name="ce4">
            <text:p>927</text:p>
          </table:table-cell>
          <table:table-cell office:value-type="string" table:style-name="ce5">
            <text:p>CALCIUM CARBONATE 200 MG CALCIUM (500 MG)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8" table:style-name="ce4">
            <text:p>928</text:p>
          </table:table-cell>
          <table:table-cell office:value-type="string" table:style-name="ce5">
            <text:p>CAPTOPRI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29" table:style-name="ce4">
            <text:p>929</text:p>
          </table:table-cell>
          <table:table-cell office:value-type="string" table:style-name="ce5">
            <text:p>CAPTOPRI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0" table:style-name="ce4">
            <text:p>930</text:p>
          </table:table-cell>
          <table:table-cell office:value-type="string" table:style-name="ce5">
            <text:p>CARBIDOPA 10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1" table:style-name="ce4">
            <text:p>931</text:p>
          </table:table-cell>
          <table:table-cell office:value-type="string" table:style-name="ce5">
            <text:p>CARBIDOPA 25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2" table:style-name="ce4">
            <text:p>932</text:p>
          </table:table-cell>
          <table:table-cell office:value-type="string" table:style-name="ce5">
            <text:p>CARBIDOPA 25 MG-LEVO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3" table:style-name="ce4">
            <text:p>933</text:p>
          </table:table-cell>
          <table:table-cell office:value-type="string" table:style-name="ce5">
            <text:p>ALTEPLASE 2 MG INTRA-CATHETER SOLUTION</text:p>
          </table:table-cell>
          <table:table-cell office:value-type="float" office:value="978" table:style-name="ce6">
            <text:p>978</text:p>
          </table:table-cell>
          <table:table-cell office:value-type="float" office:value="978" table:style-name="ce6">
            <text:p>9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4" table:style-name="ce4">
            <text:p>934</text:p>
          </table:table-cell>
          <table:table-cell office:value-type="string" table:style-name="ce5">
            <text:p>INFUSION ADVERSE REACTIONS GUIDELINE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5" table:style-name="ce4">
            <text:p>935</text:p>
          </table:table-cell>
          <table:table-cell office:value-type="string" table:style-name="ce5">
            <text:p>LIDOCAINE (PF) 4 MG/ML (0.4 %) IN 5 % DEXTROSE INTRAVENOUS SOLUTION</text:p>
          </table:table-cell>
          <table:table-cell office:value-type="float" office:value="73.5" table:style-name="ce6">
            <text:p>74</text:p>
          </table:table-cell>
          <table:table-cell office:value-type="float" office:value="73.5" table:style-name="ce6">
            <text:p>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6" table:style-name="ce4">
            <text:p>936</text:p>
          </table:table-cell>
          <table:table-cell office:value-type="string" table:style-name="ce5">
            <text:p>ALTEPLASE 100 MG INTRAVENOUS SOLUTION</text:p>
          </table:table-cell>
          <table:table-cell office:value-type="float" office:value="18017.5" table:style-name="ce6">
            <text:p>18,018</text:p>
          </table:table-cell>
          <table:table-cell office:value-type="float" office:value="18017.5" table:style-name="ce6">
            <text:p>18,0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7" table:style-name="ce4">
            <text:p>937</text:p>
          </table:table-cell>
          <table:table-cell office:value-type="string" table:style-name="ce5">
            <text:p>CEFTRIAXONE 250 MG SOLUTION FOR INJEC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8" table:style-name="ce4">
            <text:p>938</text:p>
          </table:table-cell>
          <table:table-cell office:value-type="string" table:style-name="ce5">
            <text:p>CHOLECALCIFEROL (VITAMIN D3) 4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39" table:style-name="ce4">
            <text:p>939</text:p>
          </table:table-cell>
          <table:table-cell office:value-type="string" table:style-name="ce5">
            <text:p>ACYCLOVIR (ZOVIRAX) 500 MG IN 100 ML NS LOADABLE MIXTURE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0" table:style-name="ce4">
            <text:p>940</text:p>
          </table:table-cell>
          <table:table-cell office:value-type="string" table:style-name="ce5">
            <text:p>CEFUROXIME AXETI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1" table:style-name="ce4">
            <text:p>941</text:p>
          </table:table-cell>
          <table:table-cell office:value-type="string" table:style-name="ce5">
            <text:p>VANCOMYCIN 2000 MG IN 500 ML NS LOADABLE MIXTURE<text:s/></text:p>
          </table:table-cell>
          <table:table-cell office:value-type="float" office:value="126.5" table:style-name="ce6">
            <text:p>127</text:p>
          </table:table-cell>
          <table:table-cell office:value-type="float" office:value="126.5" table:style-name="ce6">
            <text:p>1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2" table:style-name="ce4">
            <text:p>942</text:p>
          </table:table-cell>
          <table:table-cell office:value-type="string" table:style-name="ce5">
            <text:p>CEPHALEX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3" table:style-name="ce4">
            <text:p>943</text:p>
          </table:table-cell>
          <table:table-cell office:value-type="string" table:style-name="ce5">
            <text:p>CEPHALEX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4" table:style-name="ce4">
            <text:p>944</text:p>
          </table:table-cell>
          <table:table-cell office:value-type="string" table:style-name="ce5">
            <text:p>CEPHALEXIN 250 MG/5 ML ORAL SUSPENS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5" table:style-name="ce4">
            <text:p>945</text:p>
          </table:table-cell>
          <table:table-cell office:value-type="string" table:style-name="ce5">
            <text:p>LIDOCAINE 5 % TOPICAL OINTMENT</text:p>
          </table:table-cell>
          <table:table-cell office:value-type="float" office:value="841" table:style-name="ce6">
            <text:p>841</text:p>
          </table:table-cell>
          <table:table-cell office:value-type="float" office:value="841" table:style-name="ce6">
            <text:p>8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6" table:style-name="ce4">
            <text:p>946</text:p>
          </table:table-cell>
          <table:table-cell office:value-type="string" table:style-name="ce5">
            <text:p>VARENICLINE 0.5 MG TABLET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7" table:style-name="ce4">
            <text:p>947</text:p>
          </table:table-cell>
          <table:table-cell office:value-type="string" table:style-name="ce5">
            <text:p>DOXYCYCLINE 100 MG/250 ML NS LOADABLE MIXTURE</text:p>
          </table:table-cell>
          <table:table-cell office:value-type="float" office:value="239.5" table:style-name="ce6">
            <text:p>240</text:p>
          </table:table-cell>
          <table:table-cell office:value-type="float" office:value="239.5" table:style-name="ce6">
            <text:p>2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8" table:style-name="ce4">
            <text:p>948</text:p>
          </table:table-cell>
          <table:table-cell office:value-type="string" table:style-name="ce5">
            <text:p>CIPROFLOXACIN 0.3 % EYE DROPS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49" table:style-name="ce4">
            <text:p>949</text:p>
          </table:table-cell>
          <table:table-cell office:value-type="string" table:style-name="ce5">
            <text:p>FERROUS FUM 110 MG IRON-B12-INT.FACTOR-VIT C-FOLIC ACID 0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0" table:style-name="ce4">
            <text:p>950</text:p>
          </table:table-cell>
          <table:table-cell office:value-type="string" table:style-name="ce5">
            <text:p>PHENYTOIN SODIUM EXTENDED 3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1" table:style-name="ce4">
            <text:p>951</text:p>
          </table:table-cell>
          <table:table-cell office:value-type="string" table:style-name="ce5">
            <text:p>LAMOTRIG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2" table:style-name="ce4">
            <text:p>952</text:p>
          </table:table-cell>
          <table:table-cell office:value-type="string" table:style-name="ce5">
            <text:p>HEPARIN PROTOCOL FOR ACUTE CORONARY SYNDRO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3" table:style-name="ce4">
            <text:p>953</text:p>
          </table:table-cell>
          <table:table-cell office:value-type="string" table:style-name="ce5">
            <text:p>ZIPRASIDONE 20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4" table:style-name="ce4">
            <text:p>954</text:p>
          </table:table-cell>
          <table:table-cell office:value-type="string" table:style-name="ce5">
            <text:p>DESFLURANE 100 % INHALATION LIQUI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5" table:style-name="ce4">
            <text:p>955</text:p>
          </table:table-cell>
          <table:table-cell office:value-type="string" table:style-name="ce5">
            <text:p>BRIMONIDINE 0.15 % EYE DROPS</text:p>
          </table:table-cell>
          <table:table-cell office:value-type="float" office:value="777" table:style-name="ce6">
            <text:p>777</text:p>
          </table:table-cell>
          <table:table-cell office:value-type="float" office:value="777" table:style-name="ce6">
            <text:p>7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6" table:style-name="ce4">
            <text:p>956</text:p>
          </table:table-cell>
          <table:table-cell office:value-type="string" table:style-name="ce5">
            <text:p>CLONAZEPAM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7" table:style-name="ce4">
            <text:p>957</text:p>
          </table:table-cell>
          <table:table-cell office:value-type="string" table:style-name="ce5">
            <text:p>CLONAZEPAM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8" table:style-name="ce4">
            <text:p>958</text:p>
          </table:table-cell>
          <table:table-cell office:value-type="string" table:style-name="ce5">
            <text:p>CLOTRIMAZOLE 10 MG TROCH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59" table:style-name="ce4">
            <text:p>959</text:p>
          </table:table-cell>
          <table:table-cell office:value-type="string" table:style-name="ce5">
            <text:p>CODEINE 10 MG-GUAIFENESIN 100 MG/5 ML ORAL LIQUID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0" table:style-name="ce4">
            <text:p>960</text:p>
          </table:table-cell>
          <table:table-cell office:value-type="string" table:style-name="ce5">
            <text:p>HYDROCODONE 7.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1" table:style-name="ce4">
            <text:p>961</text:p>
          </table:table-cell>
          <table:table-cell office:value-type="string" table:style-name="ce5">
            <text:p>PNEUMOCOCCAL 23 POLYVALENT VACCINE 25 MCG/0.5 ML INJECTION SOLUTION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2" table:style-name="ce4">
            <text:p>962</text:p>
          </table:table-cell>
          <table:table-cell office:value-type="string" table:style-name="ce5">
            <text:p>DEFEROXAMINE 500 MG SOLUTION FOR INJEC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3" table:style-name="ce4">
            <text:p>963</text:p>
          </table:table-cell>
          <table:table-cell office:value-type="string" table:style-name="ce5">
            <text:p>BUPIVACAINE (PF) 0.25 % (2.5 MG/ML) INJECTION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4" table:style-name="ce4">
            <text:p>964</text:p>
          </table:table-cell>
          <table:table-cell office:value-type="string" table:style-name="ce5">
            <text:p>RISPERIDON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5" table:style-name="ce4">
            <text:p>965</text:p>
          </table:table-cell>
          <table:table-cell office:value-type="string" table:style-name="ce5">
            <text:p>DILTIAZEM 5 MG/ML INTRAVENOUS SOLUTION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6" table:style-name="ce4">
            <text:p>966</text:p>
          </table:table-cell>
          <table:table-cell office:value-type="string" table:style-name="ce5">
            <text:p>DOBUTAMINE 250 MG/20 ML (12.5 MG/ML) INTRAVENOUS SOLUTION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7" table:style-name="ce4">
            <text:p>967</text:p>
          </table:table-cell>
          <table:table-cell office:value-type="string" table:style-name="ce5">
            <text:p>INSULIN PROTOCOL: ENDOTOOL-DIRECTED HYPOGLYCEMIA MANAGEMEN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8" table:style-name="ce4">
            <text:p>968</text:p>
          </table:table-cell>
          <table:table-cell office:value-type="string" table:style-name="ce5">
            <text:p>DOXAZOS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69" table:style-name="ce4">
            <text:p>969</text:p>
          </table:table-cell>
          <table:table-cell office:value-type="string" table:style-name="ce5">
            <text:p>ENALAPRIL MALE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0" table:style-name="ce4">
            <text:p>970</text:p>
          </table:table-cell>
          <table:table-cell office:value-type="string" table:style-name="ce5">
            <text:p>ENALAPRIL MALEAT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1" table:style-name="ce4">
            <text:p>971</text:p>
          </table:table-cell>
          <table:table-cell office:value-type="string" table:style-name="ce5">
            <text:p>CALCIUM POLYCARBOPHIL 6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2" table:style-name="ce4">
            <text:p>972</text:p>
          </table:table-cell>
          <table:table-cell office:value-type="string" table:style-name="ce5">
            <text:p>ENALAPRILAT 1.25 MG/ML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3" table:style-name="ce4">
            <text:p>973</text:p>
          </table:table-cell>
          <table:table-cell office:value-type="string" table:style-name="ce5">
            <text:p>ESMOLOL 100 MG/10 ML (10 MG/ML) INTRAVENOUS SOLUTION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4" table:style-name="ce4">
            <text:p>974</text:p>
          </table:table-cell>
          <table:table-cell office:value-type="string" table:style-name="ce5">
            <text:p>ESTRADIOL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5" table:style-name="ce4">
            <text:p>975</text:p>
          </table:table-cell>
          <table:table-cell office:value-type="string" table:style-name="ce5">
            <text:p>ETHAMBUTOL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6" table:style-name="ce4">
            <text:p>976</text:p>
          </table:table-cell>
          <table:table-cell office:value-type="string" table:style-name="ce5">
            <text:p>INSULIN PROTOCOL : CONTINUOUS INFU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7" table:style-name="ce4">
            <text:p>977</text:p>
          </table:table-cell>
          <table:table-cell office:value-type="string" table:style-name="ce5">
            <text:p>BARIUM SULFATE 96 % (W/W)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8" table:style-name="ce4">
            <text:p>978</text:p>
          </table:table-cell>
          <table:table-cell office:value-type="string" table:style-name="ce5">
            <text:p>FAMOTID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79" table:style-name="ce4">
            <text:p>979</text:p>
          </table:table-cell>
          <table:table-cell office:value-type="string" table:style-name="ce5">
            <text:p>FINASTE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0" table:style-name="ce4">
            <text:p>980</text:p>
          </table:table-cell>
          <table:table-cell office:value-type="string" table:style-name="ce5">
            <text:p>FLECAINID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1" table:style-name="ce4">
            <text:p>981</text:p>
          </table:table-cell>
          <table:table-cell office:value-type="string" table:style-name="ce5">
            <text:p>FLUCONAZOL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2" table:style-name="ce4">
            <text:p>982</text:p>
          </table:table-cell>
          <table:table-cell office:value-type="string" table:style-name="ce5">
            <text:p>FLUCONAZOLE 200 MG/100 ML IN SOD. CHLORIDE (ISO) INTRAVENOUS PIGGYBACK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3" table:style-name="ce4">
            <text:p>983</text:p>
          </table:table-cell>
          <table:table-cell office:value-type="string" table:style-name="ce5">
            <text:p>FLUCONAZOLE 400 MG/200 ML IN SOD. CHLORIDE(ISO) INTRAVENOUS PIGGYBACK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4" table:style-name="ce4">
            <text:p>984</text:p>
          </table:table-cell>
          <table:table-cell office:value-type="string" table:style-name="ce5">
            <text:p>FLUDROCORTISONE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5" table:style-name="ce4">
            <text:p>985</text:p>
          </table:table-cell>
          <table:table-cell office:value-type="string" table:style-name="ce5">
            <text:p>FLUMAZENIL 0.1 MG/ML INTRAVENOUS SOLUTION</text:p>
          </table:table-cell>
          <table:table-cell office:value-type="float" office:value="133.5" table:style-name="ce6">
            <text:p>134</text:p>
          </table:table-cell>
          <table:table-cell office:value-type="float" office:value="133.5" table:style-name="ce6">
            <text:p>1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6" table:style-name="ce4">
            <text:p>986</text:p>
          </table:table-cell>
          <table:table-cell office:value-type="string" table:style-name="ce5">
            <text:p>FLUORESCEIN 0.25 %-BENOXINATE 0.4 % EYE DROPS</text:p>
          </table:table-cell>
          <table:table-cell office:value-type="float" office:value="187.5" table:style-name="ce6">
            <text:p>188</text:p>
          </table:table-cell>
          <table:table-cell office:value-type="float" office:value="187.5" table:style-name="ce6">
            <text:p>18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7" table:style-name="ce4">
            <text:p>987</text:p>
          </table:table-cell>
          <table:table-cell office:value-type="string" table:style-name="ce5">
            <text:p>FLUOXET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8" table:style-name="ce4">
            <text:p>988</text:p>
          </table:table-cell>
          <table:table-cell office:value-type="string" table:style-name="ce5">
            <text:p>FLUOXETINE 2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89" table:style-name="ce4">
            <text:p>989</text:p>
          </table:table-cell>
          <table:table-cell office:value-type="string" table:style-name="ce5">
            <text:p>FLUVOXAM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0" table:style-name="ce4">
            <text:p>990</text:p>
          </table:table-cell>
          <table:table-cell office:value-type="string" table:style-name="ce5">
            <text:p>REPAGLINID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1" table:style-name="ce4">
            <text:p>991</text:p>
          </table:table-cell>
          <table:table-cell office:value-type="string" table:style-name="ce5">
            <text:p>GLIPIZ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2" table:style-name="ce4">
            <text:p>992</text:p>
          </table:table-cell>
          <table:table-cell office:value-type="string" table:style-name="ce5">
            <text:p>GLYBURID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3" table:style-name="ce4">
            <text:p>993</text:p>
          </table:table-cell>
          <table:table-cell office:value-type="string" table:style-name="ce5">
            <text:p>LACTOBACILLUS RHAMNOSUS GG 10 BILLION CELL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4" table:style-name="ce4">
            <text:p>994</text:p>
          </table:table-cell>
          <table:table-cell office:value-type="string" table:style-name="ce5">
            <text:p>NEOMYCIN-POLYMYXIN-DEXAMETH 3.5 MG/ML-10,000 UNIT/ML-0.1% EYE DROPS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5" table:style-name="ce4">
            <text:p>995</text:p>
          </table:table-cell>
          <table:table-cell office:value-type="string" table:style-name="ce5">
            <text:p>VALACYCLOVIR 50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6" table:style-name="ce4">
            <text:p>996</text:p>
          </table:table-cell>
          <table:table-cell office:value-type="string" table:style-name="ce5">
            <text:p>HEPARIN (PORCINE) 5,000 UNIT/ML INJECTION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7" table:style-name="ce4">
            <text:p>997</text:p>
          </table:table-cell>
          <table:table-cell office:value-type="string" table:style-name="ce5">
            <text:p>CONJUGATED ESTROGENS 25 MG SOLUTION FOR INJECTION</text:p>
          </table:table-cell>
          <table:table-cell office:value-type="float" office:value="1556" table:style-name="ce6">
            <text:p>1,556</text:p>
          </table:table-cell>
          <table:table-cell office:value-type="float" office:value="1556" table:style-name="ce6">
            <text:p>1,5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8" table:style-name="ce4">
            <text:p>998</text:p>
          </table:table-cell>
          <table:table-cell office:value-type="string" table:style-name="ce5">
            <text:p>SODIUM CHLORIDE 3 % INTRAVENOUS INJECTION SOLUTION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999" table:style-name="ce4">
            <text:p>999</text:p>
          </table:table-cell>
          <table:table-cell office:value-type="string" table:style-name="ce5">
            <text:p>HYDROXYCHLOROQU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0" table:style-name="ce4">
            <text:p>1000</text:p>
          </table:table-cell>
          <table:table-cell office:value-type="string" table:style-name="ce5">
            <text:p>HYDROXYUREA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1" table:style-name="ce4">
            <text:p>1001</text:p>
          </table:table-cell>
          <table:table-cell office:value-type="string" table:style-name="ce5">
            <text:p>SIMVASTATIN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2" table:style-name="ce4">
            <text:p>1002</text:p>
          </table:table-cell>
          <table:table-cell office:value-type="string" table:style-name="ce5">
            <text:p>IBUPROFEN 100 MG/5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3" table:style-name="ce4">
            <text:p>1003</text:p>
          </table:table-cell>
          <table:table-cell office:value-type="string" table:style-name="ce5">
            <text:p>ISOSORBIDE MONO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4" table:style-name="ce4">
            <text:p>1004</text:p>
          </table:table-cell>
          <table:table-cell office:value-type="string" table:style-name="ce5">
            <text:p>NEOMYCIN-POLYMYXIN-HYDROCORT 3.5 MG-10,000 UNIT/ML-1 % EAR DROPS,SUSP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5" table:style-name="ce4">
            <text:p>1005</text:p>
          </table:table-cell>
          <table:table-cell office:value-type="string" table:style-name="ce5">
            <text:p>IOHEXOL 300 MG IODINE/ML INTRAVENOUS SOLUTION</text:p>
          </table:table-cell>
          <table:table-cell office:value-type="float" office:value="1.5" table:style-name="ce6">
            <text:p>2</text:p>
          </table:table-cell>
          <table:table-cell office:value-type="float" office:value="1.5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6" table:style-name="ce4">
            <text:p>1006</text:p>
          </table:table-cell>
          <table:table-cell office:value-type="string" table:style-name="ce5">
            <text:p>KETOCONAZOLE 2 % TOPICAL CREAM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7" table:style-name="ce4">
            <text:p>1007</text:p>
          </table:table-cell>
          <table:table-cell office:value-type="string" table:style-name="ce5">
            <text:p>PHYTONADIONE (VITAMIN K1) 5 MG TABLET</text:p>
          </table:table-cell>
          <table:table-cell office:value-type="float" office:value="549" table:style-name="ce6">
            <text:p>549</text:p>
          </table:table-cell>
          <table:table-cell office:value-type="float" office:value="549" table:style-name="ce6">
            <text:p>5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8" table:style-name="ce4">
            <text:p>1008</text:p>
          </table:table-cell>
          <table:table-cell office:value-type="string" table:style-name="ce5">
            <text:p>KETOROLAC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09" table:style-name="ce4">
            <text:p>1009</text:p>
          </table:table-cell>
          <table:table-cell office:value-type="string" table:style-name="ce5">
            <text:p>AZITHROMYCIN 500 MG IN 250 ML D5W LOADABLE MIXTUR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0" table:style-name="ce4">
            <text:p>1010</text:p>
          </table:table-cell>
          <table:table-cell office:value-type="string" table:style-name="ce5">
            <text:p>LABETAL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1" table:style-name="ce4">
            <text:p>1011</text:p>
          </table:table-cell>
          <table:table-cell office:value-type="string" table:style-name="ce5">
            <text:p>VANCOMYCIN 500 MG INTRAVENOUS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2" table:style-name="ce4">
            <text:p>1012</text:p>
          </table:table-cell>
          <table:table-cell office:value-type="string" table:style-name="ce5">
            <text:p>INSULIN NPH ISOPHANE U-100 HUMAN 100 UNIT/ML (3 ML) SUBCUTANEOUS PEN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3" table:style-name="ce4">
            <text:p>1013</text:p>
          </table:table-cell>
          <table:table-cell office:value-type="string" table:style-name="ce5">
            <text:p>CIPROFLOXACIN IN 5 % DEXTROSE 200 MG/100 ML IV (MIXTURE)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4" table:style-name="ce4">
            <text:p>1014</text:p>
          </table:table-cell>
          <table:table-cell office:value-type="string" table:style-name="ce5">
            <text:p>LEVOTHYROXINE 88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5" table:style-name="ce4">
            <text:p>1015</text:p>
          </table:table-cell>
          <table:table-cell office:value-type="string" table:style-name="ce5">
            <text:p>LEVOTHYROXINE 112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6" table:style-name="ce4">
            <text:p>1016</text:p>
          </table:table-cell>
          <table:table-cell office:value-type="string" table:style-name="ce5">
            <text:p>ERTAPENEM 1 GRAM SOLUTION FOR INJECTION</text:p>
          </table:table-cell>
          <table:table-cell office:value-type="float" office:value="815" table:style-name="ce6">
            <text:p>815</text:p>
          </table:table-cell>
          <table:table-cell office:value-type="float" office:value="815" table:style-name="ce6">
            <text:p>8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7" table:style-name="ce4">
            <text:p>1017</text:p>
          </table:table-cell>
          <table:table-cell office:value-type="string" table:style-name="ce5">
            <text:p>CEFDINIR 25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8" table:style-name="ce4">
            <text:p>1018</text:p>
          </table:table-cell>
          <table:table-cell office:value-type="string" table:style-name="ce5">
            <text:p>LISINOPR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19" table:style-name="ce4">
            <text:p>1019</text:p>
          </table:table-cell>
          <table:table-cell office:value-type="string" table:style-name="ce5">
            <text:p>LITHIUM CARBONATE ER 3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0" table:style-name="ce4">
            <text:p>1020</text:p>
          </table:table-cell>
          <table:table-cell office:value-type="string" table:style-name="ce5">
            <text:p>OCTREOTIDE ACETATE 100 MCG/ML INJECTION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1" table:style-name="ce4">
            <text:p>1021</text:p>
          </table:table-cell>
          <table:table-cell office:value-type="string" table:style-name="ce5">
            <text:p>LORAZEPAM 2 MG/ML INJECTION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2" table:style-name="ce4">
            <text:p>1022</text:p>
          </table:table-cell>
          <table:table-cell office:value-type="string" table:style-name="ce5">
            <text:p>ERTAPENEM 1 G IN 50ML NS LOADABLE MIXTURE</text:p>
          </table:table-cell>
          <table:table-cell office:value-type="float" office:value="857.5" table:style-name="ce6">
            <text:p>858</text:p>
          </table:table-cell>
          <table:table-cell office:value-type="float" office:value="857.5" table:style-name="ce6">
            <text:p>8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3" table:style-name="ce4">
            <text:p>1023</text:p>
          </table:table-cell>
          <table:table-cell office:value-type="string" table:style-name="ce5">
            <text:p>MAGNESIUM OXIDE 400 MG (241.3 MG MAGNESIUM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4" table:style-name="ce4">
            <text:p>1024</text:p>
          </table:table-cell>
          <table:table-cell office:value-type="string" table:style-name="ce5">
            <text:p>OXYCODONE ER 10 MG TABLET,CRUSH RESISTANT,EXTENDED RELEASE 12 HR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5" table:style-name="ce4">
            <text:p>1025</text:p>
          </table:table-cell>
          <table:table-cell office:value-type="string" table:style-name="ce5">
            <text:p>MEGESTROL 400 MG/10 ML (10 ML) ORAL SUSPENS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6" table:style-name="ce4">
            <text:p>1026</text:p>
          </table:table-cell>
          <table:table-cell office:value-type="string" table:style-name="ce5">
            <text:p>CEFEPIME 1 G/50 ML D5W (LOADABLE MIXTURE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7" table:style-name="ce4">
            <text:p>1027</text:p>
          </table:table-cell>
          <table:table-cell office:value-type="string" table:style-name="ce5">
            <text:p>METFORM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8" table:style-name="ce4">
            <text:p>1028</text:p>
          </table:table-cell>
          <table:table-cell office:value-type="string" table:style-name="ce5">
            <text:p>METHIMAZOL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29" table:style-name="ce4">
            <text:p>1029</text:p>
          </table:table-cell>
          <table:table-cell office:value-type="string" table:style-name="ce5">
            <text:p>METHYLPREDNISOLONE SOD SUCC (PF) 40 MG/ML SOLUTION FOR INJECTION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0" table:style-name="ce4">
            <text:p>1030</text:p>
          </table:table-cell>
          <table:table-cell office:value-type="string" table:style-name="ce5">
            <text:p>METOLAZO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1" table:style-name="ce4">
            <text:p>1031</text:p>
          </table:table-cell>
          <table:table-cell office:value-type="string" table:style-name="ce5">
            <text:p>BARIUM SULFATE 97 % RECTAL KI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2" table:style-name="ce4">
            <text:p>1032</text:p>
          </table:table-cell>
          <table:table-cell office:value-type="string" table:style-name="ce5">
            <text:p>VANCOMYCIN 500 MG/100 ML NS LOADABLE MIXTURE</text:p>
          </table:table-cell>
          <table:table-cell office:value-type="float" office:value="69.5" table:style-name="ce6">
            <text:p>70</text:p>
          </table:table-cell>
          <table:table-cell office:value-type="float" office:value="69.5" table:style-name="ce6">
            <text:p>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3" table:style-name="ce4">
            <text:p>1033</text:p>
          </table:table-cell>
          <table:table-cell office:value-type="string" table:style-name="ce5">
            <text:p>MIDAZOLAM (PF) 1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4" table:style-name="ce4">
            <text:p>1034</text:p>
          </table:table-cell>
          <table:table-cell office:value-type="string" table:style-name="ce5">
            <text:p>BARIUM SULFATE 7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5" table:style-name="ce4">
            <text:p>1035</text:p>
          </table:table-cell>
          <table:table-cell office:value-type="string" table:style-name="ce5">
            <text:p>MIDODR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6" table:style-name="ce4">
            <text:p>1036</text:p>
          </table:table-cell>
          <table:table-cell office:value-type="string" table:style-name="ce5">
            <text:p>LIDOCAINE (PF) 20 MG/ML (2 %)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7" table:style-name="ce4">
            <text:p>1037</text:p>
          </table:table-cell>
          <table:table-cell office:value-type="string" table:style-name="ce5">
            <text:p>PROPOFOL 10 MG/ML INTRAVENOUS EMULSION</text:p>
          </table:table-cell>
          <table:table-cell office:value-type="float" office:value="143" table:style-name="ce6">
            <text:p>143</text:p>
          </table:table-cell>
          <table:table-cell office:value-type="float" office:value="143" table:style-name="ce6">
            <text:p>1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8" table:style-name="ce4">
            <text:p>1038</text:p>
          </table:table-cell>
          <table:table-cell office:value-type="string" table:style-name="ce5">
            <text:p>MUPIROCIN 2 % TOPICAL OINTMENT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39" table:style-name="ce4">
            <text:p>1039</text:p>
          </table:table-cell>
          <table:table-cell office:value-type="string" table:style-name="ce5">
            <text:p>NABUMETON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0" table:style-name="ce4">
            <text:p>1040</text:p>
          </table:table-cell>
          <table:table-cell office:value-type="string" table:style-name="ce5">
            <text:p>NITROFURANTOIN MONOHYDRATE/MACROCRYSTALS 100 MG CAPSUL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1" table:style-name="ce4">
            <text:p>1041</text:p>
          </table:table-cell>
          <table:table-cell office:value-type="string" table:style-name="ce5">
            <text:p>NOREPINEPHRINE BITARTRATE 1 MG/ML INTRAVENOUS SOLUTION</text:p>
          </table:table-cell>
          <table:table-cell office:value-type="float" office:value="252" table:style-name="ce6">
            <text:p>252</text:p>
          </table:table-cell>
          <table:table-cell office:value-type="float" office:value="252" table:style-name="ce6">
            <text:p>2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2" table:style-name="ce4">
            <text:p>1042</text:p>
          </table:table-cell>
          <table:table-cell office:value-type="string" table:style-name="ce5">
            <text:p>AMIODARONE 900 MG IN D5 500 ML (ADULT STANDARD CONCENTRATION)(LOADABLE MIXTURE)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3" table:style-name="ce4">
            <text:p>1043</text:p>
          </table:table-cell>
          <table:table-cell office:value-type="string" table:style-name="ce5">
            <text:p>HEPARIN, PORCINE (PF) 1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4" table:style-name="ce4">
            <text:p>1044</text:p>
          </table:table-cell>
          <table:table-cell office:value-type="string" table:style-name="ce5">
            <text:p>PAROXET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5" table:style-name="ce4">
            <text:p>1045</text:p>
          </table:table-cell>
          <table:table-cell office:value-type="string" table:style-name="ce5">
            <text:p>BUPRENORPHINE 8 MG-NALOXONE 2 MG SUBLINGUAL TABLET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6" table:style-name="ce4">
            <text:p>1046</text:p>
          </table:table-cell>
          <table:table-cell office:value-type="string" table:style-name="ce5">
            <text:p>PERMETHRIN 5 % TOPICAL CREAM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7" table:style-name="ce4">
            <text:p>1047</text:p>
          </table:table-cell>
          <table:table-cell office:value-type="string" table:style-name="ce5">
            <text:p>PERMETHRIN 1 % TOPICAL LIQUID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8" table:style-name="ce4">
            <text:p>1048</text:p>
          </table:table-cell>
          <table:table-cell office:value-type="string" table:style-name="ce5">
            <text:p>PHENTOLAMINE 5 MG INJECTION SOLUTION</text:p>
          </table:table-cell>
          <table:table-cell office:value-type="float" office:value="388.5" table:style-name="ce6">
            <text:p>389</text:p>
          </table:table-cell>
          <table:table-cell office:value-type="float" office:value="388.5" table:style-name="ce6">
            <text:p>3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49" table:style-name="ce4">
            <text:p>1049</text:p>
          </table:table-cell>
          <table:table-cell office:value-type="string" table:style-name="ce5">
            <text:p>POLYSACCHARIDE IRON COMPLEX 150 MG IRON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0" table:style-name="ce4">
            <text:p>1050</text:p>
          </table:table-cell>
          <table:table-cell office:value-type="string" table:style-name="ce5">
            <text:p>POTASSIUM CHLORIDE 20 MEQ/100ML IN STERILE WATER INTRAVENOUS PIGGYBACK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1" table:style-name="ce4">
            <text:p>1051</text:p>
          </table:table-cell>
          <table:table-cell office:value-type="string" table:style-name="ce5">
            <text:p>CEFDINIR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2" table:style-name="ce4">
            <text:p>1052</text:p>
          </table:table-cell>
          <table:table-cell office:value-type="string" table:style-name="ce5">
            <text:p>PRA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3" table:style-name="ce4">
            <text:p>1053</text:p>
          </table:table-cell>
          <table:table-cell office:value-type="string" table:style-name="ce5">
            <text:p>VALSARTAN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4" table:style-name="ce4">
            <text:p>1054</text:p>
          </table:table-cell>
          <table:table-cell office:value-type="string" table:style-name="ce5">
            <text:p>PRIMI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5" table:style-name="ce4">
            <text:p>1055</text:p>
          </table:table-cell>
          <table:table-cell office:value-type="string" table:style-name="ce5">
            <text:p>PROMETHAZINE 12.5 MG RECTAL SUPPOSITORY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6" table:style-name="ce4">
            <text:p>1056</text:p>
          </table:table-cell>
          <table:table-cell office:value-type="string" table:style-name="ce5">
            <text:p>PROMETHAZINE 25 MG RECTAL SUPPOSITORY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7" table:style-name="ce4">
            <text:p>1057</text:p>
          </table:table-cell>
          <table:table-cell office:value-type="string" table:style-name="ce5">
            <text:p>PREGABALIN 25 MG CAPSULE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8" table:style-name="ce4">
            <text:p>1058</text:p>
          </table:table-cell>
          <table:table-cell office:value-type="string" table:style-name="ce5">
            <text:p>PROPAFENO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59" table:style-name="ce4">
            <text:p>1059</text:p>
          </table:table-cell>
          <table:table-cell office:value-type="string" table:style-name="ce5">
            <text:p>MICONAZOLE 2 % BARRIER CREAM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0" table:style-name="ce4">
            <text:p>1060</text:p>
          </table:table-cell>
          <table:table-cell office:value-type="string" table:style-name="ce5">
            <text:p>NEOMYCIN 1.75 MG-POLYMYXIN 10,000 UNIT-GRAMICIDIN 0.025MG/ML EYE DROPS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1" table:style-name="ce4">
            <text:p>1061</text:p>
          </table:table-cell>
          <table:table-cell office:value-type="string" table:style-name="ce5">
            <text:p>SURGICAL LUBRICANT JELLY TOPICA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2" table:style-name="ce4">
            <text:p>1062</text:p>
          </table:table-cell>
          <table:table-cell office:value-type="string" table:style-name="ce5">
            <text:p>MIDAZOLAM 5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3" table:style-name="ce4">
            <text:p>1063</text:p>
          </table:table-cell>
          <table:table-cell office:value-type="string" table:style-name="ce5">
            <text:p>THIAMINE 200 MG <text:s/>IN 100 ML NS (LOADABLE MIXTURE)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4" table:style-name="ce4">
            <text:p>1064</text:p>
          </table:table-cell>
          <table:table-cell office:value-type="string" table:style-name="ce5">
            <text:p>RIFAMP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5" table:style-name="ce4">
            <text:p>1065</text:p>
          </table:table-cell>
          <table:table-cell office:value-type="string" table:style-name="ce5">
            <text:p>SENNOSIDES 8.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6" table:style-name="ce4">
            <text:p>1066</text:p>
          </table:table-cell>
          <table:table-cell office:value-type="string" table:style-name="ce5">
            <text:p>SERTRAL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7" table:style-name="ce4">
            <text:p>1067</text:p>
          </table:table-cell>
          <table:table-cell office:value-type="string" table:style-name="ce5">
            <text:p>SIM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8" table:style-name="ce4">
            <text:p>1068</text:p>
          </table:table-cell>
          <table:table-cell office:value-type="string" table:style-name="ce5">
            <text:p>PIPERACILLIN-TAZOBACTAM 4.5 G IVPB D5W LOADABLE MIXTURE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69" table:style-name="ce4">
            <text:p>1069</text:p>
          </table:table-cell>
          <table:table-cell office:value-type="string" table:style-name="ce5">
            <text:p>TUBE FEEDING MODULA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0" table:style-name="ce4">
            <text:p>1070</text:p>
          </table:table-cell>
          <table:table-cell office:value-type="string" table:style-name="ce5">
            <text:p>SODIUM CHLORIDE 0.9 % IRRIGATION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1" table:style-name="ce4">
            <text:p>1071</text:p>
          </table:table-cell>
          <table:table-cell office:value-type="string" table:style-name="ce5">
            <text:p>SOTALO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2" table:style-name="ce4">
            <text:p>1072</text:p>
          </table:table-cell>
          <table:table-cell office:value-type="string" table:style-name="ce5">
            <text:p>SUCRALFATE 100 MG/ML ORAL SUSPENS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3" table:style-name="ce4">
            <text:p>1073</text:p>
          </table:table-cell>
          <table:table-cell office:value-type="string" table:style-name="ce5">
            <text:p>SUCRALFAT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4" table:style-name="ce4">
            <text:p>1074</text:p>
          </table:table-cell>
          <table:table-cell office:value-type="string" table:style-name="ce5">
            <text:p>TERBUTALINE 1 MG/ML SUBCUTANEOUS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5" table:style-name="ce4">
            <text:p>1075</text:p>
          </table:table-cell>
          <table:table-cell office:value-type="string" table:style-name="ce5">
            <text:p>TERBUTAL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6" table:style-name="ce4">
            <text:p>1076</text:p>
          </table:table-cell>
          <table:table-cell office:value-type="string" table:style-name="ce5">
            <text:p>ENOXAPARIN 30 MG/0.3 ML SUBCUTANEOUS SYRINGE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7" table:style-name="ce4">
            <text:p>1077</text:p>
          </table:table-cell>
          <table:table-cell office:value-type="string" table:style-name="ce5">
            <text:p>ENOXAPARIN 60 MG/0.6 ML SUBCUTANEOUS SYRINGE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8" table:style-name="ce4">
            <text:p>1078</text:p>
          </table:table-cell>
          <table:table-cell office:value-type="string" table:style-name="ce5">
            <text:p>NALOXONE 0.4 MG/10 ML (PEDS ONLY) FOR NON-RESP ARREST OPIOID REVERSAL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79" table:style-name="ce4">
            <text:p>1079</text:p>
          </table:table-cell>
          <table:table-cell office:value-type="string" table:style-name="ce5">
            <text:p>TIMOLOL MALEATE 0.25 % EYE DROPS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0" table:style-name="ce4">
            <text:p>1080</text:p>
          </table:table-cell>
          <table:table-cell office:value-type="string" table:style-name="ce5">
            <text:p>TIMOLOL MALEATE 0.5 % EYE DROPS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1" table:style-name="ce4">
            <text:p>1081</text:p>
          </table:table-cell>
          <table:table-cell office:value-type="string" table:style-name="ce5">
            <text:p>ENOXAPARIN 80 MG/0.8 ML SUBCUTANEOUS SYRINGE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2" table:style-name="ce4">
            <text:p>1082</text:p>
          </table:table-cell>
          <table:table-cell office:value-type="string" table:style-name="ce5">
            <text:p>URSODIOL 300 MG CAPSULE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3" table:style-name="ce4">
            <text:p>1083</text:p>
          </table:table-cell>
          <table:table-cell office:value-type="string" table:style-name="ce5">
            <text:p>VECURONIUM BROMIDE 10 MG INTRAVENOUS SOLUTION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4" table:style-name="ce4">
            <text:p>1084</text:p>
          </table:table-cell>
          <table:table-cell office:value-type="string" table:style-name="ce5">
            <text:p>WARFARIN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5" table:style-name="ce4">
            <text:p>1085</text:p>
          </table:table-cell>
          <table:table-cell office:value-type="string" table:style-name="ce5">
            <text:p>ENOXAPARIN 100 MG/ML SUBCUTANEOUS SYRINGE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6" table:style-name="ce4">
            <text:p>1086</text:p>
          </table:table-cell>
          <table:table-cell office:value-type="string" table:style-name="ce5">
            <text:p>MECLI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7" table:style-name="ce4">
            <text:p>1087</text:p>
          </table:table-cell>
          <table:table-cell office:value-type="string" table:style-name="ce5">
            <text:p>ELECTROLYTE-R INTRAVENOUS SOLUTION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8" table:style-name="ce4">
            <text:p>1088</text:p>
          </table:table-cell>
          <table:table-cell office:value-type="string" table:style-name="ce5">
            <text:p>PREGABALIN 75 MG CAPSULE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89" table:style-name="ce4">
            <text:p>1089</text:p>
          </table:table-cell>
          <table:table-cell office:value-type="string" table:style-name="ce5">
            <text:p>IPRATROPIUM BROMIDE 0.02 % SOLUTION FOR INHAL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0" table:style-name="ce4">
            <text:p>1090</text:p>
          </table:table-cell>
          <table:table-cell office:value-type="string" table:style-name="ce5">
            <text:p>ENOXAPARIN 40 MG/0.4 ML SUBCUTANEOUS SYRINGE</text:p>
          </table:table-cell>
          <table:table-cell office:value-type="float" office:value="55.5" table:style-name="ce6">
            <text:p>56</text:p>
          </table:table-cell>
          <table:table-cell office:value-type="float" office:value="55.5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1" table:style-name="ce4">
            <text:p>1091</text:p>
          </table:table-cell>
          <table:table-cell office:value-type="string" table:style-name="ce5">
            <text:p>TRIAMTERENE 37.5 MG-HYDROCHLOROTHIAZID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2" table:style-name="ce4">
            <text:p>1092</text:p>
          </table:table-cell>
          <table:table-cell office:value-type="string" table:style-name="ce5">
            <text:p>SIROLIMUS 1 MG TABLET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3" table:style-name="ce4">
            <text:p>1093</text:p>
          </table:table-cell>
          <table:table-cell office:value-type="string" table:style-name="ce5">
            <text:p>FENTANYL 12 MCG/HR TRANSDERMAL PATCH</text:p>
          </table:table-cell>
          <table:table-cell office:value-type="float" office:value="167.5" table:style-name="ce6">
            <text:p>168</text:p>
          </table:table-cell>
          <table:table-cell office:value-type="float" office:value="167.5" table:style-name="ce6">
            <text:p>1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4" table:style-name="ce4">
            <text:p>1094</text:p>
          </table:table-cell>
          <table:table-cell office:value-type="string" table:style-name="ce5">
            <text:p>VERAPAMIL ER (SR) 12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5" table:style-name="ce4">
            <text:p>1095</text:p>
          </table:table-cell>
          <table:table-cell office:value-type="string" table:style-name="ce5">
            <text:p>CEFEPIME 2 G/50 ML D5W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6" table:style-name="ce4">
            <text:p>1096</text:p>
          </table:table-cell>
          <table:table-cell office:value-type="string" table:style-name="ce5">
            <text:p>BISACODYL 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7" table:style-name="ce4">
            <text:p>1097</text:p>
          </table:table-cell>
          <table:table-cell office:value-type="string" table:style-name="ce5">
            <text:p>THEOPHYLLINE 400 MG/500 ML IN DEXTROSE 5 % INTRAVENOUS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8" table:style-name="ce4">
            <text:p>1098</text:p>
          </table:table-cell>
          <table:table-cell office:value-type="string" table:style-name="ce5">
            <text:p>ASPIRIN 3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099" table:style-name="ce4">
            <text:p>1099</text:p>
          </table:table-cell>
          <table:table-cell office:value-type="string" table:style-name="ce5">
            <text:p>THEOPHYLLINE ER 100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0" table:style-name="ce4">
            <text:p>1100</text:p>
          </table:table-cell>
          <table:table-cell office:value-type="string" table:style-name="ce5">
            <text:p>HEPARIN, PORCINE (PF) 10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1" table:style-name="ce4">
            <text:p>1101</text:p>
          </table:table-cell>
          <table:table-cell office:value-type="string" table:style-name="ce5">
            <text:p>ACETAMINOPHEN 300 MG-CODEINE 3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2" table:style-name="ce4">
            <text:p>1102</text:p>
          </table:table-cell>
          <table:table-cell office:value-type="string" table:style-name="ce5">
            <text:p>MULTIVITAMIN,TX-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3" table:style-name="ce4">
            <text:p>1103</text:p>
          </table:table-cell>
          <table:table-cell office:value-type="string" table:style-name="ce5">
            <text:p>GENTAMICIN 100 MG/100 ML IN SODIUM CHLORIDE(ISO) INTRAVENOUS PIGGYBACK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4" table:style-name="ce4">
            <text:p>1104</text:p>
          </table:table-cell>
          <table:table-cell office:value-type="string" table:style-name="ce5">
            <text:p>ASPIRIN 81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5" table:style-name="ce4">
            <text:p>1105</text:p>
          </table:table-cell>
          <table:table-cell office:value-type="string" table:style-name="ce5">
            <text:p>TOBRA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6" table:style-name="ce4">
            <text:p>1106</text:p>
          </table:table-cell>
          <table:table-cell office:value-type="string" table:style-name="ce5">
            <text:p>ACETAMINOPHEN 120 MG-CODEINE 12 MG/5 ML (5 ML) ORAL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7" table:style-name="ce4">
            <text:p>1107</text:p>
          </table:table-cell>
          <table:table-cell office:value-type="string" table:style-name="ce5">
            <text:p>LACTULOSE 10 GRAM/15 ML ORAL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8" table:style-name="ce4">
            <text:p>1108</text:p>
          </table:table-cell>
          <table:table-cell office:value-type="string" table:style-name="ce5">
            <text:p>MAGNESIUM SULFATE 1 G IN 100 ML NS LOADABLE MIXTUR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09" table:style-name="ce4">
            <text:p>1109</text:p>
          </table:table-cell>
          <table:table-cell office:value-type="string" table:style-name="ce5">
            <text:p>AMIODARONE 150 MG/100 ML (1.5 MG/ML) IN DEXTROSE, ISO-OSMOTIC IV</text:p>
          </table:table-cell>
          <table:table-cell office:value-type="float" office:value="206" table:style-name="ce6">
            <text:p>206</text:p>
          </table:table-cell>
          <table:table-cell office:value-type="float" office:value="206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0" table:style-name="ce4">
            <text:p>1110</text:p>
          </table:table-cell>
          <table:table-cell office:value-type="string" table:style-name="ce5">
            <text:p>VERAPAMIL ER (SR) 18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1" table:style-name="ce4">
            <text:p>1111</text:p>
          </table:table-cell>
          <table:table-cell office:value-type="string" table:style-name="ce5">
            <text:p>INDOMETHACIN ER 75 MG CAPSULE,EXTENDED RELEASE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2" table:style-name="ce4">
            <text:p>1112</text:p>
          </table:table-cell>
          <table:table-cell office:value-type="string" table:style-name="ce5">
            <text:p>TRAMAD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3" table:style-name="ce4">
            <text:p>1113</text:p>
          </table:table-cell>
          <table:table-cell office:value-type="string" table:style-name="ce5">
            <text:p>RABIES VACCINE,HUMAN DIPLOID (PF) 2.5 UNIT INTRAMUSCULAR SOLUTION</text:p>
          </table:table-cell>
          <table:table-cell office:value-type="float" office:value="669.5" table:style-name="ce6">
            <text:p>670</text:p>
          </table:table-cell>
          <table:table-cell office:value-type="float" office:value="669.5" table:style-name="ce6">
            <text:p>6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4" table:style-name="ce4">
            <text:p>1114</text:p>
          </table:table-cell>
          <table:table-cell office:value-type="string" table:style-name="ce5">
            <text:p>INSULIN PROTOCOL: BEDTIME CORRECTIVE COVERA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5" table:style-name="ce4">
            <text:p>1115</text:p>
          </table:table-cell>
          <table:table-cell office:value-type="string" table:style-name="ce5">
            <text:p>METFORMIN 8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6" table:style-name="ce4">
            <text:p>1116</text:p>
          </table:table-cell>
          <table:table-cell office:value-type="string" table:style-name="ce5">
            <text:p>VALPROATE SODIUM 500 MG/100 ML NS LOADABLE MIXTURE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7" table:style-name="ce4">
            <text:p>1117</text:p>
          </table:table-cell>
          <table:table-cell office:value-type="string" table:style-name="ce5">
            <text:p>TIZANI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8" table:style-name="ce4">
            <text:p>1118</text:p>
          </table:table-cell>
          <table:table-cell office:value-type="string" table:style-name="ce5">
            <text:p>APIXABAN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19" table:style-name="ce4">
            <text:p>1119</text:p>
          </table:table-cell>
          <table:table-cell office:value-type="string" table:style-name="ce5">
            <text:p>LEVETIRACETAM (KEPPRA) 500 MG/10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0" table:style-name="ce4">
            <text:p>1120</text:p>
          </table:table-cell>
          <table:table-cell office:value-type="string" table:style-name="ce5">
            <text:p>POTASSIUM CHLORIDE 20 MEQ/L IN D5-0.9 % SODIUM CHLORID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1" table:style-name="ce4">
            <text:p>1121</text:p>
          </table:table-cell>
          <table:table-cell office:value-type="string" table:style-name="ce5">
            <text:p>POTASSIUM CHLORIDE 40 MEQ/L IN D5-0.9 % SODIUM CHLORIDE INTRAVENOUS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2" table:style-name="ce4">
            <text:p>1122</text:p>
          </table:table-cell>
          <table:table-cell office:value-type="string" table:style-name="ce5">
            <text:p>CALCIUM CHLORIDE 100 MG/ML (10 %) INTRAVENOUS SYRINGE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3" table:style-name="ce4">
            <text:p>1123</text:p>
          </table:table-cell>
          <table:table-cell office:value-type="string" table:style-name="ce5">
            <text:p>POTASSIUM CHLORIDE 1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4" table:style-name="ce4">
            <text:p>1124</text:p>
          </table:table-cell>
          <table:table-cell office:value-type="string" table:style-name="ce5">
            <text:p>POTASSIUM CHLORIDE 20 MEQ/L IN DEXTROSE 5 %-0.2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5" table:style-name="ce4">
            <text:p>1125</text:p>
          </table:table-cell>
          <table:table-cell office:value-type="string" table:style-name="ce5">
            <text:p>POTASSIUM CHLORIDE 20 MEQ/L IN DEXTROSE 5 %-0.45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6" table:style-name="ce4">
            <text:p>1126</text:p>
          </table:table-cell>
          <table:table-cell office:value-type="string" table:style-name="ce5">
            <text:p>POTASSIUM CHLORIDE 30 MEQ/L IN DEXTROSE 5 %-0.45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7" table:style-name="ce4">
            <text:p>1127</text:p>
          </table:table-cell>
          <table:table-cell office:value-type="string" table:style-name="ce5">
            <text:p>POTASSIUM CHLORIDE 4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8" table:style-name="ce4">
            <text:p>1128</text:p>
          </table:table-cell>
          <table:table-cell office:value-type="string" table:style-name="ce5">
            <text:p>LIDOCAINE-EPINEPHRINE 0.5 %-1:200,000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29" table:style-name="ce4">
            <text:p>1129</text:p>
          </table:table-cell>
          <table:table-cell office:value-type="string" table:style-name="ce5">
            <text:p>POTASSIUM CHLORIDE 20 MEQ/L IN 5 % DEXTROSE INTRAVENOUS SOLUTION</text:p>
          </table:table-cell>
          <table:table-cell office:value-type="float" office:value="30.5" table:style-name="ce6">
            <text:p>31</text:p>
          </table:table-cell>
          <table:table-cell office:value-type="float" office:value="30.5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0" table:style-name="ce4">
            <text:p>1130</text:p>
          </table:table-cell>
          <table:table-cell office:value-type="string" table:style-name="ce5">
            <text:p>PROCAINAMIDE 500 MG/ML INJECTION SOLUTION</text:p>
          </table:table-cell>
          <table:table-cell office:value-type="float" office:value="582.5" table:style-name="ce6">
            <text:p>583</text:p>
          </table:table-cell>
          <table:table-cell office:value-type="float" office:value="582.5" table:style-name="ce6">
            <text:p>58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1" table:style-name="ce4">
            <text:p>1131</text:p>
          </table:table-cell>
          <table:table-cell office:value-type="string" table:style-name="ce5">
            <text:p>ENOXAPARIN 120 MG/0.8 ML SUBCUTANEOUS SYRING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2" table:style-name="ce4">
            <text:p>1132</text:p>
          </table:table-cell>
          <table:table-cell office:value-type="string" table:style-name="ce5">
            <text:p>CLINDAMYCIN IN NS 900 MG/50 ML IVPB (LOADABLE MIXTURE)</text:p>
          </table:table-cell>
          <table:table-cell office:value-type="float" office:value="212" table:style-name="ce6">
            <text:p>212</text:p>
          </table:table-cell>
          <table:table-cell office:value-type="float" office:value="212" table:style-name="ce6">
            <text:p>2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3" table:style-name="ce4">
            <text:p>1133</text:p>
          </table:table-cell>
          <table:table-cell office:value-type="string" table:style-name="ce5">
            <text:p>CLINDAMYCIN IN NS 600 MG/50 ML IVPB (LOADABLE MIXTURE)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4" table:style-name="ce4">
            <text:p>1134</text:p>
          </table:table-cell>
          <table:table-cell office:value-type="string" table:style-name="ce5">
            <text:p>GLYCERIN (ADULT)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5" table:style-name="ce4">
            <text:p>1135</text:p>
          </table:table-cell>
          <table:table-cell office:value-type="string" table:style-name="ce5">
            <text:p>SEVOFLURANE INHALATION LIQUI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6" table:style-name="ce4">
            <text:p>1136</text:p>
          </table:table-cell>
          <table:table-cell office:value-type="string" table:style-name="ce5">
            <text:p>DEXTROMETHORPHAN-GUAIFENESIN 30 MG-600 MG TABLET EXTENDED RELEASE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7" table:style-name="ce4">
            <text:p>1137</text:p>
          </table:table-cell>
          <table:table-cell office:value-type="string" table:style-name="ce5">
            <text:p>ENOXAPARIN 150 MG/ML SUBCUTANEOUS SYRINGE</text:p>
          </table:table-cell>
          <table:table-cell office:value-type="float" office:value="204" table:style-name="ce6">
            <text:p>204</text:p>
          </table:table-cell>
          <table:table-cell office:value-type="float" office:value="204" table:style-name="ce6">
            <text:p>2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8" table:style-name="ce4">
            <text:p>1138</text:p>
          </table:table-cell>
          <table:table-cell office:value-type="string" table:style-name="ce5">
            <text:p>DICLOFENAC SODIUM 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39" table:style-name="ce4">
            <text:p>1139</text:p>
          </table:table-cell>
          <table:table-cell office:value-type="string" table:style-name="ce5">
            <text:p>GENTAMICIN 80 MG/NS 100 ML (LOADABLE MIXTURE)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0" table:style-name="ce4">
            <text:p>1140</text:p>
          </table:table-cell>
          <table:table-cell office:value-type="string" table:style-name="ce5">
            <text:p>SODIUM CITRATE-CITRIC ACID 500 MG-334 MG/5 ML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1" table:style-name="ce4">
            <text:p>1141</text:p>
          </table:table-cell>
          <table:table-cell office:value-type="string" table:style-name="ce5">
            <text:p>AZITHROMYCIN 20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2" table:style-name="ce4">
            <text:p>1142</text:p>
          </table:table-cell>
          <table:table-cell office:value-type="string" table:style-name="ce5">
            <text:p>DEXTROMETHORPHAN-GUAIFENESIN 10 MG-100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3" table:style-name="ce4">
            <text:p>1143</text:p>
          </table:table-cell>
          <table:table-cell office:value-type="string" table:style-name="ce5">
            <text:p>LIPASE-PROTEASE-AMYLASE 6,000-19,000-30,000 UNIT CAPSULE,DELAYED RE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4" table:style-name="ce4">
            <text:p>1144</text:p>
          </table:table-cell>
          <table:table-cell office:value-type="string" table:style-name="ce5">
            <text:p>AZTREONAM (AZACTAM) 1 G IN 50 ML NS LOADABLE MIXTURE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5" table:style-name="ce4">
            <text:p>1145</text:p>
          </table:table-cell>
          <table:table-cell office:value-type="string" table:style-name="ce5">
            <text:p>MORPHINE 30 MG PER 30 ML PCA(OPIOID NAIVE)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6" table:style-name="ce4">
            <text:p>1146</text:p>
          </table:table-cell>
          <table:table-cell office:value-type="string" table:style-name="ce5">
            <text:p>MENTHOL 0.44 %-ZINC OXIDE 20.6 % TOPICAL OINTMEN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7" table:style-name="ce4">
            <text:p>1147</text:p>
          </table:table-cell>
          <table:table-cell office:value-type="string" table:style-name="ce5">
            <text:p>INSULIN PROTOCOL: DIABETIC KETOACIDOS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8" table:style-name="ce4">
            <text:p>1148</text:p>
          </table:table-cell>
          <table:table-cell office:value-type="string" table:style-name="ce5">
            <text:p>DEXTROSE 10 % IN WATER (D10W)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49" table:style-name="ce4">
            <text:p>1149</text:p>
          </table:table-cell>
          <table:table-cell office:value-type="string" table:style-name="ce5">
            <text:p>QUETIAP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0" table:style-name="ce4">
            <text:p>1150</text:p>
          </table:table-cell>
          <table:table-cell office:value-type="string" table:style-name="ce5">
            <text:p>LINEZOLID IN 5% DEXTROSE IN WATER 600 MG/300 ML INTRAVENOUS PIGGYBACK</text:p>
          </table:table-cell>
          <table:table-cell office:value-type="float" office:value="511" table:style-name="ce6">
            <text:p>511</text:p>
          </table:table-cell>
          <table:table-cell office:value-type="float" office:value="511" table:style-name="ce6">
            <text:p>5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1" table:style-name="ce4">
            <text:p>1151</text:p>
          </table:table-cell>
          <table:table-cell office:value-type="string" table:style-name="ce5">
            <text:p>LIDOCAINE 20 MG/ML (2 %) INJECTION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2" table:style-name="ce4">
            <text:p>1152</text:p>
          </table:table-cell>
          <table:table-cell office:value-type="string" table:style-name="ce5">
            <text:p>DIAZEPAM 5 MG/ML INJECTION SYRINGE</text:p>
          </table:table-cell>
          <table:table-cell office:value-type="float" office:value="212.5" table:style-name="ce6">
            <text:p>213</text:p>
          </table:table-cell>
          <table:table-cell office:value-type="float" office:value="212.5" table:style-name="ce6">
            <text:p>2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3" table:style-name="ce4">
            <text:p>1153</text:p>
          </table:table-cell>
          <table:table-cell office:value-type="string" table:style-name="ce5">
            <text:p>SODIUM BICARBONATE 4.2 % (0.5 MEQ/ML) INTRAVENOUS SYRINGE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4" table:style-name="ce4">
            <text:p>1154</text:p>
          </table:table-cell>
          <table:table-cell office:value-type="string" table:style-name="ce5">
            <text:p>LIDOCAINE 1 %-EPINEPHRINE 1:100,000 INJECTION SOLUTION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5" table:style-name="ce4">
            <text:p>1155</text:p>
          </table:table-cell>
          <table:table-cell office:value-type="string" table:style-name="ce5">
            <text:p>SODIUM BICARBONATE 8.4 % (1 MEQ/ML) INTRAVENOUS SYRINGE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6" table:style-name="ce4">
            <text:p>1156</text:p>
          </table:table-cell>
          <table:table-cell office:value-type="string" table:style-name="ce5">
            <text:p>SODIUM CHLORIDE 0.9 % INJECTION SYRIN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7" table:style-name="ce4">
            <text:p>1157</text:p>
          </table:table-cell>
          <table:table-cell office:value-type="string" table:style-name="ce5">
            <text:p>VANCOMYCIN 1 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8" table:style-name="ce4">
            <text:p>1158</text:p>
          </table:table-cell>
          <table:table-cell office:value-type="string" table:style-name="ce5">
            <text:p>DEXTROSE 5 % IN WATER (D5W) INTRAVENOUS PIGGYBACK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59" table:style-name="ce4">
            <text:p>1159</text:p>
          </table:table-cell>
          <table:table-cell office:value-type="string" table:style-name="ce5">
            <text:p>VANCOMYCIN 50 MG/ML ORAL SOLUTION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0" table:style-name="ce4">
            <text:p>1160</text:p>
          </table:table-cell>
          <table:table-cell office:value-type="string" table:style-name="ce5">
            <text:p>POTASSIUM CHLORIDE 20 MEQ/L-LACTATED RINGERS-5 % DEXTROS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1" table:style-name="ce4">
            <text:p>1161</text:p>
          </table:table-cell>
          <table:table-cell office:value-type="string" table:style-name="ce5">
            <text:p>HEPARIN (PORCINE) 25,000 UNIT/500 ML (50 UNIT/ML) IN DEXTROSE 5 % IV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2" table:style-name="ce4">
            <text:p>1162</text:p>
          </table:table-cell>
          <table:table-cell office:value-type="string" table:style-name="ce5">
            <text:p>GLIMEPIRIDE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3" table:style-name="ce4">
            <text:p>1163</text:p>
          </table:table-cell>
          <table:table-cell office:value-type="string" table:style-name="ce5">
            <text:p>MORPHINE 4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4" table:style-name="ce4">
            <text:p>1164</text:p>
          </table:table-cell>
          <table:table-cell office:value-type="string" table:style-name="ce5">
            <text:p>POTASSIUM CHLORIDE 2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5" table:style-name="ce4">
            <text:p>1165</text:p>
          </table:table-cell>
          <table:table-cell office:value-type="string" table:style-name="ce5">
            <text:p>POTASSIUM CHLORIDE 4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6" table:style-name="ce4">
            <text:p>1166</text:p>
          </table:table-cell>
          <table:table-cell office:value-type="string" table:style-name="ce5">
            <text:p>HEPARIN PROTOCOL FOR VTE (PE &amp; DV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7" table:style-name="ce4">
            <text:p>1167</text:p>
          </table:table-cell>
          <table:table-cell office:value-type="string" table:style-name="ce5">
            <text:p>CARVEDILOL 3.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8" table:style-name="ce4">
            <text:p>1168</text:p>
          </table:table-cell>
          <table:table-cell office:value-type="string" table:style-name="ce5">
            <text:p>PENICILLIN G BENZATHINE 1,200,000 UNIT/2 ML INTRAMUSCULAR SYRINGE</text:p>
          </table:table-cell>
          <table:table-cell office:value-type="float" office:value="900" table:style-name="ce6">
            <text:p>900</text:p>
          </table:table-cell>
          <table:table-cell office:value-type="float" office:value="900" table:style-name="ce6">
            <text:p>9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69" table:style-name="ce4">
            <text:p>1169</text:p>
          </table:table-cell>
          <table:table-cell office:value-type="string" table:style-name="ce5">
            <text:p>PENICILLIN G BENZATHINE AND PROCAINE 1,200,000 UNIT/2 ML IM SYRINGE</text:p>
          </table:table-cell>
          <table:table-cell office:value-type="float" office:value="752.5" table:style-name="ce6">
            <text:p>753</text:p>
          </table:table-cell>
          <table:table-cell office:value-type="float" office:value="752.5" table:style-name="ce6">
            <text:p>7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0" table:style-name="ce4">
            <text:p>1170</text:p>
          </table:table-cell>
          <table:table-cell office:value-type="string" table:style-name="ce5">
            <text:p>MIRTAZAPI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1" table:style-name="ce4">
            <text:p>1171</text:p>
          </table:table-cell>
          <table:table-cell office:value-type="string" table:style-name="ce5">
            <text:p>BISOPROLOL FUMAR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2" table:style-name="ce4">
            <text:p>1172</text:p>
          </table:table-cell>
          <table:table-cell office:value-type="string" table:style-name="ce5">
            <text:p>TOR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3" table:style-name="ce4">
            <text:p>1173</text:p>
          </table:table-cell>
          <table:table-cell office:value-type="string" table:style-name="ce5">
            <text:p>GABAPENTIN 4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4" table:style-name="ce4">
            <text:p>1174</text:p>
          </table:table-cell>
          <table:table-cell office:value-type="string" table:style-name="ce5">
            <text:p>GABAPENT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5" table:style-name="ce4">
            <text:p>1175</text:p>
          </table:table-cell>
          <table:table-cell office:value-type="string" table:style-name="ce5">
            <text:p>GABAPENTIN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6" table:style-name="ce4">
            <text:p>1176</text:p>
          </table:table-cell>
          <table:table-cell office:value-type="string" table:style-name="ce5">
            <text:p>BUPROPION HCL SR 10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7" table:style-name="ce4">
            <text:p>1177</text:p>
          </table:table-cell>
          <table:table-cell office:value-type="string" table:style-name="ce5">
            <text:p>BUPROPION HCL SR 15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8" table:style-name="ce4">
            <text:p>1178</text:p>
          </table:table-cell>
          <table:table-cell office:value-type="string" table:style-name="ce5">
            <text:p>PRAMOXINE 1 % TOPICAL FOAM</text:p>
          </table:table-cell>
          <table:table-cell office:value-type="float" office:value="403.5" table:style-name="ce6">
            <text:p>404</text:p>
          </table:table-cell>
          <table:table-cell office:value-type="float" office:value="403.5" table:style-name="ce6">
            <text:p>4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79" table:style-name="ce4">
            <text:p>1179</text:p>
          </table:table-cell>
          <table:table-cell office:value-type="string" table:style-name="ce5">
            <text:p>SODIUM NITROPRUSSIDE 25 MG/ML INTRAVENOUS SOLUTION</text:p>
          </table:table-cell>
          <table:table-cell office:value-type="float" office:value="2776" table:style-name="ce6">
            <text:p>2,776</text:p>
          </table:table-cell>
          <table:table-cell office:value-type="float" office:value="2776" table:style-name="ce6">
            <text:p>2,7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0" table:style-name="ce4">
            <text:p>1180</text:p>
          </table:table-cell>
          <table:table-cell office:value-type="string" table:style-name="ce5">
            <text:p>WARFARIN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1" table:style-name="ce4">
            <text:p>1181</text:p>
          </table:table-cell>
          <table:table-cell office:value-type="string" table:style-name="ce5">
            <text:p>WARFARIN 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2" table:style-name="ce4">
            <text:p>1182</text:p>
          </table:table-cell>
          <table:table-cell office:value-type="string" table:style-name="ce5">
            <text:p>CALCIUM CARBONATE 500 MG (1,250 MG)-VITAMIN D3 2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3" table:style-name="ce4">
            <text:p>1183</text:p>
          </table:table-cell>
          <table:table-cell office:value-type="string" table:style-name="ce5">
            <text:p>AMPICILLIN-SULBACTAM 3 G/100 ML NS LOADABLE MIXTURE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4" table:style-name="ce4">
            <text:p>1184</text:p>
          </table:table-cell>
          <table:table-cell office:value-type="string" table:style-name="ce5">
            <text:p>NALOXONE 0.4 MG/10 ML FOR NON-RESP ARREST OPIOID REVERSAL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5" table:style-name="ce4">
            <text:p>1185</text:p>
          </table:table-cell>
          <table:table-cell office:value-type="string" table:style-name="ce5">
            <text:p>SODIUM CHLORIDE 3 % FOR NEBULIZA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6" table:style-name="ce4">
            <text:p>1186</text:p>
          </table:table-cell>
          <table:table-cell office:value-type="string" table:style-name="ce5">
            <text:p>LABETALOL 20 MG/4 ML (5 MG/ML) INTRAVENOUS SYRINGE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7" table:style-name="ce4">
            <text:p>1187</text:p>
          </table:table-cell>
          <table:table-cell office:value-type="string" table:style-name="ce5">
            <text:p>INSULIN ASPART 100 UNITS/ML VIAL FOR PUMP REFILL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8" table:style-name="ce4">
            <text:p>1188</text:p>
          </table:table-cell>
          <table:table-cell office:value-type="string" table:style-name="ce5">
            <text:p>ESCITALOPRAM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89" table:style-name="ce4">
            <text:p>1189</text:p>
          </table:table-cell>
          <table:table-cell office:value-type="string" table:style-name="ce5">
            <text:p>SODIUM BORATE-BORIC ACID-SODIUM CHLORIDE-WATER EYE WASH SOL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0" table:style-name="ce4">
            <text:p>1190</text:p>
          </table:table-cell>
          <table:table-cell office:value-type="string" table:style-name="ce5">
            <text:p>NICOTINE (POLACRILEX) 4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1" table:style-name="ce4">
            <text:p>1191</text:p>
          </table:table-cell>
          <table:table-cell office:value-type="string" table:style-name="ce5">
            <text:p>ANAGRELIDE 0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2" table:style-name="ce4">
            <text:p>1192</text:p>
          </table:table-cell>
          <table:table-cell office:value-type="string" table:style-name="ce5">
            <text:p>ETOMIDATE 2 MG/ML INTRAVENOUS SOLUTION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3" table:style-name="ce4">
            <text:p>1193</text:p>
          </table:table-cell>
          <table:table-cell office:value-type="string" table:style-name="ce5">
            <text:p>MELOXICAM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4" table:style-name="ce4">
            <text:p>1194</text:p>
          </table:table-cell>
          <table:table-cell office:value-type="string" table:style-name="ce5">
            <text:p>VALPROATE SODIUM 500 MG/5 ML (100 MG/ML) INTRAVENOUS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5" table:style-name="ce4">
            <text:p>1195</text:p>
          </table:table-cell>
          <table:table-cell office:value-type="string" table:style-name="ce5">
            <text:p>MORPHINE ER 15 MG TABLET,EXTENDED RELEAS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6" table:style-name="ce4">
            <text:p>1196</text:p>
          </table:table-cell>
          <table:table-cell office:value-type="string" table:style-name="ce5">
            <text:p>MORPHINE ER 30 MG TABLET,EXTENDED RELEAS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7" table:style-name="ce4">
            <text:p>1197</text:p>
          </table:table-cell>
          <table:table-cell office:value-type="string" table:style-name="ce5">
            <text:p>AZITHROMY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8" table:style-name="ce4">
            <text:p>1198</text:p>
          </table:table-cell>
          <table:table-cell office:value-type="string" table:style-name="ce5">
            <text:p>CITALOPRAM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199" table:style-name="ce4">
            <text:p>1199</text:p>
          </table:table-cell>
          <table:table-cell office:value-type="string" table:style-name="ce5">
            <text:p>AZITHROMYCIN 500 MG INTRAVENOUS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0" table:style-name="ce4">
            <text:p>1200</text:p>
          </table:table-cell>
          <table:table-cell office:value-type="string" table:style-name="ce5">
            <text:p>PENTOXIFYLLINE ER 4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1" table:style-name="ce4">
            <text:p>1201</text:p>
          </table:table-cell>
          <table:table-cell office:value-type="string" table:style-name="ce5">
            <text:p>DEXMEDETOMIDINE IN 0.9 % NS 400 MCG/100 ML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2" table:style-name="ce4">
            <text:p>1202</text:p>
          </table:table-cell>
          <table:table-cell office:value-type="string" table:style-name="ce5">
            <text:p>WARFARIN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3" table:style-name="ce4">
            <text:p>1203</text:p>
          </table:table-cell>
          <table:table-cell office:value-type="string" table:style-name="ce5">
            <text:p>LIDOCAINE (PF) 100 MG/5 ML (2 %) INTRAVENOUS SYRINGE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4" table:style-name="ce4">
            <text:p>1204</text:p>
          </table:table-cell>
          <table:table-cell office:value-type="string" table:style-name="ce5">
            <text:p>INSULIN ASPAR PROT-INSULIN ASPART 100 UNIT/ML (70-30)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5" table:style-name="ce4">
            <text:p>1205</text:p>
          </table:table-cell>
          <table:table-cell office:value-type="string" table:style-name="ce5">
            <text:p>AMPICILLIN 1G/5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6" table:style-name="ce4">
            <text:p>1206</text:p>
          </table:table-cell>
          <table:table-cell office:value-type="string" table:style-name="ce5">
            <text:p>METAXALONE 800 MG TABLET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7" table:style-name="ce4">
            <text:p>1207</text:p>
          </table:table-cell>
          <table:table-cell office:value-type="string" table:style-name="ce5">
            <text:p>KETOROLAC 30 MG/ML (1 ML)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8" table:style-name="ce4">
            <text:p>1208</text:p>
          </table:table-cell>
          <table:table-cell office:value-type="string" table:style-name="ce5">
            <text:p>SULFAMETHOXAZOLE 200 MG-TRIMETHOPRIM 40 MG/5 ML ORAL SUSPENS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09" table:style-name="ce4">
            <text:p>1209</text:p>
          </table:table-cell>
          <table:table-cell office:value-type="string" table:style-name="ce5">
            <text:p>EZETIMIBE 10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0" table:style-name="ce4">
            <text:p>1210</text:p>
          </table:table-cell>
          <table:table-cell office:value-type="string" table:style-name="ce5">
            <text:p>DUTASTERIDE 0.5 MG CAPSULE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1" table:style-name="ce4">
            <text:p>1211</text:p>
          </table:table-cell>
          <table:table-cell office:value-type="string" table:style-name="ce5">
            <text:p>ACYCLOVIR SODIUM 50 MG/ML INTRAVENOUS SOLUTION</text:p>
          </table:table-cell>
          <table:table-cell office:value-type="float" office:value="71.5" table:style-name="ce6">
            <text:p>72</text:p>
          </table:table-cell>
          <table:table-cell office:value-type="float" office:value="71.5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2" table:style-name="ce4">
            <text:p>1212</text:p>
          </table:table-cell>
          <table:table-cell office:value-type="string" table:style-name="ce5">
            <text:p>MAGNESIUM 70 MG (MAGNESIUM CHLORIDE) TABLET,DELAYED RELEAS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3" table:style-name="ce4">
            <text:p>1213</text:p>
          </table:table-cell>
          <table:table-cell office:value-type="string" table:style-name="ce5">
            <text:p>MIDAZOLAM 10 MG/5 ML (2 MG/ML) SYRUP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4" table:style-name="ce4">
            <text:p>1214</text:p>
          </table:table-cell>
          <table:table-cell office:value-type="string" table:style-name="ce5">
            <text:p>ISOSORBIDE MONONITRATE ER 6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5" table:style-name="ce4">
            <text:p>1215</text:p>
          </table:table-cell>
          <table:table-cell office:value-type="string" table:style-name="ce5">
            <text:p>GENTAMI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6" table:style-name="ce4">
            <text:p>1216</text:p>
          </table:table-cell>
          <table:table-cell office:value-type="string" table:style-name="ce5">
            <text:p>CALCITRIOL 0.25 MC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7" table:style-name="ce4">
            <text:p>1217</text:p>
          </table:table-cell>
          <table:table-cell office:value-type="string" table:style-name="ce5">
            <text:p>CILOSTAZ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8" table:style-name="ce4">
            <text:p>1218</text:p>
          </table:table-cell>
          <table:table-cell office:value-type="string" table:style-name="ce5">
            <text:p>TOPIRAM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19" table:style-name="ce4">
            <text:p>1219</text:p>
          </table:table-cell>
          <table:table-cell office:value-type="string" table:style-name="ce5">
            <text:p>ISOSORBIDE MONONITRAT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0" table:style-name="ce4">
            <text:p>1220</text:p>
          </table:table-cell>
          <table:table-cell office:value-type="string" table:style-name="ce5">
            <text:p>BELLADONNA ALKALOIDS-OPIUM 16.2 MG-60 MG RECTAL SUPPOSITORY</text:p>
          </table:table-cell>
          <table:table-cell office:value-type="float" office:value="47" table:style-name="ce6">
            <text:p>47</text:p>
          </table:table-cell>
          <table:table-cell office:value-type="float" office:value="47" table:style-name="ce6">
            <text:p>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1" table:style-name="ce4">
            <text:p>1221</text:p>
          </table:table-cell>
          <table:table-cell office:value-type="string" table:style-name="ce5">
            <text:p>AMPICILLIN 2 G/100 ML NS LOADABLE MIXTURE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2" table:style-name="ce4">
            <text:p>1222</text:p>
          </table:table-cell>
          <table:table-cell office:value-type="string" table:style-name="ce5">
            <text:p>CIPROFLOXA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3" table:style-name="ce4">
            <text:p>1223</text:p>
          </table:table-cell>
          <table:table-cell office:value-type="string" table:style-name="ce5">
            <text:p>CIPR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4" table:style-name="ce4">
            <text:p>1224</text:p>
          </table:table-cell>
          <table:table-cell office:value-type="string" table:style-name="ce5">
            <text:p>CLINDAMYCIN 300 MG IN D5W LOADABLE MIXTURE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5" table:style-name="ce4">
            <text:p>1225</text:p>
          </table:table-cell>
          <table:table-cell office:value-type="string" table:style-name="ce5">
            <text:p>DORZOLAMIDE 2 % EYE DROPS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6" table:style-name="ce4">
            <text:p>1226</text:p>
          </table:table-cell>
          <table:table-cell office:value-type="string" table:style-name="ce5">
            <text:p>OCTREOTIDE ACETATE 500 MCG/ML INJECTION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7" table:style-name="ce4">
            <text:p>1227</text:p>
          </table:table-cell>
          <table:table-cell office:value-type="string" table:style-name="ce5">
            <text:p>MEROPENEM 1 GRAM INTRAVENOUS SOLUTION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8" table:style-name="ce4">
            <text:p>1228</text:p>
          </table:table-cell>
          <table:table-cell office:value-type="string" table:style-name="ce5">
            <text:p>ARIPIPRAZOLE 15 MG TABLET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29" table:style-name="ce4">
            <text:p>1229</text:p>
          </table:table-cell>
          <table:table-cell office:value-type="string" table:style-name="ce5">
            <text:p>CEFAZOLIN 1 G/50 ML NS (LOADABLE MIXTURE)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0" table:style-name="ce4">
            <text:p>1230</text:p>
          </table:table-cell>
          <table:table-cell office:value-type="string" table:style-name="ce5">
            <text:p>POLYETHYLENE GLYCOL 3350 17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1" table:style-name="ce4">
            <text:p>1231</text:p>
          </table:table-cell>
          <table:table-cell office:value-type="string" table:style-name="ce5">
            <text:p>PANTOPRAZOLE INFUSION 40 MG/100 ML NS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2" table:style-name="ce4">
            <text:p>1232</text:p>
          </table:table-cell>
          <table:table-cell office:value-type="string" table:style-name="ce5">
            <text:p>VITAMINS A AND D-WHITE PETROLATUM-LANOLIN TOPICAL OINTMEN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3" table:style-name="ce4">
            <text:p>1233</text:p>
          </table:table-cell>
          <table:table-cell office:value-type="string" table:style-name="ce5">
            <text:p>METHYLPREDNISOLONE SOD SUCC (PF) 125 MG/2 ML SOLUTION FOR INJEC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4" table:style-name="ce4">
            <text:p>1234</text:p>
          </table:table-cell>
          <table:table-cell office:value-type="string" table:style-name="ce5">
            <text:p>MINERAL OIL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5" table:style-name="ce4">
            <text:p>1235</text:p>
          </table:table-cell>
          <table:table-cell office:value-type="string" table:style-name="ce5">
            <text:p>NITROGLYCERIN 0.1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6" table:style-name="ce4">
            <text:p>1236</text:p>
          </table:table-cell>
          <table:table-cell office:value-type="string" table:style-name="ce5">
            <text:p>NITROGLYCERIN 0.2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7" table:style-name="ce4">
            <text:p>1237</text:p>
          </table:table-cell>
          <table:table-cell office:value-type="string" table:style-name="ce5">
            <text:p>NITROGLYCERIN 0.4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8" table:style-name="ce4">
            <text:p>1238</text:p>
          </table:table-cell>
          <table:table-cell office:value-type="string" table:style-name="ce5">
            <text:p>METHYLPREDNISOLONE SOD SUCC (PF) 1,000 MG/8 ML INTRAVENOUS SOLUTION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39" table:style-name="ce4">
            <text:p>1239</text:p>
          </table:table-cell>
          <table:table-cell office:value-type="string" table:style-name="ce5">
            <text:p>GENTAMICIN 80 MG/100 ML IN SODIUM CHLORIDE(ISO) INTRAVENOUS PIGGYBACK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0" table:style-name="ce4">
            <text:p>1240</text:p>
          </table:table-cell>
          <table:table-cell office:value-type="string" table:style-name="ce5">
            <text:p>ZONISAMID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1" table:style-name="ce4">
            <text:p>1241</text:p>
          </table:table-cell>
          <table:table-cell office:value-type="string" table:style-name="ce5">
            <text:p>SODIUM CHLORIDE 0.9 %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2" table:style-name="ce4">
            <text:p>1242</text:p>
          </table:table-cell>
          <table:table-cell office:value-type="string" table:style-name="ce5">
            <text:p>NICOTINE 7 MG/24 HR DAILY TRANSDERMAL PATCH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3" table:style-name="ce4">
            <text:p>1243</text:p>
          </table:table-cell>
          <table:table-cell office:value-type="string" table:style-name="ce5">
            <text:p>NICOTINE 14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4" table:style-name="ce4">
            <text:p>1244</text:p>
          </table:table-cell>
          <table:table-cell office:value-type="string" table:style-name="ce5">
            <text:p>NICOTINE 21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5" table:style-name="ce4">
            <text:p>1245</text:p>
          </table:table-cell>
          <table:table-cell office:value-type="string" table:style-name="ce5">
            <text:p>NICARDIPINE 20 MG/200 ML IN SODIUM CHLORIDE(ISO) INTRAVENOUS PIGGYBACK</text:p>
          </table:table-cell>
          <table:table-cell office:value-type="float" office:value="809.5" table:style-name="ce6">
            <text:p>810</text:p>
          </table:table-cell>
          <table:table-cell office:value-type="float" office:value="809.5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6" table:style-name="ce4">
            <text:p>1246</text:p>
          </table:table-cell>
          <table:table-cell office:value-type="string" table:style-name="ce5">
            <text:p>FENTANYL 25 MCG/HR TRANSDERMAL PATCH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7" table:style-name="ce4">
            <text:p>1247</text:p>
          </table:table-cell>
          <table:table-cell office:value-type="string" table:style-name="ce5">
            <text:p>FENTANYL 50 MCG/HR TRANSDERMAL PATCH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8" table:style-name="ce4">
            <text:p>1248</text:p>
          </table:table-cell>
          <table:table-cell office:value-type="string" table:style-name="ce5">
            <text:p>FENTANYL 75 MCG/HR TRANSDERMAL PATCH</text:p>
          </table:table-cell>
          <table:table-cell office:value-type="float" office:value="118" table:style-name="ce6">
            <text:p>118</text:p>
          </table:table-cell>
          <table:table-cell office:value-type="float" office:value="118" table:style-name="ce6">
            <text:p>1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49" table:style-name="ce4">
            <text:p>1249</text:p>
          </table:table-cell>
          <table:table-cell office:value-type="string" table:style-name="ce5">
            <text:p>FENTANYL 100 MCG/HR TRANSDERMAL PATCH</text:p>
          </table:table-cell>
          <table:table-cell office:value-type="float" office:value="146" table:style-name="ce6">
            <text:p>146</text:p>
          </table:table-cell>
          <table:table-cell office:value-type="float" office:value="146" table:style-name="ce6">
            <text:p>1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0" table:style-name="ce4">
            <text:p>1250</text:p>
          </table:table-cell>
          <table:table-cell office:value-type="string" table:style-name="ce5">
            <text:p>POLYVINYL ALCOHOL 1.4 % EYE DROPS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1" table:style-name="ce4">
            <text:p>1251</text:p>
          </table:table-cell>
          <table:table-cell office:value-type="string" table:style-name="ce5">
            <text:p>SODIUM POLYSTYRENE SULFONATE 15 GRAM/60 ML ORAL SUSPENS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2" table:style-name="ce4">
            <text:p>1252</text:p>
          </table:table-cell>
          <table:table-cell office:value-type="string" table:style-name="ce5">
            <text:p>GASTRIC RESIDUALS NURSING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3" table:style-name="ce4">
            <text:p>1253</text:p>
          </table:table-cell>
          <table:table-cell office:value-type="string" table:style-name="ce5">
            <text:p>VANCOMYCIN 750 MG INTRAVENOUS SOLUTION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4" table:style-name="ce4">
            <text:p>1254</text:p>
          </table:table-cell>
          <table:table-cell office:value-type="string" table:style-name="ce5">
            <text:p>CARBIDOPA ER 25 MG-LEVODOPA 1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5" table:style-name="ce4">
            <text:p>1255</text:p>
          </table:table-cell>
          <table:table-cell office:value-type="string" table:style-name="ce5">
            <text:p>THYROID (PORK)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6" table:style-name="ce4">
            <text:p>1256</text:p>
          </table:table-cell>
          <table:table-cell office:value-type="string" table:style-name="ce5">
            <text:p>WATER FOR INJECTION, STERILE INTRAVENOUS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7" table:style-name="ce4">
            <text:p>1257</text:p>
          </table:table-cell>
          <table:table-cell office:value-type="string" table:style-name="ce5">
            <text:p>PPN MESSAGE - THIS PATIENT IS ON PPN/LIPIDS PER PHARMAC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8" table:style-name="ce4">
            <text:p>1258</text:p>
          </table:table-cell>
          <table:table-cell office:value-type="string" table:style-name="ce5">
            <text:p>AZTREONAM (AZACTAM) 2 G IN 100 ML NS LOADABLE MIXTURE</text:p>
          </table:table-cell>
          <table:table-cell office:value-type="float" office:value="707.5" table:style-name="ce6">
            <text:p>708</text:p>
          </table:table-cell>
          <table:table-cell office:value-type="float" office:value="707.5" table:style-name="ce6">
            <text:p>7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59" table:style-name="ce4">
            <text:p>1259</text:p>
          </table:table-cell>
          <table:table-cell office:value-type="string" table:style-name="ce5">
            <text:p>SODIUM BICARBONATE 1 MEQ/ML (8.4 %) INTRAVENOUS SOLUTION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0" table:style-name="ce4">
            <text:p>1260</text:p>
          </table:table-cell>
          <table:table-cell office:value-type="string" table:style-name="ce5">
            <text:p>HYDROCORTISONE 2.5 % TOPICAL CREAM WITH PERINEAL APPLICATOR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1" table:style-name="ce4">
            <text:p>1261</text:p>
          </table:table-cell>
          <table:table-cell office:value-type="string" table:style-name="ce5">
            <text:p>CYCLOSPORINE MODIFIED 25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2" table:style-name="ce4">
            <text:p>1262</text:p>
          </table:table-cell>
          <table:table-cell office:value-type="string" table:style-name="ce5">
            <text:p>INSULIN DETEMIR (U-100) 100 UNIT/ML (3 ML) SUBCUTANEOUS PEN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3" table:style-name="ce4">
            <text:p>1263</text:p>
          </table:table-cell>
          <table:table-cell office:value-type="string" table:style-name="ce5">
            <text:p>METFORMIN ER 50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4" table:style-name="ce4">
            <text:p>1264</text:p>
          </table:table-cell>
          <table:table-cell office:value-type="string" table:style-name="ce5">
            <text:p>INSULIN ASPART U-100 <text:s/>100 UNIT/ML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5" table:style-name="ce4">
            <text:p>1265</text:p>
          </table:table-cell>
          <table:table-cell office:value-type="string" table:style-name="ce5">
            <text:p>DILTIAZEM CD 12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6" table:style-name="ce4">
            <text:p>1266</text:p>
          </table:table-cell>
          <table:table-cell office:value-type="string" table:style-name="ce5">
            <text:p>TUBE FEEDING BOLU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7" table:style-name="ce4">
            <text:p>1267</text:p>
          </table:table-cell>
          <table:table-cell office:value-type="string" table:style-name="ce5">
            <text:p>DILTIAZEM CD 18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8" table:style-name="ce4">
            <text:p>1268</text:p>
          </table:table-cell>
          <table:table-cell office:value-type="string" table:style-name="ce5">
            <text:p>DILTIAZEM CD 24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69" table:style-name="ce4">
            <text:p>1269</text:p>
          </table:table-cell>
          <table:table-cell office:value-type="string" table:style-name="ce5">
            <text:p>LEVOFLOXACIN 500 MG/100 ML IN 5 % DEXTROSE INTRAVENOUS PIGGYBACK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0" table:style-name="ce4">
            <text:p>1270</text:p>
          </table:table-cell>
          <table:table-cell office:value-type="string" table:style-name="ce5">
            <text:p>PREDNISOLONE SODIUM PHOSPHATE 15 MG/5 ML (3 MG/ML) ORAL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1" table:style-name="ce4">
            <text:p>1271</text:p>
          </table:table-cell>
          <table:table-cell office:value-type="string" table:style-name="ce5">
            <text:p>PROPRANOLOL 1 MG/ML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2" table:style-name="ce4">
            <text:p>1272</text:p>
          </table:table-cell>
          <table:table-cell office:value-type="string" table:style-name="ce5">
            <text:p>CLOTRIMAZOLE-BETAMETHASONE 1 %-0.05 % TOPICAL CREAM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3" table:style-name="ce4">
            <text:p>1273</text:p>
          </table:table-cell>
          <table:table-cell office:value-type="string" table:style-name="ce5">
            <text:p>SODIUM CHLORIDE 0.65 % NASAL SPRAY AEROSO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4" table:style-name="ce4">
            <text:p>1274</text:p>
          </table:table-cell>
          <table:table-cell office:value-type="string" table:style-name="ce5">
            <text:p>LEVOFLOXACIN 750 MG/150 ML IN 5 % DEXTROSE INTRAVENOUS PIGGYBACK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5" table:style-name="ce4">
            <text:p>1275</text:p>
          </table:table-cell>
          <table:table-cell office:value-type="string" table:style-name="ce5">
            <text:p>MORPHINE 30 MG PER 30 ML PCA(OPIOID TOLERANT)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6" table:style-name="ce4">
            <text:p>1276</text:p>
          </table:table-cell>
          <table:table-cell office:value-type="string" table:style-name="ce5">
            <text:p>OXYCODONE-ACETAMINOPHEN 10 MG-325 MG TABLET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7" table:style-name="ce4">
            <text:p>1277</text:p>
          </table:table-cell>
          <table:table-cell office:value-type="string" table:style-name="ce5">
            <text:p>AMPICILLIN-SULBACTAM 1.5 GRAM SOLUTION FOR INJECTION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8" table:style-name="ce4">
            <text:p>1278</text:p>
          </table:table-cell>
          <table:table-cell office:value-type="string" table:style-name="ce5">
            <text:p>AMOXICILLIN 500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79" table:style-name="ce4">
            <text:p>1279</text:p>
          </table:table-cell>
          <table:table-cell office:value-type="string" table:style-name="ce5">
            <text:p>AMOXICILLIN 875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0" table:style-name="ce4">
            <text:p>1280</text:p>
          </table:table-cell>
          <table:table-cell office:value-type="string" table:style-name="ce5">
            <text:p>BUPIVACAINE (PF) 0.5 % (5 MG/ML) INJECTION SOLUTION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1" table:style-name="ce4">
            <text:p>1281</text:p>
          </table:table-cell>
          <table:table-cell office:value-type="string" table:style-name="ce5">
            <text:p>PANTOPRAZOLE DR 40 MG GRANULES DELAYED-RELEASE FOR SUSP IN PACKET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2" table:style-name="ce4">
            <text:p>1282</text:p>
          </table:table-cell>
          <table:table-cell office:value-type="string" table:style-name="ce5">
            <text:p>PHENOL 1.4 % MUCOSAL AEROSOL SPRAY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3" table:style-name="ce4">
            <text:p>1283</text:p>
          </table:table-cell>
          <table:table-cell office:value-type="string" table:style-name="ce5">
            <text:p>THIAMINE HCL (VITAMIN B1) 100 MG/ML INJECTION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4" table:style-name="ce4">
            <text:p>1284</text:p>
          </table:table-cell>
          <table:table-cell office:value-type="string" table:style-name="ce5">
            <text:p>POTASSIUM CHLORIDE ER 10 MEQ TABLET,EXTENDED RELEASE(PART/CRYST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5" table:style-name="ce4">
            <text:p>1285</text:p>
          </table:table-cell>
          <table:table-cell office:value-type="string" table:style-name="ce5">
            <text:p>POTASSIUM CHLORIDE ER 20 MEQ TABLET,EXTENDED RELEASE(PART/CRYST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6" table:style-name="ce4">
            <text:p>1286</text:p>
          </table:table-cell>
          <table:table-cell office:value-type="string" table:style-name="ce5">
            <text:p>POTASSIUM CHLORIDE 20 MEQ/L IN 0.45 % SODIUM CHLORIDE INTRAVENOUS SOLN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7" table:style-name="ce4">
            <text:p>1287</text:p>
          </table:table-cell>
          <table:table-cell office:value-type="string" table:style-name="ce5">
            <text:p>THEOPHYLLINE ER 400 MG TABLET,EXTENDED RELEASE 24 HR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8" table:style-name="ce4">
            <text:p>1288</text:p>
          </table:table-cell>
          <table:table-cell office:value-type="string" table:style-name="ce5">
            <text:p>HYDROXOCOBALAMIN 5 GRAM INTRAVENOUS SOLUTION</text:p>
          </table:table-cell>
          <table:table-cell office:value-type="float" office:value="3750" table:style-name="ce6">
            <text:p>3,750</text:p>
          </table:table-cell>
          <table:table-cell office:value-type="float" office:value="3750" table:style-name="ce6">
            <text:p>3,7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89" table:style-name="ce4">
            <text:p>1289</text:p>
          </table:table-cell>
          <table:table-cell office:value-type="string" table:style-name="ce5">
            <text:p>PHENYLEPHRINE 0.5 % NASAL SPRAY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0" table:style-name="ce4">
            <text:p>1290</text:p>
          </table:table-cell>
          <table:table-cell office:value-type="string" table:style-name="ce5">
            <text:p>METOPROLOL TARTR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1" table:style-name="ce4">
            <text:p>1291</text:p>
          </table:table-cell>
          <table:table-cell office:value-type="string" table:style-name="ce5">
            <text:p>GLIPIZIDE ER 2.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2" table:style-name="ce4">
            <text:p>1292</text:p>
          </table:table-cell>
          <table:table-cell office:value-type="string" table:style-name="ce5">
            <text:p>GLIPIZIDE ER 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3" table:style-name="ce4">
            <text:p>1293</text:p>
          </table:table-cell>
          <table:table-cell office:value-type="string" table:style-name="ce5">
            <text:p>PIPERACILLIN/TAZOBACTAM 3.375 GM IVPB NS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4" table:style-name="ce4">
            <text:p>1294</text:p>
          </table:table-cell>
          <table:table-cell office:value-type="string" table:style-name="ce5">
            <text:p>NIFEDIPIN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5" table:style-name="ce4">
            <text:p>1295</text:p>
          </table:table-cell>
          <table:table-cell office:value-type="string" table:style-name="ce5">
            <text:p>GUAIFENESIN ER 600 MG TABLET, EXTENDED RELEASE 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6" table:style-name="ce4">
            <text:p>1296</text:p>
          </table:table-cell>
          <table:table-cell office:value-type="string" table:style-name="ce5">
            <text:p>PIPERACILLIN-TAZOBACTAM 4.5 G IVPB NS LOADABLE MIXTURE</text:p>
          </table:table-cell>
          <table:table-cell office:value-type="float" office:value="147.5" table:style-name="ce6">
            <text:p>148</text:p>
          </table:table-cell>
          <table:table-cell office:value-type="float" office:value="147.5" table:style-name="ce6">
            <text:p>1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7" table:style-name="ce4">
            <text:p>1297</text:p>
          </table:table-cell>
          <table:table-cell office:value-type="string" table:style-name="ce5">
            <text:p>PROPRANOLOL ER 60 MG CAPSULE,24 HR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8" table:style-name="ce4">
            <text:p>1298</text:p>
          </table:table-cell>
          <table:table-cell office:value-type="string" table:style-name="ce5">
            <text:p>PROPRANOLOL ER 80 MG CAPSULE,24 HR,EXTENDED RELEAS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299" table:style-name="ce4">
            <text:p>1299</text:p>
          </table:table-cell>
          <table:table-cell office:value-type="string" table:style-name="ce5">
            <text:p>VIT A 1,000 UNIT-C 200 MG-E 60 UNIT-LUTEIN 2 MG AND 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0" table:style-name="ce4">
            <text:p>1300</text:p>
          </table:table-cell>
          <table:table-cell office:value-type="string" table:style-name="ce5">
            <text:p>FENTANYL (PF) 50 MCG/ML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1" table:style-name="ce4">
            <text:p>1301</text:p>
          </table:table-cell>
          <table:table-cell office:value-type="string" table:style-name="ce5">
            <text:p>NYSTATIN 100,000 UNIT/GRAM TOPICAL POWDER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2" table:style-name="ce4">
            <text:p>1302</text:p>
          </table:table-cell>
          <table:table-cell office:value-type="string" table:style-name="ce5">
            <text:p>FLUTICASONE FUROATE 200 MCG/ACTUATION BLISTER POWDER FOR INHALATION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3" table:style-name="ce4">
            <text:p>1303</text:p>
          </table:table-cell>
          <table:table-cell office:value-type="string" table:style-name="ce5">
            <text:p>SENNOSIDES 8.6 MG-DOCUSATE SODIUM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4" table:style-name="ce4">
            <text:p>1304</text:p>
          </table:table-cell>
          <table:table-cell office:value-type="string" table:style-name="ce5">
            <text:p>DIPHTH,PERTUS(ACEL)TETANUS(PF)2LF-(2.5-5-3-5MCG)-5 LF/0.5 ML IM SUSP</text:p>
          </table:table-cell>
          <table:table-cell office:value-type="float" office:value="192.5" table:style-name="ce6">
            <text:p>193</text:p>
          </table:table-cell>
          <table:table-cell office:value-type="float" office:value="192.5" table:style-name="ce6">
            <text:p>1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5" table:style-name="ce4">
            <text:p>1305</text:p>
          </table:table-cell>
          <table:table-cell office:value-type="string" table:style-name="ce5">
            <text:p>BACITRACIN 500 UNIT/GRAM TOPICAL PACK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6" table:style-name="ce4">
            <text:p>1306</text:p>
          </table:table-cell>
          <table:table-cell office:value-type="string" table:style-name="ce5">
            <text:p>OXYCO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7" table:style-name="ce4">
            <text:p>1307</text:p>
          </table:table-cell>
          <table:table-cell office:value-type="string" table:style-name="ce5">
            <text:p>FLUTICASONE 50 MCG/ACTUATION NASAL SPRAY,SUSPENS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8" table:style-name="ce4">
            <text:p>1308</text:p>
          </table:table-cell>
          <table:table-cell office:value-type="string" table:style-name="ce5">
            <text:p>ERYTHROMYCIN LACTOBIONATE 500 MG INTRAVENOUS SOLUTION</text:p>
          </table:table-cell>
          <table:table-cell office:value-type="float" office:value="584" table:style-name="ce6">
            <text:p>584</text:p>
          </table:table-cell>
          <table:table-cell office:value-type="float" office:value="584" table:style-name="ce6">
            <text:p>5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09" table:style-name="ce4">
            <text:p>1309</text:p>
          </table:table-cell>
          <table:table-cell office:value-type="string" table:style-name="ce5">
            <text:p>NEOMYCIN-BACITRACN ZN-POLYMYXN 3.5 MG-400 UNIT-5,000 UNIT TOP OINT PK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0" table:style-name="ce4">
            <text:p>1310</text:p>
          </table:table-cell>
          <table:table-cell office:value-type="string" table:style-name="ce5">
            <text:p>NITROPRUSSIDE 50 MG/100 ML (0.5 MG/ML) IN 0.9% SODIUM CHLORIDE IV SOLN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1" table:style-name="ce4">
            <text:p>1311</text:p>
          </table:table-cell>
          <table:table-cell office:value-type="string" table:style-name="ce5">
            <text:p>ARIPIPRAZOLE 5 MG TABLET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2" table:style-name="ce4">
            <text:p>1312</text:p>
          </table:table-cell>
          <table:table-cell office:value-type="string" table:style-name="ce5">
            <text:p>LOSARTAN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3" table:style-name="ce4">
            <text:p>1313</text:p>
          </table:table-cell>
          <table:table-cell office:value-type="string" table:style-name="ce5">
            <text:p>QUETIAP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4" table:style-name="ce4">
            <text:p>1314</text:p>
          </table:table-cell>
          <table:table-cell office:value-type="string" table:style-name="ce5">
            <text:p>INSULIN PROTOCOL: LANTUS OR LEVEMIR BAS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5" table:style-name="ce4">
            <text:p>1315</text:p>
          </table:table-cell>
          <table:table-cell office:value-type="string" table:style-name="ce5">
            <text:p>TOLTERODINE ER 2 MG CAPSULE,EXTENDED RELEASE 24 HR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6" table:style-name="ce4">
            <text:p>1316</text:p>
          </table:table-cell>
          <table:table-cell office:value-type="string" table:style-name="ce5">
            <text:p>PRAMIPEX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7" table:style-name="ce4">
            <text:p>1317</text:p>
          </table:table-cell>
          <table:table-cell office:value-type="string" table:style-name="ce5">
            <text:p>EDETATE CALCIUM DISODIUM 200 MG/ML INJECTION SOLUTION</text:p>
          </table:table-cell>
          <table:table-cell office:value-type="float" office:value="13464" table:style-name="ce6">
            <text:p>13,464</text:p>
          </table:table-cell>
          <table:table-cell office:value-type="float" office:value="13464" table:style-name="ce6">
            <text:p>13,4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8" table:style-name="ce4">
            <text:p>1318</text:p>
          </table:table-cell>
          <table:table-cell office:value-type="string" table:style-name="ce5">
            <text:p>RIVASTIGMINE 1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19" table:style-name="ce4">
            <text:p>1319</text:p>
          </table:table-cell>
          <table:table-cell office:value-type="string" table:style-name="ce5">
            <text:p>LATANOPROST 0.005 % EYE DROPS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0" table:style-name="ce4">
            <text:p>1320</text:p>
          </table:table-cell>
          <table:table-cell office:value-type="string" table:style-name="ce5">
            <text:p>VANCO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1" table:style-name="ce4">
            <text:p>1321</text:p>
          </table:table-cell>
          <table:table-cell office:value-type="string" table:style-name="ce5">
            <text:p>CHOLESTYRAMINE-ASPARTAME 4 GRAM ORAL POWDER FOR SUSP IN A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2" table:style-name="ce4">
            <text:p>1322</text:p>
          </table:table-cell>
          <table:table-cell office:value-type="string" table:style-name="ce5">
            <text:p>LIDOCAINE 2 % MUCOSAL JELL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3" table:style-name="ce4">
            <text:p>1323</text:p>
          </table:table-cell>
          <table:table-cell office:value-type="string" table:style-name="ce5">
            <text:p>DIMERCAPROL 100 MG/ML INTRAMUSCULAR SOLUTION</text:p>
          </table:table-cell>
          <table:table-cell office:value-type="float" office:value="1044" table:style-name="ce6">
            <text:p>1,044</text:p>
          </table:table-cell>
          <table:table-cell office:value-type="float" office:value="1044" table:style-name="ce6">
            <text:p>1,0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4" table:style-name="ce4">
            <text:p>1324</text:p>
          </table:table-cell>
          <table:table-cell office:value-type="string" table:style-name="ce5">
            <text:p>TUBERCULIN PPD 5 TUB. UNIT/0.1 ML INTRADERMAL INJECTION SOLUTION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5" table:style-name="ce4">
            <text:p>1325</text:p>
          </table:table-cell>
          <table:table-cell office:value-type="string" table:style-name="ce5">
            <text:p>ANASTROZ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6" table:style-name="ce4">
            <text:p>1326</text:p>
          </table:table-cell>
          <table:table-cell office:value-type="string" table:style-name="ce5">
            <text:p>TICAGRELOR 90 MG TABLET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7" table:style-name="ce4">
            <text:p>1327</text:p>
          </table:table-cell>
          <table:table-cell office:value-type="string" table:style-name="ce5">
            <text:p>CLINDAMYCIN IN NS 300 MG/50 ML IVPB (LOADABLE MIXTURE)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8" table:style-name="ce4">
            <text:p>1328</text:p>
          </table:table-cell>
          <table:table-cell office:value-type="string" table:style-name="ce5">
            <text:p>BUPROPION HCL XL 150 MG 24 HR TABLET, 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29" table:style-name="ce4">
            <text:p>1329</text:p>
          </table:table-cell>
          <table:table-cell office:value-type="string" table:style-name="ce5">
            <text:p>ASPIRIN 25 MG-DIPYRIDAMOLE 200 MG CAPSULE,EXT.RELEASE 12 HR MULTIPHAS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0" table:style-name="ce4">
            <text:p>1330</text:p>
          </table:table-cell>
          <table:table-cell office:value-type="string" table:style-name="ce5">
            <text:p>OXCARBAZEPI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1" table:style-name="ce4">
            <text:p>1331</text:p>
          </table:table-cell>
          <table:table-cell office:value-type="string" table:style-name="ce5">
            <text:p>VENLAFAXINE ER 37.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2" table:style-name="ce4">
            <text:p>1332</text:p>
          </table:table-cell>
          <table:table-cell office:value-type="string" table:style-name="ce5">
            <text:p>CALCIUM ACETATE 667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3" table:style-name="ce4">
            <text:p>1333</text:p>
          </table:table-cell>
          <table:table-cell office:value-type="string" table:style-name="ce5">
            <text:p>VENLAFAXINE ER 7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4" table:style-name="ce4">
            <text:p>1334</text:p>
          </table:table-cell>
          <table:table-cell office:value-type="string" table:style-name="ce5">
            <text:p>MILRINONE 1 MG/ML INTRAVENOUS SOLUTION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5" table:style-name="ce4">
            <text:p>1335</text:p>
          </table:table-cell>
          <table:table-cell office:value-type="string" table:style-name="ce5">
            <text:p>AMIODARONE 150 MG IN 100 ML D5W LOADABLE MIXTURE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6" table:style-name="ce4">
            <text:p>1336</text:p>
          </table:table-cell>
          <table:table-cell office:value-type="string" table:style-name="ce5">
            <text:p>LEVONORGESTREL 1.5 MG TABLET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7" table:style-name="ce4">
            <text:p>1337</text:p>
          </table:table-cell>
          <table:table-cell office:value-type="string" table:style-name="ce5">
            <text:p>MEMANTINE 5 MG TABLET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8" table:style-name="ce4">
            <text:p>1338</text:p>
          </table:table-cell>
          <table:table-cell office:value-type="string" table:style-name="ce5">
            <text:p>ATORVASTATIN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39" table:style-name="ce4">
            <text:p>1339</text:p>
          </table:table-cell>
          <table:table-cell office:value-type="string" table:style-name="ce5">
            <text:p>CARVEDILO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0" table:style-name="ce4">
            <text:p>1340</text:p>
          </table:table-cell>
          <table:table-cell office:value-type="string" table:style-name="ce5">
            <text:p>ROPINIR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1" table:style-name="ce4">
            <text:p>1341</text:p>
          </table:table-cell>
          <table:table-cell office:value-type="string" table:style-name="ce5">
            <text:p>FOMEPIZOLE 1 GRAM/ML INTRAVENOUS SOLUTION</text:p>
          </table:table-cell>
          <table:table-cell office:value-type="float" office:value="3029" table:style-name="ce6">
            <text:p>3,029</text:p>
          </table:table-cell>
          <table:table-cell office:value-type="float" office:value="3029" table:style-name="ce6">
            <text:p>3,0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2" table:style-name="ce4">
            <text:p>1342</text:p>
          </table:table-cell>
          <table:table-cell office:value-type="string" table:style-name="ce5">
            <text:p>IPRATROPIUM-ALBUTEROL 0.5 MG-3 MG(2.5 MG BASE)/3 ML NEBULIZATION SOL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3" table:style-name="ce4">
            <text:p>1343</text:p>
          </table:table-cell>
          <table:table-cell office:value-type="string" table:style-name="ce5">
            <text:p>DONEPEZ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4" table:style-name="ce4">
            <text:p>1344</text:p>
          </table:table-cell>
          <table:table-cell office:value-type="string" table:style-name="ce5">
            <text:p>NAPHAZOLINE 0.025 %-PHENIRAMINE 0.3 % EYE DROPS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5" table:style-name="ce4">
            <text:p>1345</text:p>
          </table:table-cell>
          <table:table-cell office:value-type="string" table:style-name="ce5">
            <text:p>PROPOFOL 10 MG/ML IV EMUL 20ML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6" table:style-name="ce4">
            <text:p>1346</text:p>
          </table:table-cell>
          <table:table-cell office:value-type="string" table:style-name="ce5">
            <text:p>CEFEPIME 1 GRAM SOLUTION FOR INJECTION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7" table:style-name="ce4">
            <text:p>1347</text:p>
          </table:table-cell>
          <table:table-cell office:value-type="string" table:style-name="ce5">
            <text:p>CLONIDINE 0.1 MG/24 HR WEEKLY TRANSDERMAL PATCH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8" table:style-name="ce4">
            <text:p>1348</text:p>
          </table:table-cell>
          <table:table-cell office:value-type="string" table:style-name="ce5">
            <text:p>TRANEXAMIC ACID 1,000 MG/10 ML (100 MG/ML) INTRAVENOUS SOLUTION</text:p>
          </table:table-cell>
          <table:table-cell office:value-type="float" office:value="259.5" table:style-name="ce6">
            <text:p>260</text:p>
          </table:table-cell>
          <table:table-cell office:value-type="float" office:value="259.5" table:style-name="ce6">
            <text:p>2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49" table:style-name="ce4">
            <text:p>1349</text:p>
          </table:table-cell>
          <table:table-cell office:value-type="string" table:style-name="ce5">
            <text:p>LIDOCAINE 10 MG/ML (1 %) INJECTION SOLUTION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0" table:style-name="ce4">
            <text:p>1350</text:p>
          </table:table-cell>
          <table:table-cell office:value-type="string" table:style-name="ce5">
            <text:p>SODIUM PHOSPHATES 19 GRAM-7 GRAM/118 ML ENEMA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1" table:style-name="ce4">
            <text:p>1351</text:p>
          </table:table-cell>
          <table:table-cell office:value-type="string" table:style-name="ce5">
            <text:p>ACETYLCYSTEINE 200 MG/ML (20 %) INTRAVENOUS SOLUTION</text:p>
          </table:table-cell>
          <table:table-cell office:value-type="float" office:value="933.5" table:style-name="ce6">
            <text:p>934</text:p>
          </table:table-cell>
          <table:table-cell office:value-type="float" office:value="933.5" table:style-name="ce6">
            <text:p>9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2" table:style-name="ce4">
            <text:p>1352</text:p>
          </table:table-cell>
          <table:table-cell office:value-type="string" table:style-name="ce5">
            <text:p>DIVALPROEX 25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3" table:style-name="ce4">
            <text:p>1353</text:p>
          </table:table-cell>
          <table:table-cell office:value-type="string" table:style-name="ce5">
            <text:p>RACEPINEPHRINE 2.25 % SOLUTION FOR NEBULIZA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4" table:style-name="ce4">
            <text:p>1354</text:p>
          </table:table-cell>
          <table:table-cell office:value-type="string" table:style-name="ce5">
            <text:p>PHYTONADIONE (VITAMIN K1) 10 MG/ML INJECTION SOLUTION</text:p>
          </table:table-cell>
          <table:table-cell office:value-type="float" office:value="339" table:style-name="ce6">
            <text:p>339</text:p>
          </table:table-cell>
          <table:table-cell office:value-type="float" office:value="339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5" table:style-name="ce4">
            <text:p>1355</text:p>
          </table:table-cell>
          <table:table-cell office:value-type="string" table:style-name="ce5">
            <text:p>ATOR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6" table:style-name="ce4">
            <text:p>1356</text:p>
          </table:table-cell>
          <table:table-cell office:value-type="string" table:style-name="ce5">
            <text:p>DANTROLENE 20 MG INTRAVENOUS SOLUTION</text:p>
          </table:table-cell>
          <table:table-cell office:value-type="float" office:value="647.5" table:style-name="ce6">
            <text:p>648</text:p>
          </table:table-cell>
          <table:table-cell office:value-type="float" office:value="647.5" table:style-name="ce6">
            <text:p>6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7" table:style-name="ce4">
            <text:p>1357</text:p>
          </table:table-cell>
          <table:table-cell office:value-type="string" table:style-name="ce5">
            <text:p>CLONIDINE 0.2 MG/24 HR WEEKLY TRANSDERMAL PATCH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8" table:style-name="ce4">
            <text:p>1358</text:p>
          </table:table-cell>
          <table:table-cell office:value-type="string" table:style-name="ce5">
            <text:p>FLUTICASONE FUROATE 100 MCG/ACTUATION BLISTER POWDER FOR INHALATION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59" table:style-name="ce4">
            <text:p>1359</text:p>
          </table:table-cell>
          <table:table-cell office:value-type="string" table:style-name="ce5">
            <text:p>DOBUTAMINE 500 MG/250 ML (2,000 MCG/ML) IN 5 % DEXTROSE IV</text:p>
          </table:table-cell>
          <table:table-cell office:value-type="float" office:value="153" table:style-name="ce6">
            <text:p>153</text:p>
          </table:table-cell>
          <table:table-cell office:value-type="float" office:value="153" table:style-name="ce6">
            <text:p>1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0" table:style-name="ce4">
            <text:p>1360</text:p>
          </table:table-cell>
          <table:table-cell office:value-type="string" table:style-name="ce5">
            <text:p>L.E.T(LIDOCAINE/EPI/TETRA)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1" table:style-name="ce4">
            <text:p>1361</text:p>
          </table:table-cell>
          <table:table-cell office:value-type="string" table:style-name="ce5">
            <text:p>METOPROLOL SUCCINATE ER 5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2" table:style-name="ce4">
            <text:p>1362</text:p>
          </table:table-cell>
          <table:table-cell office:value-type="string" table:style-name="ce5">
            <text:p>AMPICILLIN-SULBACTAM 1.5 G/50 ML NS LOADABLE MIXTURE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3" table:style-name="ce4">
            <text:p>1363</text:p>
          </table:table-cell>
          <table:table-cell office:value-type="string" table:style-name="ce5">
            <text:p>LIOTHYRON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4" table:style-name="ce4">
            <text:p>1364</text:p>
          </table:table-cell>
          <table:table-cell office:value-type="string" table:style-name="ce5">
            <text:p>TENECTEPLASE 50 MG INTRAVENOUS KIT</text:p>
          </table:table-cell>
          <table:table-cell office:value-type="float" office:value="21356" table:style-name="ce6">
            <text:p>21,356</text:p>
          </table:table-cell>
          <table:table-cell office:value-type="float" office:value="21356" table:style-name="ce6">
            <text:p>21,3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5" table:style-name="ce4">
            <text:p>1365</text:p>
          </table:table-cell>
          <table:table-cell office:value-type="string" table:style-name="ce5">
            <text:p>AMOXICILLIN 250 MG-POTASSIUM CLAVULANATE 62.5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6" table:style-name="ce4">
            <text:p>1366</text:p>
          </table:table-cell>
          <table:table-cell office:value-type="string" table:style-name="ce5">
            <text:p>INSULIN BOLUS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7" table:style-name="ce4">
            <text:p>1367</text:p>
          </table:table-cell>
          <table:table-cell office:value-type="string" table:style-name="ce5">
            <text:p>GADOBUTROL 10 MMOL/10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8" table:style-name="ce4">
            <text:p>1368</text:p>
          </table:table-cell>
          <table:table-cell office:value-type="string" table:style-name="ce5">
            <text:p>VANCOMYCIN 750 M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69" table:style-name="ce4">
            <text:p>1369</text:p>
          </table:table-cell>
          <table:table-cell office:value-type="string" table:style-name="ce5">
            <text:p>RIFAXIMIN 200 MG TABLET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0" table:style-name="ce4">
            <text:p>1370</text:p>
          </table:table-cell>
          <table:table-cell office:value-type="string" table:style-name="ce5">
            <text:p>MEROPENEM 1 G/50 ML NS LOADABLE MIXTURE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1" table:style-name="ce4">
            <text:p>1371</text:p>
          </table:table-cell>
          <table:table-cell office:value-type="string" table:style-name="ce5">
            <text:p>LEVETIRACETAM 500 MG/5 ML (5 ML) ORAL SOLU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2" table:style-name="ce4">
            <text:p>1372</text:p>
          </table:table-cell>
          <table:table-cell office:value-type="string" table:style-name="ce5">
            <text:p>DULOXETINE 20 MG CAPSULE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3" table:style-name="ce4">
            <text:p>1373</text:p>
          </table:table-cell>
          <table:table-cell office:value-type="string" table:style-name="ce5">
            <text:p>DULOXETINE 30 MG CAPSULE,DELAYED RELEAS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4" table:style-name="ce4">
            <text:p>1374</text:p>
          </table:table-cell>
          <table:table-cell office:value-type="string" table:style-name="ce5">
            <text:p>GADOBUTROL 15 MMOL/1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5" table:style-name="ce4">
            <text:p>1375</text:p>
          </table:table-cell>
          <table:table-cell office:value-type="string" table:style-name="ce5">
            <text:p>MAR MESSAGE - INSULIN U5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6" table:style-name="ce4">
            <text:p>1376</text:p>
          </table:table-cell>
          <table:table-cell office:value-type="string" table:style-name="ce5">
            <text:p>CEFEPIME 2 GRAM SOLUTION FOR INJECTION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7" table:style-name="ce4">
            <text:p>1377</text:p>
          </table:table-cell>
          <table:table-cell office:value-type="string" table:style-name="ce5">
            <text:p>SUMATRIPTAN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8" table:style-name="ce4">
            <text:p>1378</text:p>
          </table:table-cell>
          <table:table-cell office:value-type="string" table:style-name="ce5">
            <text:p>ESMOLOL 2,500 MG/250 ML (10 MG/ML) IN SODIUM CHLORIDE (ISO-OSMOTIC) IV</text:p>
          </table:table-cell>
          <table:table-cell office:value-type="float" office:value="1511.5" table:style-name="ce6">
            <text:p>1,512</text:p>
          </table:table-cell>
          <table:table-cell office:value-type="float" office:value="1511.5" table:style-name="ce6">
            <text:p>1,5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79" table:style-name="ce4">
            <text:p>1379</text:p>
          </table:table-cell>
          <table:table-cell office:value-type="string" table:style-name="ce5">
            <text:p>OMEGA-3 ACID ETHYL ESTERS 1 GRAM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0" table:style-name="ce4">
            <text:p>1380</text:p>
          </table:table-cell>
          <table:table-cell office:value-type="string" table:style-name="ce5">
            <text:p>CIPROFLOXACIN 400 MG/200 ML IN 5 % DEXTROSE INTRAVENOUS PIGGYBACK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1" table:style-name="ce4">
            <text:p>1381</text:p>
          </table:table-cell>
          <table:table-cell office:value-type="string" table:style-name="ce5">
            <text:p>DEXTROSE 40 % ORAL GEL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2" table:style-name="ce4">
            <text:p>1382</text:p>
          </table:table-cell>
          <table:table-cell office:value-type="string" table:style-name="ce5">
            <text:p>DRONEDARONE 400 MG TABLE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3" table:style-name="ce4">
            <text:p>1383</text:p>
          </table:table-cell>
          <table:table-cell office:value-type="string" table:style-name="ce5">
            <text:p>DEXAMETHASONE 0.5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4" table:style-name="ce4">
            <text:p>1384</text:p>
          </table:table-cell>
          <table:table-cell office:value-type="string" table:style-name="ce5">
            <text:p>GADOBUTROL 7.5 MMOL/7.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5" table:style-name="ce4">
            <text:p>1385</text:p>
          </table:table-cell>
          <table:table-cell office:value-type="string" table:style-name="ce5">
            <text:p>IRON POLYSACCH CPLX 150 MG IRON-VIT B12 25 MCG-FOLIC ACID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6" table:style-name="ce4">
            <text:p>1386</text:p>
          </table:table-cell>
          <table:table-cell office:value-type="string" table:style-name="ce5">
            <text:p>FERROUS GLUCONATE 324 MG (38 MG IRON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7" table:style-name="ce4">
            <text:p>1387</text:p>
          </table:table-cell>
          <table:table-cell office:value-type="string" table:style-name="ce5">
            <text:p>GLYBURIDE MICRONIZED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8" table:style-name="ce4">
            <text:p>1388</text:p>
          </table:table-cell>
          <table:table-cell office:value-type="string" table:style-name="ce5">
            <text:p>SODIUM DI- AND MONOPHOSPHATE-POTASSIUM PHOS MONOBASIC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89" table:style-name="ce4">
            <text:p>1389</text:p>
          </table:table-cell>
          <table:table-cell office:value-type="string" table:style-name="ce5">
            <text:p>MEDROXYPROGESTERO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0" table:style-name="ce4">
            <text:p>1390</text:p>
          </table:table-cell>
          <table:table-cell office:value-type="string" table:style-name="ce5">
            <text:p>RADIOPAQUE PVC MARKERS-BARIUM SULFATE 24 MARKERS CAPSULE</text:p>
          </table:table-cell>
          <table:table-cell office:value-type="float" office:value="1221" table:style-name="ce6">
            <text:p>1,221</text:p>
          </table:table-cell>
          <table:table-cell office:value-type="float" office:value="1221" table:style-name="ce6">
            <text:p>1,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1" table:style-name="ce4">
            <text:p>1391</text:p>
          </table:table-cell>
          <table:table-cell office:value-type="string" table:style-name="ce5">
            <text:p>CALCIUM GLUCONATE 1 G/50 ML NS LOADABLE MIXTURE</text:p>
          </table:table-cell>
          <table:table-cell office:value-type="float" office:value="108.5" table:style-name="ce6">
            <text:p>109</text:p>
          </table:table-cell>
          <table:table-cell office:value-type="float" office:value="108.5" table:style-name="ce6">
            <text:p>1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2" table:style-name="ce4">
            <text:p>1392</text:p>
          </table:table-cell>
          <table:table-cell office:value-type="string" table:style-name="ce5">
            <text:p>HEPATITIS B IMMUNE GLOBULIN &gt; 1,560 UNIT/5 ML INTRAMUSCULAR SOLUTION</text:p>
          </table:table-cell>
          <table:table-cell office:value-type="float" office:value="3540" table:style-name="ce6">
            <text:p>3,540</text:p>
          </table:table-cell>
          <table:table-cell office:value-type="float" office:value="3540" table:style-name="ce6">
            <text:p>3,5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3" table:style-name="ce4">
            <text:p>1393</text:p>
          </table:table-cell>
          <table:table-cell office:value-type="string" table:style-name="ce5">
            <text:p>RALTEGRAVIR 400 MG TABLET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4" table:style-name="ce4">
            <text:p>1394</text:p>
          </table:table-cell>
          <table:table-cell office:value-type="string" table:style-name="ce5">
            <text:p>EMTRICITABINE 200 MG-TENOFOVIR DISOPROXIL FUMARATE 300 MG TABLET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5" table:style-name="ce4">
            <text:p>1395</text:p>
          </table:table-cell>
          <table:table-cell office:value-type="string" table:style-name="ce5">
            <text:p>PHYSOSTIGMINE 1 MG/ML INJECTION SOLUTION</text:p>
          </table:table-cell>
          <table:table-cell office:value-type="float" office:value="139.5" table:style-name="ce6">
            <text:p>140</text:p>
          </table:table-cell>
          <table:table-cell office:value-type="float" office:value="139.5" table:style-name="ce6">
            <text:p>1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6" table:style-name="ce4">
            <text:p>1396</text:p>
          </table:table-cell>
          <table:table-cell office:value-type="string" table:style-name="ce5">
            <text:p>SEVELAMER CARBONATE 800 MG TABLET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7" table:style-name="ce4">
            <text:p>1397</text:p>
          </table:table-cell>
          <table:table-cell office:value-type="string" table:style-name="ce5">
            <text:p>PRASUGREL 10 MG TABLE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8" table:style-name="ce4">
            <text:p>1398</text:p>
          </table:table-cell>
          <table:table-cell office:value-type="string" table:style-name="ce5">
            <text:p>DIVALPROEX ER 25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399" table:style-name="ce4">
            <text:p>1399</text:p>
          </table:table-cell>
          <table:table-cell office:value-type="string" table:style-name="ce5">
            <text:p>BARIUM SULFATE 95 %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0" table:style-name="ce4">
            <text:p>1400</text:p>
          </table:table-cell>
          <table:table-cell office:value-type="string" table:style-name="ce5">
            <text:p>DIATRIZOATE MEGLUMINE-DIATRIZOATE SODIUM 66 %-10 %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1" table:style-name="ce4">
            <text:p>1401</text:p>
          </table:table-cell>
          <table:table-cell office:value-type="string" table:style-name="ce5">
            <text:p>SOLIFENACIN 5 MG TABLET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2" table:style-name="ce4">
            <text:p>1402</text:p>
          </table:table-cell>
          <table:table-cell office:value-type="string" table:style-name="ce5">
            <text:p>PIPERACILLIN/TAZOBACTAM 2.25 GM IVPB NS LOADABLE MIXTURE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3" table:style-name="ce4">
            <text:p>1403</text:p>
          </table:table-cell>
          <table:table-cell office:value-type="string" table:style-name="ce5">
            <text:p>LIDOCAINE 4 % TOPICAL CREAM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4" table:style-name="ce4">
            <text:p>1404</text:p>
          </table:table-cell>
          <table:table-cell office:value-type="string" table:style-name="ce5">
            <text:p>HYDROCODONE-HOMATROPINE 5 MG-1.5 MG/5 ML SYRUP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5" table:style-name="ce4">
            <text:p>1405</text:p>
          </table:table-cell>
          <table:table-cell office:value-type="string" table:style-name="ce5">
            <text:p>CARILION CLINIC OPIOID PAIN GUIDELINES LINK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6" table:style-name="ce4">
            <text:p>1406</text:p>
          </table:table-cell>
          <table:table-cell office:value-type="string" table:style-name="ce5">
            <text:p>NEBIVOLOL 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7" table:style-name="ce4">
            <text:p>1407</text:p>
          </table:table-cell>
          <table:table-cell office:value-type="string" table:style-name="ce5">
            <text:p>ACETAMINOPHEN 160 MG/5 ML (5 ML)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8" table:style-name="ce4">
            <text:p>1408</text:p>
          </table:table-cell>
          <table:table-cell office:value-type="string" table:style-name="ce5">
            <text:p>GI COCKTAIL WITH DICYCLOMIN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09" table:style-name="ce4">
            <text:p>1409</text:p>
          </table:table-cell>
          <table:table-cell office:value-type="string" table:style-name="ce5">
            <text:p>NS + MVI KIT FOR RALLY PACK (1000 ML NS + 10 ML MVI)</text:p>
          </table:table-cell>
          <table:table-cell office:value-type="float" office:value="138.5" table:style-name="ce6">
            <text:p>139</text:p>
          </table:table-cell>
          <table:table-cell office:value-type="float" office:value="138.5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0" table:style-name="ce4">
            <text:p>1410</text:p>
          </table:table-cell>
          <table:table-cell office:value-type="string" table:style-name="ce5">
            <text:p>TEMAZEPAM 7.5 MG CAPSULE</text:p>
          </table:table-cell>
          <table:table-cell office:value-type="float" office:value="56" table:style-name="ce6">
            <text:p>56</text:p>
          </table:table-cell>
          <table:table-cell office:value-type="float" office:value="56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1" table:style-name="ce4">
            <text:p>1411</text:p>
          </table:table-cell>
          <table:table-cell office:value-type="string" table:style-name="ce5">
            <text:p>PROCHLORPERAZINE MALE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2" table:style-name="ce4">
            <text:p>1412</text:p>
          </table:table-cell>
          <table:table-cell office:value-type="string" table:style-name="ce5">
            <text:p>NICOTINE (POLACRILEX) 2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3" table:style-name="ce4">
            <text:p>1413</text:p>
          </table:table-cell>
          <table:table-cell office:value-type="string" table:style-name="ce5">
            <text:p>CYANOCOBALAMIN (VIT B-12) 5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4" table:style-name="ce4">
            <text:p>1414</text:p>
          </table:table-cell>
          <table:table-cell office:value-type="string" table:style-name="ce5">
            <text:p>HYDROCORTISONE SOD SUCCINATE (PF) 100 MG/2 ML SOLUTION FOR INJECTION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5" table:style-name="ce4">
            <text:p>1415</text:p>
          </table:table-cell>
          <table:table-cell office:value-type="string" table:style-name="ce5">
            <text:p>BENZOCAINE 20 % MUCOSAL SPRAY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6" table:style-name="ce4">
            <text:p>1416</text:p>
          </table:table-cell>
          <table:table-cell office:value-type="string" table:style-name="ce5">
            <text:p>SULFACETAMIDE SODIUM 10 % EYE DROPS</text:p>
          </table:table-cell>
          <table:table-cell office:value-type="float" office:value="257" table:style-name="ce6">
            <text:p>257</text:p>
          </table:table-cell>
          <table:table-cell office:value-type="float" office:value="257" table:style-name="ce6">
            <text:p>2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7" table:style-name="ce4">
            <text:p>1417</text:p>
          </table:table-cell>
          <table:table-cell office:value-type="string" table:style-name="ce5">
            <text:p>SODIUM BICARBONATE 6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8" table:style-name="ce4">
            <text:p>1418</text:p>
          </table:table-cell>
          <table:table-cell office:value-type="string" table:style-name="ce5">
            <text:p>HUM PROTHROMBIN CPLX (PCC) 4FACTOR 500 UNIT (400-620 UNIT) IV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19" table:style-name="ce4">
            <text:p>1419</text:p>
          </table:table-cell>
          <table:table-cell office:value-type="string" table:style-name="ce5">
            <text:p>EMPTY VIAFLEX BAG, NON-SPECIFIC VOLU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0" table:style-name="ce4">
            <text:p>1420</text:p>
          </table:table-cell>
          <table:table-cell office:value-type="string" table:style-name="ce5">
            <text:p>OSELTAMIVIR 6 MG/ML ORAL SUSPENSION</text:p>
          </table:table-cell>
          <table:table-cell office:value-type="float" office:value="211.5" table:style-name="ce6">
            <text:p>212</text:p>
          </table:table-cell>
          <table:table-cell office:value-type="float" office:value="211.5" table:style-name="ce6">
            <text:p>2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1" table:style-name="ce4">
            <text:p>1421</text:p>
          </table:table-cell>
          <table:table-cell office:value-type="string" table:style-name="ce5">
            <text:p>MELATONIN 3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2" table:style-name="ce4">
            <text:p>1422</text:p>
          </table:table-cell>
          <table:table-cell office:value-type="string" table:style-name="ce5">
            <text:p>LABETALOL 5 MG/ML INTRAVENOUS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3" table:style-name="ce4">
            <text:p>1423</text:p>
          </table:table-cell>
          <table:table-cell office:value-type="string" table:style-name="ce5">
            <text:p>PAMIDRONATE 90 MG/10 ML (9 MG/ML) INTRAVENOUS SOLUTION</text:p>
          </table:table-cell>
          <table:table-cell office:value-type="float" office:value="594" table:style-name="ce6">
            <text:p>594</text:p>
          </table:table-cell>
          <table:table-cell office:value-type="float" office:value="594" table:style-name="ce6">
            <text:p>59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4" table:style-name="ce4">
            <text:p>1424</text:p>
          </table:table-cell>
          <table:table-cell office:value-type="string" table:style-name="ce5">
            <text:p>BUPIVACAINE-EPINEPHRINE (PF) 0.25 %-1:200,000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5" table:style-name="ce4">
            <text:p>1425</text:p>
          </table:table-cell>
          <table:table-cell office:value-type="string" table:style-name="ce5">
            <text:p>FLU VACCINE QS 2018-19(6 MOS UP)(PF)60 MCG(15 MCGX4)/0.5 ML IM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6" table:style-name="ce4">
            <text:p>1426</text:p>
          </table:table-cell>
          <table:table-cell office:value-type="string" table:style-name="ce5">
            <text:p>ACETIC ACID 0.25 % IRRIGATION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7" table:style-name="ce4">
            <text:p>1427</text:p>
          </table:table-cell>
          <table:table-cell office:value-type="string" table:style-name="ce5">
            <text:p>MEGESTR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8" table:style-name="ce4">
            <text:p>1428</text:p>
          </table:table-cell>
          <table:table-cell office:value-type="string" table:style-name="ce5">
            <text:p>FLUCONAZOLE 100 MG/50 ML IN SODIUM CHLORIDE(ISO) INTRAVENOUS PIGGYBACK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29" table:style-name="ce4">
            <text:p>1429</text:p>
          </table:table-cell>
          <table:table-cell office:value-type="string" table:style-name="ce5">
            <text:p>NICOTINE (POLACRILEX) 4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0" table:style-name="ce4">
            <text:p>1430</text:p>
          </table:table-cell>
          <table:table-cell office:value-type="string" table:style-name="ce5">
            <text:p>METRONIDAZOL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1" table:style-name="ce4">
            <text:p>1431</text:p>
          </table:table-cell>
          <table:table-cell office:value-type="string" table:style-name="ce5">
            <text:p>INSULIN LISPRO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2" table:style-name="ce4">
            <text:p>1432</text:p>
          </table:table-cell>
          <table:table-cell office:value-type="string" table:style-name="ce5">
            <text:p>INSULIN REGULAR 100 UNITS/ML VIAL FOR PUMP REFIL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3" table:style-name="ce4">
            <text:p>1433</text:p>
          </table:table-cell>
          <table:table-cell office:value-type="string" table:style-name="ce5">
            <text:p>IODIXANOL 320 MG IODINE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4" table:style-name="ce4">
            <text:p>1434</text:p>
          </table:table-cell>
          <table:table-cell office:value-type="string" table:style-name="ce5">
            <text:p>PATIENT HAS A HOME MED(S) STORED IN THE PHARMACY/MED ROO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5" table:style-name="ce4">
            <text:p>1435</text:p>
          </table:table-cell>
          <table:table-cell office:value-type="string" table:style-name="ce5">
            <text:p>BUPRENORPHINE 2 MG-NALOXONE 0.5 MG SUBLINGUAL TABLET</text:p>
          </table:table-cell>
          <table:table-cell office:value-type="float" office:value="33.5" table:style-name="ce6">
            <text:p>34</text:p>
          </table:table-cell>
          <table:table-cell office:value-type="float" office:value="33.5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6" table:style-name="ce4">
            <text:p>1436</text:p>
          </table:table-cell>
          <table:table-cell office:value-type="string" table:style-name="ce5">
            <text:p>VANCOMYCIN 1250 MG IN 250 ML NS VIAL2BAG LOADABLE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7" table:style-name="ce4">
            <text:p>1437</text:p>
          </table:table-cell>
          <table:table-cell office:value-type="string" table:style-name="ce5">
            <text:p>VANCOMYCIN 1500 MG IN 250 ML NS VIAL2BAG LOADABLE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8" table:style-name="ce4">
            <text:p>1438</text:p>
          </table:table-cell>
          <table:table-cell office:value-type="string" table:style-name="ce5">
            <text:p>VANCOMYCIN 1750 MG IN 500 ML NS VIAL2WBAG LOADABLE</text:p>
          </table:table-cell>
          <table:table-cell office:value-type="float" office:value="126.5" table:style-name="ce6">
            <text:p>127</text:p>
          </table:table-cell>
          <table:table-cell office:value-type="float" office:value="126.5" table:style-name="ce6">
            <text:p>1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39" table:style-name="ce4">
            <text:p>1439</text:p>
          </table:table-cell>
          <table:table-cell office:value-type="string" table:style-name="ce5">
            <text:p>INSULIN SUBCUTANEOUS PUMP (PATIENT'S OWN DEVICE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0" table:style-name="ce4">
            <text:p>1440</text:p>
          </table:table-cell>
          <table:table-cell office:value-type="string" table:style-name="ce5">
            <text:p>INSULIN PUMP (PT'S OWN) USING REGULAR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1" table:style-name="ce4">
            <text:p>1441</text:p>
          </table:table-cell>
          <table:table-cell office:value-type="string" table:style-name="ce5">
            <text:p>INSULIN REGULAR BOLUS(100 UNITS/ML)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2" table:style-name="ce4">
            <text:p>1442</text:p>
          </table:table-cell>
          <table:table-cell office:value-type="string" table:style-name="ce5">
            <text:p>INSULIN PUMP (PT'S OWN) USING ASPART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3" table:style-name="ce4">
            <text:p>1443</text:p>
          </table:table-cell>
          <table:table-cell office:value-type="string" table:style-name="ce5">
            <text:p>INSULIN ASPART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4" table:style-name="ce4">
            <text:p>1444</text:p>
          </table:table-cell>
          <table:table-cell office:value-type="string" table:style-name="ce5">
            <text:p>INSULIN PUMP (PT'S OWN) USING LISPRO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5" table:style-name="ce4">
            <text:p>1445</text:p>
          </table:table-cell>
          <table:table-cell office:value-type="string" table:style-name="ce5">
            <text:p>DOPAMINE 800 MG/500 ML (1,600 MCG/ML) IN 5 % DEXTROSE INTRAVENOUS SOLN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6" table:style-name="ce4">
            <text:p>1446</text:p>
          </table:table-cell>
          <table:table-cell office:value-type="string" table:style-name="ce5">
            <text:p>RIFAXIMIN 550 MG TABLET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1447" table:style-name="ce4">
            <text:p>1447</text:p>
          </table:table-cell>
          <table:table-cell office:value-type="string" table:style-name="ce5">
            <text:p>ROCURONIUM 100 MG/10 ML (10 MG/ML) INTRAVENOUS SYRINGE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*Items with asterisk represent pharmacy-related items. Price is based on standard charge quantity. If you have any questions, <text:s/>please contact Billing Customer Service at 540-510-6300 or 866-720-3742.</text:p>
          </table:table-cell>
          <table:table-cell table:number-columns-repeated="16383" table:style-name="ce3"/>
        </table:table-row>
        <table:table-row table:number-rows-repeated="1047126" table:style-name="ro3">
          <table:table-cell table:number-columns-repeated="16384"/>
        </table:table-row>
      </table:table>
      <table:database-ranges>
        <table:database-range table:target-range-address="CTCH.B2:CTCH.D48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41in" style:print-orientation="portrait" style:print-page-order="ttb" style:first-page-number="continue" style:scale-to="100%" style:table-centering="none" style:print="objects charts drawings"/>
      <style:header-style>
        <style:header-footer-properties fo:min-height="0.17in" fo:margin-left="0.7in" fo:margin-right="0.41in" fo:margin-bottom="0in"/>
      </style:header-style>
      <style:footer-style>
        <style:header-footer-properties fo:min-height="0.31in" fo:margin-left="0.7in" fo:margin-right="0.41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m Scheffling</meta:initial-creator>
    <dc:creator>Brett Tracy</dc:creator>
    <meta:creation-date>2018-12-14T22:05:23Z</meta:creation-date>
    <dc:date>2018-12-21T02:07:41Z</dc:date>
    <meta:print-date>2018-12-17T22:40:00Z</meta:print-date>
  </office:meta>
</office:document-meta>
</file>